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80.000000000000000pt"/>
    </style:style>
    <style:style style:name="co2" style:family="table-column">
      <style:table-column-properties style:column-width="158.000000000000000pt"/>
    </style:style>
    <style:style style:name="co3" style:family="table-column">
      <style:table-column-properties style:column-width="145.000000000000000pt"/>
    </style:style>
    <style:style style:name="co4" style:family="table-column">
      <style:table-column-properties style:column-width="174.000000000000000pt"/>
    </style:style>
  </office:automatic-styles>
  <office:body>
    <office:spreadsheet>
      <table:calculation-settings/>
      <table:table table:name="Sheet1" table:style-name="ta1">
        <table:table-column/>
        <table:table-column table:style-name="co1"/>
        <table:table-column table:style-name="co2"/>
        <table:table-column table:style-name="co3"/>
        <table:table-column table:style-name="co2"/>
        <table:table-column table:style-name="co3"/>
        <table:table-column table:style-name="co2"/>
        <table:table-column table:style-name="co3"/>
        <table:table-column table:style-name="co4"/>
        <table:table-row>
          <table:table-cell office:value-type="string" office:string-value="filenumber">
            <text:p>filenumber</text:p>
          </table:table-cell>
          <table:table-cell office:value-type="string" office:string-value="particle_id">
            <text:p>particle_id</text:p>
          </table:table-cell>
          <table:table-cell office:value-type="string" office:string-value="mc_z">
            <text:p>mc_z</text:p>
          </table:table-cell>
          <table:table-cell office:value-type="string" office:string-value="mc_r">
            <text:p>mc_r</text:p>
          </table:table-cell>
          <table:table-cell office:value-type="string" office:string-value="pred_z">
            <text:p>pred_z</text:p>
          </table:table-cell>
          <table:table-cell office:value-type="string" office:string-value="pred_r">
            <text:p>pred_r</text:p>
          </table:table-cell>
          <table:table-cell office:value-type="string" office:string-value="action_z">
            <text:p>action_z</text:p>
          </table:table-cell>
          <table:table-cell office:value-type="string" office:string-value="action_r">
            <text:p>action_r</text:p>
          </table:table-cell>
          <table:table-cell office:value-type="string" office:string-value="reward">
            <text:p>reward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1001284166e+17">
            <text:p>4.82E+17</text:p>
          </table:table-cell>
          <table:table-cell office:value-type="float" office:value="-2.26172995567322">
            <text:p>-2.26172996</text:p>
          </table:table-cell>
          <table:table-cell office:value-type="float" office:value="3.19819593429565">
            <text:p>3.19819593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1001284166e+17">
            <text:p>4.82E+17</text:p>
          </table:table-cell>
          <table:table-cell office:value-type="float" office:value="-5.10309982299805">
            <text:p>-5.10309982</text:p>
          </table:table-cell>
          <table:table-cell office:value-type="float" office:value="7.2123703956604">
            <text:p>7.21237039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1001284166e+17">
            <text:p>4.82E+17</text:p>
          </table:table-cell>
          <table:table-cell office:value-type="float" office:value="-8.18220996856689">
            <text:p>-8.18220997</text:p>
          </table:table-cell>
          <table:table-cell office:value-type="float" office:value="11.5698118209839">
            <text:p>11.56981182</text:p>
          </table:table-cell>
          <table:table-cell office:value-type="float" office:value="-8.18220996856689">
            <text:p>-8.18220997</text:p>
          </table:table-cell>
          <table:table-cell office:value-type="float" office:value="11.5698118209839">
            <text:p>11.56981182</text:p>
          </table:table-cell>
          <table:table-cell office:value-type="float" office:value="-8.18220996856689">
            <text:p>-8.18220997</text:p>
          </table:table-cell>
          <table:table-cell office:value-type="float" office:value="11.5698118209839">
            <text:p>11.5698118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1001284166e+17">
            <text:p>4.82E+17</text:p>
          </table:table-cell>
          <table:table-cell office:value-type="float" office:value="-12.1408996582031">
            <text:p>-12.1408997</text:p>
          </table:table-cell>
          <table:table-cell office:value-type="float" office:value="17.1232414245605">
            <text:p>17.12324142</text:p>
          </table:table-cell>
          <table:table-cell office:value-type="float" office:value="-12.1408996582031">
            <text:p>-12.1408997</text:p>
          </table:table-cell>
          <table:table-cell office:value-type="float" office:value="17.1232414245605">
            <text:p>17.12324142</text:p>
          </table:table-cell>
          <table:table-cell office:value-type="float" office:value="-12.1408996582031">
            <text:p>-12.1408997</text:p>
          </table:table-cell>
          <table:table-cell office:value-type="float" office:value="17.1232414245605">
            <text:p>17.1232414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1001284166e+17">
            <text:p>4.82E+17</text:p>
          </table:table-cell>
          <table:table-cell office:value-type="float" office:value="-18.5">
            <text:p>-18.5</text:p>
          </table:table-cell>
          <table:table-cell office:value-type="float" office:value="26.0355319976807">
            <text:p>26.035532</text:p>
          </table:table-cell>
          <table:table-cell office:value-type="float" office:value="-18.5">
            <text:p>-18.5</text:p>
          </table:table-cell>
          <table:table-cell office:value-type="float" office:value="26.0355319976807">
            <text:p>26.035532</text:p>
          </table:table-cell>
          <table:table-cell office:value-type="float" office:value="-18.5">
            <text:p>-18.5</text:p>
          </table:table-cell>
          <table:table-cell office:value-type="float" office:value="26.0355319976807">
            <text:p>26.03553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1001284166e+17">
            <text:p>4.82E+17</text:p>
          </table:table-cell>
          <table:table-cell office:value-type="float" office:value="-25.7000007629395">
            <text:p>-25.7000008</text:p>
          </table:table-cell>
          <table:table-cell office:value-type="float" office:value="35.9141616821289">
            <text:p>35.91416168</text:p>
          </table:table-cell>
          <table:table-cell office:value-type="float" office:value="-25.5799999237061">
            <text:p>-25.5799999</text:p>
          </table:table-cell>
          <table:table-cell office:value-type="float" office:value="36.0428047180176">
            <text:p>36.04280472</text:p>
          </table:table-cell>
          <table:table-cell office:value-type="float" office:value="-25.5799999237061">
            <text:p>-25.5799999</text:p>
          </table:table-cell>
          <table:table-cell office:value-type="float" office:value="36.0428047180176">
            <text:p>36.04280472</text:p>
          </table:table-cell>
          <table:table-cell office:value-type="float" office:value="-0.175923938392062">
            <text:p>-0.1759239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1001284166e+17">
            <text:p>4.82E+17</text:p>
          </table:table-cell>
          <table:table-cell office:value-type="float" office:value="-25.9200019836426">
            <text:p>-25.920002</text:p>
          </table:table-cell>
          <table:table-cell office:value-type="float" office:value="36.2593650817871">
            <text:p>36.25936508</text:p>
          </table:table-cell>
          <table:table-cell office:value-type="float" office:value="-35.2000007629395">
            <text:p>-35.2000008</text:p>
          </table:table-cell>
          <table:table-cell office:value-type="float" office:value="49.6275100708008">
            <text:p>49.62751007</text:p>
          </table:table-cell>
          <table:table-cell office:value-type="float" office:value="-35.2000007629395">
            <text:p>-35.2000008</text:p>
          </table:table-cell>
          <table:table-cell office:value-type="float" office:value="49.6275100708008">
            <text:p>49.62751007</text:p>
          </table:table-cell>
          <table:table-cell office:value-type="float" office:value="-16.273465451189">
            <text:p>-16.27346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1001284166e+17">
            <text:p>4.82E+17</text:p>
          </table:table-cell>
          <table:table-cell office:value-type="float" office:value="-36.120002746582">
            <text:p>-36.1200027</text:p>
          </table:table-cell>
          <table:table-cell office:value-type="float" office:value="49.9952926635742">
            <text:p>49.99529266</text:p>
          </table:table-cell>
          <table:table-cell office:value-type="float" office:value="-46.6399993896484">
            <text:p>-46.6399994</text:p>
          </table:table-cell>
          <table:table-cell office:value-type="float" office:value="65.7693328857422">
            <text:p>65.76933289</text:p>
          </table:table-cell>
          <table:table-cell office:value-type="float" office:value="-46.6399993896484">
            <text:p>-46.6399994</text:p>
          </table:table-cell>
          <table:table-cell office:value-type="float" office:value="65.7693328857422">
            <text:p>65.76933289</text:p>
          </table:table-cell>
          <table:table-cell office:value-type="float" office:value="-18.9602392996687">
            <text:p>-18.960239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1001284166e+17">
            <text:p>4.82E+17</text:p>
          </table:table-cell>
          <table:table-cell office:value-type="float" office:value="-36.3400001525879">
            <text:p>-36.3400002</text:p>
          </table:table-cell>
          <table:table-cell office:value-type="float" office:value="50.3167457580566">
            <text:p>50.31674576</text:p>
          </table:table-cell>
          <table:table-cell office:value-type="float" office:value="-47.1599998474121">
            <text:p>-47.1599998</text:p>
          </table:table-cell>
          <table:table-cell office:value-type="float" office:value="65.9582061767578">
            <text:p>65.95820618</text:p>
          </table:table-cell>
          <table:table-cell office:value-type="float" office:value="-47.1599998474121">
            <text:p>-47.1599998</text:p>
          </table:table-cell>
          <table:table-cell office:value-type="float" office:value="65.9582061767578">
            <text:p>65.95820618</text:p>
          </table:table-cell>
          <table:table-cell office:value-type="float" office:value="-19.0191397656622">
            <text:p>-19.019139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1001284166e+17">
            <text:p>4.82E+17</text:p>
          </table:table-cell>
          <table:table-cell office:value-type="float" office:value="-48.5">
            <text:p>-48.5</text:p>
          </table:table-cell>
          <table:table-cell office:value-type="float" office:value="65.8962783813477">
            <text:p>65.89627838</text:p>
          </table:table-cell>
          <table:table-cell office:value-type="float" office:value="-86.1800003051758">
            <text:p>-86.1800003</text:p>
          </table:table-cell>
          <table:table-cell office:value-type="float" office:value="82.5094451904297">
            <text:p>82.50944519</text:p>
          </table:table-cell>
          <table:table-cell office:value-type="float" office:value="-86.1800003051758">
            <text:p>-86.1800003</text:p>
          </table:table-cell>
          <table:table-cell office:value-type="float" office:value="82.5094451904297">
            <text:p>82.50944519</text:p>
          </table:table-cell>
          <table:table-cell office:value-type="float" office:value="-41.1798462166195">
            <text:p>-41.179846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84756664549e+17">
            <text:p>3.51E+17</text:p>
          </table:table-cell>
          <table:table-cell office:value-type="float" office:value="59.75">
            <text:p>59.75</text:p>
          </table:table-cell>
          <table:table-cell office:value-type="float" office:value="5.38453674316406">
            <text:p>5.38453674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84756664549e+17">
            <text:p>3.51E+17</text:p>
          </table:table-cell>
          <table:table-cell office:value-type="float" office:value="60.25">
            <text:p>60.25</text:p>
          </table:table-cell>
          <table:table-cell office:value-type="float" office:value="5.42892742156982">
            <text:p>5.42892742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84756664549e+17">
            <text:p>3.51E+17</text:p>
          </table:table-cell>
          <table:table-cell office:value-type="float" office:value="69.75">
            <text:p>69.75</text:p>
          </table:table-cell>
          <table:table-cell office:value-type="float" office:value="6.28022813796997">
            <text:p>6.280228138</text:p>
          </table:table-cell>
          <table:table-cell office:value-type="float" office:value="69.8000030517578">
            <text:p>69.80000305</text:p>
          </table:table-cell>
          <table:table-cell office:value-type="float" office:value="6.27892780303955">
            <text:p>6.278927803</text:p>
          </table:table-cell>
          <table:table-cell office:value-type="float" office:value="69.8000030517578">
            <text:p>69.80000305</text:p>
          </table:table-cell>
          <table:table-cell office:value-type="float" office:value="6.27892780303955">
            <text:p>6.278927803</text:p>
          </table:table-cell>
          <table:table-cell office:value-type="float" office:value="-0.0500199565776076">
            <text:p>-0.0500199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84756664549e+17">
            <text:p>3.51E+17</text:p>
          </table:table-cell>
          <table:table-cell office:value-type="float" office:value="70.25">
            <text:p>70.25</text:p>
          </table:table-cell>
          <table:table-cell office:value-type="float" office:value="6.32513380050659">
            <text:p>6.325133801</text:p>
          </table:table-cell>
          <table:table-cell office:value-type="float" office:value="82.25">
            <text:p>82.25</text:p>
          </table:table-cell>
          <table:table-cell office:value-type="float" office:value="7.38700866699219">
            <text:p>7.387008667</text:p>
          </table:table-cell>
          <table:table-cell office:value-type="float" office:value="82.25">
            <text:p>82.25</text:p>
          </table:table-cell>
          <table:table-cell office:value-type="float" office:value="7.38700866699219">
            <text:p>7.387008667</text:p>
          </table:table-cell>
          <table:table-cell office:value-type="float" office:value="-12.0468908118267">
            <text:p>-12.046890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84756664549e+17">
            <text:p>3.51E+17</text:p>
          </table:table-cell>
          <table:table-cell office:value-type="float" office:value="81.75">
            <text:p>81.75</text:p>
          </table:table-cell>
          <table:table-cell office:value-type="float" office:value="7.35829448699951">
            <text:p>7.358294487</text:p>
          </table:table-cell>
          <table:table-cell office:value-type="float" office:value="96.25">
            <text:p>96.25</text:p>
          </table:table-cell>
          <table:table-cell office:value-type="float" office:value="8.6354284286499">
            <text:p>8.635428429</text:p>
          </table:table-cell>
          <table:table-cell office:value-type="float" office:value="96.25">
            <text:p>96.25</text:p>
          </table:table-cell>
          <table:table-cell office:value-type="float" office:value="8.6354284286499">
            <text:p>8.635428429</text:p>
          </table:table-cell>
          <table:table-cell office:value-type="float" office:value="-14.5561351706047">
            <text:p>-14.55613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84756664549e+17">
            <text:p>3.51E+17</text:p>
          </table:table-cell>
          <table:table-cell office:value-type="float" office:value="82.25">
            <text:p>82.25</text:p>
          </table:table-cell>
          <table:table-cell office:value-type="float" office:value="7.4029655456543">
            <text:p>7.402965546</text:p>
          </table:table-cell>
          <table:table-cell office:value-type="float" office:value="110.25">
            <text:p>110.25</text:p>
          </table:table-cell>
          <table:table-cell office:value-type="float" office:value="9.88358020782471">
            <text:p>9.883580208</text:p>
          </table:table-cell>
          <table:table-cell office:value-type="float" office:value="110.25">
            <text:p>110.25</text:p>
          </table:table-cell>
          <table:table-cell office:value-type="float" office:value="9.88358020782471">
            <text:p>9.883580208</text:p>
          </table:table-cell>
          <table:table-cell office:value-type="float" office:value="-28.109668249593">
            <text:p>-28.109668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84756664549e+17">
            <text:p>3.51E+17</text:p>
          </table:table-cell>
          <table:table-cell office:value-type="float" office:value="96.25">
            <text:p>96.25</text:p>
          </table:table-cell>
          <table:table-cell office:value-type="float" office:value="8.66882610321045">
            <text:p>8.668826103</text:p>
          </table:table-cell>
          <table:table-cell office:value-type="float" office:value="129.800003051758">
            <text:p>129.8000031</text:p>
          </table:table-cell>
          <table:table-cell office:value-type="float" office:value="11.6250715255737">
            <text:p>11.62507153</text:p>
          </table:table-cell>
          <table:table-cell office:value-type="float" office:value="129.800003051758">
            <text:p>129.8000031</text:p>
          </table:table-cell>
          <table:table-cell office:value-type="float" office:value="11.6250715255737">
            <text:p>11.62507153</text:p>
          </table:table-cell>
          <table:table-cell office:value-type="float" office:value="-33.6799954241417">
            <text:p>-33.679995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84756664549e+17">
            <text:p>3.51E+17</text:p>
          </table:table-cell>
          <table:table-cell office:value-type="float" office:value="110.25">
            <text:p>110.25</text:p>
          </table:table-cell>
          <table:table-cell office:value-type="float" office:value="9.9420223236084">
            <text:p>9.942022324</text:p>
          </table:table-cell>
          <table:table-cell office:value-type="float" office:value="130.199996948242">
            <text:p>130.1999969</text:p>
          </table:table-cell>
          <table:table-cell office:value-type="float" office:value="11.7137184143066">
            <text:p>11.71371841</text:p>
          </table:table-cell>
          <table:table-cell office:value-type="float" office:value="130.199996948242">
            <text:p>130.1999969</text:p>
          </table:table-cell>
          <table:table-cell office:value-type="float" office:value="11.7137184143066">
            <text:p>11.71371841</text:p>
          </table:table-cell>
          <table:table-cell office:value-type="float" office:value="-20.0285118087358">
            <text:p>-20.028511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84756664549e+17">
            <text:p>3.51E+17</text:p>
          </table:table-cell>
          <table:table-cell office:value-type="float" office:value="129.800003051758">
            <text:p>129.8000031</text:p>
          </table:table-cell>
          <table:table-cell office:value-type="float" office:value="11.7263460159302">
            <text:p>11.72634602</text:p>
          </table:table-cell>
          <table:table-cell office:value-type="float" office:value="254.850006103516">
            <text:p>254.8500061</text:p>
          </table:table-cell>
          <table:table-cell office:value-type="float" office:value="39.1839866638184">
            <text:p>39.18398666</text:p>
          </table:table-cell>
          <table:table-cell office:value-type="float" office:value="254.850006103516">
            <text:p>254.8500061</text:p>
          </table:table-cell>
          <table:table-cell office:value-type="float" office:value="39.1839866638184">
            <text:p>39.18398666</text:p>
          </table:table-cell>
          <table:table-cell office:value-type="float" office:value="-3">
            <text:p>-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4745325068e+17">
            <text:p>5.90E+17</text:p>
          </table:table-cell>
          <table:table-cell office:value-type="float" office:value="1.95372998714447">
            <text:p>1.953729987</text:p>
          </table:table-cell>
          <table:table-cell office:value-type="float" office:value="3.17291879653931">
            <text:p>3.17291879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4745325068e+17">
            <text:p>5.90E+17</text:p>
          </table:table-cell>
          <table:table-cell office:value-type="float" office:value="3.3678297996521">
            <text:p>3.3678298</text:p>
          </table:table-cell>
          <table:table-cell office:value-type="float" office:value="7.10877466201782">
            <text:p>7.10877466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4745325068e+17">
            <text:p>5.90E+17</text:p>
          </table:table-cell>
          <table:table-cell office:value-type="float" office:value="3.43506002426147">
            <text:p>3.435060024</text:p>
          </table:table-cell>
          <table:table-cell office:value-type="float" office:value="7.29632186889648">
            <text:p>7.296321869</text:p>
          </table:table-cell>
          <table:table-cell office:value-type="float" office:value="5.01794004440308">
            <text:p>5.017940044</text:p>
          </table:table-cell>
          <table:table-cell office:value-type="float" office:value="11.7018308639526">
            <text:p>11.70183086</text:p>
          </table:table-cell>
          <table:table-cell office:value-type="float" office:value="5.01794004440308">
            <text:p>5.017940044</text:p>
          </table:table-cell>
          <table:table-cell office:value-type="float" office:value="11.7018308639526">
            <text:p>11.70183086</text:p>
          </table:table-cell>
          <table:table-cell office:value-type="float" office:value="-4.68124114564547">
            <text:p>-4.6812411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4745325068e+17">
            <text:p>5.90E+17</text:p>
          </table:table-cell>
          <table:table-cell office:value-type="float" office:value="4.94562005996704">
            <text:p>4.94562006</text:p>
          </table:table-cell>
          <table:table-cell office:value-type="float" office:value="11.5006008148193">
            <text:p>11.50060081</text:p>
          </table:table-cell>
          <table:table-cell office:value-type="float" office:value="6.97165966033936">
            <text:p>6.97165966</text:p>
          </table:table-cell>
          <table:table-cell office:value-type="float" office:value="17.1368064880371">
            <text:p>17.13680649</text:p>
          </table:table-cell>
          <table:table-cell office:value-type="float" office:value="6.97165966033936">
            <text:p>6.97165966</text:p>
          </table:table-cell>
          <table:table-cell office:value-type="float" office:value="17.1368064880371">
            <text:p>17.13680649</text:p>
          </table:table-cell>
          <table:table-cell office:value-type="float" office:value="-5.98929468744768">
            <text:p>-5.9892946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4745325068e+17">
            <text:p>5.90E+17</text:p>
          </table:table-cell>
          <table:table-cell office:value-type="float" office:value="5.01794004440308">
            <text:p>5.017940044</text:p>
          </table:table-cell>
          <table:table-cell office:value-type="float" office:value="11.7018308639526">
            <text:p>11.70183086</text:p>
          </table:table-cell>
          <table:table-cell office:value-type="float" office:value="10">
            <text:p>10</text:p>
          </table:table-cell>
          <table:table-cell office:value-type="float" office:value="25.6021118164063">
            <text:p>25.60211182</text:p>
          </table:table-cell>
          <table:table-cell office:value-type="float" office:value="10">
            <text:p>10</text:p>
          </table:table-cell>
          <table:table-cell office:value-type="float" office:value="25.6021118164063">
            <text:p>25.60211182</text:p>
          </table:table-cell>
          <table:table-cell office:value-type="float" office:value="-14.7661346315922">
            <text:p>-14.766134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4745325068e+17">
            <text:p>5.90E+17</text:p>
          </table:table-cell>
          <table:table-cell office:value-type="float" office:value="6.95483016967773">
            <text:p>6.95483017</text:p>
          </table:table-cell>
          <table:table-cell office:value-type="float" office:value="17.0878829956055">
            <text:p>17.087883</text:p>
          </table:table-cell>
          <table:table-cell office:value-type="float" office:value="10.2399997711182">
            <text:p>10.23999977</text:p>
          </table:table-cell>
          <table:table-cell office:value-type="float" office:value="26.1617584228516">
            <text:p>26.16175842</text:p>
          </table:table-cell>
          <table:table-cell office:value-type="float" office:value="10.2399997711182">
            <text:p>10.23999977</text:p>
          </table:table-cell>
          <table:table-cell office:value-type="float" office:value="26.1617584228516">
            <text:p>26.16175842</text:p>
          </table:table-cell>
          <table:table-cell office:value-type="float" office:value="-9.65026189175241">
            <text:p>-9.6502618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4745325068e+17">
            <text:p>5.90E+17</text:p>
          </table:table-cell>
          <table:table-cell office:value-type="float" office:value="6.97302007675171">
            <text:p>6.973020077</text:p>
          </table:table-cell>
          <table:table-cell office:value-type="float" office:value="17.1376113891602">
            <text:p>17.13761139</text:p>
          </table:table-cell>
          <table:table-cell office:value-type="float" office:value="14.5600004196167">
            <text:p>14.56000042</text:p>
          </table:table-cell>
          <table:table-cell office:value-type="float" office:value="36.0068168640137">
            <text:p>36.00681686</text:p>
          </table:table-cell>
          <table:table-cell office:value-type="float" office:value="14.5600004196167">
            <text:p>14.56000042</text:p>
          </table:table-cell>
          <table:table-cell office:value-type="float" office:value="36.0068168640137">
            <text:p>36.00681686</text:p>
          </table:table-cell>
          <table:table-cell office:value-type="float" office:value="-20.3373839511197">
            <text:p>-20.33738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4745325068e+17">
            <text:p>5.90E+17</text:p>
          </table:table-cell>
          <table:table-cell office:value-type="float" office:value="7.02369022369385">
            <text:p>7.023690224</text:p>
          </table:table-cell>
          <table:table-cell office:value-type="float" office:value="17.2791500091553">
            <text:p>17.27915001</text:p>
          </table:table-cell>
          <table:table-cell office:value-type="float" office:value="20.4799995422363">
            <text:p>20.47999954</text:p>
          </table:table-cell>
          <table:table-cell office:value-type="float" office:value="50.4698677062988">
            <text:p>50.46986771</text:p>
          </table:table-cell>
          <table:table-cell office:value-type="float" office:value="20.4799995422363">
            <text:p>20.47999954</text:p>
          </table:table-cell>
          <table:table-cell office:value-type="float" office:value="50.4698677062988">
            <text:p>50.46986771</text:p>
          </table:table-cell>
          <table:table-cell office:value-type="float" office:value="-35.8147455907168">
            <text:p>-35.814745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4745325068e+17">
            <text:p>5.90E+17</text:p>
          </table:table-cell>
          <table:table-cell office:value-type="float" office:value="7.04145956039429">
            <text:p>7.04145956</text:p>
          </table:table-cell>
          <table:table-cell office:value-type="float" office:value="17.329252243042">
            <text:p>17.32925224</text:p>
          </table:table-cell>
          <table:table-cell office:value-type="float" office:value="26.7600002288818">
            <text:p>26.76000023</text:p>
          </table:table-cell>
          <table:table-cell office:value-type="float" office:value="65.7989883422852">
            <text:p>65.79898834</text:p>
          </table:table-cell>
          <table:table-cell office:value-type="float" office:value="26.7600002288818">
            <text:p>26.76000023</text:p>
          </table:table-cell>
          <table:table-cell office:value-type="float" office:value="65.7989883422852">
            <text:p>65.79898834</text:p>
          </table:table-cell>
          <table:table-cell office:value-type="float" office:value="-52.3272029027453">
            <text:p>-52.327202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4745325068e+17">
            <text:p>5.90E+17</text:p>
          </table:table-cell>
          <table:table-cell office:value-type="float" office:value="10">
            <text:p>10</text:p>
          </table:table-cell>
          <table:table-cell office:value-type="float" office:value="25.6021118164063">
            <text:p>25.60211182</text:p>
          </table:table-cell>
          <table:table-cell office:value-type="float" office:value="33.5999984741211">
            <text:p>33.59999847</text:p>
          </table:table-cell>
          <table:table-cell office:value-type="float" office:value="81.8362197875977">
            <text:p>81.83621979</text:p>
          </table:table-cell>
          <table:table-cell office:value-type="float" office:value="33.5999984741211">
            <text:p>33.59999847</text:p>
          </table:table-cell>
          <table:table-cell office:value-type="float" office:value="81.8362197875977">
            <text:p>81.83621979</text:p>
          </table:table-cell>
          <table:table-cell office:value-type="float" office:value="-60.9855296549446">
            <text:p>-60.985529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4745325068e+17">
            <text:p>5.90E+17</text:p>
          </table:table-cell>
          <table:table-cell office:value-type="float" office:value="10.2399997711182">
            <text:p>10.23999977</text:p>
          </table:table-cell>
          <table:table-cell office:value-type="float" office:value="26.1617584228516">
            <text:p>26.16175842</text:p>
          </table:table-cell>
          <table:table-cell office:value-type="float" office:value="37.4200019836426">
            <text:p>37.42000198</text:p>
          </table:table-cell>
          <table:table-cell office:value-type="float" office:value="101.87646484375">
            <text:p>101.8764648</text:p>
          </table:table-cell>
          <table:table-cell office:value-type="float" office:value="37.4200019836426">
            <text:p>37.42000198</text:p>
          </table:table-cell>
          <table:table-cell office:value-type="float" office:value="101.87646484375">
            <text:p>101.8764648</text:p>
          </table:table-cell>
          <table:table-cell office:value-type="float" office:value="-3">
            <text:p>-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146403418e+17">
            <text:p>5.18E+17</text:p>
          </table:table-cell>
          <table:table-cell office:value-type="float" office:value="4.45348024368286">
            <text:p>4.453480244</text:p>
          </table:table-cell>
          <table:table-cell office:value-type="float" office:value="3.14733290672302">
            <text:p>3.14733290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146403418e+17">
            <text:p>5.18E+17</text:p>
          </table:table-cell>
          <table:table-cell office:value-type="float" office:value="4.66009998321533">
            <text:p>4.660099983</text:p>
          </table:table-cell>
          <table:table-cell office:value-type="float" office:value="3.33600568771362">
            <text:p>3.33600568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146403418e+17">
            <text:p>5.18E+17</text:p>
          </table:table-cell>
          <table:table-cell office:value-type="float" office:value="8.93754005432129">
            <text:p>8.937540054</text:p>
          </table:table-cell>
          <table:table-cell office:value-type="float" office:value="7.25030040740967">
            <text:p>7.250300407</text:p>
          </table:table-cell>
          <table:table-cell office:value-type="float" office:value="8.93754005432129">
            <text:p>8.937540054</text:p>
          </table:table-cell>
          <table:table-cell office:value-type="float" office:value="7.25030040740967">
            <text:p>7.250300407</text:p>
          </table:table-cell>
          <table:table-cell office:value-type="float" office:value="8.93754005432129">
            <text:p>8.937540054</text:p>
          </table:table-cell>
          <table:table-cell office:value-type="float" office:value="7.25030040740967">
            <text:p>7.25030040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146403418e+17">
            <text:p>5.18E+17</text:p>
          </table:table-cell>
          <table:table-cell office:value-type="float" office:value="13.7875003814697">
            <text:p>13.78750038</text:p>
          </table:table-cell>
          <table:table-cell office:value-type="float" office:value="11.6981573104858">
            <text:p>11.69815731</text:p>
          </table:table-cell>
          <table:table-cell office:value-type="float" office:value="13.7875003814697">
            <text:p>13.78750038</text:p>
          </table:table-cell>
          <table:table-cell office:value-type="float" office:value="11.6981573104858">
            <text:p>11.69815731</text:p>
          </table:table-cell>
          <table:table-cell office:value-type="float" office:value="13.7875003814697">
            <text:p>13.78750038</text:p>
          </table:table-cell>
          <table:table-cell office:value-type="float" office:value="11.6981573104858">
            <text:p>11.6981573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146403418e+17">
            <text:p>5.18E+17</text:p>
          </table:table-cell>
          <table:table-cell office:value-type="float" office:value="19.9246006011963">
            <text:p>19.9246006</text:p>
          </table:table-cell>
          <table:table-cell office:value-type="float" office:value="17.2436752319336">
            <text:p>17.24367523</text:p>
          </table:table-cell>
          <table:table-cell office:value-type="float" office:value="29.1599998474121">
            <text:p>29.15999985</text:p>
          </table:table-cell>
          <table:table-cell office:value-type="float" office:value="25.8119773864746">
            <text:p>25.81197739</text:p>
          </table:table-cell>
          <table:table-cell office:value-type="float" office:value="29.1599998474121">
            <text:p>29.15999985</text:p>
          </table:table-cell>
          <table:table-cell office:value-type="float" office:value="25.8119773864746">
            <text:p>25.81197739</text:p>
          </table:table-cell>
          <table:table-cell office:value-type="float" office:value="-12.5979522561612">
            <text:p>-12.597952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146403418e+17">
            <text:p>5.18E+17</text:p>
          </table:table-cell>
          <table:table-cell office:value-type="float" office:value="29.5200004577637">
            <text:p>29.52000046</text:p>
          </table:table-cell>
          <table:table-cell office:value-type="float" office:value="25.6695461273193">
            <text:p>25.66954613</text:p>
          </table:table-cell>
          <table:table-cell office:value-type="float" office:value="40.5400009155273">
            <text:p>40.54000092</text:p>
          </table:table-cell>
          <table:table-cell office:value-type="float" office:value="36.2473182678223">
            <text:p>36.24731827</text:p>
          </table:table-cell>
          <table:table-cell office:value-type="float" office:value="40.5400009155273">
            <text:p>40.54000092</text:p>
          </table:table-cell>
          <table:table-cell office:value-type="float" office:value="36.2473182678223">
            <text:p>36.24731827</text:p>
          </table:table-cell>
          <table:table-cell office:value-type="float" office:value="-15.2751325213731">
            <text:p>-15.275132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146403418e+17">
            <text:p>5.18E+17</text:p>
          </table:table-cell>
          <table:table-cell office:value-type="float" office:value="41.8120002746582">
            <text:p>41.81200027</text:p>
          </table:table-cell>
          <table:table-cell office:value-type="float" office:value="36.0732879638672">
            <text:p>36.07328796</text:p>
          </table:table-cell>
          <table:table-cell office:value-type="float" office:value="55.2799987792969">
            <text:p>55.27999878</text:p>
          </table:table-cell>
          <table:table-cell office:value-type="float" office:value="49.8847122192383">
            <text:p>49.88471222</text:p>
          </table:table-cell>
          <table:table-cell office:value-type="float" office:value="55.2799987792969">
            <text:p>55.27999878</text:p>
          </table:table-cell>
          <table:table-cell office:value-type="float" office:value="49.8847122192383">
            <text:p>49.88471222</text:p>
          </table:table-cell>
          <table:table-cell office:value-type="float" office:value="-19.2909933306401">
            <text:p>-19.290993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146403418e+17">
            <text:p>5.18E+17</text:p>
          </table:table-cell>
          <table:table-cell office:value-type="float" office:value="60.7400016784668">
            <text:p>60.74000168</text:p>
          </table:table-cell>
          <table:table-cell office:value-type="float" office:value="50.1198310852051">
            <text:p>50.11983109</text:p>
          </table:table-cell>
          <table:table-cell office:value-type="float" office:value="71.6800003051758">
            <text:p>71.68000031</text:p>
          </table:table-cell>
          <table:table-cell office:value-type="float" office:value="65.6648406982422">
            <text:p>65.6648407</text:p>
          </table:table-cell>
          <table:table-cell office:value-type="float" office:value="71.6800003051758">
            <text:p>71.68000031</text:p>
          </table:table-cell>
          <table:table-cell office:value-type="float" office:value="65.6648406982422">
            <text:p>65.6648407</text:p>
          </table:table-cell>
          <table:table-cell office:value-type="float" office:value="-3">
            <text:p>-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93559977612149e+17">
            <text:p>6.94E+17</text:p>
          </table:table-cell>
          <table:table-cell office:value-type="float" office:value="-15.6033000946045">
            <text:p>-15.6033001</text:p>
          </table:table-cell>
          <table:table-cell office:value-type="float" office:value="3.19793200492859">
            <text:p>3.19793200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93559977612149e+17">
            <text:p>6.94E+17</text:p>
          </table:table-cell>
          <table:table-cell office:value-type="float" office:value="-16.5478000640869">
            <text:p>-16.5478001</text:p>
          </table:table-cell>
          <table:table-cell office:value-type="float" office:value="3.38532686233521">
            <text:p>3.38532686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93559977612149e+17">
            <text:p>6.94E+17</text:p>
          </table:table-cell>
          <table:table-cell office:value-type="float" office:value="-36.0890007019043">
            <text:p>-36.0890007</text:p>
          </table:table-cell>
          <table:table-cell office:value-type="float" office:value="7.26644134521484">
            <text:p>7.266441345</text:p>
          </table:table-cell>
          <table:table-cell office:value-type="float" office:value="-36.0890007019043">
            <text:p>-36.0890007</text:p>
          </table:table-cell>
          <table:table-cell office:value-type="float" office:value="7.26644134521484">
            <text:p>7.266441345</text:p>
          </table:table-cell>
          <table:table-cell office:value-type="float" office:value="-36.0890007019043">
            <text:p>-36.0890007</text:p>
          </table:table-cell>
          <table:table-cell office:value-type="float" office:value="7.26644134521484">
            <text:p>7.26644134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93559977612149e+17">
            <text:p>6.94E+17</text:p>
          </table:table-cell>
          <table:table-cell office:value-type="float" office:value="-59.7999992370605">
            <text:p>-59.7999992</text:p>
          </table:table-cell>
          <table:table-cell office:value-type="float" office:value="11.9520206451416">
            <text:p>11.95202065</text:p>
          </table:table-cell>
          <table:table-cell office:value-type="float" office:value="-59.7999992370605">
            <text:p>-59.7999992</text:p>
          </table:table-cell>
          <table:table-cell office:value-type="float" office:value="11.9520206451416">
            <text:p>11.95202065</text:p>
          </table:table-cell>
          <table:table-cell office:value-type="float" office:value="-59.7999992370605">
            <text:p>-59.7999992</text:p>
          </table:table-cell>
          <table:table-cell office:value-type="float" office:value="11.9520206451416">
            <text:p>11.9520206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93559977612149e+17">
            <text:p>6.94E+17</text:p>
          </table:table-cell>
          <table:table-cell office:value-type="float" office:value="-69.8000030517578">
            <text:p>-69.8000031</text:p>
          </table:table-cell>
          <table:table-cell office:value-type="float" office:value="13.9175720214844">
            <text:p>13.91757202</text:p>
          </table:table-cell>
          <table:table-cell office:value-type="float" office:value="-69.8000030517578">
            <text:p>-69.8000031</text:p>
          </table:table-cell>
          <table:table-cell office:value-type="float" office:value="13.9175720214844">
            <text:p>13.91757202</text:p>
          </table:table-cell>
          <table:table-cell office:value-type="float" office:value="-69.8000030517578">
            <text:p>-69.8000031</text:p>
          </table:table-cell>
          <table:table-cell office:value-type="float" office:value="13.9175720214844">
            <text:p>13.9175720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93559977612149e+17">
            <text:p>6.94E+17</text:p>
          </table:table-cell>
          <table:table-cell office:value-type="float" office:value="-81.8000030517578">
            <text:p>-81.8000031</text:p>
          </table:table-cell>
          <table:table-cell office:value-type="float" office:value="16.2696762084961">
            <text:p>16.26967621</text:p>
          </table:table-cell>
          <table:table-cell office:value-type="float" office:value="-81.8000030517578">
            <text:p>-81.8000031</text:p>
          </table:table-cell>
          <table:table-cell office:value-type="float" office:value="16.2696762084961">
            <text:p>16.26967621</text:p>
          </table:table-cell>
          <table:table-cell office:value-type="float" office:value="-81.8000030517578">
            <text:p>-81.8000031</text:p>
          </table:table-cell>
          <table:table-cell office:value-type="float" office:value="16.2696762084961">
            <text:p>16.2696762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93559977612149e+17">
            <text:p>6.94E+17</text:p>
          </table:table-cell>
          <table:table-cell office:value-type="float" office:value="-121.550003051758">
            <text:p>-121.550003</text:p>
          </table:table-cell>
          <table:table-cell office:value-type="float" office:value="24.0601215362549">
            <text:p>24.06012154</text:p>
          </table:table-cell>
          <table:table-cell office:value-type="float" office:value="-121.550003051758">
            <text:p>-121.550003</text:p>
          </table:table-cell>
          <table:table-cell office:value-type="float" office:value="24.0601215362549">
            <text:p>24.06012154</text:p>
          </table:table-cell>
          <table:table-cell office:value-type="float" office:value="-121.550003051758">
            <text:p>-121.550003</text:p>
          </table:table-cell>
          <table:table-cell office:value-type="float" office:value="24.0601215362549">
            <text:p>24.0601215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93559977612149e+17">
            <text:p>6.94E+17</text:p>
          </table:table-cell>
          <table:table-cell office:value-type="float" office:value="-149.550003051758">
            <text:p>-149.550003</text:p>
          </table:table-cell>
          <table:table-cell office:value-type="float" office:value="29.480676651001">
            <text:p>29.48067665</text:p>
          </table:table-cell>
          <table:table-cell office:value-type="float" office:value="-149.550003051758">
            <text:p>-149.550003</text:p>
          </table:table-cell>
          <table:table-cell office:value-type="float" office:value="29.5829982757568">
            <text:p>29.58299828</text:p>
          </table:table-cell>
          <table:table-cell office:value-type="float" office:value="-149.550003051758">
            <text:p>-149.550003</text:p>
          </table:table-cell>
          <table:table-cell office:value-type="float" office:value="29.5829982757568">
            <text:p>29.58299828</text:p>
          </table:table-cell>
          <table:table-cell office:value-type="float" office:value="-0.102321624755859">
            <text:p>-0.1023216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93559977612149e+17">
            <text:p>6.94E+17</text:p>
          </table:table-cell>
          <table:table-cell office:value-type="float" office:value="-179.850006103516">
            <text:p>-179.850006</text:p>
          </table:table-cell>
          <table:table-cell office:value-type="float" office:value="35.3631286621094">
            <text:p>35.36312866</text:p>
          </table:table-cell>
          <table:table-cell office:value-type="float" office:value="-179.850006103516">
            <text:p>-179.850006</text:p>
          </table:table-cell>
          <table:table-cell office:value-type="float" office:value="35.6258773803711">
            <text:p>35.62587738</text:p>
          </table:table-cell>
          <table:table-cell office:value-type="float" office:value="-179.850006103516">
            <text:p>-179.850006</text:p>
          </table:table-cell>
          <table:table-cell office:value-type="float" office:value="35.6258773803711">
            <text:p>35.62587738</text:p>
          </table:table-cell>
          <table:table-cell office:value-type="float" office:value="-0.262748718261719">
            <text:p>-0.262748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7926654396e+17">
            <text:p>4.73E+17</text:p>
          </table:table-cell>
          <table:table-cell office:value-type="float" office:value="59.7999992370605">
            <text:p>59.79999924</text:p>
          </table:table-cell>
          <table:table-cell office:value-type="float" office:value="5.5564489364624">
            <text:p>5.55644893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7926654396e+17">
            <text:p>4.73E+17</text:p>
          </table:table-cell>
          <table:table-cell office:value-type="float" office:value="60.25">
            <text:p>60.25</text:p>
          </table:table-cell>
          <table:table-cell office:value-type="float" office:value="5.59691476821899">
            <text:p>5.59691476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7926654396e+17">
            <text:p>4.73E+17</text:p>
          </table:table-cell>
          <table:table-cell office:value-type="float" office:value="69.8000030517578">
            <text:p>69.80000305</text:p>
          </table:table-cell>
          <table:table-cell office:value-type="float" office:value="6.47535991668701">
            <text:p>6.475359917</text:p>
          </table:table-cell>
          <table:table-cell office:value-type="float" office:value="69.75">
            <text:p>69.75</text:p>
          </table:table-cell>
          <table:table-cell office:value-type="float" office:value="6.45947408676147">
            <text:p>6.459474087</text:p>
          </table:table-cell>
          <table:table-cell office:value-type="float" office:value="69.75">
            <text:p>69.75</text:p>
          </table:table-cell>
          <table:table-cell office:value-type="float" office:value="6.45947408676147">
            <text:p>6.459474087</text:p>
          </table:table-cell>
          <table:table-cell office:value-type="float" office:value="-0.0524658439131362">
            <text:p>-0.0524658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7926654396e+17">
            <text:p>4.73E+17</text:p>
          </table:table-cell>
          <table:table-cell office:value-type="float" office:value="70.25">
            <text:p>70.25</text:p>
          </table:table-cell>
          <table:table-cell office:value-type="float" office:value="6.5157151222229">
            <text:p>6.515715122</text:p>
          </table:table-cell>
          <table:table-cell office:value-type="float" office:value="70.1999969482422">
            <text:p>70.19999695</text:p>
          </table:table-cell>
          <table:table-cell office:value-type="float" office:value="6.50187015533447">
            <text:p>6.501870155</text:p>
          </table:table-cell>
          <table:table-cell office:value-type="float" office:value="70.1999969482422">
            <text:p>70.19999695</text:p>
          </table:table-cell>
          <table:table-cell office:value-type="float" office:value="6.50187015533447">
            <text:p>6.501870155</text:p>
          </table:table-cell>
          <table:table-cell office:value-type="float" office:value="-0.0518843742685227">
            <text:p>-0.0518843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7926654396e+17">
            <text:p>4.73E+17</text:p>
          </table:table-cell>
          <table:table-cell office:value-type="float" office:value="81.8000030517578">
            <text:p>81.80000305</text:p>
          </table:table-cell>
          <table:table-cell office:value-type="float" office:value="7.57412719726563">
            <text:p>7.574127197</text:p>
          </table:table-cell>
          <table:table-cell office:value-type="float" office:value="82.1999969482422">
            <text:p>82.19999695</text:p>
          </table:table-cell>
          <table:table-cell office:value-type="float" office:value="7.62684774398804">
            <text:p>7.626847744</text:p>
          </table:table-cell>
          <table:table-cell office:value-type="float" office:value="82.1999969482422">
            <text:p>82.19999695</text:p>
          </table:table-cell>
          <table:table-cell office:value-type="float" office:value="7.62684774398804">
            <text:p>7.626847744</text:p>
          </table:table-cell>
          <table:table-cell office:value-type="float" office:value="-0.403453309902723">
            <text:p>-0.4034533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7926654396e+17">
            <text:p>4.73E+17</text:p>
          </table:table-cell>
          <table:table-cell office:value-type="float" office:value="82.25">
            <text:p>82.25</text:p>
          </table:table-cell>
          <table:table-cell office:value-type="float" office:value="7.61496496200562">
            <text:p>7.614964962</text:p>
          </table:table-cell>
          <table:table-cell office:value-type="float" office:value="96.1999969482422">
            <text:p>96.19999695</text:p>
          </table:table-cell>
          <table:table-cell office:value-type="float" office:value="8.93921852111816">
            <text:p>8.939218521</text:p>
          </table:table-cell>
          <table:table-cell office:value-type="float" office:value="96.1999969482422">
            <text:p>96.19999695</text:p>
          </table:table-cell>
          <table:table-cell office:value-type="float" office:value="8.93921852111816">
            <text:p>8.939218521</text:p>
          </table:table-cell>
          <table:table-cell office:value-type="float" office:value="-14.0127107422079">
            <text:p>-14.012710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7926654396e+17">
            <text:p>4.73E+17</text:p>
          </table:table-cell>
          <table:table-cell office:value-type="float" office:value="95.8000030517578">
            <text:p>95.80000305</text:p>
          </table:table-cell>
          <table:table-cell office:value-type="float" office:value="8.86012363433838">
            <text:p>8.860123634</text:p>
          </table:table-cell>
          <table:table-cell office:value-type="float" office:value="110.25">
            <text:p>110.25</text:p>
          </table:table-cell>
          <table:table-cell office:value-type="float" office:value="10.2026901245117">
            <text:p>10.20269012</text:p>
          </table:table-cell>
          <table:table-cell office:value-type="float" office:value="110.25">
            <text:p>110.25</text:p>
          </table:table-cell>
          <table:table-cell office:value-type="float" office:value="10.2026901245117">
            <text:p>10.20269012</text:p>
          </table:table-cell>
          <table:table-cell office:value-type="float" office:value="-14.5122326533427">
            <text:p>-14.512232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7926654396e+17">
            <text:p>4.73E+17</text:p>
          </table:table-cell>
          <table:table-cell office:value-type="float" office:value="96.25">
            <text:p>96.25</text:p>
          </table:table-cell>
          <table:table-cell office:value-type="float" office:value="8.89906978607178">
            <text:p>8.899069786</text:p>
          </table:table-cell>
          <table:table-cell office:value-type="float" office:value="129.800003051758">
            <text:p>129.8000031</text:p>
          </table:table-cell>
          <table:table-cell office:value-type="float" office:value="11.9473457336426">
            <text:p>11.94734573</text:p>
          </table:table-cell>
          <table:table-cell office:value-type="float" office:value="129.800003051758">
            <text:p>129.8000031</text:p>
          </table:table-cell>
          <table:table-cell office:value-type="float" office:value="11.9473457336426">
            <text:p>11.94734573</text:p>
          </table:table-cell>
          <table:table-cell office:value-type="float" office:value="-33.6881980970413">
            <text:p>-33.688198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7926654396e+17">
            <text:p>4.73E+17</text:p>
          </table:table-cell>
          <table:table-cell office:value-type="float" office:value="110.25">
            <text:p>110.25</text:p>
          </table:table-cell>
          <table:table-cell office:value-type="float" office:value="10.1813907623291">
            <text:p>10.18139076</text:p>
          </table:table-cell>
          <table:table-cell office:value-type="float" office:value="130.199996948242">
            <text:p>130.1999969</text:p>
          </table:table-cell>
          <table:table-cell office:value-type="float" office:value="11.9836854934692">
            <text:p>11.98368549</text:p>
          </table:table-cell>
          <table:table-cell office:value-type="float" office:value="130.199996948242">
            <text:p>130.1999969</text:p>
          </table:table-cell>
          <table:table-cell office:value-type="float" office:value="11.9836854934692">
            <text:p>11.98368549</text:p>
          </table:table-cell>
          <table:table-cell office:value-type="float" office:value="-20.0312417122047">
            <text:p>-20.031241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057033583e+17">
            <text:p>7.07E+17</text:p>
          </table:table-cell>
          <table:table-cell office:value-type="float" office:value="4.41624975204468">
            <text:p>4.416249752</text:p>
          </table:table-cell>
          <table:table-cell office:value-type="float" office:value="3.15980505943298">
            <text:p>3.15980505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057033583e+17">
            <text:p>7.07E+17</text:p>
          </table:table-cell>
          <table:table-cell office:value-type="float" office:value="4.58143997192383">
            <text:p>4.581439972</text:p>
          </table:table-cell>
          <table:table-cell office:value-type="float" office:value="3.28265380859375">
            <text:p>3.28265380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057033583e+17">
            <text:p>7.07E+17</text:p>
          </table:table-cell>
          <table:table-cell office:value-type="float" office:value="9.96957969665527">
            <text:p>9.969579697</text:p>
          </table:table-cell>
          <table:table-cell office:value-type="float" office:value="7.27120065689087">
            <text:p>7.271200657</text:p>
          </table:table-cell>
          <table:table-cell office:value-type="float" office:value="9.78520011901855">
            <text:p>9.785200119</text:p>
          </table:table-cell>
          <table:table-cell office:value-type="float" office:value="7.1571683883667">
            <text:p>7.157168388</text:p>
          </table:table-cell>
          <table:table-cell office:value-type="float" office:value="9.78520011901855">
            <text:p>9.785200119</text:p>
          </table:table-cell>
          <table:table-cell office:value-type="float" office:value="7.1571683883667">
            <text:p>7.157168388</text:p>
          </table:table-cell>
          <table:table-cell office:value-type="float" office:value="-0.21679295863626">
            <text:p>-0.2167929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057033583e+17">
            <text:p>7.07E+17</text:p>
          </table:table-cell>
          <table:table-cell office:value-type="float" office:value="15.7740001678467">
            <text:p>15.77400017</text:p>
          </table:table-cell>
          <table:table-cell office:value-type="float" office:value="11.5536851882935">
            <text:p>11.55368519</text:p>
          </table:table-cell>
          <table:table-cell office:value-type="float" office:value="10.0471000671387">
            <text:p>10.04710007</text:p>
          </table:table-cell>
          <table:table-cell office:value-type="float" office:value="7.34142160415649">
            <text:p>7.341421604</text:p>
          </table:table-cell>
          <table:table-cell office:value-type="float" office:value="10.0471000671387">
            <text:p>10.04710007</text:p>
          </table:table-cell>
          <table:table-cell office:value-type="float" office:value="7.34142160415649">
            <text:p>7.341421604</text:p>
          </table:table-cell>
          <table:table-cell office:value-type="float" office:value="-7.1091876656715">
            <text:p>-7.1091876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057033583e+17">
            <text:p>7.07E+17</text:p>
          </table:table-cell>
          <table:table-cell office:value-type="float" office:value="23.4141998291016">
            <text:p>23.41419983</text:p>
          </table:table-cell>
          <table:table-cell office:value-type="float" office:value="17.1925010681152">
            <text:p>17.19250107</text:p>
          </table:table-cell>
          <table:table-cell office:value-type="float" office:value="15.9690990447998">
            <text:p>15.96909904</text:p>
          </table:table-cell>
          <table:table-cell office:value-type="float" office:value="11.5244312286377">
            <text:p>11.52443123</text:p>
          </table:table-cell>
          <table:table-cell office:value-type="float" office:value="15.9690990447998">
            <text:p>15.96909904</text:p>
          </table:table-cell>
          <table:table-cell office:value-type="float" office:value="11.5244312286377">
            <text:p>11.52443123</text:p>
          </table:table-cell>
          <table:table-cell office:value-type="float" office:value="-9.35716524347014">
            <text:p>-9.3571652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057033583e+17">
            <text:p>7.07E+17</text:p>
          </table:table-cell>
          <table:table-cell office:value-type="float" office:value="35.4799995422363">
            <text:p>35.47999954</text:p>
          </table:table-cell>
          <table:table-cell office:value-type="float" office:value="26.0758934020996">
            <text:p>26.0758934</text:p>
          </table:table-cell>
          <table:table-cell office:value-type="float" office:value="23.8604011535645">
            <text:p>23.86040115</text:p>
          </table:table-cell>
          <table:table-cell office:value-type="float" office:value="17.1288776397705">
            <text:p>17.12887764</text:p>
          </table:table-cell>
          <table:table-cell office:value-type="float" office:value="23.8604011535645">
            <text:p>23.86040115</text:p>
          </table:table-cell>
          <table:table-cell office:value-type="float" office:value="17.1288776397705">
            <text:p>17.12887764</text:p>
          </table:table-cell>
          <table:table-cell office:value-type="float" office:value="-14.6650658970695">
            <text:p>-14.665065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057033583e+17">
            <text:p>7.07E+17</text:p>
          </table:table-cell>
          <table:table-cell office:value-type="float" office:value="35.9000015258789">
            <text:p>35.90000153</text:p>
          </table:table-cell>
          <table:table-cell office:value-type="float" office:value="26.3855895996094">
            <text:p>26.3855896</text:p>
          </table:table-cell>
          <table:table-cell office:value-type="float" office:value="24.2311000823975">
            <text:p>24.23110008</text:p>
          </table:table-cell>
          <table:table-cell office:value-type="float" office:value="17.3425331115723">
            <text:p>17.34253311</text:p>
          </table:table-cell>
          <table:table-cell office:value-type="float" office:value="24.2311000823975">
            <text:p>24.23110008</text:p>
          </table:table-cell>
          <table:table-cell office:value-type="float" office:value="17.3425331115723">
            <text:p>17.34253311</text:p>
          </table:table-cell>
          <table:table-cell office:value-type="float" office:value="-14.762795519261">
            <text:p>-14.76279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057033583e+17">
            <text:p>7.07E+17</text:p>
          </table:table-cell>
          <table:table-cell office:value-type="float" office:value="48.8400001525879">
            <text:p>48.84000015</text:p>
          </table:table-cell>
          <table:table-cell office:value-type="float" office:value="35.8308029174805">
            <text:p>35.83080292</text:p>
          </table:table-cell>
          <table:table-cell office:value-type="float" office:value="40.7799987792969">
            <text:p>40.77999878</text:p>
          </table:table-cell>
          <table:table-cell office:value-type="float" office:value="26.6120109558105">
            <text:p>26.61201096</text:p>
          </table:table-cell>
          <table:table-cell office:value-type="float" office:value="40.7799987792969">
            <text:p>40.77999878</text:p>
          </table:table-cell>
          <table:table-cell office:value-type="float" office:value="26.6120109558105">
            <text:p>26.61201096</text:p>
          </table:table-cell>
          <table:table-cell office:value-type="float" office:value="-12.2453969870316">
            <text:p>-12.24539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057033583e+17">
            <text:p>7.07E+17</text:p>
          </table:table-cell>
          <table:table-cell office:value-type="float" office:value="67.879997253418">
            <text:p>67.87999725</text:p>
          </table:table-cell>
          <table:table-cell office:value-type="float" office:value="49.674674987793">
            <text:p>49.67467499</text:p>
          </table:table-cell>
          <table:table-cell office:value-type="float" office:value="57.7114028930664">
            <text:p>57.71140289</text:p>
          </table:table-cell>
          <table:table-cell office:value-type="float" office:value="36.0930519104004">
            <text:p>36.09305191</text:p>
          </table:table-cell>
          <table:table-cell office:value-type="float" office:value="57.7114028930664">
            <text:p>57.71140289</text:p>
          </table:table-cell>
          <table:table-cell office:value-type="float" office:value="36.0930519104004">
            <text:p>36.09305191</text:p>
          </table:table-cell>
          <table:table-cell office:value-type="float" office:value="-16.9664609356735">
            <text:p>-16.966460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139085119e+17">
            <text:p>8.11E+17</text:p>
          </table:table-cell>
          <table:table-cell office:value-type="float" office:value="-59.75">
            <text:p>-59.75</text:p>
          </table:table-cell>
          <table:table-cell office:value-type="float" office:value="5.15415287017822">
            <text:p>5.1541528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139085119e+17">
            <text:p>8.11E+17</text:p>
          </table:table-cell>
          <table:table-cell office:value-type="float" office:value="-60.25">
            <text:p>-60.25</text:p>
          </table:table-cell>
          <table:table-cell office:value-type="float" office:value="5.19813442230225">
            <text:p>5.19813442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139085119e+17">
            <text:p>8.11E+17</text:p>
          </table:table-cell>
          <table:table-cell office:value-type="float" office:value="-69.75">
            <text:p>-69.75</text:p>
          </table:table-cell>
          <table:table-cell office:value-type="float" office:value="6.03323030471802">
            <text:p>6.033230305</text:p>
          </table:table-cell>
          <table:table-cell office:value-type="float" office:value="-70.25">
            <text:p>-70.25</text:p>
          </table:table-cell>
          <table:table-cell office:value-type="float" office:value="6.07793521881104">
            <text:p>6.077935219</text:p>
          </table:table-cell>
          <table:table-cell office:value-type="float" office:value="-70.25">
            <text:p>-70.25</text:p>
          </table:table-cell>
          <table:table-cell office:value-type="float" office:value="6.07793521881104">
            <text:p>6.077935219</text:p>
          </table:table-cell>
          <table:table-cell office:value-type="float" office:value="-0.501994551109934">
            <text:p>-0.501994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139085119e+17">
            <text:p>8.11E+17</text:p>
          </table:table-cell>
          <table:table-cell office:value-type="float" office:value="-70.25">
            <text:p>-70.25</text:p>
          </table:table-cell>
          <table:table-cell office:value-type="float" office:value="6.07793521881104">
            <text:p>6.077935219</text:p>
          </table:table-cell>
          <table:table-cell office:value-type="float" office:value="-81.8000030517578">
            <text:p>-81.8000031</text:p>
          </table:table-cell>
          <table:table-cell office:value-type="float" office:value="7.10086727142334">
            <text:p>7.100867271</text:p>
          </table:table-cell>
          <table:table-cell office:value-type="float" office:value="-81.8000030517578">
            <text:p>-81.8000031</text:p>
          </table:table-cell>
          <table:table-cell office:value-type="float" office:value="7.10086727142334">
            <text:p>7.100867271</text:p>
          </table:table-cell>
          <table:table-cell office:value-type="float" office:value="-11.5952128259845">
            <text:p>-11.595212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139085119e+17">
            <text:p>8.11E+17</text:p>
          </table:table-cell>
          <table:table-cell office:value-type="float" office:value="-81.75">
            <text:p>-81.75</text:p>
          </table:table-cell>
          <table:table-cell office:value-type="float" office:value="7.07315301895142">
            <text:p>7.073153019</text:p>
          </table:table-cell>
          <table:table-cell office:value-type="float" office:value="-95.75">
            <text:p>-95.75</text:p>
          </table:table-cell>
          <table:table-cell office:value-type="float" office:value="8.2920446395874">
            <text:p>8.29204464</text:p>
          </table:table-cell>
          <table:table-cell office:value-type="float" office:value="-95.75">
            <text:p>-95.75</text:p>
          </table:table-cell>
          <table:table-cell office:value-type="float" office:value="8.2920446395874">
            <text:p>8.29204464</text:p>
          </table:table-cell>
          <table:table-cell office:value-type="float" office:value="-14.0529604277126">
            <text:p>-14.052960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139085119e+17">
            <text:p>8.11E+17</text:p>
          </table:table-cell>
          <table:table-cell office:value-type="float" office:value="-82.25">
            <text:p>-82.25</text:p>
          </table:table-cell>
          <table:table-cell office:value-type="float" office:value="7.11713409423828">
            <text:p>7.117134094</text:p>
          </table:table-cell>
          <table:table-cell office:value-type="float" office:value="-110.25">
            <text:p>-110.25</text:p>
          </table:table-cell>
          <table:table-cell office:value-type="float" office:value="9.53286361694336">
            <text:p>9.532863617</text:p>
          </table:table-cell>
          <table:table-cell office:value-type="float" office:value="-110.25">
            <text:p>-110.25</text:p>
          </table:table-cell>
          <table:table-cell office:value-type="float" office:value="9.53286361694336">
            <text:p>9.532863617</text:p>
          </table:table-cell>
          <table:table-cell office:value-type="float" office:value="-28.1040166013129">
            <text:p>-28.104016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139085119e+17">
            <text:p>8.11E+17</text:p>
          </table:table-cell>
          <table:table-cell office:value-type="float" office:value="-95.75">
            <text:p>-95.75</text:p>
          </table:table-cell>
          <table:table-cell office:value-type="float" office:value="8.2920446395874">
            <text:p>8.29204464</text:p>
          </table:table-cell>
          <table:table-cell office:value-type="float" office:value="-130.199996948242">
            <text:p>-130.199997</text:p>
          </table:table-cell>
          <table:table-cell office:value-type="float" office:value="11.231972694397">
            <text:p>11.23197269</text:p>
          </table:table-cell>
          <table:table-cell office:value-type="float" office:value="-130.199996948242">
            <text:p>-130.199997</text:p>
          </table:table-cell>
          <table:table-cell office:value-type="float" office:value="11.231972694397">
            <text:p>11.23197269</text:p>
          </table:table-cell>
          <table:table-cell office:value-type="float" office:value="-34.5752146298668">
            <text:p>-34.575214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139085119e+17">
            <text:p>8.11E+17</text:p>
          </table:table-cell>
          <table:table-cell office:value-type="float" office:value="-109.75">
            <text:p>-109.75</text:p>
          </table:table-cell>
          <table:table-cell office:value-type="float" office:value="9.50920963287354">
            <text:p>9.509209633</text:p>
          </table:table-cell>
          <table:table-cell office:value-type="float" office:value="-150.199996948242">
            <text:p>-150.199997</text:p>
          </table:table-cell>
          <table:table-cell office:value-type="float" office:value="12.9307117462158">
            <text:p>12.93071175</text:p>
          </table:table-cell>
          <table:table-cell office:value-type="float" office:value="-150.199996948242">
            <text:p>-150.199997</text:p>
          </table:table-cell>
          <table:table-cell office:value-type="float" office:value="12.9307117462158">
            <text:p>12.93071175</text:p>
          </table:table-cell>
          <table:table-cell office:value-type="float" office:value="-40.5944445684925">
            <text:p>-40.594444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0822290981323e+17">
            <text:p>4.01E+17</text:p>
          </table:table-cell>
          <table:table-cell office:value-type="float" office:value="-59.7999992370605">
            <text:p>-59.7999992</text:p>
          </table:table-cell>
          <table:table-cell office:value-type="float" office:value="3.91961026191711">
            <text:p>3.91961026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0822290981323e+17">
            <text:p>4.01E+17</text:p>
          </table:table-cell>
          <table:table-cell office:value-type="float" office:value="-60.25">
            <text:p>-60.25</text:p>
          </table:table-cell>
          <table:table-cell office:value-type="float" office:value="3.9488844871521">
            <text:p>3.94888448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0822290981323e+17">
            <text:p>4.01E+17</text:p>
          </table:table-cell>
          <table:table-cell office:value-type="float" office:value="-69.8000030517578">
            <text:p>-69.8000031</text:p>
          </table:table-cell>
          <table:table-cell office:value-type="float" office:value="4.56366729736328">
            <text:p>4.563667297</text:p>
          </table:table-cell>
          <table:table-cell office:value-type="float" office:value="-69.75">
            <text:p>-69.75</text:p>
          </table:table-cell>
          <table:table-cell office:value-type="float" office:value="4.56808233261108">
            <text:p>4.568082333</text:p>
          </table:table-cell>
          <table:table-cell office:value-type="float" office:value="-69.75">
            <text:p>-69.75</text:p>
          </table:table-cell>
          <table:table-cell office:value-type="float" office:value="4.56808233261108">
            <text:p>4.568082333</text:p>
          </table:table-cell>
          <table:table-cell office:value-type="float" office:value="-0.0501975868078717">
            <text:p>-0.0501975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0822290981323e+17">
            <text:p>4.01E+17</text:p>
          </table:table-cell>
          <table:table-cell office:value-type="float" office:value="-70.25">
            <text:p>-70.25</text:p>
          </table:table-cell>
          <table:table-cell office:value-type="float" office:value="4.59308624267578">
            <text:p>4.593086243</text:p>
          </table:table-cell>
          <table:table-cell office:value-type="float" office:value="-70.1999969482422">
            <text:p>-70.1999969</text:p>
          </table:table-cell>
          <table:table-cell office:value-type="float" office:value="4.59672832489014">
            <text:p>4.596728325</text:p>
          </table:table-cell>
          <table:table-cell office:value-type="float" office:value="-70.1999969482422">
            <text:p>-70.1999969</text:p>
          </table:table-cell>
          <table:table-cell office:value-type="float" office:value="4.59672832489014">
            <text:p>4.596728325</text:p>
          </table:table-cell>
          <table:table-cell office:value-type="float" office:value="-0.0501355158340931">
            <text:p>-0.050135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0822290981323e+17">
            <text:p>4.01E+17</text:p>
          </table:table-cell>
          <table:table-cell office:value-type="float" office:value="-81.8000030517578">
            <text:p>-81.8000031</text:p>
          </table:table-cell>
          <table:table-cell office:value-type="float" office:value="5.34109449386597">
            <text:p>5.341094494</text:p>
          </table:table-cell>
          <table:table-cell office:value-type="float" office:value="-81.8000030517578">
            <text:p>-81.8000031</text:p>
          </table:table-cell>
          <table:table-cell office:value-type="float" office:value="5.34037685394287">
            <text:p>5.340376854</text:p>
          </table:table-cell>
          <table:table-cell office:value-type="float" office:value="-81.8000030517578">
            <text:p>-81.8000031</text:p>
          </table:table-cell>
          <table:table-cell office:value-type="float" office:value="5.34037685394287">
            <text:p>5.340376854</text:p>
          </table:table-cell>
          <table:table-cell office:value-type="float" office:value="-0.000717639923095703">
            <text:p>-0.0007176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0822290981323e+17">
            <text:p>4.01E+17</text:p>
          </table:table-cell>
          <table:table-cell office:value-type="float" office:value="-82.25">
            <text:p>-82.25</text:p>
          </table:table-cell>
          <table:table-cell office:value-type="float" office:value="5.37093734741211">
            <text:p>5.370937347</text:p>
          </table:table-cell>
          <table:table-cell office:value-type="float" office:value="-82.1999969482422">
            <text:p>-82.1999969</text:p>
          </table:table-cell>
          <table:table-cell office:value-type="float" office:value="5.36712217330933">
            <text:p>5.367122173</text:p>
          </table:table-cell>
          <table:table-cell office:value-type="float" office:value="-82.1999969482422">
            <text:p>-82.1999969</text:p>
          </table:table-cell>
          <table:table-cell office:value-type="float" office:value="5.36712217330933">
            <text:p>5.367122173</text:p>
          </table:table-cell>
          <table:table-cell office:value-type="float" office:value="-0.0501483871976859">
            <text:p>-0.0501483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0822290981323e+17">
            <text:p>4.01E+17</text:p>
          </table:table-cell>
          <table:table-cell office:value-type="float" office:value="-95.8000030517578">
            <text:p>-95.8000031</text:p>
          </table:table-cell>
          <table:table-cell office:value-type="float" office:value="6.24373531341553">
            <text:p>6.243735313</text:p>
          </table:table-cell>
          <table:table-cell office:value-type="float" office:value="-95.75">
            <text:p>-95.75</text:p>
          </table:table-cell>
          <table:table-cell office:value-type="float" office:value="6.27176952362061">
            <text:p>6.271769524</text:p>
          </table:table-cell>
          <table:table-cell office:value-type="float" office:value="-95.75">
            <text:p>-95.75</text:p>
          </table:table-cell>
          <table:table-cell office:value-type="float" office:value="6.27176952362061">
            <text:p>6.271769524</text:p>
          </table:table-cell>
          <table:table-cell office:value-type="float" office:value="-0.0573255800399523">
            <text:p>-0.0573255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0822290981323e+17">
            <text:p>4.01E+17</text:p>
          </table:table-cell>
          <table:table-cell office:value-type="float" office:value="-96.25">
            <text:p>-96.25</text:p>
          </table:table-cell>
          <table:table-cell office:value-type="float" office:value="6.27326440811157">
            <text:p>6.273264408</text:p>
          </table:table-cell>
          <table:table-cell office:value-type="float" office:value="-96.1999969482422">
            <text:p>-96.1999969</text:p>
          </table:table-cell>
          <table:table-cell office:value-type="float" office:value="6.30457305908203">
            <text:p>6.304573059</text:p>
          </table:table-cell>
          <table:table-cell office:value-type="float" office:value="-96.1999969482422">
            <text:p>-96.1999969</text:p>
          </table:table-cell>
          <table:table-cell office:value-type="float" office:value="6.30457305908203">
            <text:p>6.304573059</text:p>
          </table:table-cell>
          <table:table-cell office:value-type="float" office:value="-0.0589960745362308">
            <text:p>-0.0589960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0822290981323e+17">
            <text:p>4.01E+17</text:p>
          </table:table-cell>
          <table:table-cell office:value-type="float" office:value="-109.800003051758">
            <text:p>-109.800003</text:p>
          </table:table-cell>
          <table:table-cell office:value-type="float" office:value="7.14817142486572">
            <text:p>7.148171425</text:p>
          </table:table-cell>
          <table:table-cell office:value-type="float" office:value="-109.75">
            <text:p>-109.75</text:p>
          </table:table-cell>
          <table:table-cell office:value-type="float" office:value="7.30966472625732">
            <text:p>7.309664726</text:p>
          </table:table-cell>
          <table:table-cell office:value-type="float" office:value="-109.75">
            <text:p>-109.75</text:p>
          </table:table-cell>
          <table:table-cell office:value-type="float" office:value="7.30966472625732">
            <text:p>7.309664726</text:p>
          </table:table-cell>
          <table:table-cell office:value-type="float" office:value="-0.169057361802002">
            <text:p>-0.1690573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5007669035e+17">
            <text:p>1.31E+17</text:p>
          </table:table-cell>
          <table:table-cell office:value-type="float" office:value="69.8000030517578">
            <text:p>69.80000305</text:p>
          </table:table-cell>
          <table:table-cell office:value-type="float" office:value="3.12916326522827">
            <text:p>3.12916326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5007669035e+17">
            <text:p>1.31E+17</text:p>
          </table:table-cell>
          <table:table-cell office:value-type="float" office:value="70.1999969482422">
            <text:p>70.19999695</text:p>
          </table:table-cell>
          <table:table-cell office:value-type="float" office:value="3.1480884552002">
            <text:p>3.14808845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5007669035e+17">
            <text:p>1.31E+17</text:p>
          </table:table-cell>
          <table:table-cell office:value-type="float" office:value="70.25">
            <text:p>70.25</text:p>
          </table:table-cell>
          <table:table-cell office:value-type="float" office:value="3.15063667297363">
            <text:p>3.150636673</text:p>
          </table:table-cell>
          <table:table-cell office:value-type="float" office:value="82.1999969482422">
            <text:p>82.19999695</text:p>
          </table:table-cell>
          <table:table-cell office:value-type="float" office:value="3.72384524345398">
            <text:p>3.723845243</text:p>
          </table:table-cell>
          <table:table-cell office:value-type="float" office:value="82.1999969482422">
            <text:p>82.19999695</text:p>
          </table:table-cell>
          <table:table-cell office:value-type="float" office:value="3.72384524345398">
            <text:p>3.723845243</text:p>
          </table:table-cell>
          <table:table-cell office:value-type="float" office:value="-11.963736670801">
            <text:p>-11.963736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5007669035e+17">
            <text:p>1.31E+17</text:p>
          </table:table-cell>
          <table:table-cell office:value-type="float" office:value="81.8000030517578">
            <text:p>81.80000305</text:p>
          </table:table-cell>
          <table:table-cell office:value-type="float" office:value="3.66896057128906">
            <text:p>3.668960571</text:p>
          </table:table-cell>
          <table:table-cell office:value-type="float" office:value="95.75">
            <text:p>95.75</text:p>
          </table:table-cell>
          <table:table-cell office:value-type="float" office:value="4.37343835830688">
            <text:p>4.373438358</text:p>
          </table:table-cell>
          <table:table-cell office:value-type="float" office:value="95.75">
            <text:p>95.75</text:p>
          </table:table-cell>
          <table:table-cell office:value-type="float" office:value="4.37343835830688">
            <text:p>4.373438358</text:p>
          </table:table-cell>
          <table:table-cell office:value-type="float" office:value="-13.9677737599221">
            <text:p>-13.967773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5007669035e+17">
            <text:p>1.31E+17</text:p>
          </table:table-cell>
          <table:table-cell office:value-type="float" office:value="82.1999969482422">
            <text:p>82.19999695</text:p>
          </table:table-cell>
          <table:table-cell office:value-type="float" office:value="3.68759655952454">
            <text:p>3.68759656</text:p>
          </table:table-cell>
          <table:table-cell office:value-type="float" office:value="96.1999969482422">
            <text:p>96.19999695</text:p>
          </table:table-cell>
          <table:table-cell office:value-type="float" office:value="4.39746379852295">
            <text:p>4.397463799</text:p>
          </table:table-cell>
          <table:table-cell office:value-type="float" office:value="96.1999969482422">
            <text:p>96.19999695</text:p>
          </table:table-cell>
          <table:table-cell office:value-type="float" office:value="4.39746379852295">
            <text:p>4.397463799</text:p>
          </table:table-cell>
          <table:table-cell office:value-type="float" office:value="-14.0179852866595">
            <text:p>-14.017985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5007669035e+17">
            <text:p>1.31E+17</text:p>
          </table:table-cell>
          <table:table-cell office:value-type="float" office:value="82.25">
            <text:p>82.25</text:p>
          </table:table-cell>
          <table:table-cell office:value-type="float" office:value="3.69002223014832">
            <text:p>3.69002223</text:p>
          </table:table-cell>
          <table:table-cell office:value-type="float" office:value="109.800003051758">
            <text:p>109.8000031</text:p>
          </table:table-cell>
          <table:table-cell office:value-type="float" office:value="5.12870645523071">
            <text:p>5.128706455</text:p>
          </table:table-cell>
          <table:table-cell office:value-type="float" office:value="109.800003051758">
            <text:p>109.8000031</text:p>
          </table:table-cell>
          <table:table-cell office:value-type="float" office:value="5.12870645523071">
            <text:p>5.128706455</text:p>
          </table:table-cell>
          <table:table-cell office:value-type="float" office:value="-27.587542124143">
            <text:p>-27.587542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5007669035e+17">
            <text:p>1.31E+17</text:p>
          </table:table-cell>
          <table:table-cell office:value-type="float" office:value="95.8000030517578">
            <text:p>95.80000305</text:p>
          </table:table-cell>
          <table:table-cell office:value-type="float" office:value="4.29282808303833">
            <text:p>4.292828083</text:p>
          </table:table-cell>
          <table:table-cell office:value-type="float" office:value="130.25">
            <text:p>130.25</text:p>
          </table:table-cell>
          <table:table-cell office:value-type="float" office:value="6.22559976577759">
            <text:p>6.225599766</text:p>
          </table:table-cell>
          <table:table-cell office:value-type="float" office:value="130.25">
            <text:p>130.25</text:p>
          </table:table-cell>
          <table:table-cell office:value-type="float" office:value="6.22559976577759">
            <text:p>6.225599766</text:p>
          </table:table-cell>
          <table:table-cell office:value-type="float" office:value="-34.5041721551394">
            <text:p>-34.504172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07823752364e+17">
            <text:p>3.83E+17</text:p>
          </table:table-cell>
          <table:table-cell office:value-type="float" office:value="-1.10534000396729">
            <text:p>-1.10534</text:p>
          </table:table-cell>
          <table:table-cell office:value-type="float" office:value="3.19431400299072">
            <text:p>3.19431400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07823752364e+17">
            <text:p>3.83E+17</text:p>
          </table:table-cell>
          <table:table-cell office:value-type="float" office:value="-1.16042995452881">
            <text:p>-1.16042995</text:p>
          </table:table-cell>
          <table:table-cell office:value-type="float" office:value="3.4255530834198">
            <text:p>3.42555308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07823752364e+17">
            <text:p>3.83E+17</text:p>
          </table:table-cell>
          <table:table-cell office:value-type="float" office:value="-2.05813002586365">
            <text:p>-2.05813003</text:p>
          </table:table-cell>
          <table:table-cell office:value-type="float" office:value="7.18269443511963">
            <text:p>7.182694435</text:p>
          </table:table-cell>
          <table:table-cell office:value-type="float" office:value="-2.05813002586365">
            <text:p>-2.05813003</text:p>
          </table:table-cell>
          <table:table-cell office:value-type="float" office:value="7.18269443511963">
            <text:p>7.182694435</text:p>
          </table:table-cell>
          <table:table-cell office:value-type="float" office:value="-2.05813002586365">
            <text:p>-2.05813003</text:p>
          </table:table-cell>
          <table:table-cell office:value-type="float" office:value="7.18269443511963">
            <text:p>7.18269443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07823752364e+17">
            <text:p>3.83E+17</text:p>
          </table:table-cell>
          <table:table-cell office:value-type="float" office:value="-3.10994005203247">
            <text:p>-3.10994005</text:p>
          </table:table-cell>
          <table:table-cell office:value-type="float" office:value="11.5822896957397">
            <text:p>11.5822897</text:p>
          </table:table-cell>
          <table:table-cell office:value-type="float" office:value="-3.10994005203247">
            <text:p>-3.10994005</text:p>
          </table:table-cell>
          <table:table-cell office:value-type="float" office:value="11.5822896957397">
            <text:p>11.5822897</text:p>
          </table:table-cell>
          <table:table-cell office:value-type="float" office:value="-3.10994005203247">
            <text:p>-3.10994005</text:p>
          </table:table-cell>
          <table:table-cell office:value-type="float" office:value="11.5822896957397">
            <text:p>11.582289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07823752364e+17">
            <text:p>3.83E+17</text:p>
          </table:table-cell>
          <table:table-cell office:value-type="float" office:value="-4.45218992233276">
            <text:p>-4.45218992</text:p>
          </table:table-cell>
          <table:table-cell office:value-type="float" office:value="17.2459278106689">
            <text:p>17.24592781</text:p>
          </table:table-cell>
          <table:table-cell office:value-type="float" office:value="-4.45218992233276">
            <text:p>-4.45218992</text:p>
          </table:table-cell>
          <table:table-cell office:value-type="float" office:value="17.2459278106689">
            <text:p>17.24592781</text:p>
          </table:table-cell>
          <table:table-cell office:value-type="float" office:value="-4.45218992233276">
            <text:p>-4.45218992</text:p>
          </table:table-cell>
          <table:table-cell office:value-type="float" office:value="17.2459278106689">
            <text:p>17.2459278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07823752364e+17">
            <text:p>3.83E+17</text:p>
          </table:table-cell>
          <table:table-cell office:value-type="float" office:value="-6.51999950408936">
            <text:p>-6.5199995</text:p>
          </table:table-cell>
          <table:table-cell office:value-type="float" office:value="26.0825500488281">
            <text:p>26.08255005</text:p>
          </table:table-cell>
          <table:table-cell office:value-type="float" office:value="-6.51999950408936">
            <text:p>-6.5199995</text:p>
          </table:table-cell>
          <table:table-cell office:value-type="float" office:value="25.9336280822754">
            <text:p>25.93362808</text:p>
          </table:table-cell>
          <table:table-cell office:value-type="float" office:value="-6.51999950408936">
            <text:p>-6.5199995</text:p>
          </table:table-cell>
          <table:table-cell office:value-type="float" office:value="25.9336280822754">
            <text:p>25.93362808</text:p>
          </table:table-cell>
          <table:table-cell office:value-type="float" office:value="-0.148921966552734">
            <text:p>-0.1489219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07823752364e+17">
            <text:p>3.83E+17</text:p>
          </table:table-cell>
          <table:table-cell office:value-type="float" office:value="-8.92000007629395">
            <text:p>-8.92000008</text:p>
          </table:table-cell>
          <table:table-cell office:value-type="float" office:value="35.7232131958008">
            <text:p>35.7232132</text:p>
          </table:table-cell>
          <table:table-cell office:value-type="float" office:value="-8.92000007629395">
            <text:p>-8.92000008</text:p>
          </table:table-cell>
          <table:table-cell office:value-type="float" office:value="35.8597564697266">
            <text:p>35.85975647</text:p>
          </table:table-cell>
          <table:table-cell office:value-type="float" office:value="-8.92000007629395">
            <text:p>-8.92000008</text:p>
          </table:table-cell>
          <table:table-cell office:value-type="float" office:value="35.8597564697266">
            <text:p>35.85975647</text:p>
          </table:table-cell>
          <table:table-cell office:value-type="float" office:value="-0.136543273925781">
            <text:p>-0.1365432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07823752364e+17">
            <text:p>3.83E+17</text:p>
          </table:table-cell>
          <table:table-cell office:value-type="float" office:value="-12.2800006866455">
            <text:p>-12.2800007</text:p>
          </table:table-cell>
          <table:table-cell office:value-type="float" office:value="49.6301574707031">
            <text:p>49.63015747</text:p>
          </table:table-cell>
          <table:table-cell office:value-type="float" office:value="-12.2800006866455">
            <text:p>-12.2800007</text:p>
          </table:table-cell>
          <table:table-cell office:value-type="float" office:value="49.6301574707031">
            <text:p>49.63015747</text:p>
          </table:table-cell>
          <table:table-cell office:value-type="float" office:value="-12.2800006866455">
            <text:p>-12.2800007</text:p>
          </table:table-cell>
          <table:table-cell office:value-type="float" office:value="49.6301574707031">
            <text:p>49.6301574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07823752364e+17">
            <text:p>3.83E+17</text:p>
          </table:table-cell>
          <table:table-cell office:value-type="float" office:value="-12.3999996185303">
            <text:p>-12.3999996</text:p>
          </table:table-cell>
          <table:table-cell office:value-type="float" office:value="50.2484664916992">
            <text:p>50.24846649</text:p>
          </table:table-cell>
          <table:table-cell office:value-type="float" office:value="-16.2199993133545">
            <text:p>-16.2199993</text:p>
          </table:table-cell>
          <table:table-cell office:value-type="float" office:value="65.8766479492188">
            <text:p>65.87664795</text:p>
          </table:table-cell>
          <table:table-cell office:value-type="float" office:value="-16.2199993133545">
            <text:p>-16.2199993</text:p>
          </table:table-cell>
          <table:table-cell office:value-type="float" office:value="65.8766479492188">
            <text:p>65.87664795</text:p>
          </table:table-cell>
          <table:table-cell office:value-type="float" office:value="-16.088270675794">
            <text:p>-16.088270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68888831476e+17">
            <text:p>3.29E+17</text:p>
          </table:table-cell>
          <table:table-cell office:value-type="float" office:value="-0.701563000679016">
            <text:p>-0.701563</text:p>
          </table:table-cell>
          <table:table-cell office:value-type="float" office:value="3.20239782333374">
            <text:p>3.20239782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68888831476e+17">
            <text:p>3.29E+17</text:p>
          </table:table-cell>
          <table:table-cell office:value-type="float" office:value="-0.726810991764069">
            <text:p>-0.72681099</text:p>
          </table:table-cell>
          <table:table-cell office:value-type="float" office:value="3.36344861984253">
            <text:p>3.3634486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68888831476e+17">
            <text:p>3.29E+17</text:p>
          </table:table-cell>
          <table:table-cell office:value-type="float" office:value="-1.3408499956131">
            <text:p>-1.34085</text:p>
          </table:table-cell>
          <table:table-cell office:value-type="float" office:value="7.16452121734619">
            <text:p>7.164521217</text:p>
          </table:table-cell>
          <table:table-cell office:value-type="float" office:value="-1.32919001579285">
            <text:p>-1.32919002</text:p>
          </table:table-cell>
          <table:table-cell office:value-type="float" office:value="7.28475713729858">
            <text:p>7.284757137</text:p>
          </table:table-cell>
          <table:table-cell office:value-type="float" office:value="-1.32919001579285">
            <text:p>-1.32919002</text:p>
          </table:table-cell>
          <table:table-cell office:value-type="float" office:value="7.28475713729858">
            <text:p>7.284757137</text:p>
          </table:table-cell>
          <table:table-cell office:value-type="float" office:value="-0.120799965133301">
            <text:p>-0.1207999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68888831476e+17">
            <text:p>3.29E+17</text:p>
          </table:table-cell>
          <table:table-cell office:value-type="float" office:value="-1.37655997276306">
            <text:p>-1.37655997</text:p>
          </table:table-cell>
          <table:table-cell office:value-type="float" office:value="7.38661193847656">
            <text:p>7.386611938</text:p>
          </table:table-cell>
          <table:table-cell office:value-type="float" office:value="-1.97844004631042">
            <text:p>-1.97844005</text:p>
          </table:table-cell>
          <table:table-cell office:value-type="float" office:value="11.5500497817993">
            <text:p>11.55004978</text:p>
          </table:table-cell>
          <table:table-cell office:value-type="float" office:value="-1.97844004631042">
            <text:p>-1.97844005</text:p>
          </table:table-cell>
          <table:table-cell office:value-type="float" office:value="11.5500497817993">
            <text:p>11.55004978</text:p>
          </table:table-cell>
          <table:table-cell office:value-type="float" office:value="-4.20671775831769">
            <text:p>-4.2067177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68888831476e+17">
            <text:p>3.29E+17</text:p>
          </table:table-cell>
          <table:table-cell office:value-type="float" office:value="-2.05925989151001">
            <text:p>-2.05925989</text:p>
          </table:table-cell>
          <table:table-cell office:value-type="float" office:value="11.5637454986572">
            <text:p>11.5637455</text:p>
          </table:table-cell>
          <table:table-cell office:value-type="float" office:value="-2.91385984420776">
            <text:p>-2.91385984</text:p>
          </table:table-cell>
          <table:table-cell office:value-type="float" office:value="17.1309986114502">
            <text:p>17.13099861</text:p>
          </table:table-cell>
          <table:table-cell office:value-type="float" office:value="-2.91385984420776">
            <text:p>-2.91385984</text:p>
          </table:table-cell>
          <table:table-cell office:value-type="float" office:value="17.1309986114502">
            <text:p>17.13099861</text:p>
          </table:table-cell>
          <table:table-cell office:value-type="float" office:value="-5.63246378604017">
            <text:p>-5.6324637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68888831476e+17">
            <text:p>3.29E+17</text:p>
          </table:table-cell>
          <table:table-cell office:value-type="float" office:value="-3.00408983230591">
            <text:p>-3.00408983</text:p>
          </table:table-cell>
          <table:table-cell office:value-type="float" office:value="17.279972076416">
            <text:p>17.27997208</text:p>
          </table:table-cell>
          <table:table-cell office:value-type="float" office:value="-4.38000011444092">
            <text:p>-4.38000011</text:p>
          </table:table-cell>
          <table:table-cell office:value-type="float" office:value="25.9235286712646">
            <text:p>25.92352867</text:p>
          </table:table-cell>
          <table:table-cell office:value-type="float" office:value="-4.38000011444092">
            <text:p>-4.38000011</text:p>
          </table:table-cell>
          <table:table-cell office:value-type="float" office:value="25.9235286712646">
            <text:p>25.92352867</text:p>
          </table:table-cell>
          <table:table-cell office:value-type="float" office:value="-8.75238251636868">
            <text:p>-8.752382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68888831476e+17">
            <text:p>3.29E+17</text:p>
          </table:table-cell>
          <table:table-cell office:value-type="float" office:value="-4.5">
            <text:p>-4.5</text:p>
          </table:table-cell>
          <table:table-cell office:value-type="float" office:value="26.1319065093994">
            <text:p>26.13190651</text:p>
          </table:table-cell>
          <table:table-cell office:value-type="float" office:value="-4.5">
            <text:p>-4.5</text:p>
          </table:table-cell>
          <table:table-cell office:value-type="float" office:value="26.5246639251709">
            <text:p>26.52466393</text:p>
          </table:table-cell>
          <table:table-cell office:value-type="float" office:value="-4.5">
            <text:p>-4.5</text:p>
          </table:table-cell>
          <table:table-cell office:value-type="float" office:value="26.5246639251709">
            <text:p>26.52466393</text:p>
          </table:table-cell>
          <table:table-cell office:value-type="float" office:value="-0.392757415771484">
            <text:p>-0.3927574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68888831476e+17">
            <text:p>3.29E+17</text:p>
          </table:table-cell>
          <table:table-cell office:value-type="float" office:value="-6.27999973297119">
            <text:p>-6.27999973</text:p>
          </table:table-cell>
          <table:table-cell office:value-type="float" office:value="35.7804756164551">
            <text:p>35.78047562</text:p>
          </table:table-cell>
          <table:table-cell office:value-type="float" office:value="-6.40000009536743">
            <text:p>-6.4000001</text:p>
          </table:table-cell>
          <table:table-cell office:value-type="float" office:value="35.9784126281738">
            <text:p>35.97841263</text:p>
          </table:table-cell>
          <table:table-cell office:value-type="float" office:value="-6.40000009536743">
            <text:p>-6.4000001</text:p>
          </table:table-cell>
          <table:table-cell office:value-type="float" office:value="35.9784126281738">
            <text:p>35.97841263</text:p>
          </table:table-cell>
          <table:table-cell office:value-type="float" office:value="-0.231471699314144">
            <text:p>-0.231471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68888831476e+17">
            <text:p>3.29E+17</text:p>
          </table:table-cell>
          <table:table-cell office:value-type="float" office:value="-8.68000030517578">
            <text:p>-8.68000031</text:p>
          </table:table-cell>
          <table:table-cell office:value-type="float" office:value="49.6089477539063">
            <text:p>49.60894775</text:p>
          </table:table-cell>
          <table:table-cell office:value-type="float" office:value="-9.28000068664551">
            <text:p>-9.28000069</text:p>
          </table:table-cell>
          <table:table-cell office:value-type="float" office:value="49.5491333007813">
            <text:p>49.5491333</text:p>
          </table:table-cell>
          <table:table-cell office:value-type="float" office:value="-9.28000068664551">
            <text:p>-9.28000069</text:p>
          </table:table-cell>
          <table:table-cell office:value-type="float" office:value="49.5491333007813">
            <text:p>49.5491333</text:p>
          </table:table-cell>
          <table:table-cell office:value-type="float" office:value="-0.602974482516848">
            <text:p>-0.6029744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337428959e+17">
            <text:p>5.72E+17</text:p>
          </table:table-cell>
          <table:table-cell office:value-type="float" office:value="-6.72572994232178">
            <text:p>-6.72572994</text:p>
          </table:table-cell>
          <table:table-cell office:value-type="float" office:value="3.26783490180969">
            <text:p>3.26783490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337428959e+17">
            <text:p>5.72E+17</text:p>
          </table:table-cell>
          <table:table-cell office:value-type="float" office:value="-14.7182998657227">
            <text:p>-14.7182999</text:p>
          </table:table-cell>
          <table:table-cell office:value-type="float" office:value="7.18111562728882">
            <text:p>7.18111562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337428959e+17">
            <text:p>5.72E+17</text:p>
          </table:table-cell>
          <table:table-cell office:value-type="float" office:value="-23.7457008361816">
            <text:p>-23.7457008</text:p>
          </table:table-cell>
          <table:table-cell office:value-type="float" office:value="11.5662870407104">
            <text:p>11.56628704</text:p>
          </table:table-cell>
          <table:table-cell office:value-type="float" office:value="-15.0830001831055">
            <text:p>-15.0830002</text:p>
          </table:table-cell>
          <table:table-cell office:value-type="float" office:value="7.33353519439697">
            <text:p>7.333535194</text:p>
          </table:table-cell>
          <table:table-cell office:value-type="float" office:value="-15.0830001831055">
            <text:p>-15.0830002</text:p>
          </table:table-cell>
          <table:table-cell office:value-type="float" office:value="7.33353519439697">
            <text:p>7.333535194</text:p>
          </table:table-cell>
          <table:table-cell office:value-type="float" office:value="-9.64150251762019">
            <text:p>-9.641502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337428959e+17">
            <text:p>5.72E+17</text:p>
          </table:table-cell>
          <table:table-cell office:value-type="float" office:value="-35.188102722168">
            <text:p>-35.1881027</text:p>
          </table:table-cell>
          <table:table-cell office:value-type="float" office:value="17.1028480529785">
            <text:p>17.10284805</text:p>
          </table:table-cell>
          <table:table-cell office:value-type="float" office:value="-25.2261009216309">
            <text:p>-25.2261009</text:p>
          </table:table-cell>
          <table:table-cell office:value-type="float" office:value="11.593282699585">
            <text:p>11.5932827</text:p>
          </table:table-cell>
          <table:table-cell office:value-type="float" office:value="-25.2261009216309">
            <text:p>-25.2261009</text:p>
          </table:table-cell>
          <table:table-cell office:value-type="float" office:value="11.593282699585">
            <text:p>11.5932827</text:p>
          </table:table-cell>
          <table:table-cell office:value-type="float" office:value="-11.3840586021515">
            <text:p>-11.384058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337428959e+17">
            <text:p>5.72E+17</text:p>
          </table:table-cell>
          <table:table-cell office:value-type="float" office:value="-35.5998001098633">
            <text:p>-35.5998001</text:p>
          </table:table-cell>
          <table:table-cell office:value-type="float" office:value="17.301420211792">
            <text:p>17.30142021</text:p>
          </table:table-cell>
          <table:table-cell office:value-type="float" office:value="-38.61669921875">
            <text:p>-38.6166992</text:p>
          </table:table-cell>
          <table:table-cell office:value-type="float" office:value="17.1897163391113">
            <text:p>17.18971634</text:p>
          </table:table-cell>
          <table:table-cell office:value-type="float" office:value="-38.61669921875">
            <text:p>-38.6166992</text:p>
          </table:table-cell>
          <table:table-cell office:value-type="float" office:value="17.1897163391113">
            <text:p>17.18971634</text:p>
          </table:table-cell>
          <table:table-cell office:value-type="float" office:value="-3.01896637748308">
            <text:p>-3.0189663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337428959e+17">
            <text:p>5.72E+17</text:p>
          </table:table-cell>
          <table:table-cell office:value-type="float" office:value="-53.0400009155273">
            <text:p>-53.0400009</text:p>
          </table:table-cell>
          <table:table-cell office:value-type="float" office:value="25.6228275299072">
            <text:p>25.62282753</text:p>
          </table:table-cell>
          <table:table-cell office:value-type="float" office:value="-60.5999984741211">
            <text:p>-60.5999985</text:p>
          </table:table-cell>
          <table:table-cell office:value-type="float" office:value="26.2745018005371">
            <text:p>26.2745018</text:p>
          </table:table-cell>
          <table:table-cell office:value-type="float" office:value="-60.5999984741211">
            <text:p>-60.5999985</text:p>
          </table:table-cell>
          <table:table-cell office:value-type="float" office:value="26.2745018005371">
            <text:p>26.2745018</text:p>
          </table:table-cell>
          <table:table-cell office:value-type="float" office:value="-7.58803284395531">
            <text:p>-7.5880328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337428959e+17">
            <text:p>5.72E+17</text:p>
          </table:table-cell>
          <table:table-cell office:value-type="float" office:value="-54.3919982910156">
            <text:p>-54.3919983</text:p>
          </table:table-cell>
          <table:table-cell office:value-type="float" office:value="26.2718105316162">
            <text:p>26.27181053</text:p>
          </table:table-cell>
          <table:table-cell office:value-type="float" office:value="-122.150001525879">
            <text:p>-122.150002</text:p>
          </table:table-cell>
          <table:table-cell office:value-type="float" office:value="51.6092910766602">
            <text:p>51.60929108</text:p>
          </table:table-cell>
          <table:table-cell office:value-type="float" office:value="-122.150001525879">
            <text:p>-122.150002</text:p>
          </table:table-cell>
          <table:table-cell office:value-type="float" office:value="51.6092910766602">
            <text:p>51.60929108</text:p>
          </table:table-cell>
          <table:table-cell office:value-type="float" office:value="-72.3404100261135">
            <text:p>-72.3404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337428959e+17">
            <text:p>5.72E+17</text:p>
          </table:table-cell>
          <table:table-cell office:value-type="float" office:value="-75.2559967041016">
            <text:p>-75.2559967</text:p>
          </table:table-cell>
          <table:table-cell office:value-type="float" office:value="35.958309173584">
            <text:p>35.95830917</text:p>
          </table:table-cell>
          <table:table-cell office:value-type="float" office:value="-149.850006103516">
            <text:p>-149.850006</text:p>
          </table:table-cell>
          <table:table-cell office:value-type="float" office:value="63.162467956543">
            <text:p>63.16246796</text:p>
          </table:table-cell>
          <table:table-cell office:value-type="float" office:value="-149.850006103516">
            <text:p>-149.850006</text:p>
          </table:table-cell>
          <table:table-cell office:value-type="float" office:value="63.162467956543">
            <text:p>63.16246796</text:p>
          </table:table-cell>
          <table:table-cell office:value-type="float" office:value="-79.3998267842463">
            <text:p>-79.399826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337428959e+17">
            <text:p>5.72E+17</text:p>
          </table:table-cell>
          <table:table-cell office:value-type="float" office:value="-107.580001831055">
            <text:p>-107.580002</text:p>
          </table:table-cell>
          <table:table-cell office:value-type="float" office:value="50.3529319763184">
            <text:p>50.35293198</text:p>
          </table:table-cell>
          <table:table-cell office:value-type="float" office:value="-179.75">
            <text:p>-179.75</text:p>
          </table:table-cell>
          <table:table-cell office:value-type="float" office:value="75.5564422607422">
            <text:p>75.55644226</text:p>
          </table:table-cell>
          <table:table-cell office:value-type="float" office:value="-179.75">
            <text:p>-179.75</text:p>
          </table:table-cell>
          <table:table-cell office:value-type="float" office:value="75.5564422607422">
            <text:p>75.55644226</text:p>
          </table:table-cell>
          <table:table-cell office:value-type="float" office:value="-76.4442644438589">
            <text:p>-76.444264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013777297e+17">
            <text:p>4.05E+17</text:p>
          </table:table-cell>
          <table:table-cell office:value-type="float" office:value="-2.91061997413635">
            <text:p>-2.91061997</text:p>
          </table:table-cell>
          <table:table-cell office:value-type="float" office:value="3.20478320121765">
            <text:p>3.20478320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013777297e+17">
            <text:p>4.05E+17</text:p>
          </table:table-cell>
          <table:table-cell office:value-type="float" office:value="-3.05685997009277">
            <text:p>-3.05685997</text:p>
          </table:table-cell>
          <table:table-cell office:value-type="float" office:value="3.34869503974915">
            <text:p>3.3486950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013777297e+17">
            <text:p>4.05E+17</text:p>
          </table:table-cell>
          <table:table-cell office:value-type="float" office:value="-6.93406009674072">
            <text:p>-6.9340601</text:p>
          </table:table-cell>
          <table:table-cell office:value-type="float" office:value="7.21894836425781">
            <text:p>7.218948364</text:p>
          </table:table-cell>
          <table:table-cell office:value-type="float" office:value="-7.0139799118042">
            <text:p>-7.01397991</text:p>
          </table:table-cell>
          <table:table-cell office:value-type="float" office:value="7.24012851715088">
            <text:p>7.240128517</text:p>
          </table:table-cell>
          <table:table-cell office:value-type="float" office:value="-7.0139799118042">
            <text:p>-7.01397991</text:p>
          </table:table-cell>
          <table:table-cell office:value-type="float" office:value="7.24012851715088">
            <text:p>7.240128517</text:p>
          </table:table-cell>
          <table:table-cell office:value-type="float" office:value="-0.0826787500894514">
            <text:p>-0.082678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013777297e+17">
            <text:p>4.05E+17</text:p>
          </table:table-cell>
          <table:table-cell office:value-type="float" office:value="-11.2524003982544">
            <text:p>-11.2524004</text:p>
          </table:table-cell>
          <table:table-cell office:value-type="float" office:value="11.6191167831421">
            <text:p>11.61911678</text:p>
          </table:table-cell>
          <table:table-cell office:value-type="float" office:value="-11.5633001327515">
            <text:p>-11.5633001</text:p>
          </table:table-cell>
          <table:table-cell office:value-type="float" office:value="11.7038793563843">
            <text:p>11.70387936</text:p>
          </table:table-cell>
          <table:table-cell office:value-type="float" office:value="-11.5633001327515">
            <text:p>-11.5633001</text:p>
          </table:table-cell>
          <table:table-cell office:value-type="float" office:value="11.7038793563843">
            <text:p>11.70387936</text:p>
          </table:table-cell>
          <table:table-cell office:value-type="float" office:value="-0.322247325408584">
            <text:p>-0.3222473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013777297e+17">
            <text:p>4.05E+17</text:p>
          </table:table-cell>
          <table:table-cell office:value-type="float" office:value="-16.8337993621826">
            <text:p>-16.8337994</text:p>
          </table:table-cell>
          <table:table-cell office:value-type="float" office:value="17.1732482910156">
            <text:p>17.17324829</text:p>
          </table:table-cell>
          <table:table-cell office:value-type="float" office:value="-25.8899993896484">
            <text:p>-25.8899994</text:p>
          </table:table-cell>
          <table:table-cell office:value-type="float" office:value="25.7560062408447">
            <text:p>25.75600624</text:p>
          </table:table-cell>
          <table:table-cell office:value-type="float" office:value="-25.8899993896484">
            <text:p>-25.8899994</text:p>
          </table:table-cell>
          <table:table-cell office:value-type="float" office:value="25.7560062408447">
            <text:p>25.75600624</text:p>
          </table:table-cell>
          <table:table-cell office:value-type="float" office:value="-12.4771187764975">
            <text:p>-12.477118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013777297e+17">
            <text:p>4.05E+17</text:p>
          </table:table-cell>
          <table:table-cell office:value-type="float" office:value="-26.0399990081787">
            <text:p>-26.039999</text:p>
          </table:table-cell>
          <table:table-cell office:value-type="float" office:value="25.8658905029297">
            <text:p>25.8658905</text:p>
          </table:table-cell>
          <table:table-cell office:value-type="float" office:value="-36.2399978637695">
            <text:p>-36.2399979</text:p>
          </table:table-cell>
          <table:table-cell office:value-type="float" office:value="35.8886566162109">
            <text:p>35.88865662</text:p>
          </table:table-cell>
          <table:table-cell office:value-type="float" office:value="-36.2399978637695">
            <text:p>-36.2399979</text:p>
          </table:table-cell>
          <table:table-cell office:value-type="float" office:value="35.8886566162109">
            <text:p>35.88865662</text:p>
          </table:table-cell>
          <table:table-cell office:value-type="float" office:value="-3">
            <text:p>-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29584788901462e+17">
            <text:p>7.30E+17</text:p>
          </table:table-cell>
          <table:table-cell office:value-type="float" office:value="20.9772987365723">
            <text:p>20.97729874</text:p>
          </table:table-cell>
          <table:table-cell office:value-type="float" office:value="3.15561175346375">
            <text:p>3.15561175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29584788901462e+17">
            <text:p>7.30E+17</text:p>
          </table:table-cell>
          <table:table-cell office:value-type="float" office:value="21.285400390625">
            <text:p>21.28540039</text:p>
          </table:table-cell>
          <table:table-cell office:value-type="float" office:value="3.20563745498657">
            <text:p>3.20563745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29584788901462e+17">
            <text:p>7.30E+17</text:p>
          </table:table-cell>
          <table:table-cell office:value-type="float" office:value="22.169900894165">
            <text:p>22.16990089</text:p>
          </table:table-cell>
          <table:table-cell office:value-type="float" office:value="3.3486123085022">
            <text:p>3.348612309</text:p>
          </table:table-cell>
          <table:table-cell office:value-type="float" office:value="22.459400177002">
            <text:p>22.45940018</text:p>
          </table:table-cell>
          <table:table-cell office:value-type="float" office:value="3.3964569568634">
            <text:p>3.396456957</text:p>
          </table:table-cell>
          <table:table-cell office:value-type="float" office:value="22.459400177002">
            <text:p>22.45940018</text:p>
          </table:table-cell>
          <table:table-cell office:value-type="float" office:value="3.3964569568634">
            <text:p>3.396456957</text:p>
          </table:table-cell>
          <table:table-cell office:value-type="float" office:value="-0.293426217540108">
            <text:p>-0.2934262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29584788901462e+17">
            <text:p>7.30E+17</text:p>
          </table:table-cell>
          <table:table-cell office:value-type="float" office:value="46.2426986694336">
            <text:p>46.24269867</text:p>
          </table:table-cell>
          <table:table-cell office:value-type="float" office:value="7.24553060531616">
            <text:p>7.245530605</text:p>
          </table:table-cell>
          <table:table-cell office:value-type="float" office:value="59.7999992370605">
            <text:p>59.79999924</text:p>
          </table:table-cell>
          <table:table-cell office:value-type="float" office:value="9.47320747375488">
            <text:p>9.473207474</text:p>
          </table:table-cell>
          <table:table-cell office:value-type="float" office:value="59.7999992370605">
            <text:p>59.79999924</text:p>
          </table:table-cell>
          <table:table-cell office:value-type="float" office:value="9.47320747375488">
            <text:p>9.473207474</text:p>
          </table:table-cell>
          <table:table-cell office:value-type="float" office:value="-13.739102696725">
            <text:p>-13.739102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29584788901462e+17">
            <text:p>7.30E+17</text:p>
          </table:table-cell>
          <table:table-cell office:value-type="float" office:value="59.7999992370605">
            <text:p>59.79999924</text:p>
          </table:table-cell>
          <table:table-cell office:value-type="float" office:value="9.44180393218994">
            <text:p>9.441803932</text:p>
          </table:table-cell>
          <table:table-cell office:value-type="float" office:value="70.1999969482422">
            <text:p>70.19999695</text:p>
          </table:table-cell>
          <table:table-cell office:value-type="float" office:value="11.1761703491211">
            <text:p>11.17617035</text:p>
          </table:table-cell>
          <table:table-cell office:value-type="float" office:value="70.1999969482422">
            <text:p>70.19999695</text:p>
          </table:table-cell>
          <table:table-cell office:value-type="float" office:value="11.1761703491211">
            <text:p>11.17617035</text:p>
          </table:table-cell>
          <table:table-cell office:value-type="float" office:value="-10.5436226820179">
            <text:p>-10.543622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29584788901462e+17">
            <text:p>7.30E+17</text:p>
          </table:table-cell>
          <table:table-cell office:value-type="float" office:value="69.8000030517578">
            <text:p>69.80000305</text:p>
          </table:table-cell>
          <table:table-cell office:value-type="float" office:value="11.0582513809204">
            <text:p>11.05825138</text:p>
          </table:table-cell>
          <table:table-cell office:value-type="float" office:value="81.8000030517578">
            <text:p>81.80000305</text:p>
          </table:table-cell>
          <table:table-cell office:value-type="float" office:value="13.0567274093628">
            <text:p>13.05672741</text:p>
          </table:table-cell>
          <table:table-cell office:value-type="float" office:value="81.8000030517578">
            <text:p>81.80000305</text:p>
          </table:table-cell>
          <table:table-cell office:value-type="float" office:value="13.0567274093628">
            <text:p>13.05672741</text:p>
          </table:table-cell>
          <table:table-cell office:value-type="float" office:value="-12.1652746140915">
            <text:p>-12.165274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29584788901462e+17">
            <text:p>7.30E+17</text:p>
          </table:table-cell>
          <table:table-cell office:value-type="float" office:value="70.1999969482422">
            <text:p>70.19999695</text:p>
          </table:table-cell>
          <table:table-cell office:value-type="float" office:value="11.123272895813">
            <text:p>11.1232729</text:p>
          </table:table-cell>
          <table:table-cell office:value-type="float" office:value="95.8000030517578">
            <text:p>95.80000305</text:p>
          </table:table-cell>
          <table:table-cell office:value-type="float" office:value="15.2911434173584">
            <text:p>15.29114342</text:p>
          </table:table-cell>
          <table:table-cell office:value-type="float" office:value="95.8000030517578">
            <text:p>95.80000305</text:p>
          </table:table-cell>
          <table:table-cell office:value-type="float" office:value="15.2911434173584">
            <text:p>15.29114342</text:p>
          </table:table-cell>
          <table:table-cell office:value-type="float" office:value="-25.9370672433181">
            <text:p>-25.93706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29584788901462e+17">
            <text:p>7.30E+17</text:p>
          </table:table-cell>
          <table:table-cell office:value-type="float" office:value="82.1999969482422">
            <text:p>82.19999695</text:p>
          </table:table-cell>
          <table:table-cell office:value-type="float" office:value="13.060188293457">
            <text:p>13.06018829</text:p>
          </table:table-cell>
          <table:table-cell office:value-type="float" office:value="109.800003051758">
            <text:p>109.8000031</text:p>
          </table:table-cell>
          <table:table-cell office:value-type="float" office:value="17.5236988067627">
            <text:p>17.52369881</text:p>
          </table:table-cell>
          <table:table-cell office:value-type="float" office:value="109.800003051758">
            <text:p>109.8000031</text:p>
          </table:table-cell>
          <table:table-cell office:value-type="float" office:value="17.5236988067627">
            <text:p>17.52369881</text:p>
          </table:table-cell>
          <table:table-cell office:value-type="float" office:value="-27.9585990889474">
            <text:p>-27.958599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29584788901462e+17">
            <text:p>7.30E+17</text:p>
          </table:table-cell>
          <table:table-cell office:value-type="float" office:value="96.1999969482422">
            <text:p>96.19999695</text:p>
          </table:table-cell>
          <table:table-cell office:value-type="float" office:value="15.3199033737183">
            <text:p>15.31990337</text:p>
          </table:table-cell>
          <table:table-cell office:value-type="float" office:value="179.550003051758">
            <text:p>179.5500031</text:p>
          </table:table-cell>
          <table:table-cell office:value-type="float" office:value="28.651912689209">
            <text:p>28.65191269</text:p>
          </table:table-cell>
          <table:table-cell office:value-type="float" office:value="179.550003051758">
            <text:p>179.5500031</text:p>
          </table:table-cell>
          <table:table-cell office:value-type="float" office:value="28.651912689209">
            <text:p>28.65191269</text:p>
          </table:table-cell>
          <table:table-cell office:value-type="float" office:value="-84.4095136216554">
            <text:p>-84.409513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203299351416e+17">
            <text:p>6.62E+17</text:p>
          </table:table-cell>
          <table:table-cell office:value-type="float" office:value="-59.7999992370605">
            <text:p>-59.7999992</text:p>
          </table:table-cell>
          <table:table-cell office:value-type="float" office:value="3.08161211013794">
            <text:p>3.0816121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203299351416e+17">
            <text:p>6.62E+17</text:p>
          </table:table-cell>
          <table:table-cell office:value-type="float" office:value="-60.25">
            <text:p>-60.25</text:p>
          </table:table-cell>
          <table:table-cell office:value-type="float" office:value="3.10284757614136">
            <text:p>3.10284757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203299351416e+17">
            <text:p>6.62E+17</text:p>
          </table:table-cell>
          <table:table-cell office:value-type="float" office:value="-69.75">
            <text:p>-69.75</text:p>
          </table:table-cell>
          <table:table-cell office:value-type="float" office:value="3.60370826721191">
            <text:p>3.603708267</text:p>
          </table:table-cell>
          <table:table-cell office:value-type="float" office:value="-69.8000030517578">
            <text:p>-69.8000031</text:p>
          </table:table-cell>
          <table:table-cell office:value-type="float" office:value="3.54863739013672">
            <text:p>3.54863739</text:p>
          </table:table-cell>
          <table:table-cell office:value-type="float" office:value="-69.8000030517578">
            <text:p>-69.8000031</text:p>
          </table:table-cell>
          <table:table-cell office:value-type="float" office:value="3.54863739013672">
            <text:p>3.54863739</text:p>
          </table:table-cell>
          <table:table-cell office:value-type="float" office:value="-0.0743848552255481">
            <text:p>-0.0743848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203299351416e+17">
            <text:p>6.62E+17</text:p>
          </table:table-cell>
          <table:table-cell office:value-type="float" office:value="-69.8000030517578">
            <text:p>-69.8000031</text:p>
          </table:table-cell>
          <table:table-cell office:value-type="float" office:value="3.60528874397278">
            <text:p>3.605288744</text:p>
          </table:table-cell>
          <table:table-cell office:value-type="float" office:value="-70.25">
            <text:p>-70.25</text:p>
          </table:table-cell>
          <table:table-cell office:value-type="float" office:value="3.56853628158569">
            <text:p>3.568536282</text:p>
          </table:table-cell>
          <table:table-cell office:value-type="float" office:value="-70.25">
            <text:p>-70.25</text:p>
          </table:table-cell>
          <table:table-cell office:value-type="float" office:value="3.56853628158569">
            <text:p>3.568536282</text:p>
          </table:table-cell>
          <table:table-cell office:value-type="float" office:value="-0.451495290029471">
            <text:p>-0.4514952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203299351416e+17">
            <text:p>6.62E+17</text:p>
          </table:table-cell>
          <table:table-cell office:value-type="float" office:value="-70.25">
            <text:p>-70.25</text:p>
          </table:table-cell>
          <table:table-cell office:value-type="float" office:value="3.62955164909363">
            <text:p>3.629551649</text:p>
          </table:table-cell>
          <table:table-cell office:value-type="float" office:value="-82.25">
            <text:p>-82.25</text:p>
          </table:table-cell>
          <table:table-cell office:value-type="float" office:value="4.09291410446167">
            <text:p>4.092914104</text:p>
          </table:table-cell>
          <table:table-cell office:value-type="float" office:value="-82.25">
            <text:p>-82.25</text:p>
          </table:table-cell>
          <table:table-cell office:value-type="float" office:value="4.09291410446167">
            <text:p>4.092914104</text:p>
          </table:table-cell>
          <table:table-cell office:value-type="float" office:value="-12.0089426997153">
            <text:p>-12.008942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203299351416e+17">
            <text:p>6.62E+17</text:p>
          </table:table-cell>
          <table:table-cell office:value-type="float" office:value="-81.75">
            <text:p>-81.75</text:p>
          </table:table-cell>
          <table:table-cell office:value-type="float" office:value="4.2087197303772">
            <text:p>4.20871973</text:p>
          </table:table-cell>
          <table:table-cell office:value-type="float" office:value="-95.75">
            <text:p>-95.75</text:p>
          </table:table-cell>
          <table:table-cell office:value-type="float" office:value="4.69364309310913">
            <text:p>4.693643093</text:p>
          </table:table-cell>
          <table:table-cell office:value-type="float" office:value="-95.75">
            <text:p>-95.75</text:p>
          </table:table-cell>
          <table:table-cell office:value-type="float" office:value="4.69364309310913">
            <text:p>4.693643093</text:p>
          </table:table-cell>
          <table:table-cell office:value-type="float" office:value="-14.0083957206999">
            <text:p>-14.008395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203299351416e+17">
            <text:p>6.62E+17</text:p>
          </table:table-cell>
          <table:table-cell office:value-type="float" office:value="-81.8000030517578">
            <text:p>-81.8000031</text:p>
          </table:table-cell>
          <table:table-cell office:value-type="float" office:value="4.21097755432129">
            <text:p>4.210977554</text:p>
          </table:table-cell>
          <table:table-cell office:value-type="float" office:value="-96.1999969482422">
            <text:p>-96.1999969</text:p>
          </table:table-cell>
          <table:table-cell office:value-type="float" office:value="4.71694660186768">
            <text:p>4.716946602</text:p>
          </table:table-cell>
          <table:table-cell office:value-type="float" office:value="-96.1999969482422">
            <text:p>-96.1999969</text:p>
          </table:table-cell>
          <table:table-cell office:value-type="float" office:value="4.71694660186768">
            <text:p>4.716946602</text:p>
          </table:table-cell>
          <table:table-cell office:value-type="float" office:value="-14.4088802096437">
            <text:p>-14.408880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203299351416e+17">
            <text:p>6.62E+17</text:p>
          </table:table-cell>
          <table:table-cell office:value-type="float" office:value="-82.25">
            <text:p>-82.25</text:p>
          </table:table-cell>
          <table:table-cell office:value-type="float" office:value="4.23691749572754">
            <text:p>4.236917496</text:p>
          </table:table-cell>
          <table:table-cell office:value-type="float" office:value="-110.199996948242">
            <text:p>-110.199997</text:p>
          </table:table-cell>
          <table:table-cell office:value-type="float" office:value="5.44217395782471">
            <text:p>5.442173958</text:p>
          </table:table-cell>
          <table:table-cell office:value-type="float" office:value="-110.199996948242">
            <text:p>-110.199997</text:p>
          </table:table-cell>
          <table:table-cell office:value-type="float" office:value="5.44217395782471">
            <text:p>5.442173958</text:p>
          </table:table-cell>
          <table:table-cell office:value-type="float" office:value="-27.9759713423176">
            <text:p>-27.975971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203299351416e+17">
            <text:p>6.62E+17</text:p>
          </table:table-cell>
          <table:table-cell office:value-type="float" office:value="-95.8000030517578">
            <text:p>-95.8000031</text:p>
          </table:table-cell>
          <table:table-cell office:value-type="float" office:value="4.93324184417725">
            <text:p>4.933241844</text:p>
          </table:table-cell>
          <table:table-cell office:value-type="float" office:value="-129.75">
            <text:p>-129.75</text:p>
          </table:table-cell>
          <table:table-cell office:value-type="float" office:value="6.45129680633545">
            <text:p>6.451296806</text:p>
          </table:table-cell>
          <table:table-cell office:value-type="float" office:value="-129.75">
            <text:p>-129.75</text:p>
          </table:table-cell>
          <table:table-cell office:value-type="float" office:value="6.45129680633545">
            <text:p>6.451296806</text:p>
          </table:table-cell>
          <table:table-cell office:value-type="float" office:value="-33.9839194863363">
            <text:p>-33.983919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704164258284e+17">
            <text:p>2.48E+17</text:p>
          </table:table-cell>
          <table:table-cell office:value-type="float" office:value="-27.7028007507324">
            <text:p>-27.7028008</text:p>
          </table:table-cell>
          <table:table-cell office:value-type="float" office:value="3.14484286308289">
            <text:p>3.14484286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704164258284e+17">
            <text:p>2.48E+17</text:p>
          </table:table-cell>
          <table:table-cell office:value-type="float" office:value="-28.1422004699707">
            <text:p>-28.1422005</text:p>
          </table:table-cell>
          <table:table-cell office:value-type="float" office:value="3.19439077377319">
            <text:p>3.19439077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704164258284e+17">
            <text:p>2.48E+17</text:p>
          </table:table-cell>
          <table:table-cell office:value-type="float" office:value="-59.7999992370605">
            <text:p>-59.7999992</text:p>
          </table:table-cell>
          <table:table-cell office:value-type="float" office:value="6.75634670257568">
            <text:p>6.756346703</text:p>
          </table:table-cell>
          <table:table-cell office:value-type="float" office:value="-60.2000007629395">
            <text:p>-60.2000008</text:p>
          </table:table-cell>
          <table:table-cell office:value-type="float" office:value="6.80239868164063">
            <text:p>6.802398682</text:p>
          </table:table-cell>
          <table:table-cell office:value-type="float" office:value="-60.2000007629395">
            <text:p>-60.2000008</text:p>
          </table:table-cell>
          <table:table-cell office:value-type="float" office:value="6.80239868164063">
            <text:p>6.802398682</text:p>
          </table:table-cell>
          <table:table-cell office:value-type="float" office:value="-0.402643769952114">
            <text:p>-0.4026437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704164258284e+17">
            <text:p>2.48E+17</text:p>
          </table:table-cell>
          <table:table-cell office:value-type="float" office:value="-60.2000007629395">
            <text:p>-60.2000008</text:p>
          </table:table-cell>
          <table:table-cell office:value-type="float" office:value="6.80239868164063">
            <text:p>6.802398682</text:p>
          </table:table-cell>
          <table:table-cell office:value-type="float" office:value="-70.1999969482422">
            <text:p>-70.1999969</text:p>
          </table:table-cell>
          <table:table-cell office:value-type="float" office:value="7.92428684234619">
            <text:p>7.924286842</text:p>
          </table:table-cell>
          <table:table-cell office:value-type="float" office:value="-70.1999969482422">
            <text:p>-70.1999969</text:p>
          </table:table-cell>
          <table:table-cell office:value-type="float" office:value="7.92428684234619">
            <text:p>7.924286842</text:p>
          </table:table-cell>
          <table:table-cell office:value-type="float" office:value="-10.0627310781517">
            <text:p>-10.062731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704164258284e+17">
            <text:p>2.48E+17</text:p>
          </table:table-cell>
          <table:table-cell office:value-type="float" office:value="-69.8000030517578">
            <text:p>-69.8000031</text:p>
          </table:table-cell>
          <table:table-cell office:value-type="float" office:value="7.87839508056641">
            <text:p>7.878395081</text:p>
          </table:table-cell>
          <table:table-cell office:value-type="float" office:value="-81.8000030517578">
            <text:p>-81.8000031</text:p>
          </table:table-cell>
          <table:table-cell office:value-type="float" office:value="9.22156429290771">
            <text:p>9.221564293</text:p>
          </table:table-cell>
          <table:table-cell office:value-type="float" office:value="-81.8000030517578">
            <text:p>-81.8000031</text:p>
          </table:table-cell>
          <table:table-cell office:value-type="float" office:value="9.22156429290771">
            <text:p>9.221564293</text:p>
          </table:table-cell>
          <table:table-cell office:value-type="float" office:value="-12.074936999131">
            <text:p>-12.07493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704164258284e+17">
            <text:p>2.48E+17</text:p>
          </table:table-cell>
          <table:table-cell office:value-type="float" office:value="-70.1999969482422">
            <text:p>-70.1999969</text:p>
          </table:table-cell>
          <table:table-cell office:value-type="float" office:value="7.92428684234619">
            <text:p>7.924286842</text:p>
          </table:table-cell>
          <table:table-cell office:value-type="float" office:value="-95.8000030517578">
            <text:p>-95.8000031</text:p>
          </table:table-cell>
          <table:table-cell office:value-type="float" office:value="10.7839641571045">
            <text:p>10.78396416</text:p>
          </table:table-cell>
          <table:table-cell office:value-type="float" office:value="-95.8000030517578">
            <text:p>-95.8000031</text:p>
          </table:table-cell>
          <table:table-cell office:value-type="float" office:value="10.7839641571045">
            <text:p>10.78396416</text:p>
          </table:table-cell>
          <table:table-cell office:value-type="float" office:value="-25.7592326524798">
            <text:p>-25.759232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704164258284e+17">
            <text:p>2.48E+17</text:p>
          </table:table-cell>
          <table:table-cell office:value-type="float" office:value="-81.8000030517578">
            <text:p>-81.8000031</text:p>
          </table:table-cell>
          <table:table-cell office:value-type="float" office:value="9.22156429290771">
            <text:p>9.221564293</text:p>
          </table:table-cell>
          <table:table-cell office:value-type="float" office:value="-109.800003051758">
            <text:p>-109.800003</text:p>
          </table:table-cell>
          <table:table-cell office:value-type="float" office:value="12.3469324111938">
            <text:p>12.34693241</text:p>
          </table:table-cell>
          <table:table-cell office:value-type="float" office:value="-109.800003051758">
            <text:p>-109.800003</text:p>
          </table:table-cell>
          <table:table-cell office:value-type="float" office:value="12.3469324111938">
            <text:p>12.34693241</text:p>
          </table:table-cell>
          <table:table-cell office:value-type="float" office:value="-28.1738873049993">
            <text:p>-28.173887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704164258284e+17">
            <text:p>2.48E+17</text:p>
          </table:table-cell>
          <table:table-cell office:value-type="float" office:value="-95.8000030517578">
            <text:p>-95.8000031</text:p>
          </table:table-cell>
          <table:table-cell office:value-type="float" office:value="10.7839641571045">
            <text:p>10.78396416</text:p>
          </table:table-cell>
          <table:table-cell office:value-type="float" office:value="-110.199996948242">
            <text:p>-110.199997</text:p>
          </table:table-cell>
          <table:table-cell office:value-type="float" office:value="12.3894023895264">
            <text:p>12.38940239</text:p>
          </table:table-cell>
          <table:table-cell office:value-type="float" office:value="-110.199996948242">
            <text:p>-110.199997</text:p>
          </table:table-cell>
          <table:table-cell office:value-type="float" office:value="12.3894023895264">
            <text:p>12.38940239</text:p>
          </table:table-cell>
          <table:table-cell office:value-type="float" office:value="-14.4892117155113">
            <text:p>-14.489211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704164258284e+17">
            <text:p>2.48E+17</text:p>
          </table:table-cell>
          <table:table-cell office:value-type="float" office:value="-96.1999969482422">
            <text:p>-96.1999969</text:p>
          </table:table-cell>
          <table:table-cell office:value-type="float" office:value="10.8268365859985">
            <text:p>10.82683659</text:p>
          </table:table-cell>
          <table:table-cell office:value-type="float" office:value="-129.800003051758">
            <text:p>-129.800003</text:p>
          </table:table-cell>
          <table:table-cell office:value-type="float" office:value="14.5409269332886">
            <text:p>14.54092693</text:p>
          </table:table-cell>
          <table:table-cell office:value-type="float" office:value="-129.800003051758">
            <text:p>-129.800003</text:p>
          </table:table-cell>
          <table:table-cell office:value-type="float" office:value="14.5409269332886">
            <text:p>14.54092693</text:p>
          </table:table-cell>
          <table:table-cell office:value-type="float" office:value="-33.8046576267845">
            <text:p>-33.804657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73475330884e+17">
            <text:p>5.90E+17</text:p>
          </table:table-cell>
          <table:table-cell office:value-type="float" office:value="-7.25046014785767">
            <text:p>-7.25046015</text:p>
          </table:table-cell>
          <table:table-cell office:value-type="float" office:value="3.14781475067139">
            <text:p>3.14781475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73475330884e+17">
            <text:p>5.90E+17</text:p>
          </table:table-cell>
          <table:table-cell office:value-type="float" office:value="-7.7464599609375">
            <text:p>-7.74645996</text:p>
          </table:table-cell>
          <table:table-cell office:value-type="float" office:value="3.34128189086914">
            <text:p>3.34128189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73475330884e+17">
            <text:p>5.90E+17</text:p>
          </table:table-cell>
          <table:table-cell office:value-type="float" office:value="-17.6420001983643">
            <text:p>-17.6420002</text:p>
          </table:table-cell>
          <table:table-cell office:value-type="float" office:value="7.18704223632813">
            <text:p>7.187042236</text:p>
          </table:table-cell>
          <table:table-cell office:value-type="float" office:value="-17.6420001983643">
            <text:p>-17.6420002</text:p>
          </table:table-cell>
          <table:table-cell office:value-type="float" office:value="7.18704223632813">
            <text:p>7.187042236</text:p>
          </table:table-cell>
          <table:table-cell office:value-type="float" office:value="-17.6420001983643">
            <text:p>-17.6420002</text:p>
          </table:table-cell>
          <table:table-cell office:value-type="float" office:value="7.18704223632813">
            <text:p>7.18704223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73475330884e+17">
            <text:p>5.90E+17</text:p>
          </table:table-cell>
          <table:table-cell office:value-type="float" office:value="-28.9906005859375">
            <text:p>-28.9906006</text:p>
          </table:table-cell>
          <table:table-cell office:value-type="float" office:value="11.5621585845947">
            <text:p>11.56215858</text:p>
          </table:table-cell>
          <table:table-cell office:value-type="float" office:value="-29.2665977478027">
            <text:p>-29.2665977</text:p>
          </table:table-cell>
          <table:table-cell office:value-type="float" office:value="11.7153959274292">
            <text:p>11.71539593</text:p>
          </table:table-cell>
          <table:table-cell office:value-type="float" office:value="-29.2665977478027">
            <text:p>-29.2665977</text:p>
          </table:table-cell>
          <table:table-cell office:value-type="float" office:value="11.7153959274292">
            <text:p>11.71539593</text:p>
          </table:table-cell>
          <table:table-cell office:value-type="float" office:value="-0.315683570362213">
            <text:p>-0.3156835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73475330884e+17">
            <text:p>5.90E+17</text:p>
          </table:table-cell>
          <table:table-cell office:value-type="float" office:value="-43.7621002197266">
            <text:p>-43.7621002</text:p>
          </table:table-cell>
          <table:table-cell office:value-type="float" office:value="17.2187614440918">
            <text:p>17.21876144</text:p>
          </table:table-cell>
          <table:table-cell office:value-type="float" office:value="-29.5769996643066">
            <text:p>-29.5769997</text:p>
          </table:table-cell>
          <table:table-cell office:value-type="float" office:value="11.7194948196411">
            <text:p>11.71949482</text:p>
          </table:table-cell>
          <table:table-cell office:value-type="float" office:value="-29.5769996643066">
            <text:p>-29.5769997</text:p>
          </table:table-cell>
          <table:table-cell office:value-type="float" office:value="11.7194948196411">
            <text:p>11.71949482</text:p>
          </table:table-cell>
          <table:table-cell office:value-type="float" office:value="-15.2137770186818">
            <text:p>-15.21377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73475330884e+17">
            <text:p>5.90E+17</text:p>
          </table:table-cell>
          <table:table-cell office:value-type="float" office:value="-66.9400024414063">
            <text:p>-66.9400024</text:p>
          </table:table-cell>
          <table:table-cell office:value-type="float" office:value="26.0706577301025">
            <text:p>26.07065773</text:p>
          </table:table-cell>
          <table:table-cell office:value-type="float" office:value="-45.0589981079102">
            <text:p>-45.0589981</text:p>
          </table:table-cell>
          <table:table-cell office:value-type="float" office:value="11.7582111358643">
            <text:p>11.75821114</text:p>
          </table:table-cell>
          <table:table-cell office:value-type="float" office:value="-45.0589981079102">
            <text:p>-45.0589981</text:p>
          </table:table-cell>
          <table:table-cell office:value-type="float" office:value="11.7582111358643">
            <text:p>11.75821114</text:p>
          </table:table-cell>
          <table:table-cell office:value-type="float" office:value="-26.1462134573134">
            <text:p>-26.14621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73475330884e+17">
            <text:p>5.90E+17</text:p>
          </table:table-cell>
          <table:table-cell office:value-type="float" office:value="-93.0719985961914">
            <text:p>-93.0719986</text:p>
          </table:table-cell>
          <table:table-cell office:value-type="float" office:value="35.6638679504395">
            <text:p>35.66386795</text:p>
          </table:table-cell>
          <table:table-cell office:value-type="float" office:value="-59.7999992370605">
            <text:p>-59.7999992</text:p>
          </table:table-cell>
          <table:table-cell office:value-type="float" office:value="11.8801498413086">
            <text:p>11.88014984</text:p>
          </table:table-cell>
          <table:table-cell office:value-type="float" office:value="-59.7999992370605">
            <text:p>-59.7999992</text:p>
          </table:table-cell>
          <table:table-cell office:value-type="float" office:value="11.8801498413086">
            <text:p>11.88014984</text:p>
          </table:table-cell>
          <table:table-cell office:value-type="float" office:value="-40.8985475102552">
            <text:p>-40.89854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73475330884e+17">
            <text:p>5.90E+17</text:p>
          </table:table-cell>
          <table:table-cell office:value-type="float" office:value="-94.8300018310547">
            <text:p>-94.8300018</text:p>
          </table:table-cell>
          <table:table-cell office:value-type="float" office:value="36.282657623291">
            <text:p>36.28265762</text:p>
          </table:table-cell>
          <table:table-cell office:value-type="float" office:value="-60.2000007629395">
            <text:p>-60.2000008</text:p>
          </table:table-cell>
          <table:table-cell office:value-type="float" office:value="11.9603796005249">
            <text:p>11.9603796</text:p>
          </table:table-cell>
          <table:table-cell office:value-type="float" office:value="-60.2000007629395">
            <text:p>-60.2000008</text:p>
          </table:table-cell>
          <table:table-cell office:value-type="float" office:value="11.9603796005249">
            <text:p>11.9603796</text:p>
          </table:table-cell>
          <table:table-cell office:value-type="float" office:value="-42.3179652416606">
            <text:p>-42.31796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73475330884e+17">
            <text:p>5.90E+17</text:p>
          </table:table-cell>
          <table:table-cell office:value-type="float" office:value="-122.449996948242">
            <text:p>-122.449997</text:p>
          </table:table-cell>
          <table:table-cell office:value-type="float" office:value="45.8014106750488">
            <text:p>45.80141068</text:p>
          </table:table-cell>
          <table:table-cell office:value-type="float" office:value="-69.8000030517578">
            <text:p>-69.8000031</text:p>
          </table:table-cell>
          <table:table-cell office:value-type="float" office:value="13.8685579299927">
            <text:p>13.86855793</text:p>
          </table:table-cell>
          <table:table-cell office:value-type="float" office:value="-69.8000030517578">
            <text:p>-69.8000031</text:p>
          </table:table-cell>
          <table:table-cell office:value-type="float" office:value="13.8685579299927">
            <text:p>13.86855793</text:p>
          </table:table-cell>
          <table:table-cell office:value-type="float" office:value="-61.5770163432533">
            <text:p>-61.577016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95255869391e+17">
            <text:p>1.08E+17</text:p>
          </table:table-cell>
          <table:table-cell office:value-type="float" office:value="59.75">
            <text:p>59.75</text:p>
          </table:table-cell>
          <table:table-cell office:value-type="float" office:value="5.91130971908569">
            <text:p>5.91130971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95255869391e+17">
            <text:p>1.08E+17</text:p>
          </table:table-cell>
          <table:table-cell office:value-type="float" office:value="60.25">
            <text:p>60.25</text:p>
          </table:table-cell>
          <table:table-cell office:value-type="float" office:value="5.96195602416992">
            <text:p>5.96195602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95255869391e+17">
            <text:p>1.08E+17</text:p>
          </table:table-cell>
          <table:table-cell office:value-type="float" office:value="69.75">
            <text:p>69.75</text:p>
          </table:table-cell>
          <table:table-cell office:value-type="float" office:value="6.90878057479858">
            <text:p>6.908780575</text:p>
          </table:table-cell>
          <table:table-cell office:value-type="float" office:value="70.25">
            <text:p>70.25</text:p>
          </table:table-cell>
          <table:table-cell office:value-type="float" office:value="6.97182607650757">
            <text:p>6.971826077</text:p>
          </table:table-cell>
          <table:table-cell office:value-type="float" office:value="70.25">
            <text:p>70.25</text:p>
          </table:table-cell>
          <table:table-cell office:value-type="float" office:value="6.97182607650757">
            <text:p>6.971826077</text:p>
          </table:table-cell>
          <table:table-cell office:value-type="float" office:value="-0.503959061120779">
            <text:p>-0.5039590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95255869391e+17">
            <text:p>1.08E+17</text:p>
          </table:table-cell>
          <table:table-cell office:value-type="float" office:value="70.25">
            <text:p>70.25</text:p>
          </table:table-cell>
          <table:table-cell office:value-type="float" office:value="6.95832586288452">
            <text:p>6.958325863</text:p>
          </table:table-cell>
          <table:table-cell office:value-type="float" office:value="82.1999969482422">
            <text:p>82.19999695</text:p>
          </table:table-cell>
          <table:table-cell office:value-type="float" office:value="8.16702938079834">
            <text:p>8.167029381</text:p>
          </table:table-cell>
          <table:table-cell office:value-type="float" office:value="82.1999969482422">
            <text:p>82.19999695</text:p>
          </table:table-cell>
          <table:table-cell office:value-type="float" office:value="8.16702938079834">
            <text:p>8.167029381</text:p>
          </table:table-cell>
          <table:table-cell office:value-type="float" office:value="-12.0109696218588">
            <text:p>-12.010969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95255869391e+17">
            <text:p>1.08E+17</text:p>
          </table:table-cell>
          <table:table-cell office:value-type="float" office:value="81.75">
            <text:p>81.75</text:p>
          </table:table-cell>
          <table:table-cell office:value-type="float" office:value="8.09819793701172">
            <text:p>8.098197937</text:p>
          </table:table-cell>
          <table:table-cell office:value-type="float" office:value="96.1999969482422">
            <text:p>96.19999695</text:p>
          </table:table-cell>
          <table:table-cell office:value-type="float" office:value="9.55145072937012">
            <text:p>9.551450729</text:p>
          </table:table-cell>
          <table:table-cell office:value-type="float" office:value="96.1999969482422">
            <text:p>96.19999695</text:p>
          </table:table-cell>
          <table:table-cell office:value-type="float" office:value="9.55145072937012">
            <text:p>9.551450729</text:p>
          </table:table-cell>
          <table:table-cell office:value-type="float" office:value="-14.5228907412645">
            <text:p>-14.522890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95255869391e+17">
            <text:p>1.08E+17</text:p>
          </table:table-cell>
          <table:table-cell office:value-type="float" office:value="95.75">
            <text:p>95.75</text:p>
          </table:table-cell>
          <table:table-cell office:value-type="float" office:value="9.48119926452637">
            <text:p>9.481199265</text:p>
          </table:table-cell>
          <table:table-cell office:value-type="float" office:value="109.800003051758">
            <text:p>109.8000031</text:p>
          </table:table-cell>
          <table:table-cell office:value-type="float" office:value="10.896390914917">
            <text:p>10.89639091</text:p>
          </table:table-cell>
          <table:table-cell office:value-type="float" office:value="109.800003051758">
            <text:p>109.8000031</text:p>
          </table:table-cell>
          <table:table-cell office:value-type="float" office:value="10.896390914917">
            <text:p>10.89639091</text:p>
          </table:table-cell>
          <table:table-cell office:value-type="float" office:value="-14.1210960325939">
            <text:p>-14.12109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95255869391e+17">
            <text:p>1.08E+17</text:p>
          </table:table-cell>
          <table:table-cell office:value-type="float" office:value="109.800003051758">
            <text:p>109.8000031</text:p>
          </table:table-cell>
          <table:table-cell office:value-type="float" office:value="10.8687887191772">
            <text:p>10.86878872</text:p>
          </table:table-cell>
          <table:table-cell office:value-type="float" office:value="110.199996948242">
            <text:p>110.1999969</text:p>
          </table:table-cell>
          <table:table-cell office:value-type="float" office:value="10.936616897583">
            <text:p>10.9366169</text:p>
          </table:table-cell>
          <table:table-cell office:value-type="float" office:value="110.199996948242">
            <text:p>110.1999969</text:p>
          </table:table-cell>
          <table:table-cell office:value-type="float" office:value="10.936616897583">
            <text:p>10.9366169</text:p>
          </table:table-cell>
          <table:table-cell office:value-type="float" office:value="-0.405704053480609">
            <text:p>-0.4057040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95255869391e+17">
            <text:p>1.08E+17</text:p>
          </table:table-cell>
          <table:table-cell office:value-type="float" office:value="110.199996948242">
            <text:p>110.1999969</text:p>
          </table:table-cell>
          <table:table-cell office:value-type="float" office:value="10.9061698913574">
            <text:p>10.90616989</text:p>
          </table:table-cell>
          <table:table-cell office:value-type="float" office:value="130.199996948242">
            <text:p>130.1999969</text:p>
          </table:table-cell>
          <table:table-cell office:value-type="float" office:value="12.9149627685547">
            <text:p>12.91496277</text:p>
          </table:table-cell>
          <table:table-cell office:value-type="float" office:value="130.199996948242">
            <text:p>130.1999969</text:p>
          </table:table-cell>
          <table:table-cell office:value-type="float" office:value="12.9149627685547">
            <text:p>12.91496277</text:p>
          </table:table-cell>
          <table:table-cell office:value-type="float" office:value="-20.1006280703733">
            <text:p>-20.100628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95255869391e+17">
            <text:p>1.08E+17</text:p>
          </table:table-cell>
          <table:table-cell office:value-type="float" office:value="129.800003051758">
            <text:p>129.8000031</text:p>
          </table:table-cell>
          <table:table-cell office:value-type="float" office:value="12.8409366607666">
            <text:p>12.84093666</text:p>
          </table:table-cell>
          <table:table-cell office:value-type="float" office:value="150.199996948242">
            <text:p>150.1999969</text:p>
          </table:table-cell>
          <table:table-cell office:value-type="float" office:value="14.894172668457">
            <text:p>14.89417267</text:p>
          </table:table-cell>
          <table:table-cell office:value-type="float" office:value="150.199996948242">
            <text:p>150.1999969</text:p>
          </table:table-cell>
          <table:table-cell office:value-type="float" office:value="14.894172668457">
            <text:p>14.89417267</text:p>
          </table:table-cell>
          <table:table-cell office:value-type="float" office:value="-20.5030614562771">
            <text:p>-20.503061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7206692291e+17">
            <text:p>1.31E+17</text:p>
          </table:table-cell>
          <table:table-cell office:value-type="float" office:value="-59.75">
            <text:p>-59.75</text:p>
          </table:table-cell>
          <table:table-cell office:value-type="float" office:value="5.31130933761597">
            <text:p>5.31130933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7206692291e+17">
            <text:p>1.31E+17</text:p>
          </table:table-cell>
          <table:table-cell office:value-type="float" office:value="-60.25">
            <text:p>-60.25</text:p>
          </table:table-cell>
          <table:table-cell office:value-type="float" office:value="5.34972667694092">
            <text:p>5.34972667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7206692291e+17">
            <text:p>1.31E+17</text:p>
          </table:table-cell>
          <table:table-cell office:value-type="float" office:value="-69.75">
            <text:p>-69.75</text:p>
          </table:table-cell>
          <table:table-cell office:value-type="float" office:value="6.09487104415894">
            <text:p>6.094871044</text:p>
          </table:table-cell>
          <table:table-cell office:value-type="float" office:value="-69.75">
            <text:p>-69.75</text:p>
          </table:table-cell>
          <table:table-cell office:value-type="float" office:value="6.0792555809021">
            <text:p>6.079255581</text:p>
          </table:table-cell>
          <table:table-cell office:value-type="float" office:value="-69.75">
            <text:p>-69.75</text:p>
          </table:table-cell>
          <table:table-cell office:value-type="float" office:value="6.0792555809021">
            <text:p>6.079255581</text:p>
          </table:table-cell>
          <table:table-cell office:value-type="float" office:value="-0.0156154632568359">
            <text:p>-0.0156154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7206692291e+17">
            <text:p>1.31E+17</text:p>
          </table:table-cell>
          <table:table-cell office:value-type="float" office:value="-70.25">
            <text:p>-70.25</text:p>
          </table:table-cell>
          <table:table-cell office:value-type="float" office:value="6.13397312164307">
            <text:p>6.133973122</text:p>
          </table:table-cell>
          <table:table-cell office:value-type="float" office:value="-81.75">
            <text:p>-81.75</text:p>
          </table:table-cell>
          <table:table-cell office:value-type="float" office:value="7.00363445281982">
            <text:p>7.003634453</text:p>
          </table:table-cell>
          <table:table-cell office:value-type="float" office:value="-81.75">
            <text:p>-81.75</text:p>
          </table:table-cell>
          <table:table-cell office:value-type="float" office:value="7.00363445281982">
            <text:p>7.003634453</text:p>
          </table:table-cell>
          <table:table-cell office:value-type="float" office:value="-11.5328362006466">
            <text:p>-11.532836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7206692291e+17">
            <text:p>1.31E+17</text:p>
          </table:table-cell>
          <table:table-cell office:value-type="float" office:value="-81.75">
            <text:p>-81.75</text:p>
          </table:table-cell>
          <table:table-cell office:value-type="float" office:value="7.03294467926025">
            <text:p>7.032944679</text:p>
          </table:table-cell>
          <table:table-cell office:value-type="float" office:value="-96.25">
            <text:p>-96.25</text:p>
          </table:table-cell>
          <table:table-cell office:value-type="float" office:value="8.11083793640137">
            <text:p>8.110837936</text:p>
          </table:table-cell>
          <table:table-cell office:value-type="float" office:value="-96.25">
            <text:p>-96.25</text:p>
          </table:table-cell>
          <table:table-cell office:value-type="float" office:value="8.11083793640137">
            <text:p>8.110837936</text:p>
          </table:table-cell>
          <table:table-cell office:value-type="float" office:value="-14.5400087301827">
            <text:p>-14.540008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7206692291e+17">
            <text:p>1.31E+17</text:p>
          </table:table-cell>
          <table:table-cell office:value-type="float" office:value="-95.75">
            <text:p>-95.75</text:p>
          </table:table-cell>
          <table:table-cell office:value-type="float" office:value="8.13338375091553">
            <text:p>8.133383751</text:p>
          </table:table-cell>
          <table:table-cell office:value-type="float" office:value="-110.25">
            <text:p>-110.25</text:p>
          </table:table-cell>
          <table:table-cell office:value-type="float" office:value="9.17906284332275">
            <text:p>9.179062843</text:p>
          </table:table-cell>
          <table:table-cell office:value-type="float" office:value="-110.25">
            <text:p>-110.25</text:p>
          </table:table-cell>
          <table:table-cell office:value-type="float" office:value="9.17906284332275">
            <text:p>9.179062843</text:p>
          </table:table-cell>
          <table:table-cell office:value-type="float" office:value="-14.5376560959564">
            <text:p>-14.537656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7206692291e+17">
            <text:p>1.31E+17</text:p>
          </table:table-cell>
          <table:table-cell office:value-type="float" office:value="-109.75">
            <text:p>-109.75</text:p>
          </table:table-cell>
          <table:table-cell office:value-type="float" office:value="9.23075103759766">
            <text:p>9.230751038</text:p>
          </table:table-cell>
          <table:table-cell office:value-type="float" office:value="-129.800003051758">
            <text:p>-129.800003</text:p>
          </table:table-cell>
          <table:table-cell office:value-type="float" office:value="10.7257900238037">
            <text:p>10.72579002</text:p>
          </table:table-cell>
          <table:table-cell office:value-type="float" office:value="-129.800003051758">
            <text:p>-129.800003</text:p>
          </table:table-cell>
          <table:table-cell office:value-type="float" office:value="10.7257900238037">
            <text:p>10.72579002</text:p>
          </table:table-cell>
          <table:table-cell office:value-type="float" office:value="-20.1056649714893">
            <text:p>-20.10566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7206692291e+17">
            <text:p>1.31E+17</text:p>
          </table:table-cell>
          <table:table-cell office:value-type="float" office:value="-130.199996948242">
            <text:p>-130.199997</text:p>
          </table:table-cell>
          <table:table-cell office:value-type="float" office:value="10.8335094451904">
            <text:p>10.83350945</text:p>
          </table:table-cell>
          <table:table-cell office:value-type="float" office:value="-130.199996948242">
            <text:p>-130.199997</text:p>
          </table:table-cell>
          <table:table-cell office:value-type="float" office:value="10.7570466995239">
            <text:p>10.7570467</text:p>
          </table:table-cell>
          <table:table-cell office:value-type="float" office:value="-130.199996948242">
            <text:p>-130.199997</text:p>
          </table:table-cell>
          <table:table-cell office:value-type="float" office:value="10.7570466995239">
            <text:p>10.7570467</text:p>
          </table:table-cell>
          <table:table-cell office:value-type="float" office:value="-0.0764627456665039">
            <text:p>-0.076462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0607206692291e+17">
            <text:p>1.31E+17</text:p>
          </table:table-cell>
          <table:table-cell office:value-type="float" office:value="-130.199996948242">
            <text:p>-130.199997</text:p>
          </table:table-cell>
          <table:table-cell office:value-type="float" office:value="10.8335094451904">
            <text:p>10.83350945</text:p>
          </table:table-cell>
          <table:table-cell office:value-type="float" office:value="-149.800003051758">
            <text:p>-149.800003</text:p>
          </table:table-cell>
          <table:table-cell office:value-type="float" office:value="12.3669672012329">
            <text:p>12.3669672</text:p>
          </table:table-cell>
          <table:table-cell office:value-type="float" office:value="-149.800003051758">
            <text:p>-149.800003</text:p>
          </table:table-cell>
          <table:table-cell office:value-type="float" office:value="12.3669672012329">
            <text:p>12.3669672</text:p>
          </table:table-cell>
          <table:table-cell office:value-type="float" office:value="-19.659901626087">
            <text:p>-19.659901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7986016985e+17">
            <text:p>3.33E+17</text:p>
          </table:table-cell>
          <table:table-cell office:value-type="float" office:value="7.56399011611938">
            <text:p>7.563990116</text:p>
          </table:table-cell>
          <table:table-cell office:value-type="float" office:value="3.19988322257996">
            <text:p>3.19988322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7986016985e+17">
            <text:p>3.33E+17</text:p>
          </table:table-cell>
          <table:table-cell office:value-type="float" office:value="16.2901992797852">
            <text:p>16.29019928</text:p>
          </table:table-cell>
          <table:table-cell office:value-type="float" office:value="7.15879344940186">
            <text:p>7.15879344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7986016985e+17">
            <text:p>3.33E+17</text:p>
          </table:table-cell>
          <table:table-cell office:value-type="float" office:value="26.2653999328613">
            <text:p>26.26539993</text:p>
          </table:table-cell>
          <table:table-cell office:value-type="float" office:value="11.6924285888672">
            <text:p>11.69242859</text:p>
          </table:table-cell>
          <table:table-cell office:value-type="float" office:value="26.2653999328613">
            <text:p>26.26539993</text:p>
          </table:table-cell>
          <table:table-cell office:value-type="float" office:value="11.6924285888672">
            <text:p>11.69242859</text:p>
          </table:table-cell>
          <table:table-cell office:value-type="float" office:value="26.2653999328613">
            <text:p>26.26539993</text:p>
          </table:table-cell>
          <table:table-cell office:value-type="float" office:value="11.6924285888672">
            <text:p>11.69242859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7986016985e+17">
            <text:p>3.33E+17</text:p>
          </table:table-cell>
          <table:table-cell office:value-type="float" office:value="38.4361991882324">
            <text:p>38.43619919</text:p>
          </table:table-cell>
          <table:table-cell office:value-type="float" office:value="17.2270565032959">
            <text:p>17.2270565</text:p>
          </table:table-cell>
          <table:table-cell office:value-type="float" office:value="38.4361991882324">
            <text:p>38.43619919</text:p>
          </table:table-cell>
          <table:table-cell office:value-type="float" office:value="17.2270565032959">
            <text:p>17.2270565</text:p>
          </table:table-cell>
          <table:table-cell office:value-type="float" office:value="38.4361991882324">
            <text:p>38.43619919</text:p>
          </table:table-cell>
          <table:table-cell office:value-type="float" office:value="17.2270565032959">
            <text:p>17.227056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7986016985e+17">
            <text:p>3.33E+17</text:p>
          </table:table-cell>
          <table:table-cell office:value-type="float" office:value="58.5479965209961">
            <text:p>58.54799652</text:p>
          </table:table-cell>
          <table:table-cell office:value-type="float" office:value="26.2911491394043">
            <text:p>26.29114914</text:p>
          </table:table-cell>
          <table:table-cell office:value-type="float" office:value="58.5479965209961">
            <text:p>58.54799652</text:p>
          </table:table-cell>
          <table:table-cell office:value-type="float" office:value="26.2911491394043">
            <text:p>26.29114914</text:p>
          </table:table-cell>
          <table:table-cell office:value-type="float" office:value="58.5479965209961">
            <text:p>58.54799652</text:p>
          </table:table-cell>
          <table:table-cell office:value-type="float" office:value="26.2911491394043">
            <text:p>26.2911491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7986016985e+17">
            <text:p>3.33E+17</text:p>
          </table:table-cell>
          <table:table-cell office:value-type="float" office:value="81.4520034790039">
            <text:p>81.45200348</text:p>
          </table:table-cell>
          <table:table-cell office:value-type="float" office:value="36.4289360046387">
            <text:p>36.428936</text:p>
          </table:table-cell>
          <table:table-cell office:value-type="float" office:value="80.5800018310547">
            <text:p>80.58000183</text:p>
          </table:table-cell>
          <table:table-cell office:value-type="float" office:value="36.0888442993164">
            <text:p>36.0888443</text:p>
          </table:table-cell>
          <table:table-cell office:value-type="float" office:value="80.5800018310547">
            <text:p>80.58000183</text:p>
          </table:table-cell>
          <table:table-cell office:value-type="float" office:value="36.0888442993164">
            <text:p>36.0888443</text:p>
          </table:table-cell>
          <table:table-cell office:value-type="float" office:value="-0.935975022132087">
            <text:p>-0.9359750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7986016985e+17">
            <text:p>3.33E+17</text:p>
          </table:table-cell>
          <table:table-cell office:value-type="float" office:value="122.449996948242">
            <text:p>122.4499969</text:p>
          </table:table-cell>
          <table:table-cell office:value-type="float" office:value="53.7408828735352">
            <text:p>53.74088287</text:p>
          </table:table-cell>
          <table:table-cell office:value-type="float" office:value="121.849998474121">
            <text:p>121.8499985</text:p>
          </table:table-cell>
          <table:table-cell office:value-type="float" office:value="54.4638290405273">
            <text:p>54.46382904</text:p>
          </table:table-cell>
          <table:table-cell office:value-type="float" office:value="121.849998474121">
            <text:p>121.8499985</text:p>
          </table:table-cell>
          <table:table-cell office:value-type="float" office:value="54.4638290405273">
            <text:p>54.46382904</text:p>
          </table:table-cell>
          <table:table-cell office:value-type="float" office:value="-0.939494188016263">
            <text:p>-0.9394941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7986016985e+17">
            <text:p>3.33E+17</text:p>
          </table:table-cell>
          <table:table-cell office:value-type="float" office:value="149.550003051758">
            <text:p>149.5500031</text:p>
          </table:table-cell>
          <table:table-cell office:value-type="float" office:value="64.3268051147461">
            <text:p>64.32680511</text:p>
          </table:table-cell>
          <table:table-cell office:value-type="float" office:value="122.449996948242">
            <text:p>122.4499969</text:p>
          </table:table-cell>
          <table:table-cell office:value-type="float" office:value="54.7950630187988">
            <text:p>54.79506302</text:p>
          </table:table-cell>
          <table:table-cell office:value-type="float" office:value="122.449996948242">
            <text:p>122.4499969</text:p>
          </table:table-cell>
          <table:table-cell office:value-type="float" office:value="54.7950630187988">
            <text:p>54.79506302</text:p>
          </table:table-cell>
          <table:table-cell office:value-type="float" office:value="-28.7274161419755">
            <text:p>-28.727416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7986016985e+17">
            <text:p>3.33E+17</text:p>
          </table:table-cell>
          <table:table-cell office:value-type="float" office:value="179.75">
            <text:p>179.75</text:p>
          </table:table-cell>
          <table:table-cell office:value-type="float" office:value="75.533317565918">
            <text:p>75.53331757</text:p>
          </table:table-cell>
          <table:table-cell office:value-type="float" office:value="180.550003051758">
            <text:p>180.5500031</text:p>
          </table:table-cell>
          <table:table-cell office:value-type="float" office:value="86.9591445922852">
            <text:p>86.95914459</text:p>
          </table:table-cell>
          <table:table-cell office:value-type="float" office:value="180.550003051758">
            <text:p>180.5500031</text:p>
          </table:table-cell>
          <table:table-cell office:value-type="float" office:value="86.9591445922852">
            <text:p>86.95914459</text:p>
          </table:table-cell>
          <table:table-cell office:value-type="float" office:value="-11.4537997240778">
            <text:p>-11.453799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19926889316e+17">
            <text:p>6.49E+17</text:p>
          </table:table-cell>
          <table:table-cell office:value-type="float" office:value="13.222900390625">
            <text:p>13.22290039</text:p>
          </table:table-cell>
          <table:table-cell office:value-type="float" office:value="3.20802068710327">
            <text:p>3.20802068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19926889316e+17">
            <text:p>6.49E+17</text:p>
          </table:table-cell>
          <table:table-cell office:value-type="float" office:value="29.0360984802246">
            <text:p>29.03609848</text:p>
          </table:table-cell>
          <table:table-cell office:value-type="float" office:value="7.11741876602173">
            <text:p>7.11741876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19926889316e+17">
            <text:p>6.49E+17</text:p>
          </table:table-cell>
          <table:table-cell office:value-type="float" office:value="47.2264022827148">
            <text:p>47.22640228</text:p>
          </table:table-cell>
          <table:table-cell office:value-type="float" office:value="11.5459384918213">
            <text:p>11.54593849</text:p>
          </table:table-cell>
          <table:table-cell office:value-type="float" office:value="46.8787994384766">
            <text:p>46.87879944</text:p>
          </table:table-cell>
          <table:table-cell office:value-type="float" office:value="11.5311641693115">
            <text:p>11.53116417</text:p>
          </table:table-cell>
          <table:table-cell office:value-type="float" office:value="46.8787994384766">
            <text:p>46.87879944</text:p>
          </table:table-cell>
          <table:table-cell office:value-type="float" office:value="11.5311641693115">
            <text:p>11.53116417</text:p>
          </table:table-cell>
          <table:table-cell office:value-type="float" office:value="-0.347916682451654">
            <text:p>-0.3479166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19926889316e+17">
            <text:p>6.49E+17</text:p>
          </table:table-cell>
          <table:table-cell office:value-type="float" office:value="60.2000007629395">
            <text:p>60.20000076</text:p>
          </table:table-cell>
          <table:table-cell office:value-type="float" office:value="14.6427946090698">
            <text:p>14.64279461</text:p>
          </table:table-cell>
          <table:table-cell office:value-type="float" office:value="60.2000007629395">
            <text:p>60.20000076</text:p>
          </table:table-cell>
          <table:table-cell office:value-type="float" office:value="14.824369430542">
            <text:p>14.82436943</text:p>
          </table:table-cell>
          <table:table-cell office:value-type="float" office:value="60.2000007629395">
            <text:p>60.20000076</text:p>
          </table:table-cell>
          <table:table-cell office:value-type="float" office:value="14.824369430542">
            <text:p>14.82436943</text:p>
          </table:table-cell>
          <table:table-cell office:value-type="float" office:value="-0.181574821472168">
            <text:p>-0.1815748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19926889316e+17">
            <text:p>6.49E+17</text:p>
          </table:table-cell>
          <table:table-cell office:value-type="float" office:value="69.8000030517578">
            <text:p>69.80000305</text:p>
          </table:table-cell>
          <table:table-cell office:value-type="float" office:value="16.8919410705566">
            <text:p>16.89194107</text:p>
          </table:table-cell>
          <table:table-cell office:value-type="float" office:value="70.1999969482422">
            <text:p>70.19999695</text:p>
          </table:table-cell>
          <table:table-cell office:value-type="float" office:value="17.2518424987793">
            <text:p>17.2518425</text:p>
          </table:table-cell>
          <table:table-cell office:value-type="float" office:value="70.1999969482422">
            <text:p>70.19999695</text:p>
          </table:table-cell>
          <table:table-cell office:value-type="float" office:value="17.2518424987793">
            <text:p>17.2518425</text:p>
          </table:table-cell>
          <table:table-cell office:value-type="float" office:value="-0.538074488580773">
            <text:p>-0.5380744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19926889316e+17">
            <text:p>6.49E+17</text:p>
          </table:table-cell>
          <table:table-cell office:value-type="float" office:value="70.1999969482422">
            <text:p>70.19999695</text:p>
          </table:table-cell>
          <table:table-cell office:value-type="float" office:value="16.9863319396973">
            <text:p>16.98633194</text:p>
          </table:table-cell>
          <table:table-cell office:value-type="float" office:value="121.550003051758">
            <text:p>121.5500031</text:p>
          </table:table-cell>
          <table:table-cell office:value-type="float" office:value="29.7589721679688">
            <text:p>29.75897217</text:p>
          </table:table-cell>
          <table:table-cell office:value-type="float" office:value="121.550003051758">
            <text:p>121.5500031</text:p>
          </table:table-cell>
          <table:table-cell office:value-type="float" office:value="29.7589721679688">
            <text:p>29.75897217</text:p>
          </table:table-cell>
          <table:table-cell office:value-type="float" office:value="-52.9146809990569">
            <text:p>-52.91468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6509083984e+17">
            <text:p>4.05E+17</text:p>
          </table:table-cell>
          <table:table-cell office:value-type="float" office:value="-25.2813987731934">
            <text:p>-25.2813988</text:p>
          </table:table-cell>
          <table:table-cell office:value-type="float" office:value="3.14393997192383">
            <text:p>3.14393997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6509083984e+17">
            <text:p>4.05E+17</text:p>
          </table:table-cell>
          <table:table-cell office:value-type="float" office:value="-59.7999992370605">
            <text:p>-59.7999992</text:p>
          </table:table-cell>
          <table:table-cell office:value-type="float" office:value="7.3830771446228">
            <text:p>7.38307714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6509083984e+17">
            <text:p>4.05E+17</text:p>
          </table:table-cell>
          <table:table-cell office:value-type="float" office:value="-69.8000030517578">
            <text:p>-69.8000031</text:p>
          </table:table-cell>
          <table:table-cell office:value-type="float" office:value="8.61173725128174">
            <text:p>8.611737251</text:p>
          </table:table-cell>
          <table:table-cell office:value-type="float" office:value="-69.8000030517578">
            <text:p>-69.8000031</text:p>
          </table:table-cell>
          <table:table-cell office:value-type="float" office:value="8.61173725128174">
            <text:p>8.611737251</text:p>
          </table:table-cell>
          <table:table-cell office:value-type="float" office:value="-69.8000030517578">
            <text:p>-69.8000031</text:p>
          </table:table-cell>
          <table:table-cell office:value-type="float" office:value="8.61173725128174">
            <text:p>8.61173725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6509083984e+17">
            <text:p>4.05E+17</text:p>
          </table:table-cell>
          <table:table-cell office:value-type="float" office:value="-81.8000030517578">
            <text:p>-81.8000031</text:p>
          </table:table-cell>
          <table:table-cell office:value-type="float" office:value="10.085352897644">
            <text:p>10.0853529</text:p>
          </table:table-cell>
          <table:table-cell office:value-type="float" office:value="-81.8000030517578">
            <text:p>-81.8000031</text:p>
          </table:table-cell>
          <table:table-cell office:value-type="float" office:value="10.085352897644">
            <text:p>10.0853529</text:p>
          </table:table-cell>
          <table:table-cell office:value-type="float" office:value="-81.8000030517578">
            <text:p>-81.8000031</text:p>
          </table:table-cell>
          <table:table-cell office:value-type="float" office:value="10.085352897644">
            <text:p>10.0853529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6509083984e+17">
            <text:p>4.05E+17</text:p>
          </table:table-cell>
          <table:table-cell office:value-type="float" office:value="-95.8000030517578">
            <text:p>-95.8000031</text:p>
          </table:table-cell>
          <table:table-cell office:value-type="float" office:value="11.8030700683594">
            <text:p>11.80307007</text:p>
          </table:table-cell>
          <table:table-cell office:value-type="float" office:value="-95.8000030517578">
            <text:p>-95.8000031</text:p>
          </table:table-cell>
          <table:table-cell office:value-type="float" office:value="11.8030700683594">
            <text:p>11.80307007</text:p>
          </table:table-cell>
          <table:table-cell office:value-type="float" office:value="-95.8000030517578">
            <text:p>-95.8000031</text:p>
          </table:table-cell>
          <table:table-cell office:value-type="float" office:value="11.8030700683594">
            <text:p>11.8030700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6509083984e+17">
            <text:p>4.05E+17</text:p>
          </table:table-cell>
          <table:table-cell office:value-type="float" office:value="-96.1999969482422">
            <text:p>-96.1999969</text:p>
          </table:table-cell>
          <table:table-cell office:value-type="float" office:value="11.8514156341553">
            <text:p>11.85141563</text:p>
          </table:table-cell>
          <table:table-cell office:value-type="float" office:value="-96.1999969482422">
            <text:p>-96.1999969</text:p>
          </table:table-cell>
          <table:table-cell office:value-type="float" office:value="11.8514156341553">
            <text:p>11.85141563</text:p>
          </table:table-cell>
          <table:table-cell office:value-type="float" office:value="-96.1999969482422">
            <text:p>-96.1999969</text:p>
          </table:table-cell>
          <table:table-cell office:value-type="float" office:value="11.8514156341553">
            <text:p>11.8514156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6509083984e+17">
            <text:p>4.05E+17</text:p>
          </table:table-cell>
          <table:table-cell office:value-type="float" office:value="-110.199996948242">
            <text:p>-110.199997</text:p>
          </table:table-cell>
          <table:table-cell office:value-type="float" office:value="13.5681028366089">
            <text:p>13.56810284</text:p>
          </table:table-cell>
          <table:table-cell office:value-type="float" office:value="-110.199996948242">
            <text:p>-110.199997</text:p>
          </table:table-cell>
          <table:table-cell office:value-type="float" office:value="13.5681028366089">
            <text:p>13.56810284</text:p>
          </table:table-cell>
          <table:table-cell office:value-type="float" office:value="-110.199996948242">
            <text:p>-110.199997</text:p>
          </table:table-cell>
          <table:table-cell office:value-type="float" office:value="13.5681028366089">
            <text:p>13.5681028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6509083984e+17">
            <text:p>4.05E+17</text:p>
          </table:table-cell>
          <table:table-cell office:value-type="float" office:value="-130.199996948242">
            <text:p>-130.199997</text:p>
          </table:table-cell>
          <table:table-cell office:value-type="float" office:value="16.0226383209229">
            <text:p>16.02263832</text:p>
          </table:table-cell>
          <table:table-cell office:value-type="float" office:value="-130.199996948242">
            <text:p>-130.199997</text:p>
          </table:table-cell>
          <table:table-cell office:value-type="float" office:value="16.0226383209229">
            <text:p>16.02263832</text:p>
          </table:table-cell>
          <table:table-cell office:value-type="float" office:value="-130.199996948242">
            <text:p>-130.199997</text:p>
          </table:table-cell>
          <table:table-cell office:value-type="float" office:value="16.0226383209229">
            <text:p>16.0226383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6509083984e+17">
            <text:p>4.05E+17</text:p>
          </table:table-cell>
          <table:table-cell office:value-type="float" office:value="-214.550003051758">
            <text:p>-214.550003</text:p>
          </table:table-cell>
          <table:table-cell office:value-type="float" office:value="26.3536014556885">
            <text:p>26.35360146</text:p>
          </table:table-cell>
          <table:table-cell office:value-type="float" office:value="-254.550003051758">
            <text:p>-254.550003</text:p>
          </table:table-cell>
          <table:table-cell office:value-type="float" office:value="31.2725887298584">
            <text:p>31.27258873</text:p>
          </table:table-cell>
          <table:table-cell office:value-type="float" office:value="-254.550003051758">
            <text:p>-254.550003</text:p>
          </table:table-cell>
          <table:table-cell office:value-type="float" office:value="31.2725887298584">
            <text:p>31.27258873</text:p>
          </table:table-cell>
          <table:table-cell office:value-type="float" office:value="-40.3013205218321">
            <text:p>-40.301320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3562218865e+17">
            <text:p>3.47E+17</text:p>
          </table:table-cell>
          <table:table-cell office:value-type="float" office:value="5.26628017425537">
            <text:p>5.266280174</text:p>
          </table:table-cell>
          <table:table-cell office:value-type="float" office:value="3.22973489761353">
            <text:p>3.22973489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3562218865e+17">
            <text:p>3.47E+17</text:p>
          </table:table-cell>
          <table:table-cell office:value-type="float" office:value="11.9554004669189">
            <text:p>11.95540047</text:p>
          </table:table-cell>
          <table:table-cell office:value-type="float" office:value="7.19250774383545">
            <text:p>7.19250774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3562218865e+17">
            <text:p>3.47E+17</text:p>
          </table:table-cell>
          <table:table-cell office:value-type="float" office:value="19.6578006744385">
            <text:p>19.65780067</text:p>
          </table:table-cell>
          <table:table-cell office:value-type="float" office:value="11.7124586105347">
            <text:p>11.71245861</text:p>
          </table:table-cell>
          <table:table-cell office:value-type="float" office:value="19.543399810791">
            <text:p>19.54339981</text:p>
          </table:table-cell>
          <table:table-cell office:value-type="float" office:value="11.6894941329956">
            <text:p>11.68949413</text:p>
          </table:table-cell>
          <table:table-cell office:value-type="float" office:value="19.543399810791">
            <text:p>19.54339981</text:p>
          </table:table-cell>
          <table:table-cell office:value-type="float" office:value="11.6894941329956">
            <text:p>11.68949413</text:p>
          </table:table-cell>
          <table:table-cell office:value-type="float" office:value="-0.11668301003971">
            <text:p>-0.1166830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3562218865e+17">
            <text:p>3.47E+17</text:p>
          </table:table-cell>
          <table:table-cell office:value-type="float" office:value="29.0583000183105">
            <text:p>29.05830002</text:p>
          </table:table-cell>
          <table:table-cell office:value-type="float" office:value="17.1723308563232">
            <text:p>17.17233086</text:p>
          </table:table-cell>
          <table:table-cell office:value-type="float" office:value="28.607400894165">
            <text:p>28.60740089</text:p>
          </table:table-cell>
          <table:table-cell office:value-type="float" office:value="17.1705188751221">
            <text:p>17.17051888</text:p>
          </table:table-cell>
          <table:table-cell office:value-type="float" office:value="28.607400894165">
            <text:p>28.60740089</text:p>
          </table:table-cell>
          <table:table-cell office:value-type="float" office:value="17.1705188751221">
            <text:p>17.17051888</text:p>
          </table:table-cell>
          <table:table-cell office:value-type="float" office:value="-0.450902764940579">
            <text:p>-0.4509027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3562218865e+17">
            <text:p>3.47E+17</text:p>
          </table:table-cell>
          <table:table-cell office:value-type="float" office:value="44.2200012207031">
            <text:p>44.22000122</text:p>
          </table:table-cell>
          <table:table-cell office:value-type="float" office:value="25.9014186859131">
            <text:p>25.90141869</text:p>
          </table:table-cell>
          <table:table-cell office:value-type="float" office:value="43.7799987792969">
            <text:p>43.77999878</text:p>
          </table:table-cell>
          <table:table-cell office:value-type="float" office:value="26.3885498046875">
            <text:p>26.3885498</text:p>
          </table:table-cell>
          <table:table-cell office:value-type="float" office:value="43.7799987792969">
            <text:p>43.77999878</text:p>
          </table:table-cell>
          <table:table-cell office:value-type="float" office:value="26.3885498046875">
            <text:p>26.3885498</text:p>
          </table:table-cell>
          <table:table-cell office:value-type="float" office:value="-0.6564288806275">
            <text:p>-0.6564288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3562218865e+17">
            <text:p>3.47E+17</text:p>
          </table:table-cell>
          <table:table-cell office:value-type="float" office:value="45.2799987792969">
            <text:p>45.27999878</text:p>
          </table:table-cell>
          <table:table-cell office:value-type="float" office:value="26.5034446716309">
            <text:p>26.50344467</text:p>
          </table:table-cell>
          <table:table-cell office:value-type="float" office:value="59.4599990844727">
            <text:p>59.45999908</text:p>
          </table:table-cell>
          <table:table-cell office:value-type="float" office:value="36.0696601867676">
            <text:p>36.06966019</text:p>
          </table:table-cell>
          <table:table-cell office:value-type="float" office:value="59.4599990844727">
            <text:p>59.45999908</text:p>
          </table:table-cell>
          <table:table-cell office:value-type="float" office:value="36.0696601867676">
            <text:p>36.06966019</text:p>
          </table:table-cell>
          <table:table-cell office:value-type="float" office:value="-17.1051129179795">
            <text:p>-17.105112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3562218865e+17">
            <text:p>3.47E+17</text:p>
          </table:table-cell>
          <table:table-cell office:value-type="float" office:value="62.3400039672852">
            <text:p>62.34000397</text:p>
          </table:table-cell>
          <table:table-cell office:value-type="float" office:value="36.1573257446289">
            <text:p>36.15732574</text:p>
          </table:table-cell>
          <table:table-cell office:value-type="float" office:value="82.3057022094727">
            <text:p>82.30570221</text:p>
          </table:table-cell>
          <table:table-cell office:value-type="float" office:value="49.8589706420898">
            <text:p>49.85897064</text:p>
          </table:table-cell>
          <table:table-cell office:value-type="float" office:value="82.3057022094727">
            <text:p>82.30570221</text:p>
          </table:table-cell>
          <table:table-cell office:value-type="float" office:value="49.8589706420898">
            <text:p>49.85897064</text:p>
          </table:table-cell>
          <table:table-cell office:value-type="float" office:value="-24.2149577574318">
            <text:p>-24.214957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3562218865e+17">
            <text:p>3.47E+17</text:p>
          </table:table-cell>
          <table:table-cell office:value-type="float" office:value="87.4520034790039">
            <text:p>87.45200348</text:p>
          </table:table-cell>
          <table:table-cell office:value-type="float" office:value="49.9853134155273">
            <text:p>49.98531342</text:p>
          </table:table-cell>
          <table:table-cell office:value-type="float" office:value="83.6257019042969">
            <text:p>83.6257019</text:p>
          </table:table-cell>
          <table:table-cell office:value-type="float" office:value="50.53857421875">
            <text:p>50.53857422</text:p>
          </table:table-cell>
          <table:table-cell office:value-type="float" office:value="83.6257019042969">
            <text:p>83.6257019</text:p>
          </table:table-cell>
          <table:table-cell office:value-type="float" office:value="50.53857421875">
            <text:p>50.53857422</text:p>
          </table:table-cell>
          <table:table-cell office:value-type="float" office:value="-3.86609379826565">
            <text:p>-3.866093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3562218865e+17">
            <text:p>3.47E+17</text:p>
          </table:table-cell>
          <table:table-cell office:value-type="float" office:value="121.849998474121">
            <text:p>121.8499985</text:p>
          </table:table-cell>
          <table:table-cell office:value-type="float" office:value="67.7232894897461">
            <text:p>67.72328949</text:p>
          </table:table-cell>
          <table:table-cell office:value-type="float" office:value="121.849998474121">
            <text:p>121.8499985</text:p>
          </table:table-cell>
          <table:table-cell office:value-type="float" office:value="69.2358551025391">
            <text:p>69.2358551</text:p>
          </table:table-cell>
          <table:table-cell office:value-type="float" office:value="121.849998474121">
            <text:p>121.8499985</text:p>
          </table:table-cell>
          <table:table-cell office:value-type="float" office:value="69.2358551025391">
            <text:p>69.2358551</text:p>
          </table:table-cell>
          <table:table-cell office:value-type="float" office:value="-1.51256561279297">
            <text:p>-1.5125656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1158385940942e+17">
            <text:p>7.12E+17</text:p>
          </table:table-cell>
          <table:table-cell office:value-type="float" office:value="60.2000007629395">
            <text:p>60.20000076</text:p>
          </table:table-cell>
          <table:table-cell office:value-type="float" office:value="8.48766708374023">
            <text:p>8.48766708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1158385940942e+17">
            <text:p>7.12E+17</text:p>
          </table:table-cell>
          <table:table-cell office:value-type="float" office:value="70.1999969482422">
            <text:p>70.19999695</text:p>
          </table:table-cell>
          <table:table-cell office:value-type="float" office:value="9.74655437469482">
            <text:p>9.74655437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1158385940942e+17">
            <text:p>7.12E+17</text:p>
          </table:table-cell>
          <table:table-cell office:value-type="float" office:value="81.8000030517578">
            <text:p>81.80000305</text:p>
          </table:table-cell>
          <table:table-cell office:value-type="float" office:value="11.2055530548096">
            <text:p>11.20555305</text:p>
          </table:table-cell>
          <table:table-cell office:value-type="float" office:value="81.8000030517578">
            <text:p>81.80000305</text:p>
          </table:table-cell>
          <table:table-cell office:value-type="float" office:value="11.2055530548096">
            <text:p>11.20555305</text:p>
          </table:table-cell>
          <table:table-cell office:value-type="float" office:value="81.8000030517578">
            <text:p>81.80000305</text:p>
          </table:table-cell>
          <table:table-cell office:value-type="float" office:value="11.2055530548096">
            <text:p>11.2055530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1158385940942e+17">
            <text:p>7.12E+17</text:p>
          </table:table-cell>
          <table:table-cell office:value-type="float" office:value="82.1999969482422">
            <text:p>82.19999695</text:p>
          </table:table-cell>
          <table:table-cell office:value-type="float" office:value="11.2550811767578">
            <text:p>11.25508118</text:p>
          </table:table-cell>
          <table:table-cell office:value-type="float" office:value="96.1999969482422">
            <text:p>96.19999695</text:p>
          </table:table-cell>
          <table:table-cell office:value-type="float" office:value="13.0162868499756">
            <text:p>13.01628685</text:p>
          </table:table-cell>
          <table:table-cell office:value-type="float" office:value="96.1999969482422">
            <text:p>96.19999695</text:p>
          </table:table-cell>
          <table:table-cell office:value-type="float" office:value="13.0162868499756">
            <text:p>13.01628685</text:p>
          </table:table-cell>
          <table:table-cell office:value-type="float" office:value="-14.1103453332431">
            <text:p>-14.110345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1158385940942e+17">
            <text:p>7.12E+17</text:p>
          </table:table-cell>
          <table:table-cell office:value-type="float" office:value="95.8000030517578">
            <text:p>95.80000305</text:p>
          </table:table-cell>
          <table:table-cell office:value-type="float" office:value="12.9658784866333">
            <text:p>12.96587849</text:p>
          </table:table-cell>
          <table:table-cell office:value-type="float" office:value="109.800003051758">
            <text:p>109.8000031</text:p>
          </table:table-cell>
          <table:table-cell office:value-type="float" office:value="14.7240419387817">
            <text:p>14.72404194</text:p>
          </table:table-cell>
          <table:table-cell office:value-type="float" office:value="109.800003051758">
            <text:p>109.8000031</text:p>
          </table:table-cell>
          <table:table-cell office:value-type="float" office:value="14.7240419387817">
            <text:p>14.72404194</text:p>
          </table:table-cell>
          <table:table-cell office:value-type="float" office:value="-14.1099659363327">
            <text:p>-14.109965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1158385940942e+17">
            <text:p>7.12E+17</text:p>
          </table:table-cell>
          <table:table-cell office:value-type="float" office:value="96.1999969482422">
            <text:p>96.19999695</text:p>
          </table:table-cell>
          <table:table-cell office:value-type="float" office:value="13.0162868499756">
            <text:p>13.01628685</text:p>
          </table:table-cell>
          <table:table-cell office:value-type="float" office:value="129.800003051758">
            <text:p>129.8000031</text:p>
          </table:table-cell>
          <table:table-cell office:value-type="float" office:value="17.2501602172852">
            <text:p>17.25016022</text:p>
          </table:table-cell>
          <table:table-cell office:value-type="float" office:value="129.800003051758">
            <text:p>129.8000031</text:p>
          </table:table-cell>
          <table:table-cell office:value-type="float" office:value="17.2501602172852">
            <text:p>17.25016022</text:p>
          </table:table-cell>
          <table:table-cell office:value-type="float" office:value="-33.8657067525056">
            <text:p>-33.865706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1158385940942e+17">
            <text:p>7.12E+17</text:p>
          </table:table-cell>
          <table:table-cell office:value-type="float" office:value="109.800003051758">
            <text:p>109.8000031</text:p>
          </table:table-cell>
          <table:table-cell office:value-type="float" office:value="14.7240419387817">
            <text:p>14.72404194</text:p>
          </table:table-cell>
          <table:table-cell office:value-type="float" office:value="130.199996948242">
            <text:p>130.1999969</text:p>
          </table:table-cell>
          <table:table-cell office:value-type="float" office:value="17.265775680542">
            <text:p>17.26577568</text:p>
          </table:table-cell>
          <table:table-cell office:value-type="float" office:value="130.199996948242">
            <text:p>130.1999969</text:p>
          </table:table-cell>
          <table:table-cell office:value-type="float" office:value="17.265775680542">
            <text:p>17.26577568</text:p>
          </table:table-cell>
          <table:table-cell office:value-type="float" office:value="-20.5577275346912">
            <text:p>-20.55772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1158385940942e+17">
            <text:p>7.12E+17</text:p>
          </table:table-cell>
          <table:table-cell office:value-type="float" office:value="129.800003051758">
            <text:p>129.8000031</text:p>
          </table:table-cell>
          <table:table-cell office:value-type="float" office:value="17.2501602172852">
            <text:p>17.25016022</text:p>
          </table:table-cell>
          <table:table-cell office:value-type="float" office:value="149.800003051758">
            <text:p>149.8000031</text:p>
          </table:table-cell>
          <table:table-cell office:value-type="float" office:value="17.5292549133301">
            <text:p>17.52925491</text:p>
          </table:table-cell>
          <table:table-cell office:value-type="float" office:value="149.800003051758">
            <text:p>149.8000031</text:p>
          </table:table-cell>
          <table:table-cell office:value-type="float" office:value="17.5292549133301">
            <text:p>17.52925491</text:p>
          </table:table-cell>
          <table:table-cell office:value-type="float" office:value="-20.0019472514393">
            <text:p>-20.001947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1158385940942e+17">
            <text:p>7.12E+17</text:p>
          </table:table-cell>
          <table:table-cell office:value-type="float" office:value="214.550003051758">
            <text:p>214.5500031</text:p>
          </table:table-cell>
          <table:table-cell office:value-type="float" office:value="28.0200042724609">
            <text:p>28.02000427</text:p>
          </table:table-cell>
          <table:table-cell office:value-type="float" office:value="254.850006103516">
            <text:p>254.8500061</text:p>
          </table:table-cell>
          <table:table-cell office:value-type="float" office:value="24.0643577575684">
            <text:p>24.06435776</text:p>
          </table:table-cell>
          <table:table-cell office:value-type="float" office:value="254.850006103516">
            <text:p>254.8500061</text:p>
          </table:table-cell>
          <table:table-cell office:value-type="float" office:value="24.0643577575684">
            <text:p>24.06435776</text:p>
          </table:table-cell>
          <table:table-cell office:value-type="float" office:value="-40.4936709292016">
            <text:p>-40.493670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41274975e+17">
            <text:p>4.41E+17</text:p>
          </table:table-cell>
          <table:table-cell office:value-type="float" office:value="-69.75">
            <text:p>-69.75</text:p>
          </table:table-cell>
          <table:table-cell office:value-type="float" office:value="3.06452894210815">
            <text:p>3.06452894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41274975e+17">
            <text:p>4.41E+17</text:p>
          </table:table-cell>
          <table:table-cell office:value-type="float" office:value="-69.8000030517578">
            <text:p>-69.8000031</text:p>
          </table:table-cell>
          <table:table-cell office:value-type="float" office:value="3.0675835609436">
            <text:p>3.06758356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41274975e+17">
            <text:p>4.41E+17</text:p>
          </table:table-cell>
          <table:table-cell office:value-type="float" office:value="-70.1999969482422">
            <text:p>-70.1999969</text:p>
          </table:table-cell>
          <table:table-cell office:value-type="float" office:value="3.08262801170349">
            <text:p>3.082628012</text:p>
          </table:table-cell>
          <table:table-cell office:value-type="float" office:value="-81.75">
            <text:p>-81.75</text:p>
          </table:table-cell>
          <table:table-cell office:value-type="float" office:value="3.79970598220825">
            <text:p>3.799705982</text:p>
          </table:table-cell>
          <table:table-cell office:value-type="float" office:value="-81.75">
            <text:p>-81.75</text:p>
          </table:table-cell>
          <table:table-cell office:value-type="float" office:value="3.79970598220825">
            <text:p>3.799705982</text:p>
          </table:table-cell>
          <table:table-cell office:value-type="float" office:value="-11.5722414125958">
            <text:p>-11.572241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41274975e+17">
            <text:p>4.41E+17</text:p>
          </table:table-cell>
          <table:table-cell office:value-type="float" office:value="-81.75">
            <text:p>-81.75</text:p>
          </table:table-cell>
          <table:table-cell office:value-type="float" office:value="3.59324908256531">
            <text:p>3.593249083</text:p>
          </table:table-cell>
          <table:table-cell office:value-type="float" office:value="-82.25">
            <text:p>-82.25</text:p>
          </table:table-cell>
          <table:table-cell office:value-type="float" office:value="3.82183337211609">
            <text:p>3.821833372</text:p>
          </table:table-cell>
          <table:table-cell office:value-type="float" office:value="-82.25">
            <text:p>-82.25</text:p>
          </table:table-cell>
          <table:table-cell office:value-type="float" office:value="3.82183337211609">
            <text:p>3.821833372</text:p>
          </table:table-cell>
          <table:table-cell office:value-type="float" office:value="-0.549773387341944">
            <text:p>-0.5497733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41274975e+17">
            <text:p>4.41E+17</text:p>
          </table:table-cell>
          <table:table-cell office:value-type="float" office:value="-81.8000030517578">
            <text:p>-81.8000031</text:p>
          </table:table-cell>
          <table:table-cell office:value-type="float" office:value="3.59592771530151">
            <text:p>3.595927715</text:p>
          </table:table-cell>
          <table:table-cell office:value-type="float" office:value="-96.25">
            <text:p>-96.25</text:p>
          </table:table-cell>
          <table:table-cell office:value-type="float" office:value="4.43831634521484">
            <text:p>4.438316345</text:p>
          </table:table-cell>
          <table:table-cell office:value-type="float" office:value="-96.25">
            <text:p>-96.25</text:p>
          </table:table-cell>
          <table:table-cell office:value-type="float" office:value="4.43831634521484">
            <text:p>4.438316345</text:p>
          </table:table-cell>
          <table:table-cell office:value-type="float" office:value="-14.4745304037131">
            <text:p>-14.474530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41274975e+17">
            <text:p>4.41E+17</text:p>
          </table:table-cell>
          <table:table-cell office:value-type="float" office:value="-82.1999969482422">
            <text:p>-82.1999969</text:p>
          </table:table-cell>
          <table:table-cell office:value-type="float" office:value="3.6103777885437">
            <text:p>3.610377789</text:p>
          </table:table-cell>
          <table:table-cell office:value-type="float" office:value="-109.800003051758">
            <text:p>-109.800003</text:p>
          </table:table-cell>
          <table:table-cell office:value-type="float" office:value="5.03505229949951">
            <text:p>5.035052299</text:p>
          </table:table-cell>
          <table:table-cell office:value-type="float" office:value="-109.800003051758">
            <text:p>-109.800003</text:p>
          </table:table-cell>
          <table:table-cell office:value-type="float" office:value="5.03505229949951">
            <text:p>5.035052299</text:p>
          </table:table-cell>
          <table:table-cell office:value-type="float" office:value="-27.6367515163463">
            <text:p>-27.636751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41274975e+17">
            <text:p>4.41E+17</text:p>
          </table:table-cell>
          <table:table-cell office:value-type="float" office:value="-95.75">
            <text:p>-95.75</text:p>
          </table:table-cell>
          <table:table-cell office:value-type="float" office:value="4.21240854263306">
            <text:p>4.212408543</text:p>
          </table:table-cell>
          <table:table-cell office:value-type="float" office:value="-110.199996948242">
            <text:p>-110.199997</text:p>
          </table:table-cell>
          <table:table-cell office:value-type="float" office:value="5.05454349517822">
            <text:p>5.054543495</text:p>
          </table:table-cell>
          <table:table-cell office:value-type="float" office:value="-110.199996948242">
            <text:p>-110.199997</text:p>
          </table:table-cell>
          <table:table-cell office:value-type="float" office:value="5.05454349517822">
            <text:p>5.054543495</text:p>
          </table:table-cell>
          <table:table-cell office:value-type="float" office:value="-14.4745156424147">
            <text:p>-14.474515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41274975e+17">
            <text:p>4.41E+17</text:p>
          </table:table-cell>
          <table:table-cell office:value-type="float" office:value="-95.8000030517578">
            <text:p>-95.8000031</text:p>
          </table:table-cell>
          <table:table-cell office:value-type="float" office:value="4.21475028991699">
            <text:p>4.21475029</text:p>
          </table:table-cell>
          <table:table-cell office:value-type="float" office:value="-129.75">
            <text:p>-129.75</text:p>
          </table:table-cell>
          <table:table-cell office:value-type="float" office:value="6.02582359313965">
            <text:p>6.025823593</text:p>
          </table:table-cell>
          <table:table-cell office:value-type="float" office:value="-129.75">
            <text:p>-129.75</text:p>
          </table:table-cell>
          <table:table-cell office:value-type="float" office:value="6.02582359313965">
            <text:p>6.025823593</text:p>
          </table:table-cell>
          <table:table-cell office:value-type="float" office:value="-33.9982687690903">
            <text:p>-33.998268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14342710590177e+17">
            <text:p>4.14E+17</text:p>
          </table:table-cell>
          <table:table-cell office:value-type="float" office:value="-26.0471992492676">
            <text:p>-26.0471992</text:p>
          </table:table-cell>
          <table:table-cell office:value-type="float" office:value="11.5466728210449">
            <text:p>11.5466728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14342710590177e+17">
            <text:p>4.14E+17</text:p>
          </table:table-cell>
          <table:table-cell office:value-type="float" office:value="-37.7757987976074">
            <text:p>-37.7757988</text:p>
          </table:table-cell>
          <table:table-cell office:value-type="float" office:value="17.191442489624">
            <text:p>17.1914424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14342710590177e+17">
            <text:p>4.14E+17</text:p>
          </table:table-cell>
          <table:table-cell office:value-type="float" office:value="-55.5799980163574">
            <text:p>-55.579998</text:p>
          </table:table-cell>
          <table:table-cell office:value-type="float" office:value="25.7484855651855">
            <text:p>25.74848557</text:p>
          </table:table-cell>
          <table:table-cell office:value-type="float" office:value="-57.1800003051758">
            <text:p>-57.1800003</text:p>
          </table:table-cell>
          <table:table-cell office:value-type="float" office:value="26.5372257232666">
            <text:p>26.53722572</text:p>
          </table:table-cell>
          <table:table-cell office:value-type="float" office:value="-57.1800003051758">
            <text:p>-57.1800003</text:p>
          </table:table-cell>
          <table:table-cell office:value-type="float" office:value="26.5372257232666">
            <text:p>26.53722572</text:p>
          </table:table-cell>
          <table:table-cell office:value-type="float" office:value="-1.78384931011387">
            <text:p>-1.7838493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14342710590177e+17">
            <text:p>4.14E+17</text:p>
          </table:table-cell>
          <table:table-cell office:value-type="float" office:value="-76.1999969482422">
            <text:p>-76.1999969</text:p>
          </table:table-cell>
          <table:table-cell office:value-type="float" office:value="35.6612777709961">
            <text:p>35.66127777</text:p>
          </table:table-cell>
          <table:table-cell office:value-type="float" office:value="-121.550003051758">
            <text:p>-121.550003</text:p>
          </table:table-cell>
          <table:table-cell office:value-type="float" office:value="57.7599792480469">
            <text:p>57.75997925</text:p>
          </table:table-cell>
          <table:table-cell office:value-type="float" office:value="-121.550003051758">
            <text:p>-121.550003</text:p>
          </table:table-cell>
          <table:table-cell office:value-type="float" office:value="57.7599792480469">
            <text:p>57.75997925</text:p>
          </table:table-cell>
          <table:table-cell office:value-type="float" office:value="-50.4477517889619">
            <text:p>-50.447751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14342710590177e+17">
            <text:p>4.14E+17</text:p>
          </table:table-cell>
          <table:table-cell office:value-type="float" office:value="-106.099998474121">
            <text:p>-106.099998</text:p>
          </table:table-cell>
          <table:table-cell office:value-type="float" office:value="49.8898773193359">
            <text:p>49.88987732</text:p>
          </table:table-cell>
          <table:table-cell office:value-type="float" office:value="-179.75">
            <text:p>-179.75</text:p>
          </table:table-cell>
          <table:table-cell office:value-type="float" office:value="86.0529937744141">
            <text:p>86.05299377</text:p>
          </table:table-cell>
          <table:table-cell office:value-type="float" office:value="-179.75">
            <text:p>-179.75</text:p>
          </table:table-cell>
          <table:table-cell office:value-type="float" office:value="86.0529937744141">
            <text:p>86.05299377</text:p>
          </table:table-cell>
          <table:table-cell office:value-type="float" office:value="-82.0493370875445">
            <text:p>-82.049337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11583131337e+17">
            <text:p>7.52E+17</text:p>
          </table:table-cell>
          <table:table-cell office:value-type="float" office:value="-59.75">
            <text:p>-59.75</text:p>
          </table:table-cell>
          <table:table-cell office:value-type="float" office:value="3.65798425674438">
            <text:p>3.65798425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11583131337e+17">
            <text:p>7.52E+17</text:p>
          </table:table-cell>
          <table:table-cell office:value-type="float" office:value="-59.7999992370605">
            <text:p>-59.7999992</text:p>
          </table:table-cell>
          <table:table-cell office:value-type="float" office:value="3.66316032409668">
            <text:p>3.66316032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11583131337e+17">
            <text:p>7.52E+17</text:p>
          </table:table-cell>
          <table:table-cell office:value-type="float" office:value="-60.2000007629395">
            <text:p>-60.2000008</text:p>
          </table:table-cell>
          <table:table-cell office:value-type="float" office:value="3.68873023986816">
            <text:p>3.68873024</text:p>
          </table:table-cell>
          <table:table-cell office:value-type="float" office:value="-70.25">
            <text:p>-70.25</text:p>
          </table:table-cell>
          <table:table-cell office:value-type="float" office:value="4.74397993087769">
            <text:p>4.743979931</text:p>
          </table:table-cell>
          <table:table-cell office:value-type="float" office:value="-70.25">
            <text:p>-70.25</text:p>
          </table:table-cell>
          <table:table-cell office:value-type="float" office:value="4.74397993087769">
            <text:p>4.743979931</text:p>
          </table:table-cell>
          <table:table-cell office:value-type="float" office:value="-10.1052479719843">
            <text:p>-10.10524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11583131337e+17">
            <text:p>7.52E+17</text:p>
          </table:table-cell>
          <table:table-cell office:value-type="float" office:value="-70.1999969482422">
            <text:p>-70.1999969</text:p>
          </table:table-cell>
          <table:table-cell office:value-type="float" office:value="4.30795621871948">
            <text:p>4.307956219</text:p>
          </table:table-cell>
          <table:table-cell office:value-type="float" office:value="-82.1999969482422">
            <text:p>-82.1999969</text:p>
          </table:table-cell>
          <table:table-cell office:value-type="float" office:value="5.97793292999268">
            <text:p>5.97793293</text:p>
          </table:table-cell>
          <table:table-cell office:value-type="float" office:value="-82.1999969482422">
            <text:p>-82.1999969</text:p>
          </table:table-cell>
          <table:table-cell office:value-type="float" office:value="5.97793292999268">
            <text:p>5.97793293</text:p>
          </table:table-cell>
          <table:table-cell office:value-type="float" office:value="-12.1156436979714">
            <text:p>-12.115643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11583131337e+17">
            <text:p>7.52E+17</text:p>
          </table:table-cell>
          <table:table-cell office:value-type="float" office:value="-81.8000030517578">
            <text:p>-81.8000031</text:p>
          </table:table-cell>
          <table:table-cell office:value-type="float" office:value="5.02221202850342">
            <text:p>5.022212029</text:p>
          </table:table-cell>
          <table:table-cell office:value-type="float" office:value="-95.8000030517578">
            <text:p>-95.8000031</text:p>
          </table:table-cell>
          <table:table-cell office:value-type="float" office:value="7.39844369888306">
            <text:p>7.398443699</text:p>
          </table:table-cell>
          <table:table-cell office:value-type="float" office:value="-95.8000030517578">
            <text:p>-95.8000031</text:p>
          </table:table-cell>
          <table:table-cell office:value-type="float" office:value="7.39844369888306">
            <text:p>7.398443699</text:p>
          </table:table-cell>
          <table:table-cell office:value-type="float" office:value="-14.2002280598346">
            <text:p>-14.200228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11583131337e+17">
            <text:p>7.52E+17</text:p>
          </table:table-cell>
          <table:table-cell office:value-type="float" office:value="-82.1999969482422">
            <text:p>-82.1999969</text:p>
          </table:table-cell>
          <table:table-cell office:value-type="float" office:value="5.04780673980713">
            <text:p>5.04780674</text:p>
          </table:table-cell>
          <table:table-cell office:value-type="float" office:value="-109.75">
            <text:p>-109.75</text:p>
          </table:table-cell>
          <table:table-cell office:value-type="float" office:value="8.82671928405762">
            <text:p>8.826719284</text:p>
          </table:table-cell>
          <table:table-cell office:value-type="float" office:value="-109.75">
            <text:p>-109.75</text:p>
          </table:table-cell>
          <table:table-cell office:value-type="float" office:value="8.82671928405762">
            <text:p>8.826719284</text:p>
          </table:table-cell>
          <table:table-cell office:value-type="float" office:value="-27.8079637544528">
            <text:p>-27.807963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724789637e+17">
            <text:p>3.02E+17</text:p>
          </table:table-cell>
          <table:table-cell office:value-type="float" office:value="12.9757995605469">
            <text:p>12.97579956</text:p>
          </table:table-cell>
          <table:table-cell office:value-type="float" office:value="3.31085157394409">
            <text:p>3.31085157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724789637e+17">
            <text:p>3.02E+17</text:p>
          </table:table-cell>
          <table:table-cell office:value-type="float" office:value="27.6550998687744">
            <text:p>27.65509987</text:p>
          </table:table-cell>
          <table:table-cell office:value-type="float" office:value="7.27993249893188">
            <text:p>7.27993249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724789637e+17">
            <text:p>3.02E+17</text:p>
          </table:table-cell>
          <table:table-cell office:value-type="float" office:value="43.4277000427246">
            <text:p>43.42770004</text:p>
          </table:table-cell>
          <table:table-cell office:value-type="float" office:value="11.5266160964966">
            <text:p>11.5266161</text:p>
          </table:table-cell>
          <table:table-cell office:value-type="float" office:value="27.9562015533447">
            <text:p>27.95620155</text:p>
          </table:table-cell>
          <table:table-cell office:value-type="float" office:value="7.35423755645752">
            <text:p>7.354237556</text:p>
          </table:table-cell>
          <table:table-cell office:value-type="float" office:value="27.9562015533447">
            <text:p>27.95620155</text:p>
          </table:table-cell>
          <table:table-cell office:value-type="float" office:value="7.35423755645752">
            <text:p>7.354237556</text:p>
          </table:table-cell>
          <table:table-cell office:value-type="float" office:value="-16.024231906343">
            <text:p>-16.024231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724789637e+17">
            <text:p>3.02E+17</text:p>
          </table:table-cell>
          <table:table-cell office:value-type="float" office:value="59.7999992370605">
            <text:p>59.79999924</text:p>
          </table:table-cell>
          <table:table-cell office:value-type="float" office:value="15.9152069091797">
            <text:p>15.91520691</text:p>
          </table:table-cell>
          <table:table-cell office:value-type="float" office:value="60.2000007629395">
            <text:p>60.20000076</text:p>
          </table:table-cell>
          <table:table-cell office:value-type="float" office:value="15.3049516677856">
            <text:p>15.30495167</text:p>
          </table:table-cell>
          <table:table-cell office:value-type="float" office:value="60.2000007629395">
            <text:p>60.20000076</text:p>
          </table:table-cell>
          <table:table-cell office:value-type="float" office:value="15.3049516677856">
            <text:p>15.30495167</text:p>
          </table:table-cell>
          <table:table-cell office:value-type="float" office:value="-0.729666143078021">
            <text:p>-0.7296661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724789637e+17">
            <text:p>3.02E+17</text:p>
          </table:table-cell>
          <table:table-cell office:value-type="float" office:value="97.8600006103516">
            <text:p>97.86000061</text:p>
          </table:table-cell>
          <table:table-cell office:value-type="float" office:value="26.0565299987793">
            <text:p>26.05653</text:p>
          </table:table-cell>
          <table:table-cell office:value-type="float" office:value="104.883995056152">
            <text:p>104.8839951</text:p>
          </table:table-cell>
          <table:table-cell office:value-type="float" office:value="26.2587089538574">
            <text:p>26.25870895</text:p>
          </table:table-cell>
          <table:table-cell office:value-type="float" office:value="104.883995056152">
            <text:p>104.8839951</text:p>
          </table:table-cell>
          <table:table-cell office:value-type="float" office:value="26.2587089538574">
            <text:p>26.25870895</text:p>
          </table:table-cell>
          <table:table-cell office:value-type="float" office:value="-7.02690360717412">
            <text:p>-7.0269036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724789637e+17">
            <text:p>3.02E+17</text:p>
          </table:table-cell>
          <table:table-cell office:value-type="float" office:value="98.9799957275391">
            <text:p>98.97999573</text:p>
          </table:table-cell>
          <table:table-cell office:value-type="float" office:value="26.3516120910645">
            <text:p>26.35161209</text:p>
          </table:table-cell>
          <table:table-cell office:value-type="float" office:value="121.849998474121">
            <text:p>121.8499985</text:p>
          </table:table-cell>
          <table:table-cell office:value-type="float" office:value="30.3416137695313">
            <text:p>30.34161377</text:p>
          </table:table-cell>
          <table:table-cell office:value-type="float" office:value="121.849998474121">
            <text:p>121.8499985</text:p>
          </table:table-cell>
          <table:table-cell office:value-type="float" office:value="30.3416137695313">
            <text:p>30.34161377</text:p>
          </table:table-cell>
          <table:table-cell office:value-type="float" office:value="-23.2154504376469">
            <text:p>-23.215450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724789637e+17">
            <text:p>3.02E+17</text:p>
          </table:table-cell>
          <table:table-cell office:value-type="float" office:value="121.550003051758">
            <text:p>121.5500031</text:p>
          </table:table-cell>
          <table:table-cell office:value-type="float" office:value="32.3513717651367">
            <text:p>32.35137177</text:p>
          </table:table-cell>
          <table:table-cell office:value-type="float" office:value="149.550003051758">
            <text:p>149.5500031</text:p>
          </table:table-cell>
          <table:table-cell office:value-type="float" office:value="36.9039115905762">
            <text:p>36.90391159</text:p>
          </table:table-cell>
          <table:table-cell office:value-type="float" office:value="149.550003051758">
            <text:p>149.5500031</text:p>
          </table:table-cell>
          <table:table-cell office:value-type="float" office:value="36.9039115905762">
            <text:p>36.90391159</text:p>
          </table:table-cell>
          <table:table-cell office:value-type="float" office:value="-28.3676861739235">
            <text:p>-28.367686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724789637e+17">
            <text:p>3.02E+17</text:p>
          </table:table-cell>
          <table:table-cell office:value-type="float" office:value="150.449996948242">
            <text:p>150.4499969</text:p>
          </table:table-cell>
          <table:table-cell office:value-type="float" office:value="39.887622833252">
            <text:p>39.88762283</text:p>
          </table:table-cell>
          <table:table-cell office:value-type="float" office:value="180.149993896484">
            <text:p>180.1499939</text:p>
          </table:table-cell>
          <table:table-cell office:value-type="float" office:value="44.0840644836426">
            <text:p>44.08406448</text:p>
          </table:table-cell>
          <table:table-cell office:value-type="float" office:value="180.149993896484">
            <text:p>180.1499939</text:p>
          </table:table-cell>
          <table:table-cell office:value-type="float" office:value="44.0840644836426">
            <text:p>44.08406448</text:p>
          </table:table-cell>
          <table:table-cell office:value-type="float" office:value="-29.9949986039461">
            <text:p>-29.994998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724789637e+17">
            <text:p>3.02E+17</text:p>
          </table:table-cell>
          <table:table-cell office:value-type="float" office:value="180.149993896484">
            <text:p>180.1499939</text:p>
          </table:table-cell>
          <table:table-cell office:value-type="float" office:value="47.5866737365723">
            <text:p>47.58667374</text:p>
          </table:table-cell>
          <table:table-cell office:value-type="float" office:value="215.449996948242">
            <text:p>215.4499969</text:p>
          </table:table-cell>
          <table:table-cell office:value-type="float" office:value="52.3158149719238">
            <text:p>52.31581497</text:p>
          </table:table-cell>
          <table:table-cell office:value-type="float" office:value="215.449996948242">
            <text:p>215.4499969</text:p>
          </table:table-cell>
          <table:table-cell office:value-type="float" office:value="52.3158149719238">
            <text:p>52.31581497</text:p>
          </table:table-cell>
          <table:table-cell office:value-type="float" office:value="-35.6153757845964">
            <text:p>-35.615375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3486842225e+17">
            <text:p>1.53E+17</text:p>
          </table:table-cell>
          <table:table-cell office:value-type="float" office:value="5.46720027923584">
            <text:p>5.467200279</text:p>
          </table:table-cell>
          <table:table-cell office:value-type="float" office:value="3.15436410903931">
            <text:p>3.15436410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3486842225e+17">
            <text:p>1.53E+17</text:p>
          </table:table-cell>
          <table:table-cell office:value-type="float" office:value="5.71407985687256">
            <text:p>5.714079857</text:p>
          </table:table-cell>
          <table:table-cell office:value-type="float" office:value="3.29957246780396">
            <text:p>3.29957246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3486842225e+17">
            <text:p>1.53E+17</text:p>
          </table:table-cell>
          <table:table-cell office:value-type="float" office:value="12.3055000305176">
            <text:p>12.30550003</text:p>
          </table:table-cell>
          <table:table-cell office:value-type="float" office:value="7.22239589691162">
            <text:p>7.222395897</text:p>
          </table:table-cell>
          <table:table-cell office:value-type="float" office:value="12.4750995635986">
            <text:p>12.47509956</text:p>
          </table:table-cell>
          <table:table-cell office:value-type="float" office:value="7.27115488052368">
            <text:p>7.271154881</text:p>
          </table:table-cell>
          <table:table-cell office:value-type="float" office:value="12.4750995635986">
            <text:p>12.47509956</text:p>
          </table:table-cell>
          <table:table-cell office:value-type="float" office:value="7.27115488052368">
            <text:p>7.271154881</text:p>
          </table:table-cell>
          <table:table-cell office:value-type="float" office:value="-0.176469374408686">
            <text:p>-0.1764693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3486842225e+17">
            <text:p>1.53E+17</text:p>
          </table:table-cell>
          <table:table-cell office:value-type="float" office:value="19.7067985534668">
            <text:p>19.70679855</text:p>
          </table:table-cell>
          <table:table-cell office:value-type="float" office:value="11.5793304443359">
            <text:p>11.57933044</text:p>
          </table:table-cell>
          <table:table-cell office:value-type="float" office:value="12.5847997665405">
            <text:p>12.58479977</text:p>
          </table:table-cell>
          <table:table-cell office:value-type="float" office:value="7.35245752334595">
            <text:p>7.352457523</text:p>
          </table:table-cell>
          <table:table-cell office:value-type="float" office:value="12.5847997665405">
            <text:p>12.58479977</text:p>
          </table:table-cell>
          <table:table-cell office:value-type="float" office:value="7.35245752334595">
            <text:p>7.352457523</text:p>
          </table:table-cell>
          <table:table-cell office:value-type="float" office:value="-8.28186702448051">
            <text:p>-8.2818670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3486842225e+17">
            <text:p>1.53E+17</text:p>
          </table:table-cell>
          <table:table-cell office:value-type="float" office:value="29.5876007080078">
            <text:p>29.58760071</text:p>
          </table:table-cell>
          <table:table-cell office:value-type="float" office:value="17.1671581268311">
            <text:p>17.16715813</text:p>
          </table:table-cell>
          <table:table-cell office:value-type="float" office:value="18.0396003723145">
            <text:p>18.03960037</text:p>
          </table:table-cell>
          <table:table-cell office:value-type="float" office:value="11.5266771316528">
            <text:p>11.52667713</text:p>
          </table:table-cell>
          <table:table-cell office:value-type="float" office:value="18.0396003723145">
            <text:p>18.03960037</text:p>
          </table:table-cell>
          <table:table-cell office:value-type="float" office:value="11.5266771316528">
            <text:p>11.52667713</text:p>
          </table:table-cell>
          <table:table-cell office:value-type="float" office:value="-12.8519001556245">
            <text:p>-12.851900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3486842225e+17">
            <text:p>1.53E+17</text:p>
          </table:table-cell>
          <table:table-cell office:value-type="float" office:value="46.060001373291">
            <text:p>46.06000137</text:p>
          </table:table-cell>
          <table:table-cell office:value-type="float" office:value="25.9119930267334">
            <text:p>25.91199303</text:p>
          </table:table-cell>
          <table:table-cell office:value-type="float" office:value="37.1800003051758">
            <text:p>37.18000031</text:p>
          </table:table-cell>
          <table:table-cell office:value-type="float" office:value="26.1701755523682">
            <text:p>26.17017555</text:p>
          </table:table-cell>
          <table:table-cell office:value-type="float" office:value="37.1800003051758">
            <text:p>37.18000031</text:p>
          </table:table-cell>
          <table:table-cell office:value-type="float" office:value="26.1701755523682">
            <text:p>26.17017555</text:p>
          </table:table-cell>
          <table:table-cell office:value-type="float" office:value="-8.88375355276534">
            <text:p>-8.883753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3486842225e+17">
            <text:p>1.53E+17</text:p>
          </table:table-cell>
          <table:table-cell office:value-type="float" office:value="46.725700378418">
            <text:p>46.72570038</text:p>
          </table:table-cell>
          <table:table-cell office:value-type="float" office:value="26.2495059967041">
            <text:p>26.249506</text:p>
          </table:table-cell>
          <table:table-cell office:value-type="float" office:value="49.5920028686523">
            <text:p>49.59200287</text:p>
          </table:table-cell>
          <table:table-cell office:value-type="float" office:value="36.0719337463379">
            <text:p>36.07193375</text:p>
          </table:table-cell>
          <table:table-cell office:value-type="float" office:value="49.5920028686523">
            <text:p>49.59200287</text:p>
          </table:table-cell>
          <table:table-cell office:value-type="float" office:value="36.0719337463379">
            <text:p>36.07193375</text:p>
          </table:table-cell>
          <table:table-cell office:value-type="float" office:value="-10.2320954287135">
            <text:p>-10.232095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6746056243531e+17">
            <text:p>5.67E+17</text:p>
          </table:table-cell>
          <table:table-cell office:value-type="float" office:value="-1.87252008914948">
            <text:p>-1.87252009</text:p>
          </table:table-cell>
          <table:table-cell office:value-type="float" office:value="3.19817566871643">
            <text:p>3.19817566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6746056243531e+17">
            <text:p>5.67E+17</text:p>
          </table:table-cell>
          <table:table-cell office:value-type="float" office:value="-4.12174987792969">
            <text:p>-4.12174988</text:p>
          </table:table-cell>
          <table:table-cell office:value-type="float" office:value="7.2742166519165">
            <text:p>7.27421665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6746056243531e+17">
            <text:p>5.67E+17</text:p>
          </table:table-cell>
          <table:table-cell office:value-type="float" office:value="-6.49670028686523">
            <text:p>-6.49670029</text:p>
          </table:table-cell>
          <table:table-cell office:value-type="float" office:value="11.5687875747681">
            <text:p>11.56878757</text:p>
          </table:table-cell>
          <table:table-cell office:value-type="float" office:value="-6.49670028686523">
            <text:p>-6.49670029</text:p>
          </table:table-cell>
          <table:table-cell office:value-type="float" office:value="11.5687875747681">
            <text:p>11.56878757</text:p>
          </table:table-cell>
          <table:table-cell office:value-type="float" office:value="-6.49670028686523">
            <text:p>-6.49670029</text:p>
          </table:table-cell>
          <table:table-cell office:value-type="float" office:value="11.5687875747681">
            <text:p>11.5687875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6746056243531e+17">
            <text:p>5.67E+17</text:p>
          </table:table-cell>
          <table:table-cell office:value-type="float" office:value="-9.57297992706299">
            <text:p>-9.57297993</text:p>
          </table:table-cell>
          <table:table-cell office:value-type="float" office:value="17.1280250549316">
            <text:p>17.12802505</text:p>
          </table:table-cell>
          <table:table-cell office:value-type="float" office:value="-9.57297992706299">
            <text:p>-9.57297993</text:p>
          </table:table-cell>
          <table:table-cell office:value-type="float" office:value="17.1280250549316">
            <text:p>17.12802505</text:p>
          </table:table-cell>
          <table:table-cell office:value-type="float" office:value="-9.57297992706299">
            <text:p>-9.57297993</text:p>
          </table:table-cell>
          <table:table-cell office:value-type="float" office:value="17.1280250549316">
            <text:p>17.1280250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6746056243531e+17">
            <text:p>5.67E+17</text:p>
          </table:table-cell>
          <table:table-cell office:value-type="float" office:value="-14.5600004196167">
            <text:p>-14.5600004</text:p>
          </table:table-cell>
          <table:table-cell office:value-type="float" office:value="26.0221519470215">
            <text:p>26.02215195</text:p>
          </table:table-cell>
          <table:table-cell office:value-type="float" office:value="-14.488000869751">
            <text:p>-14.4880009</text:p>
          </table:table-cell>
          <table:table-cell office:value-type="float" office:value="25.9403038024902">
            <text:p>25.9403038</text:p>
          </table:table-cell>
          <table:table-cell office:value-type="float" office:value="-14.488000869751">
            <text:p>-14.4880009</text:p>
          </table:table-cell>
          <table:table-cell office:value-type="float" office:value="25.9403038024902">
            <text:p>25.9403038</text:p>
          </table:table-cell>
          <table:table-cell office:value-type="float" office:value="-0.109009421354647">
            <text:p>-0.1090094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6746056243531e+17">
            <text:p>5.67E+17</text:p>
          </table:table-cell>
          <table:table-cell office:value-type="float" office:value="-20.1800003051758">
            <text:p>-20.1800003</text:p>
          </table:table-cell>
          <table:table-cell office:value-type="float" office:value="36.0919342041016">
            <text:p>36.0919342</text:p>
          </table:table-cell>
          <table:table-cell office:value-type="float" office:value="-20.1800003051758">
            <text:p>-20.1800003</text:p>
          </table:table-cell>
          <table:table-cell office:value-type="float" office:value="36.287971496582">
            <text:p>36.2879715</text:p>
          </table:table-cell>
          <table:table-cell office:value-type="float" office:value="-20.1800003051758">
            <text:p>-20.1800003</text:p>
          </table:table-cell>
          <table:table-cell office:value-type="float" office:value="36.287971496582">
            <text:p>36.2879715</text:p>
          </table:table-cell>
          <table:table-cell office:value-type="float" office:value="-0.196037292480469">
            <text:p>-0.1960372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6746056243531e+17">
            <text:p>5.67E+17</text:p>
          </table:table-cell>
          <table:table-cell office:value-type="float" office:value="-28.0799980163574">
            <text:p>-28.079998</text:p>
          </table:table-cell>
          <table:table-cell office:value-type="float" office:value="50.0339126586914">
            <text:p>50.03391266</text:p>
          </table:table-cell>
          <table:table-cell office:value-type="float" office:value="-27.7200012207031">
            <text:p>-27.7200012</text:p>
          </table:table-cell>
          <table:table-cell office:value-type="float" office:value="49.8418312072754">
            <text:p>49.84183121</text:p>
          </table:table-cell>
          <table:table-cell office:value-type="float" office:value="-27.7200012207031">
            <text:p>-27.7200012</text:p>
          </table:table-cell>
          <table:table-cell office:value-type="float" office:value="49.8418312072754">
            <text:p>49.84183121</text:p>
          </table:table-cell>
          <table:table-cell office:value-type="float" office:value="-0.408035509311928">
            <text:p>-0.4080355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6746056243531e+17">
            <text:p>5.67E+17</text:p>
          </table:table-cell>
          <table:table-cell office:value-type="float" office:value="-37.8279991149902">
            <text:p>-37.8279991</text:p>
          </table:table-cell>
          <table:table-cell office:value-type="float" office:value="66.1747283935547">
            <text:p>66.17472839</text:p>
          </table:table-cell>
          <table:table-cell office:value-type="float" office:value="-36.7719993591309">
            <text:p>-36.7719994</text:p>
          </table:table-cell>
          <table:table-cell office:value-type="float" office:value="66.0315551757813">
            <text:p>66.03155518</text:p>
          </table:table-cell>
          <table:table-cell office:value-type="float" office:value="-36.7719993591309">
            <text:p>-36.7719994</text:p>
          </table:table-cell>
          <table:table-cell office:value-type="float" office:value="66.0315551757813">
            <text:p>66.03155518</text:p>
          </table:table-cell>
          <table:table-cell office:value-type="float" office:value="-1.06566132268308">
            <text:p>-1.0656613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6746056243531e+17">
            <text:p>5.67E+17</text:p>
          </table:table-cell>
          <table:table-cell office:value-type="float" office:value="-47.7200012207031">
            <text:p>-47.7200012</text:p>
          </table:table-cell>
          <table:table-cell office:value-type="float" office:value="81.5916519165039">
            <text:p>81.59165192</text:p>
          </table:table-cell>
          <table:table-cell office:value-type="float" office:value="-46.060001373291">
            <text:p>-46.0600014</text:p>
          </table:table-cell>
          <table:table-cell office:value-type="float" office:value="82.3256607055664">
            <text:p>82.32566071</text:p>
          </table:table-cell>
          <table:table-cell office:value-type="float" office:value="-46.060001373291">
            <text:p>-46.0600014</text:p>
          </table:table-cell>
          <table:table-cell office:value-type="float" office:value="82.3256607055664">
            <text:p>82.32566071</text:p>
          </table:table-cell>
          <table:table-cell office:value-type="float" office:value="-1.81503950255338">
            <text:p>-1.815039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2643577029e+17">
            <text:p>3.78E+17</text:p>
          </table:table-cell>
          <table:table-cell office:value-type="float" office:value="2.76104998588562">
            <text:p>2.761049986</text:p>
          </table:table-cell>
          <table:table-cell office:value-type="float" office:value="3.14438676834106">
            <text:p>3.14438676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2643577029e+17">
            <text:p>3.78E+17</text:p>
          </table:table-cell>
          <table:table-cell office:value-type="float" office:value="2.98533987998962">
            <text:p>2.98533988</text:p>
          </table:table-cell>
          <table:table-cell office:value-type="float" office:value="3.37882351875305">
            <text:p>3.37882351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2643577029e+17">
            <text:p>3.78E+17</text:p>
          </table:table-cell>
          <table:table-cell office:value-type="float" office:value="6.57466983795166">
            <text:p>6.574669838</text:p>
          </table:table-cell>
          <table:table-cell office:value-type="float" office:value="7.12181234359741">
            <text:p>7.121812344</text:p>
          </table:table-cell>
          <table:table-cell office:value-type="float" office:value="6.57466983795166">
            <text:p>6.574669838</text:p>
          </table:table-cell>
          <table:table-cell office:value-type="float" office:value="7.12181234359741">
            <text:p>7.121812344</text:p>
          </table:table-cell>
          <table:table-cell office:value-type="float" office:value="6.57466983795166">
            <text:p>6.574669838</text:p>
          </table:table-cell>
          <table:table-cell office:value-type="float" office:value="7.12181234359741">
            <text:p>7.12181234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2643577029e+17">
            <text:p>3.78E+17</text:p>
          </table:table-cell>
          <table:table-cell office:value-type="float" office:value="10.9811992645264">
            <text:p>10.98119926</text:p>
          </table:table-cell>
          <table:table-cell office:value-type="float" office:value="11.7086753845215">
            <text:p>11.70867538</text:p>
          </table:table-cell>
          <table:table-cell office:value-type="float" office:value="10.9811992645264">
            <text:p>10.98119926</text:p>
          </table:table-cell>
          <table:table-cell office:value-type="float" office:value="11.7086753845215">
            <text:p>11.70867538</text:p>
          </table:table-cell>
          <table:table-cell office:value-type="float" office:value="10.9811992645264">
            <text:p>10.98119926</text:p>
          </table:table-cell>
          <table:table-cell office:value-type="float" office:value="11.7086753845215">
            <text:p>11.70867538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2643577029e+17">
            <text:p>3.78E+17</text:p>
          </table:table-cell>
          <table:table-cell office:value-type="float" office:value="16.1800994873047">
            <text:p>16.18009949</text:p>
          </table:table-cell>
          <table:table-cell office:value-type="float" office:value="17.104923248291">
            <text:p>17.10492325</text:p>
          </table:table-cell>
          <table:table-cell office:value-type="float" office:value="16.1800994873047">
            <text:p>16.18009949</text:p>
          </table:table-cell>
          <table:table-cell office:value-type="float" office:value="17.104923248291">
            <text:p>17.10492325</text:p>
          </table:table-cell>
          <table:table-cell office:value-type="float" office:value="16.1800994873047">
            <text:p>16.18009949</text:p>
          </table:table-cell>
          <table:table-cell office:value-type="float" office:value="17.104923248291">
            <text:p>17.1049232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2643577029e+17">
            <text:p>3.78E+17</text:p>
          </table:table-cell>
          <table:table-cell office:value-type="float" office:value="16.3766994476318">
            <text:p>16.37669945</text:p>
          </table:table-cell>
          <table:table-cell office:value-type="float" office:value="17.308687210083">
            <text:p>17.30868721</text:p>
          </table:table-cell>
          <table:table-cell office:value-type="float" office:value="16.3766994476318">
            <text:p>16.37669945</text:p>
          </table:table-cell>
          <table:table-cell office:value-type="float" office:value="17.308687210083">
            <text:p>17.30868721</text:p>
          </table:table-cell>
          <table:table-cell office:value-type="float" office:value="16.3766994476318">
            <text:p>16.37669945</text:p>
          </table:table-cell>
          <table:table-cell office:value-type="float" office:value="17.308687210083">
            <text:p>17.3086872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2643577029e+17">
            <text:p>3.78E+17</text:p>
          </table:table-cell>
          <table:table-cell office:value-type="float" office:value="25.0200004577637">
            <text:p>25.02000046</text:p>
          </table:table-cell>
          <table:table-cell office:value-type="float" office:value="26.2811641693115">
            <text:p>26.28116417</text:p>
          </table:table-cell>
          <table:table-cell office:value-type="float" office:value="25.0200004577637">
            <text:p>25.02000046</text:p>
          </table:table-cell>
          <table:table-cell office:value-type="float" office:value="26.2811641693115">
            <text:p>26.28116417</text:p>
          </table:table-cell>
          <table:table-cell office:value-type="float" office:value="25.0200004577637">
            <text:p>25.02000046</text:p>
          </table:table-cell>
          <table:table-cell office:value-type="float" office:value="26.2811641693115">
            <text:p>26.2811641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2643577029e+17">
            <text:p>3.78E+17</text:p>
          </table:table-cell>
          <table:table-cell office:value-type="float" office:value="34.0799980163574">
            <text:p>34.07999802</text:p>
          </table:table-cell>
          <table:table-cell office:value-type="float" office:value="35.6103172302246">
            <text:p>35.61031723</text:p>
          </table:table-cell>
          <table:table-cell office:value-type="float" office:value="34.379997253418">
            <text:p>34.37999725</text:p>
          </table:table-cell>
          <table:table-cell office:value-type="float" office:value="35.9798355102539">
            <text:p>35.97983551</text:p>
          </table:table-cell>
          <table:table-cell office:value-type="float" office:value="34.379997253418">
            <text:p>34.37999725</text:p>
          </table:table-cell>
          <table:table-cell office:value-type="float" office:value="35.9798355102539">
            <text:p>35.97983551</text:p>
          </table:table-cell>
          <table:table-cell office:value-type="float" office:value="-0.475965651610198">
            <text:p>-0.4759656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2643577029e+17">
            <text:p>3.78E+17</text:p>
          </table:table-cell>
          <table:table-cell office:value-type="float" office:value="34.6800003051758">
            <text:p>34.68000031</text:p>
          </table:table-cell>
          <table:table-cell office:value-type="float" office:value="36.2410125732422">
            <text:p>36.24101257</text:p>
          </table:table-cell>
          <table:table-cell office:value-type="float" office:value="47.9119987487793">
            <text:p>47.91199875</text:p>
          </table:table-cell>
          <table:table-cell office:value-type="float" office:value="50.088981628418">
            <text:p>50.08898163</text:p>
          </table:table-cell>
          <table:table-cell office:value-type="float" office:value="47.9119987487793">
            <text:p>47.91199875</text:p>
          </table:table-cell>
          <table:table-cell office:value-type="float" office:value="50.088981628418">
            <text:p>50.08898163</text:p>
          </table:table-cell>
          <table:table-cell office:value-type="float" office:value="-19.1533816796051">
            <text:p>-19.153381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838411018e+17">
            <text:p>4.05E+17</text:p>
          </table:table-cell>
          <table:table-cell office:value-type="float" office:value="-69.75">
            <text:p>-69.75</text:p>
          </table:table-cell>
          <table:table-cell office:value-type="float" office:value="3.36011457443237">
            <text:p>3.36011457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838411018e+17">
            <text:p>4.05E+17</text:p>
          </table:table-cell>
          <table:table-cell office:value-type="float" office:value="-69.8000030517578">
            <text:p>-69.8000031</text:p>
          </table:table-cell>
          <table:table-cell office:value-type="float" office:value="3.36341428756714">
            <text:p>3.36341428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838411018e+17">
            <text:p>4.05E+17</text:p>
          </table:table-cell>
          <table:table-cell office:value-type="float" office:value="-70.25">
            <text:p>-70.25</text:p>
          </table:table-cell>
          <table:table-cell office:value-type="float" office:value="3.38608813285828">
            <text:p>3.386088133</text:p>
          </table:table-cell>
          <table:table-cell office:value-type="float" office:value="-81.75">
            <text:p>-81.75</text:p>
          </table:table-cell>
          <table:table-cell office:value-type="float" office:value="4.15414190292358">
            <text:p>4.154141903</text:p>
          </table:table-cell>
          <table:table-cell office:value-type="float" office:value="-81.75">
            <text:p>-81.75</text:p>
          </table:table-cell>
          <table:table-cell office:value-type="float" office:value="4.15414190292358">
            <text:p>4.154141903</text:p>
          </table:table-cell>
          <table:table-cell office:value-type="float" office:value="-11.5256195752641">
            <text:p>-11.525619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838411018e+17">
            <text:p>4.05E+17</text:p>
          </table:table-cell>
          <table:table-cell office:value-type="float" office:value="-81.75">
            <text:p>-81.75</text:p>
          </table:table-cell>
          <table:table-cell office:value-type="float" office:value="3.93322134017944">
            <text:p>3.93322134</text:p>
          </table:table-cell>
          <table:table-cell office:value-type="float" office:value="-95.75">
            <text:p>-95.75</text:p>
          </table:table-cell>
          <table:table-cell office:value-type="float" office:value="5.08454990386963">
            <text:p>5.084549904</text:p>
          </table:table-cell>
          <table:table-cell office:value-type="float" office:value="-95.75">
            <text:p>-95.75</text:p>
          </table:table-cell>
          <table:table-cell office:value-type="float" office:value="5.08454990386963">
            <text:p>5.084549904</text:p>
          </table:table-cell>
          <table:table-cell office:value-type="float" office:value="-14.0472615645032">
            <text:p>-14.047261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838411018e+17">
            <text:p>4.05E+17</text:p>
          </table:table-cell>
          <table:table-cell office:value-type="float" office:value="-81.8000030517578">
            <text:p>-81.8000031</text:p>
          </table:table-cell>
          <table:table-cell office:value-type="float" office:value="3.93763589859009">
            <text:p>3.937635899</text:p>
          </table:table-cell>
          <table:table-cell office:value-type="float" office:value="-96.1999969482422">
            <text:p>-96.1999969</text:p>
          </table:table-cell>
          <table:table-cell office:value-type="float" office:value="5.11118984222412">
            <text:p>5.111189842</text:p>
          </table:table-cell>
          <table:table-cell office:value-type="float" office:value="-96.1999969482422">
            <text:p>-96.1999969</text:p>
          </table:table-cell>
          <table:table-cell office:value-type="float" office:value="5.11118984222412">
            <text:p>5.111189842</text:p>
          </table:table-cell>
          <table:table-cell office:value-type="float" office:value="-14.4477352231208">
            <text:p>-14.44773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838411018e+17">
            <text:p>4.05E+17</text:p>
          </table:table-cell>
          <table:table-cell office:value-type="float" office:value="-82.25">
            <text:p>-82.25</text:p>
          </table:table-cell>
          <table:table-cell office:value-type="float" office:value="3.96025896072388">
            <text:p>3.960258961</text:p>
          </table:table-cell>
          <table:table-cell office:value-type="float" office:value="-109.800003051758">
            <text:p>-109.800003</text:p>
          </table:table-cell>
          <table:table-cell office:value-type="float" office:value="5.89732313156128">
            <text:p>5.897323132</text:p>
          </table:table-cell>
          <table:table-cell office:value-type="float" office:value="-109.800003051758">
            <text:p>-109.800003</text:p>
          </table:table-cell>
          <table:table-cell office:value-type="float" office:value="5.89732313156128">
            <text:p>5.897323132</text:p>
          </table:table-cell>
          <table:table-cell office:value-type="float" office:value="-27.6180174117153">
            <text:p>-27.618017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838411018e+17">
            <text:p>4.05E+17</text:p>
          </table:table-cell>
          <table:table-cell office:value-type="float" office:value="-95.8000030517578">
            <text:p>-95.8000031</text:p>
          </table:table-cell>
          <table:table-cell office:value-type="float" office:value="4.61171245574951">
            <text:p>4.611712456</text:p>
          </table:table-cell>
          <table:table-cell office:value-type="float" office:value="-110.199996948242">
            <text:p>-110.199997</text:p>
          </table:table-cell>
          <table:table-cell office:value-type="float" office:value="5.9176721572876">
            <text:p>5.917672157</text:p>
          </table:table-cell>
          <table:table-cell office:value-type="float" office:value="-110.199996948242">
            <text:p>-110.199997</text:p>
          </table:table-cell>
          <table:table-cell office:value-type="float" office:value="5.9176721572876">
            <text:p>5.917672157</text:p>
          </table:table-cell>
          <table:table-cell office:value-type="float" office:value="-14.4590924667086">
            <text:p>-14.459092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30838411018e+17">
            <text:p>4.05E+17</text:p>
          </table:table-cell>
          <table:table-cell office:value-type="float" office:value="-96.25">
            <text:p>-96.25</text:p>
          </table:table-cell>
          <table:table-cell office:value-type="float" office:value="4.63005781173706">
            <text:p>4.630057812</text:p>
          </table:table-cell>
          <table:table-cell office:value-type="float" office:value="-130.199996948242">
            <text:p>-130.199997</text:p>
          </table:table-cell>
          <table:table-cell office:value-type="float" office:value="6.94192790985107">
            <text:p>6.94192791</text:p>
          </table:table-cell>
          <table:table-cell office:value-type="float" office:value="-130.199996948242">
            <text:p>-130.199997</text:p>
          </table:table-cell>
          <table:table-cell office:value-type="float" office:value="6.94192790985107">
            <text:p>6.94192791</text:p>
          </table:table-cell>
          <table:table-cell office:value-type="float" office:value="-34.0286208379976">
            <text:p>-34.028620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613882583e+17">
            <text:p>3.83E+17</text:p>
          </table:table-cell>
          <table:table-cell office:value-type="float" office:value="21.0199012756348">
            <text:p>21.01990128</text:p>
          </table:table-cell>
          <table:table-cell office:value-type="float" office:value="11.6436939239502">
            <text:p>11.6436939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613882583e+17">
            <text:p>3.83E+17</text:p>
          </table:table-cell>
          <table:table-cell office:value-type="float" office:value="21.0848007202148">
            <text:p>21.08480072</text:p>
          </table:table-cell>
          <table:table-cell office:value-type="float" office:value="11.7039461135864">
            <text:p>11.7039461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613882583e+17">
            <text:p>3.83E+17</text:p>
          </table:table-cell>
          <table:table-cell office:value-type="float" office:value="26.5256004333496">
            <text:p>26.52560043</text:p>
          </table:table-cell>
          <table:table-cell office:value-type="float" office:value="17.2009716033936">
            <text:p>17.2009716</text:p>
          </table:table-cell>
          <table:table-cell office:value-type="float" office:value="27.3663997650146">
            <text:p>27.36639977</text:p>
          </table:table-cell>
          <table:table-cell office:value-type="float" office:value="17.3348140716553">
            <text:p>17.33481407</text:p>
          </table:table-cell>
          <table:table-cell office:value-type="float" office:value="27.3663997650146">
            <text:p>27.36639977</text:p>
          </table:table-cell>
          <table:table-cell office:value-type="float" office:value="17.3348140716553">
            <text:p>17.33481407</text:p>
          </table:table-cell>
          <table:table-cell office:value-type="float" office:value="-0.851385531025026">
            <text:p>-0.8513855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613882583e+17">
            <text:p>3.83E+17</text:p>
          </table:table-cell>
          <table:table-cell office:value-type="float" office:value="34.6559982299805">
            <text:p>34.65599823</text:p>
          </table:table-cell>
          <table:table-cell office:value-type="float" office:value="26.0092067718506">
            <text:p>26.00920677</text:p>
          </table:table-cell>
          <table:table-cell office:value-type="float" office:value="37.6599998474121">
            <text:p>37.65999985</text:p>
          </table:table-cell>
          <table:table-cell office:value-type="float" office:value="26.569091796875">
            <text:p>26.5690918</text:p>
          </table:table-cell>
          <table:table-cell office:value-type="float" office:value="37.6599998474121">
            <text:p>37.65999985</text:p>
          </table:table-cell>
          <table:table-cell office:value-type="float" office:value="26.569091796875">
            <text:p>26.5690918</text:p>
          </table:table-cell>
          <table:table-cell office:value-type="float" office:value="-3.05573182049382">
            <text:p>-3.0557318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613882583e+17">
            <text:p>3.83E+17</text:p>
          </table:table-cell>
          <table:table-cell office:value-type="float" office:value="44.1399993896484">
            <text:p>44.13999939</text:p>
          </table:table-cell>
          <table:table-cell office:value-type="float" office:value="36.305347442627">
            <text:p>36.30534744</text:p>
          </table:table-cell>
          <table:table-cell office:value-type="float" office:value="48.5200004577637">
            <text:p>48.52000046</text:p>
          </table:table-cell>
          <table:table-cell office:value-type="float" office:value="36.121395111084">
            <text:p>36.12139511</text:p>
          </table:table-cell>
          <table:table-cell office:value-type="float" office:value="48.5200004577637">
            <text:p>48.52000046</text:p>
          </table:table-cell>
          <table:table-cell office:value-type="float" office:value="36.121395111084">
            <text:p>36.12139511</text:p>
          </table:table-cell>
          <table:table-cell office:value-type="float" office:value="-4.38386220323708">
            <text:p>-4.383862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613882583e+17">
            <text:p>3.83E+17</text:p>
          </table:table-cell>
          <table:table-cell office:value-type="float" office:value="57.3400039672852">
            <text:p>57.34000397</text:p>
          </table:table-cell>
          <table:table-cell office:value-type="float" office:value="50.2547073364258">
            <text:p>50.25470734</text:p>
          </table:table-cell>
          <table:table-cell office:value-type="float" office:value="64.0200042724609">
            <text:p>64.02000427</text:p>
          </table:table-cell>
          <table:table-cell office:value-type="float" office:value="49.9229888916016">
            <text:p>49.92298889</text:p>
          </table:table-cell>
          <table:table-cell office:value-type="float" office:value="64.0200042724609">
            <text:p>64.02000427</text:p>
          </table:table-cell>
          <table:table-cell office:value-type="float" office:value="49.9229888916016">
            <text:p>49.92298889</text:p>
          </table:table-cell>
          <table:table-cell office:value-type="float" office:value="-6.68823154531788">
            <text:p>-6.688231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613882583e+17">
            <text:p>3.83E+17</text:p>
          </table:table-cell>
          <table:table-cell office:value-type="float" office:value="73.3256988525391">
            <text:p>73.32569885</text:p>
          </table:table-cell>
          <table:table-cell office:value-type="float" office:value="65.9510650634766">
            <text:p>65.95106506</text:p>
          </table:table-cell>
          <table:table-cell office:value-type="float" office:value="81.8000030517578">
            <text:p>81.80000305</text:p>
          </table:table-cell>
          <table:table-cell office:value-type="float" office:value="65.9339981079102">
            <text:p>65.93399811</text:p>
          </table:table-cell>
          <table:table-cell office:value-type="float" office:value="81.8000030517578">
            <text:p>81.80000305</text:p>
          </table:table-cell>
          <table:table-cell office:value-type="float" office:value="65.9339981079102">
            <text:p>65.93399811</text:p>
          </table:table-cell>
          <table:table-cell office:value-type="float" office:value="-8.47432138533044">
            <text:p>-8.4743213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613882583e+17">
            <text:p>3.83E+17</text:p>
          </table:table-cell>
          <table:table-cell office:value-type="float" office:value="92.1599960327148">
            <text:p>92.15999603</text:p>
          </table:table-cell>
          <table:table-cell office:value-type="float" office:value="81.5962295532227">
            <text:p>81.59622955</text:p>
          </table:table-cell>
          <table:table-cell office:value-type="float" office:value="96.4799957275391">
            <text:p>96.47999573</text:p>
          </table:table-cell>
          <table:table-cell office:value-type="float" office:value="81.9189529418945">
            <text:p>81.91895294</text:p>
          </table:table-cell>
          <table:table-cell office:value-type="float" office:value="96.4799957275391">
            <text:p>96.47999573</text:p>
          </table:table-cell>
          <table:table-cell office:value-type="float" office:value="81.9189529418945">
            <text:p>81.91895294</text:p>
          </table:table-cell>
          <table:table-cell office:value-type="float" office:value="-4.3320373669761">
            <text:p>-4.3320373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613882583e+17">
            <text:p>3.83E+17</text:p>
          </table:table-cell>
          <table:table-cell office:value-type="float" office:value="92.1599960327148">
            <text:p>92.15999603</text:p>
          </table:table-cell>
          <table:table-cell office:value-type="float" office:value="82.1368179321289">
            <text:p>82.13681793</text:p>
          </table:table-cell>
          <table:table-cell office:value-type="float" office:value="122.550003051758">
            <text:p>122.5500031</text:p>
          </table:table-cell>
          <table:table-cell office:value-type="float" office:value="96.4388275146484">
            <text:p>96.43882751</text:p>
          </table:table-cell>
          <table:table-cell office:value-type="float" office:value="122.550003051758">
            <text:p>122.5500031</text:p>
          </table:table-cell>
          <table:table-cell office:value-type="float" office:value="96.4388275146484">
            <text:p>96.43882751</text:p>
          </table:table-cell>
          <table:table-cell office:value-type="float" office:value="-3">
            <text:p>-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23202040054e+17">
            <text:p>1.40E+17</text:p>
          </table:table-cell>
          <table:table-cell office:value-type="float" office:value="-12.1173000335693">
            <text:p>-12.1173</text:p>
          </table:table-cell>
          <table:table-cell office:value-type="float" office:value="3.18447160720825">
            <text:p>3.18447160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23202040054e+17">
            <text:p>1.40E+17</text:p>
          </table:table-cell>
          <table:table-cell office:value-type="float" office:value="-27.2154998779297">
            <text:p>-27.2154999</text:p>
          </table:table-cell>
          <table:table-cell office:value-type="float" office:value="7.1293740272522">
            <text:p>7.12937402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23202040054e+17">
            <text:p>1.40E+17</text:p>
          </table:table-cell>
          <table:table-cell office:value-type="float" office:value="-44.1019973754883">
            <text:p>-44.1019974</text:p>
          </table:table-cell>
          <table:table-cell office:value-type="float" office:value="11.539098739624">
            <text:p>11.53909874</text:p>
          </table:table-cell>
          <table:table-cell office:value-type="float" office:value="-44.8144989013672">
            <text:p>-44.8144989</text:p>
          </table:table-cell>
          <table:table-cell office:value-type="float" office:value="11.7253932952881">
            <text:p>11.7253933</text:p>
          </table:table-cell>
          <table:table-cell office:value-type="float" office:value="-44.8144989013672">
            <text:p>-44.8144989</text:p>
          </table:table-cell>
          <table:table-cell office:value-type="float" office:value="11.7253932952881">
            <text:p>11.7253933</text:p>
          </table:table-cell>
          <table:table-cell office:value-type="float" office:value="-0.7364537228162">
            <text:p>-0.736453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23202040054e+17">
            <text:p>1.40E+17</text:p>
          </table:table-cell>
          <table:table-cell office:value-type="float" office:value="-44.8144989013672">
            <text:p>-44.8144989</text:p>
          </table:table-cell>
          <table:table-cell office:value-type="float" office:value="11.7253932952881">
            <text:p>11.7253933</text:p>
          </table:table-cell>
          <table:table-cell office:value-type="float" office:value="-60.2000007629395">
            <text:p>-60.2000008</text:p>
          </table:table-cell>
          <table:table-cell office:value-type="float" office:value="15.7273712158203">
            <text:p>15.72737122</text:p>
          </table:table-cell>
          <table:table-cell office:value-type="float" office:value="-60.2000007629395">
            <text:p>-60.2000008</text:p>
          </table:table-cell>
          <table:table-cell office:value-type="float" office:value="15.7273712158203">
            <text:p>15.72737122</text:p>
          </table:table-cell>
          <table:table-cell office:value-type="float" office:value="-15.8974681886416">
            <text:p>-15.897468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23202040054e+17">
            <text:p>1.40E+17</text:p>
          </table:table-cell>
          <table:table-cell office:value-type="float" office:value="-60.2000007629395">
            <text:p>-60.2000008</text:p>
          </table:table-cell>
          <table:table-cell office:value-type="float" office:value="15.7273712158203">
            <text:p>15.72737122</text:p>
          </table:table-cell>
          <table:table-cell office:value-type="float" office:value="-121.849998474121">
            <text:p>-121.849998</text:p>
          </table:table-cell>
          <table:table-cell office:value-type="float" office:value="31.7536811828613">
            <text:p>31.75368118</text:p>
          </table:table-cell>
          <table:table-cell office:value-type="float" office:value="-121.849998474121">
            <text:p>-121.849998</text:p>
          </table:table-cell>
          <table:table-cell office:value-type="float" office:value="31.7536811828613">
            <text:p>31.75368118</text:p>
          </table:table-cell>
          <table:table-cell office:value-type="float" office:value="-63.699017488093">
            <text:p>-63.69901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23202040054e+17">
            <text:p>1.40E+17</text:p>
          </table:table-cell>
          <table:table-cell office:value-type="float" office:value="-100.029998779297">
            <text:p>-100.029999</text:p>
          </table:table-cell>
          <table:table-cell office:value-type="float" office:value="26.0715065002441">
            <text:p>26.0715065</text:p>
          </table:table-cell>
          <table:table-cell office:value-type="float" office:value="-149.550003051758">
            <text:p>-149.550003</text:p>
          </table:table-cell>
          <table:table-cell office:value-type="float" office:value="38.8945579528809">
            <text:p>38.89455795</text:p>
          </table:table-cell>
          <table:table-cell office:value-type="float" office:value="-149.550003051758">
            <text:p>-149.550003</text:p>
          </table:table-cell>
          <table:table-cell office:value-type="float" office:value="38.8945579528809">
            <text:p>38.89455795</text:p>
          </table:table-cell>
          <table:table-cell office:value-type="float" office:value="-51.1533133990509">
            <text:p>-51.153313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23202040054e+17">
            <text:p>1.40E+17</text:p>
          </table:table-cell>
          <table:table-cell office:value-type="float" office:value="-121.849998474121">
            <text:p>-121.849998</text:p>
          </table:table-cell>
          <table:table-cell office:value-type="float" office:value="31.7536811828613">
            <text:p>31.75368118</text:p>
          </table:table-cell>
          <table:table-cell office:value-type="float" office:value="-180.149993896484">
            <text:p>-180.149994</text:p>
          </table:table-cell>
          <table:table-cell office:value-type="float" office:value="46.8203239440918">
            <text:p>46.82032394</text:p>
          </table:table-cell>
          <table:table-cell office:value-type="float" office:value="-180.149993896484">
            <text:p>-180.149994</text:p>
          </table:table-cell>
          <table:table-cell office:value-type="float" office:value="46.8203239440918">
            <text:p>46.82032394</text:p>
          </table:table-cell>
          <table:table-cell office:value-type="float" office:value="-60.2153899791583">
            <text:p>-60.2153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23202040054e+17">
            <text:p>1.40E+17</text:p>
          </table:table-cell>
          <table:table-cell office:value-type="float" office:value="-149.850006103516">
            <text:p>-149.850006</text:p>
          </table:table-cell>
          <table:table-cell office:value-type="float" office:value="38.9404945373535">
            <text:p>38.94049454</text:p>
          </table:table-cell>
          <table:table-cell office:value-type="float" office:value="-214.550003051758">
            <text:p>-214.550003</text:p>
          </table:table-cell>
          <table:table-cell office:value-type="float" office:value="55.6775398254395">
            <text:p>55.67753983</text:p>
          </table:table-cell>
          <table:table-cell office:value-type="float" office:value="-214.550003051758">
            <text:p>-214.550003</text:p>
          </table:table-cell>
          <table:table-cell office:value-type="float" office:value="55.6775398254395">
            <text:p>55.67753983</text:p>
          </table:table-cell>
          <table:table-cell office:value-type="float" office:value="-66.8297709862752">
            <text:p>-66.82977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23202040054e+17">
            <text:p>1.40E+17</text:p>
          </table:table-cell>
          <table:table-cell office:value-type="float" office:value="-180.149993896484">
            <text:p>-180.149994</text:p>
          </table:table-cell>
          <table:table-cell office:value-type="float" office:value="46.7057228088379">
            <text:p>46.70572281</text:p>
          </table:table-cell>
          <table:table-cell office:value-type="float" office:value="-214.850006103516">
            <text:p>-214.850006</text:p>
          </table:table-cell>
          <table:table-cell office:value-type="float" office:value="56.2016792297363">
            <text:p>56.20167923</text:p>
          </table:table-cell>
          <table:table-cell office:value-type="float" office:value="-214.850006103516">
            <text:p>-214.850006</text:p>
          </table:table-cell>
          <table:table-cell office:value-type="float" office:value="56.2016792297363">
            <text:p>56.20167923</text:p>
          </table:table-cell>
          <table:table-cell office:value-type="float" office:value="-35.9758813028357">
            <text:p>-35.975881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26005089848394e+17">
            <text:p>6.26E+17</text:p>
          </table:table-cell>
          <table:table-cell office:value-type="float" office:value="-14.9275999069214">
            <text:p>-14.9275999</text:p>
          </table:table-cell>
          <table:table-cell office:value-type="float" office:value="3.25143694877625">
            <text:p>3.25143694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26005089848394e+17">
            <text:p>6.26E+17</text:p>
          </table:table-cell>
          <table:table-cell office:value-type="float" office:value="-33.568302154541">
            <text:p>-33.5683022</text:p>
          </table:table-cell>
          <table:table-cell office:value-type="float" office:value="7.21592855453491">
            <text:p>7.21592855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26005089848394e+17">
            <text:p>6.26E+17</text:p>
          </table:table-cell>
          <table:table-cell office:value-type="float" office:value="-59.7999992370605">
            <text:p>-59.7999992</text:p>
          </table:table-cell>
          <table:table-cell office:value-type="float" office:value="12.791558265686">
            <text:p>12.79155827</text:p>
          </table:table-cell>
          <table:table-cell office:value-type="float" office:value="-60.2000007629395">
            <text:p>-60.2000008</text:p>
          </table:table-cell>
          <table:table-cell office:value-type="float" office:value="12.8767185211182">
            <text:p>12.87671852</text:p>
          </table:table-cell>
          <table:table-cell office:value-type="float" office:value="-60.2000007629395">
            <text:p>-60.2000008</text:p>
          </table:table-cell>
          <table:table-cell office:value-type="float" office:value="12.8767185211182">
            <text:p>12.87671852</text:p>
          </table:table-cell>
          <table:table-cell office:value-type="float" office:value="-0.408966367578947">
            <text:p>-0.4089663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26005089848394e+17">
            <text:p>6.26E+17</text:p>
          </table:table-cell>
          <table:table-cell office:value-type="float" office:value="-60.2000007629395">
            <text:p>-60.2000008</text:p>
          </table:table-cell>
          <table:table-cell office:value-type="float" office:value="12.8767185211182">
            <text:p>12.87671852</text:p>
          </table:table-cell>
          <table:table-cell office:value-type="float" office:value="-69.8000030517578">
            <text:p>-69.8000031</text:p>
          </table:table-cell>
          <table:table-cell office:value-type="float" office:value="14.9125728607178">
            <text:p>14.91257286</text:p>
          </table:table-cell>
          <table:table-cell office:value-type="float" office:value="-69.8000030517578">
            <text:p>-69.8000031</text:p>
          </table:table-cell>
          <table:table-cell office:value-type="float" office:value="14.9125728607178">
            <text:p>14.91257286</text:p>
          </table:table-cell>
          <table:table-cell office:value-type="float" office:value="-9.81349819571922">
            <text:p>-9.813498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26005089848394e+17">
            <text:p>6.26E+17</text:p>
          </table:table-cell>
          <table:table-cell office:value-type="float" office:value="-69.8000030517578">
            <text:p>-69.8000031</text:p>
          </table:table-cell>
          <table:table-cell office:value-type="float" office:value="14.9059829711914">
            <text:p>14.90598297</text:p>
          </table:table-cell>
          <table:table-cell office:value-type="float" office:value="-81.8000030517578">
            <text:p>-81.8000031</text:p>
          </table:table-cell>
          <table:table-cell office:value-type="float" office:value="17.4777183532715">
            <text:p>17.47771835</text:p>
          </table:table-cell>
          <table:table-cell office:value-type="float" office:value="-81.8000030517578">
            <text:p>-81.8000031</text:p>
          </table:table-cell>
          <table:table-cell office:value-type="float" office:value="17.4777183532715">
            <text:p>17.47771835</text:p>
          </table:table-cell>
          <table:table-cell office:value-type="float" office:value="-12.2724823436598">
            <text:p>-12.272482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26005089848394e+17">
            <text:p>6.26E+17</text:p>
          </table:table-cell>
          <table:table-cell office:value-type="float" office:value="-81.8000030517578">
            <text:p>-81.8000031</text:p>
          </table:table-cell>
          <table:table-cell office:value-type="float" office:value="17.4152450561523">
            <text:p>17.41524506</text:p>
          </table:table-cell>
          <table:table-cell office:value-type="float" office:value="-149.850006103516">
            <text:p>-149.850006</text:p>
          </table:table-cell>
          <table:table-cell office:value-type="float" office:value="32.0333557128906">
            <text:p>32.03335571</text:p>
          </table:table-cell>
          <table:table-cell office:value-type="float" office:value="-149.850006103516">
            <text:p>-149.850006</text:p>
          </table:table-cell>
          <table:table-cell office:value-type="float" office:value="32.0333557128906">
            <text:p>32.03335571</text:p>
          </table:table-cell>
          <table:table-cell office:value-type="float" office:value="-69.6023855519112">
            <text:p>-69.602385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26005089848394e+17">
            <text:p>6.26E+17</text:p>
          </table:table-cell>
          <table:table-cell office:value-type="float" office:value="-121.849998474121">
            <text:p>-121.849998</text:p>
          </table:table-cell>
          <table:table-cell office:value-type="float" office:value="25.6294803619385">
            <text:p>25.62948036</text:p>
          </table:table-cell>
          <table:table-cell office:value-type="float" office:value="-179.850006103516">
            <text:p>-179.850006</text:p>
          </table:table-cell>
          <table:table-cell office:value-type="float" office:value="38.4660377502441">
            <text:p>38.46603775</text:p>
          </table:table-cell>
          <table:table-cell office:value-type="float" office:value="-179.850006103516">
            <text:p>-179.850006</text:p>
          </table:table-cell>
          <table:table-cell office:value-type="float" office:value="38.4660377502441">
            <text:p>38.46603775</text:p>
          </table:table-cell>
          <table:table-cell office:value-type="float" office:value="-59.4035191768391">
            <text:p>-59.403519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26005089848394e+17">
            <text:p>6.26E+17</text:p>
          </table:table-cell>
          <table:table-cell office:value-type="float" office:value="-149.550003051758">
            <text:p>-149.550003</text:p>
          </table:table-cell>
          <table:table-cell office:value-type="float" office:value="31.2780952453613">
            <text:p>31.27809525</text:p>
          </table:table-cell>
          <table:table-cell office:value-type="float" office:value="-215.449996948242">
            <text:p>-215.449997</text:p>
          </table:table-cell>
          <table:table-cell office:value-type="float" office:value="46.1238403320313">
            <text:p>46.12384033</text:p>
          </table:table-cell>
          <table:table-cell office:value-type="float" office:value="-215.449996948242">
            <text:p>-215.449997</text:p>
          </table:table-cell>
          <table:table-cell office:value-type="float" office:value="46.1238403320313">
            <text:p>46.12384033</text:p>
          </table:table-cell>
          <table:table-cell office:value-type="float" office:value="-67.5515014099247">
            <text:p>-67.551501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26005089848394e+17">
            <text:p>6.26E+17</text:p>
          </table:table-cell>
          <table:table-cell office:value-type="float" office:value="-179.550003051758">
            <text:p>-179.550003</text:p>
          </table:table-cell>
          <table:table-cell office:value-type="float" office:value="37.2700843811035">
            <text:p>37.27008438</text:p>
          </table:table-cell>
          <table:table-cell office:value-type="float" office:value="-255.149993896484">
            <text:p>-255.149994</text:p>
          </table:table-cell>
          <table:table-cell office:value-type="float" office:value="54.3963928222656">
            <text:p>54.39639282</text:p>
          </table:table-cell>
          <table:table-cell office:value-type="float" office:value="-255.149993896484">
            <text:p>-255.149994</text:p>
          </table:table-cell>
          <table:table-cell office:value-type="float" office:value="54.3963928222656">
            <text:p>54.39639282</text:p>
          </table:table-cell>
          <table:table-cell office:value-type="float" office:value="-77.515605245296">
            <text:p>-77.51560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5827303023e+17">
            <text:p>6.53E+17</text:p>
          </table:table-cell>
          <table:table-cell office:value-type="float" office:value="4.70736026763916">
            <text:p>4.707360268</text:p>
          </table:table-cell>
          <table:table-cell office:value-type="float" office:value="3.16030764579773">
            <text:p>3.16030764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5827303023e+17">
            <text:p>6.53E+17</text:p>
          </table:table-cell>
          <table:table-cell office:value-type="float" office:value="4.91352987289429">
            <text:p>4.913529873</text:p>
          </table:table-cell>
          <table:table-cell office:value-type="float" office:value="3.28381109237671">
            <text:p>3.28381109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5827303023e+17">
            <text:p>6.53E+17</text:p>
          </table:table-cell>
          <table:table-cell office:value-type="float" office:value="11.4232997894287">
            <text:p>11.42329979</text:p>
          </table:table-cell>
          <table:table-cell office:value-type="float" office:value="7.15983057022095">
            <text:p>7.15983057</text:p>
          </table:table-cell>
          <table:table-cell office:value-type="float" office:value="11.3966999053955">
            <text:p>11.39669991</text:p>
          </table:table-cell>
          <table:table-cell office:value-type="float" office:value="7.15770816802979">
            <text:p>7.157708168</text:p>
          </table:table-cell>
          <table:table-cell office:value-type="float" office:value="11.3966999053955">
            <text:p>11.39669991</text:p>
          </table:table-cell>
          <table:table-cell office:value-type="float" office:value="7.15770816802979">
            <text:p>7.157708168</text:p>
          </table:table-cell>
          <table:table-cell office:value-type="float" office:value="-0.0266844228275768">
            <text:p>-0.0266844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5827303023e+17">
            <text:p>6.53E+17</text:p>
          </table:table-cell>
          <table:table-cell office:value-type="float" office:value="11.7620000839233">
            <text:p>11.76200008</text:p>
          </table:table-cell>
          <table:table-cell office:value-type="float" office:value="7.36158275604248">
            <text:p>7.361582756</text:p>
          </table:table-cell>
          <table:table-cell office:value-type="float" office:value="11.7620000839233">
            <text:p>11.76200008</text:p>
          </table:table-cell>
          <table:table-cell office:value-type="float" office:value="7.36158275604248">
            <text:p>7.361582756</text:p>
          </table:table-cell>
          <table:table-cell office:value-type="float" office:value="11.7620000839233">
            <text:p>11.76200008</text:p>
          </table:table-cell>
          <table:table-cell office:value-type="float" office:value="7.36158275604248">
            <text:p>7.36158275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5827303023e+17">
            <text:p>6.53E+17</text:p>
          </table:table-cell>
          <table:table-cell office:value-type="float" office:value="18.8783988952637">
            <text:p>18.8783989</text:p>
          </table:table-cell>
          <table:table-cell office:value-type="float" office:value="11.6114473342896">
            <text:p>11.61144733</text:p>
          </table:table-cell>
          <table:table-cell office:value-type="float" office:value="19.3973007202148">
            <text:p>19.39730072</text:p>
          </table:table-cell>
          <table:table-cell office:value-type="float" office:value="11.6995906829834">
            <text:p>11.69959068</text:p>
          </table:table-cell>
          <table:table-cell office:value-type="float" office:value="19.3973007202148">
            <text:p>19.39730072</text:p>
          </table:table-cell>
          <table:table-cell office:value-type="float" office:value="11.6995906829834">
            <text:p>11.69959068</text:p>
          </table:table-cell>
          <table:table-cell office:value-type="float" office:value="-0.526334830556198">
            <text:p>-0.5263348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5827303023e+17">
            <text:p>6.53E+17</text:p>
          </table:table-cell>
          <table:table-cell office:value-type="float" office:value="28.5396995544434">
            <text:p>28.53969955</text:p>
          </table:table-cell>
          <table:table-cell office:value-type="float" office:value="17.2536525726318">
            <text:p>17.25365257</text:p>
          </table:table-cell>
          <table:table-cell office:value-type="float" office:value="28.8698997497559">
            <text:p>28.86989975</text:p>
          </table:table-cell>
          <table:table-cell office:value-type="float" office:value="17.1555023193359">
            <text:p>17.15550232</text:p>
          </table:table-cell>
          <table:table-cell office:value-type="float" office:value="28.8698997497559">
            <text:p>28.86989975</text:p>
          </table:table-cell>
          <table:table-cell office:value-type="float" office:value="17.1555023193359">
            <text:p>17.15550232</text:p>
          </table:table-cell>
          <table:table-cell office:value-type="float" office:value="-0.344478796454096">
            <text:p>-0.344478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5827303023e+17">
            <text:p>6.53E+17</text:p>
          </table:table-cell>
          <table:table-cell office:value-type="float" office:value="43.7200012207031">
            <text:p>43.72000122</text:p>
          </table:table-cell>
          <table:table-cell office:value-type="float" office:value="25.9279136657715">
            <text:p>25.92791367</text:p>
          </table:table-cell>
          <table:table-cell office:value-type="float" office:value="45.3400001525879">
            <text:p>45.34000015</text:p>
          </table:table-cell>
          <table:table-cell office:value-type="float" office:value="26.5553951263428">
            <text:p>26.55539513</text:p>
          </table:table-cell>
          <table:table-cell office:value-type="float" office:value="45.3400001525879">
            <text:p>45.34000015</text:p>
          </table:table-cell>
          <table:table-cell office:value-type="float" office:value="26.5553951263428">
            <text:p>26.55539513</text:p>
          </table:table-cell>
          <table:table-cell office:value-type="float" office:value="-1.73727646696444">
            <text:p>-1.7372764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5827303023e+17">
            <text:p>6.53E+17</text:p>
          </table:table-cell>
          <table:table-cell office:value-type="float" office:value="44.7799987792969">
            <text:p>44.77999878</text:p>
          </table:table-cell>
          <table:table-cell office:value-type="float" office:value="26.5164279937744">
            <text:p>26.51642799</text:p>
          </table:table-cell>
          <table:table-cell office:value-type="float" office:value="61.7159957885742">
            <text:p>61.71599579</text:p>
          </table:table-cell>
          <table:table-cell office:value-type="float" office:value="36.0101165771484">
            <text:p>36.01011658</text:p>
          </table:table-cell>
          <table:table-cell office:value-type="float" office:value="61.7159957885742">
            <text:p>61.71599579</text:p>
          </table:table-cell>
          <table:table-cell office:value-type="float" office:value="36.0101165771484">
            <text:p>36.01011658</text:p>
          </table:table-cell>
          <table:table-cell office:value-type="float" office:value="-19.4154092827408">
            <text:p>-19.415409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5827303023e+17">
            <text:p>6.53E+17</text:p>
          </table:table-cell>
          <table:table-cell office:value-type="float" office:value="61.7159957885742">
            <text:p>61.71599579</text:p>
          </table:table-cell>
          <table:table-cell office:value-type="float" office:value="36.0101165771484">
            <text:p>36.01011658</text:p>
          </table:table-cell>
          <table:table-cell office:value-type="float" office:value="85.4400024414063">
            <text:p>85.44000244</text:p>
          </table:table-cell>
          <table:table-cell office:value-type="float" office:value="50.0354194641113">
            <text:p>50.03541946</text:p>
          </table:table-cell>
          <table:table-cell office:value-type="float" office:value="85.4400024414063">
            <text:p>85.44000244</text:p>
          </table:table-cell>
          <table:table-cell office:value-type="float" office:value="50.0354194641113">
            <text:p>50.03541946</text:p>
          </table:table-cell>
          <table:table-cell office:value-type="float" office:value="-27.5597099537471">
            <text:p>-27.5597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019230593e+17">
            <text:p>6.53E+17</text:p>
          </table:table-cell>
          <table:table-cell office:value-type="float" office:value="1.45098996162415">
            <text:p>1.450989962</text:p>
          </table:table-cell>
          <table:table-cell office:value-type="float" office:value="3.19771313667297">
            <text:p>3.19771313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019230593e+17">
            <text:p>6.53E+17</text:p>
          </table:table-cell>
          <table:table-cell office:value-type="float" office:value="3.91068983078003">
            <text:p>3.910689831</text:p>
          </table:table-cell>
          <table:table-cell office:value-type="float" office:value="7.14506149291992">
            <text:p>7.14506149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019230593e+17">
            <text:p>6.53E+17</text:p>
          </table:table-cell>
          <table:table-cell office:value-type="float" office:value="6.69733953475952">
            <text:p>6.697339535</text:p>
          </table:table-cell>
          <table:table-cell office:value-type="float" office:value="11.6533107757568">
            <text:p>11.65331078</text:p>
          </table:table-cell>
          <table:table-cell office:value-type="float" office:value="6.65179967880249">
            <text:p>6.651799679</text:p>
          </table:table-cell>
          <table:table-cell office:value-type="float" office:value="11.5440349578857">
            <text:p>11.54403496</text:p>
          </table:table-cell>
          <table:table-cell office:value-type="float" office:value="6.65179967880249">
            <text:p>6.651799679</text:p>
          </table:table-cell>
          <table:table-cell office:value-type="float" office:value="11.5440349578857">
            <text:p>11.54403496</text:p>
          </table:table-cell>
          <table:table-cell office:value-type="float" office:value="-0.118385315187246">
            <text:p>-0.1183853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019230593e+17">
            <text:p>6.53E+17</text:p>
          </table:table-cell>
          <table:table-cell office:value-type="float" office:value="10.103099822998">
            <text:p>10.10309982</text:p>
          </table:table-cell>
          <table:table-cell office:value-type="float" office:value="17.1576557159424">
            <text:p>17.15765572</text:p>
          </table:table-cell>
          <table:table-cell office:value-type="float" office:value="15.6199998855591">
            <text:p>15.61999989</text:p>
          </table:table-cell>
          <table:table-cell office:value-type="float" office:value="25.9438056945801">
            <text:p>25.94380569</text:p>
          </table:table-cell>
          <table:table-cell office:value-type="float" office:value="15.6199998855591">
            <text:p>15.61999989</text:p>
          </table:table-cell>
          <table:table-cell office:value-type="float" office:value="25.9438056945801">
            <text:p>25.94380569</text:p>
          </table:table-cell>
          <table:table-cell office:value-type="float" office:value="-10.3746141011317">
            <text:p>-10.374614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019230593e+17">
            <text:p>6.53E+17</text:p>
          </table:table-cell>
          <table:table-cell office:value-type="float" office:value="15.6399993896484">
            <text:p>15.63999939</text:p>
          </table:table-cell>
          <table:table-cell office:value-type="float" office:value="26.0183868408203">
            <text:p>26.01838684</text:p>
          </table:table-cell>
          <table:table-cell office:value-type="float" office:value="15.9800004959106">
            <text:p>15.9800005</text:p>
          </table:table-cell>
          <table:table-cell office:value-type="float" office:value="26.5942039489746">
            <text:p>26.59420395</text:p>
          </table:table-cell>
          <table:table-cell office:value-type="float" office:value="15.9800004959106">
            <text:p>15.9800005</text:p>
          </table:table-cell>
          <table:table-cell office:value-type="float" office:value="26.5942039489746">
            <text:p>26.59420395</text:p>
          </table:table-cell>
          <table:table-cell office:value-type="float" office:value="-0.668704788604584">
            <text:p>-0.6687047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019230593e+17">
            <text:p>6.53E+17</text:p>
          </table:table-cell>
          <table:table-cell office:value-type="float" office:value="15.8000001907349">
            <text:p>15.80000019</text:p>
          </table:table-cell>
          <table:table-cell office:value-type="float" office:value="26.3122901916504">
            <text:p>26.31229019</text:p>
          </table:table-cell>
          <table:table-cell office:value-type="float" office:value="21.2600002288818">
            <text:p>21.26000023</text:p>
          </table:table-cell>
          <table:table-cell office:value-type="float" office:value="36.1519584655762">
            <text:p>36.15195847</text:p>
          </table:table-cell>
          <table:table-cell office:value-type="float" office:value="21.2600002288818">
            <text:p>21.26000023</text:p>
          </table:table-cell>
          <table:table-cell office:value-type="float" office:value="36.1519584655762">
            <text:p>36.15195847</text:p>
          </table:table-cell>
          <table:table-cell office:value-type="float" office:value="-11.2530294657691">
            <text:p>-11.253029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019230593e+17">
            <text:p>6.53E+17</text:p>
          </table:table-cell>
          <table:table-cell office:value-type="float" office:value="21.8600006103516">
            <text:p>21.86000061</text:p>
          </table:table-cell>
          <table:table-cell office:value-type="float" office:value="36.0886878967285">
            <text:p>36.0886879</text:p>
          </table:table-cell>
          <table:table-cell office:value-type="float" office:value="29.2799987792969">
            <text:p>29.27999878</text:p>
          </table:table-cell>
          <table:table-cell office:value-type="float" office:value="50.0806541442871">
            <text:p>50.08065414</text:p>
          </table:table-cell>
          <table:table-cell office:value-type="float" office:value="29.2799987792969">
            <text:p>29.27999878</text:p>
          </table:table-cell>
          <table:table-cell office:value-type="float" office:value="50.0806541442871">
            <text:p>50.08065414</text:p>
          </table:table-cell>
          <table:table-cell office:value-type="float" office:value="-15.8376605690351">
            <text:p>-15.837660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019230593e+17">
            <text:p>6.53E+17</text:p>
          </table:table-cell>
          <table:table-cell office:value-type="float" office:value="30.4799995422363">
            <text:p>30.47999954</text:p>
          </table:table-cell>
          <table:table-cell office:value-type="float" office:value="50.0777778625488">
            <text:p>50.07777786</text:p>
          </table:table-cell>
          <table:table-cell office:value-type="float" office:value="38.7399978637695">
            <text:p>38.73999786</text:p>
          </table:table-cell>
          <table:table-cell office:value-type="float" office:value="66.2577209472656">
            <text:p>66.25772095</text:p>
          </table:table-cell>
          <table:table-cell office:value-type="float" office:value="38.7399978637695">
            <text:p>38.73999786</text:p>
          </table:table-cell>
          <table:table-cell office:value-type="float" office:value="66.2577209472656">
            <text:p>66.25772095</text:p>
          </table:table-cell>
          <table:table-cell office:value-type="float" office:value="-18.1664011432206">
            <text:p>-18.166401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5303019230593e+17">
            <text:p>6.53E+17</text:p>
          </table:table-cell>
          <table:table-cell office:value-type="float" office:value="40.5400009155273">
            <text:p>40.54000092</text:p>
          </table:table-cell>
          <table:table-cell office:value-type="float" office:value="66.2399749755859">
            <text:p>66.23997498</text:p>
          </table:table-cell>
          <table:table-cell office:value-type="float" office:value="48.7999992370605">
            <text:p>48.79999924</text:p>
          </table:table-cell>
          <table:table-cell office:value-type="float" office:value="81.6302642822266">
            <text:p>81.63026428</text:p>
          </table:table-cell>
          <table:table-cell office:value-type="float" office:value="48.7999992370605">
            <text:p>48.79999924</text:p>
          </table:table-cell>
          <table:table-cell office:value-type="float" office:value="81.6302642822266">
            <text:p>81.63026428</text:p>
          </table:table-cell>
          <table:table-cell office:value-type="float" office:value="-17.4667849707331">
            <text:p>-17.46678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74883716268e+17">
            <text:p>3.20E+17</text:p>
          </table:table-cell>
          <table:table-cell office:value-type="float" office:value="-59.75">
            <text:p>-59.75</text:p>
          </table:table-cell>
          <table:table-cell office:value-type="float" office:value="3.6659996509552">
            <text:p>3.66599965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74883716268e+17">
            <text:p>3.20E+17</text:p>
          </table:table-cell>
          <table:table-cell office:value-type="float" office:value="-60.2000007629395">
            <text:p>-60.2000008</text:p>
          </table:table-cell>
          <table:table-cell office:value-type="float" office:value="3.69188737869263">
            <text:p>3.69188737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74883716268e+17">
            <text:p>3.20E+17</text:p>
          </table:table-cell>
          <table:table-cell office:value-type="float" office:value="-60.25">
            <text:p>-60.25</text:p>
          </table:table-cell>
          <table:table-cell office:value-type="float" office:value="3.69817209243774">
            <text:p>3.698172092</text:p>
          </table:table-cell>
          <table:table-cell office:value-type="float" office:value="-70.1999969482422">
            <text:p>-70.1999969</text:p>
          </table:table-cell>
          <table:table-cell office:value-type="float" office:value="4.26319885253906">
            <text:p>4.263198853</text:p>
          </table:table-cell>
          <table:table-cell office:value-type="float" office:value="-70.1999969482422">
            <text:p>-70.1999969</text:p>
          </table:table-cell>
          <table:table-cell office:value-type="float" office:value="4.26319885253906">
            <text:p>4.263198853</text:p>
          </table:table-cell>
          <table:table-cell office:value-type="float" office:value="-9.96602701730531">
            <text:p>-9.9660270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74883716268e+17">
            <text:p>3.20E+17</text:p>
          </table:table-cell>
          <table:table-cell office:value-type="float" office:value="-69.75">
            <text:p>-69.75</text:p>
          </table:table-cell>
          <table:table-cell office:value-type="float" office:value="4.2788519859314">
            <text:p>4.278851986</text:p>
          </table:table-cell>
          <table:table-cell office:value-type="float" office:value="-82.1999969482422">
            <text:p>-82.1999969</text:p>
          </table:table-cell>
          <table:table-cell office:value-type="float" office:value="4.94516944885254">
            <text:p>4.945169449</text:p>
          </table:table-cell>
          <table:table-cell office:value-type="float" office:value="-82.1999969482422">
            <text:p>-82.1999969</text:p>
          </table:table-cell>
          <table:table-cell office:value-type="float" office:value="4.94516944885254">
            <text:p>4.945169449</text:p>
          </table:table-cell>
          <table:table-cell office:value-type="float" office:value="-12.4678146831204">
            <text:p>-12.467814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74883716268e+17">
            <text:p>3.20E+17</text:p>
          </table:table-cell>
          <table:table-cell office:value-type="float" office:value="-70.25">
            <text:p>-70.25</text:p>
          </table:table-cell>
          <table:table-cell office:value-type="float" office:value="4.31144285202026">
            <text:p>4.311442852</text:p>
          </table:table-cell>
          <table:table-cell office:value-type="float" office:value="-95.8000030517578">
            <text:p>-95.8000031</text:p>
          </table:table-cell>
          <table:table-cell office:value-type="float" office:value="5.71925401687622">
            <text:p>5.719254017</text:p>
          </table:table-cell>
          <table:table-cell office:value-type="float" office:value="-95.8000030517578">
            <text:p>-95.8000031</text:p>
          </table:table-cell>
          <table:table-cell office:value-type="float" office:value="5.71925401687622">
            <text:p>5.719254017</text:p>
          </table:table-cell>
          <table:table-cell office:value-type="float" office:value="-25.5887590207248">
            <text:p>-25.58875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74883716268e+17">
            <text:p>3.20E+17</text:p>
          </table:table-cell>
          <table:table-cell office:value-type="float" office:value="-81.75">
            <text:p>-81.75</text:p>
          </table:table-cell>
          <table:table-cell office:value-type="float" office:value="5.02044486999512">
            <text:p>5.02044487</text:p>
          </table:table-cell>
          <table:table-cell office:value-type="float" office:value="-96.1999969482422">
            <text:p>-96.1999969</text:p>
          </table:table-cell>
          <table:table-cell office:value-type="float" office:value="5.74337577819824">
            <text:p>5.743375778</text:p>
          </table:table-cell>
          <table:table-cell office:value-type="float" office:value="-96.1999969482422">
            <text:p>-96.1999969</text:p>
          </table:table-cell>
          <table:table-cell office:value-type="float" office:value="5.74337577819824">
            <text:p>5.743375778</text:p>
          </table:table-cell>
          <table:table-cell office:value-type="float" office:value="-14.4680697020108">
            <text:p>-14.468069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74883716268e+17">
            <text:p>3.20E+17</text:p>
          </table:table-cell>
          <table:table-cell office:value-type="float" office:value="-82.25">
            <text:p>-82.25</text:p>
          </table:table-cell>
          <table:table-cell office:value-type="float" office:value="5.05143594741821">
            <text:p>5.051435947</text:p>
          </table:table-cell>
          <table:table-cell office:value-type="float" office:value="-109.75">
            <text:p>-109.75</text:p>
          </table:table-cell>
          <table:table-cell office:value-type="float" office:value="6.5601921081543">
            <text:p>6.560192108</text:p>
          </table:table-cell>
          <table:table-cell office:value-type="float" office:value="-109.75">
            <text:p>-109.75</text:p>
          </table:table-cell>
          <table:table-cell office:value-type="float" office:value="6.5601921081543">
            <text:p>6.560192108</text:p>
          </table:table-cell>
          <table:table-cell office:value-type="float" office:value="-27.5413569954815">
            <text:p>-27.54135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74883716268e+17">
            <text:p>3.20E+17</text:p>
          </table:table-cell>
          <table:table-cell office:value-type="float" office:value="-95.75">
            <text:p>-95.75</text:p>
          </table:table-cell>
          <table:table-cell office:value-type="float" office:value="5.88715410232544">
            <text:p>5.887154102</text:p>
          </table:table-cell>
          <table:table-cell office:value-type="float" office:value="-130.25">
            <text:p>-130.25</text:p>
          </table:table-cell>
          <table:table-cell office:value-type="float" office:value="7.81094074249268">
            <text:p>7.810940742</text:p>
          </table:table-cell>
          <table:table-cell office:value-type="float" office:value="-130.25">
            <text:p>-130.25</text:p>
          </table:table-cell>
          <table:table-cell office:value-type="float" office:value="7.81094074249268">
            <text:p>7.810940742</text:p>
          </table:table-cell>
          <table:table-cell office:value-type="float" office:value="-34.5535953995657">
            <text:p>-34.553595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74883716268e+17">
            <text:p>3.20E+17</text:p>
          </table:table-cell>
          <table:table-cell office:value-type="float" office:value="-96.25">
            <text:p>-96.25</text:p>
          </table:table-cell>
          <table:table-cell office:value-type="float" office:value="5.92022895812988">
            <text:p>5.920228958</text:p>
          </table:table-cell>
          <table:table-cell office:value-type="float" office:value="-149.800003051758">
            <text:p>-149.800003</text:p>
          </table:table-cell>
          <table:table-cell office:value-type="float" office:value="8.91404914855957">
            <text:p>8.914049149</text:p>
          </table:table-cell>
          <table:table-cell office:value-type="float" office:value="-149.800003051758">
            <text:p>-149.800003</text:p>
          </table:table-cell>
          <table:table-cell office:value-type="float" office:value="8.91404914855957">
            <text:p>8.914049149</text:p>
          </table:table-cell>
          <table:table-cell office:value-type="float" office:value="-53.6336255177281">
            <text:p>-53.63362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976184687e+17">
            <text:p>5.90E+17</text:p>
          </table:table-cell>
          <table:table-cell office:value-type="float" office:value="0.69031298160553">
            <text:p>0.690312982</text:p>
          </table:table-cell>
          <table:table-cell office:value-type="float" office:value="3.1452648639679">
            <text:p>3.14526486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976184687e+17">
            <text:p>5.90E+17</text:p>
          </table:table-cell>
          <table:table-cell office:value-type="float" office:value="0.682612001895905">
            <text:p>0.682612002</text:p>
          </table:table-cell>
          <table:table-cell office:value-type="float" office:value="3.36097979545593">
            <text:p>3.36097979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976184687e+17">
            <text:p>5.90E+17</text:p>
          </table:table-cell>
          <table:table-cell office:value-type="float" office:value="0.54968798160553">
            <text:p>0.549687982</text:p>
          </table:table-cell>
          <table:table-cell office:value-type="float" office:value="7.10739040374756">
            <text:p>7.107390404</text:p>
          </table:table-cell>
          <table:table-cell office:value-type="float" office:value="0.54968798160553">
            <text:p>0.549687982</text:p>
          </table:table-cell>
          <table:table-cell office:value-type="float" office:value="7.10739040374756">
            <text:p>7.107390404</text:p>
          </table:table-cell>
          <table:table-cell office:value-type="float" office:value="0.54968798160553">
            <text:p>0.549687982</text:p>
          </table:table-cell>
          <table:table-cell office:value-type="float" office:value="7.10739040374756">
            <text:p>7.10739040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976184687e+17">
            <text:p>5.90E+17</text:p>
          </table:table-cell>
          <table:table-cell office:value-type="float" office:value="0.54406201839447">
            <text:p>0.544062018</text:p>
          </table:table-cell>
          <table:table-cell office:value-type="float" office:value="7.28252696990967">
            <text:p>7.28252697</text:p>
          </table:table-cell>
          <table:table-cell office:value-type="float" office:value="0.392188012599945">
            <text:p>0.392188013</text:p>
          </table:table-cell>
          <table:table-cell office:value-type="float" office:value="11.559118270874">
            <text:p>11.55911827</text:p>
          </table:table-cell>
          <table:table-cell office:value-type="float" office:value="0.392188012599945">
            <text:p>0.392188013</text:p>
          </table:table-cell>
          <table:table-cell office:value-type="float" office:value="11.559118270874">
            <text:p>11.55911827</text:p>
          </table:table-cell>
          <table:table-cell office:value-type="float" office:value="-4.27928719170846">
            <text:p>-4.2792871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976184687e+17">
            <text:p>5.90E+17</text:p>
          </table:table-cell>
          <table:table-cell office:value-type="float" office:value="0.392188012599945">
            <text:p>0.392188013</text:p>
          </table:table-cell>
          <table:table-cell office:value-type="float" office:value="11.559118270874">
            <text:p>11.55911827</text:p>
          </table:table-cell>
          <table:table-cell office:value-type="float" office:value="0.161561995744705">
            <text:p>0.161561996</text:p>
          </table:table-cell>
          <table:table-cell office:value-type="float" office:value="17.2156829833984">
            <text:p>17.21568298</text:p>
          </table:table-cell>
          <table:table-cell office:value-type="float" office:value="0.161561995744705">
            <text:p>0.161561996</text:p>
          </table:table-cell>
          <table:table-cell office:value-type="float" office:value="17.2156829833984">
            <text:p>17.21568298</text:p>
          </table:table-cell>
          <table:table-cell office:value-type="float" office:value="-5.66126423218586">
            <text:p>-5.6612642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976184687e+17">
            <text:p>5.90E+17</text:p>
          </table:table-cell>
          <table:table-cell office:value-type="float" office:value="0.161561995744705">
            <text:p>0.161561996</text:p>
          </table:table-cell>
          <table:table-cell office:value-type="float" office:value="17.2156829833984">
            <text:p>17.21568298</text:p>
          </table:table-cell>
          <table:table-cell office:value-type="float" office:value="-0.179999992251396">
            <text:p>-0.17999999</text:p>
          </table:table-cell>
          <table:table-cell office:value-type="float" office:value="26.1441497802734">
            <text:p>26.14414978</text:p>
          </table:table-cell>
          <table:table-cell office:value-type="float" office:value="-0.179999992251396">
            <text:p>-0.17999999</text:p>
          </table:table-cell>
          <table:table-cell office:value-type="float" office:value="26.1441497802734">
            <text:p>26.14414978</text:p>
          </table:table-cell>
          <table:table-cell office:value-type="float" office:value="-8.93499770198869">
            <text:p>-8.934997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976184687e+17">
            <text:p>5.90E+17</text:p>
          </table:table-cell>
          <table:table-cell office:value-type="float" office:value="-0.179999992251396">
            <text:p>-0.17999999</text:p>
          </table:table-cell>
          <table:table-cell office:value-type="float" office:value="26.311559677124">
            <text:p>26.31155968</text:p>
          </table:table-cell>
          <table:table-cell office:value-type="float" office:value="-0.540000021457672">
            <text:p>-0.54000002</text:p>
          </table:table-cell>
          <table:table-cell office:value-type="float" office:value="36.3258399963379">
            <text:p>36.32584</text:p>
          </table:table-cell>
          <table:table-cell office:value-type="float" office:value="-0.540000021457672">
            <text:p>-0.54000002</text:p>
          </table:table-cell>
          <table:table-cell office:value-type="float" office:value="36.3258399963379">
            <text:p>36.32584</text:p>
          </table:table-cell>
          <table:table-cell office:value-type="float" office:value="-10.0207489906106">
            <text:p>-10.02074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976184687e+17">
            <text:p>5.90E+17</text:p>
          </table:table-cell>
          <table:table-cell office:value-type="float" office:value="-0.540000021457672">
            <text:p>-0.54000002</text:p>
          </table:table-cell>
          <table:table-cell office:value-type="float" office:value="36.3258399963379">
            <text:p>36.32584</text:p>
          </table:table-cell>
          <table:table-cell office:value-type="float" office:value="-1.01999998092651">
            <text:p>-1.01999998</text:p>
          </table:table-cell>
          <table:table-cell office:value-type="float" office:value="50.2517318725586">
            <text:p>50.25173187</text:p>
          </table:table-cell>
          <table:table-cell office:value-type="float" office:value="-1.01999998092651">
            <text:p>-1.01999998</text:p>
          </table:table-cell>
          <table:table-cell office:value-type="float" office:value="50.2517318725586">
            <text:p>50.25173187</text:p>
          </table:table-cell>
          <table:table-cell office:value-type="float" office:value="-13.9341617799306">
            <text:p>-13.934161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976184687e+17">
            <text:p>5.90E+17</text:p>
          </table:table-cell>
          <table:table-cell office:value-type="float" office:value="-1.01999998092651">
            <text:p>-1.01999998</text:p>
          </table:table-cell>
          <table:table-cell office:value-type="float" office:value="50.2517318725586">
            <text:p>50.25173187</text:p>
          </table:table-cell>
          <table:table-cell office:value-type="float" office:value="-1.62000012397766">
            <text:p>-1.62000012</text:p>
          </table:table-cell>
          <table:table-cell office:value-type="float" office:value="65.9636993408203">
            <text:p>65.96369934</text:p>
          </table:table-cell>
          <table:table-cell office:value-type="float" office:value="-1.62000012397766">
            <text:p>-1.62000012</text:p>
          </table:table-cell>
          <table:table-cell office:value-type="float" office:value="65.9636993408203">
            <text:p>65.96369934</text:p>
          </table:table-cell>
          <table:table-cell office:value-type="float" office:value="-3">
            <text:p>-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90254222688e+17">
            <text:p>3.51E+17</text:p>
          </table:table-cell>
          <table:table-cell office:value-type="float" office:value="-11.8029003143311">
            <text:p>-11.8029003</text:p>
          </table:table-cell>
          <table:table-cell office:value-type="float" office:value="3.14651823043823">
            <text:p>3.1465182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90254222688e+17">
            <text:p>3.51E+17</text:p>
          </table:table-cell>
          <table:table-cell office:value-type="float" office:value="-26.7602996826172">
            <text:p>-26.7602997</text:p>
          </table:table-cell>
          <table:table-cell office:value-type="float" office:value="7.22448825836182">
            <text:p>7.22448825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90254222688e+17">
            <text:p>3.51E+17</text:p>
          </table:table-cell>
          <table:table-cell office:value-type="float" office:value="-42.7579002380371">
            <text:p>-42.7579002</text:p>
          </table:table-cell>
          <table:table-cell office:value-type="float" office:value="11.5515995025635">
            <text:p>11.5515995</text:p>
          </table:table-cell>
          <table:table-cell office:value-type="float" office:value="-43.0657005310059">
            <text:p>-43.0657005</text:p>
          </table:table-cell>
          <table:table-cell office:value-type="float" office:value="11.6699819564819">
            <text:p>11.66998196</text:p>
          </table:table-cell>
          <table:table-cell office:value-type="float" office:value="-43.0657005310059">
            <text:p>-43.0657005</text:p>
          </table:table-cell>
          <table:table-cell office:value-type="float" office:value="11.6699819564819">
            <text:p>11.66998196</text:p>
          </table:table-cell>
          <table:table-cell office:value-type="float" office:value="-0.3297808753512">
            <text:p>-0.3297808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90254222688e+17">
            <text:p>3.51E+17</text:p>
          </table:table-cell>
          <table:table-cell office:value-type="float" office:value="-43.5340995788574">
            <text:p>-43.5340996</text:p>
          </table:table-cell>
          <table:table-cell office:value-type="float" office:value="11.7613391876221">
            <text:p>11.76133919</text:p>
          </table:table-cell>
          <table:table-cell office:value-type="float" office:value="-59.7999992370605">
            <text:p>-59.7999992</text:p>
          </table:table-cell>
          <table:table-cell office:value-type="float" office:value="16.2444000244141">
            <text:p>16.24440002</text:p>
          </table:table-cell>
          <table:table-cell office:value-type="float" office:value="-59.7999992370605">
            <text:p>-59.7999992</text:p>
          </table:table-cell>
          <table:table-cell office:value-type="float" office:value="16.2444000244141">
            <text:p>16.24440002</text:p>
          </table:table-cell>
          <table:table-cell office:value-type="float" office:value="-16.8723835351473">
            <text:p>-16.87238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90254222688e+17">
            <text:p>3.51E+17</text:p>
          </table:table-cell>
          <table:table-cell office:value-type="float" office:value="-59.7999992370605">
            <text:p>-59.7999992</text:p>
          </table:table-cell>
          <table:table-cell office:value-type="float" office:value="16.1212120056152">
            <text:p>16.12121201</text:p>
          </table:table-cell>
          <table:table-cell office:value-type="float" office:value="-60.2000007629395">
            <text:p>-60.2000008</text:p>
          </table:table-cell>
          <table:table-cell office:value-type="float" office:value="16.3539066314697">
            <text:p>16.35390663</text:p>
          </table:table-cell>
          <table:table-cell office:value-type="float" office:value="-60.2000007629395">
            <text:p>-60.2000008</text:p>
          </table:table-cell>
          <table:table-cell office:value-type="float" office:value="16.3539066314697">
            <text:p>16.35390663</text:p>
          </table:table-cell>
          <table:table-cell office:value-type="float" office:value="-0.462761287930414">
            <text:p>-0.4627612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90254222688e+17">
            <text:p>3.51E+17</text:p>
          </table:table-cell>
          <table:table-cell office:value-type="float" office:value="-60.2000007629395">
            <text:p>-60.2000008</text:p>
          </table:table-cell>
          <table:table-cell office:value-type="float" office:value="16.2275257110596">
            <text:p>16.22752571</text:p>
          </table:table-cell>
          <table:table-cell office:value-type="float" office:value="-94.7400054931641">
            <text:p>-94.7400055</text:p>
          </table:table-cell>
          <table:table-cell office:value-type="float" office:value="25.8009986877441">
            <text:p>25.80099869</text:p>
          </table:table-cell>
          <table:table-cell office:value-type="float" office:value="-94.7400054931641">
            <text:p>-94.7400055</text:p>
          </table:table-cell>
          <table:table-cell office:value-type="float" office:value="25.8009986877441">
            <text:p>25.80099869</text:p>
          </table:table-cell>
          <table:table-cell office:value-type="float" office:value="-35.8422001500919">
            <text:p>-35.842200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90254222688e+17">
            <text:p>3.51E+17</text:p>
          </table:table-cell>
          <table:table-cell office:value-type="float" office:value="-97.7200012207031">
            <text:p>-97.7200012</text:p>
          </table:table-cell>
          <table:table-cell office:value-type="float" office:value="26.1512184143066">
            <text:p>26.15121841</text:p>
          </table:table-cell>
          <table:table-cell office:value-type="float" office:value="-121.849998474121">
            <text:p>-121.849998</text:p>
          </table:table-cell>
          <table:table-cell office:value-type="float" office:value="33.1965637207031">
            <text:p>33.19656372</text:p>
          </table:table-cell>
          <table:table-cell office:value-type="float" office:value="-121.849998474121">
            <text:p>-121.849998</text:p>
          </table:table-cell>
          <table:table-cell office:value-type="float" office:value="33.1965637207031">
            <text:p>33.19656372</text:p>
          </table:table-cell>
          <table:table-cell office:value-type="float" office:value="-25.137495060891">
            <text:p>-25.137495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90254222688e+17">
            <text:p>3.51E+17</text:p>
          </table:table-cell>
          <table:table-cell office:value-type="float" office:value="-98.8600006103516">
            <text:p>-98.8600006</text:p>
          </table:table-cell>
          <table:table-cell office:value-type="float" office:value="26.4383792877197">
            <text:p>26.43837929</text:p>
          </table:table-cell>
          <table:table-cell office:value-type="float" office:value="-150.449996948242">
            <text:p>-150.449997</text:p>
          </table:table-cell>
          <table:table-cell office:value-type="float" office:value="40.9973526000977">
            <text:p>40.9973526</text:p>
          </table:table-cell>
          <table:table-cell office:value-type="float" office:value="-150.449996948242">
            <text:p>-150.449997</text:p>
          </table:table-cell>
          <table:table-cell office:value-type="float" office:value="40.9973526000977">
            <text:p>40.9973526</text:p>
          </table:table-cell>
          <table:table-cell office:value-type="float" office:value="-53.6049571033697">
            <text:p>-53.604957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51290254222688e+17">
            <text:p>3.51E+17</text:p>
          </table:table-cell>
          <table:table-cell office:value-type="float" office:value="-121.550003051758">
            <text:p>-121.550003</text:p>
          </table:table-cell>
          <table:table-cell office:value-type="float" office:value="32.3741836547852">
            <text:p>32.37418365</text:p>
          </table:table-cell>
          <table:table-cell office:value-type="float" office:value="-180.449996948242">
            <text:p>-180.449997</text:p>
          </table:table-cell>
          <table:table-cell office:value-type="float" office:value="49.1460876464844">
            <text:p>49.14608765</text:p>
          </table:table-cell>
          <table:table-cell office:value-type="float" office:value="-180.449996948242">
            <text:p>-180.449997</text:p>
          </table:table-cell>
          <table:table-cell office:value-type="float" office:value="49.1460876464844">
            <text:p>49.14608765</text:p>
          </table:table-cell>
          <table:table-cell office:value-type="float" office:value="-61.2413752663399">
            <text:p>-61.241375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50939221852e+16">
            <text:p>6.76E+16</text:p>
          </table:table-cell>
          <table:table-cell office:value-type="float" office:value="8.61445045471191">
            <text:p>8.614450455</text:p>
          </table:table-cell>
          <table:table-cell office:value-type="float" office:value="3.21195459365845">
            <text:p>3.21195459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50939221852e+16">
            <text:p>6.76E+16</text:p>
          </table:table-cell>
          <table:table-cell office:value-type="float" office:value="8.91757965087891">
            <text:p>8.917579651</text:p>
          </table:table-cell>
          <table:table-cell office:value-type="float" office:value="3.32692575454712">
            <text:p>3.32692575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50939221852e+16">
            <text:p>6.76E+16</text:p>
          </table:table-cell>
          <table:table-cell office:value-type="float" office:value="19.1721992492676">
            <text:p>19.17219925</text:p>
          </table:table-cell>
          <table:table-cell office:value-type="float" office:value="7.20256805419922">
            <text:p>7.202568054</text:p>
          </table:table-cell>
          <table:table-cell office:value-type="float" office:value="19.4043006896973">
            <text:p>19.40430069</text:p>
          </table:table-cell>
          <table:table-cell office:value-type="float" office:value="7.30189228057861">
            <text:p>7.301892281</text:p>
          </table:table-cell>
          <table:table-cell office:value-type="float" office:value="19.4043006896973">
            <text:p>19.40430069</text:p>
          </table:table-cell>
          <table:table-cell office:value-type="float" office:value="7.30189228057861">
            <text:p>7.301892281</text:p>
          </table:table-cell>
          <table:table-cell office:value-type="float" office:value="-0.252460651578421">
            <text:p>-0.2524606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50939221852e+16">
            <text:p>6.76E+16</text:p>
          </table:table-cell>
          <table:table-cell office:value-type="float" office:value="30.7035007476807">
            <text:p>30.70350075</text:p>
          </table:table-cell>
          <table:table-cell office:value-type="float" office:value="11.5648469924927">
            <text:p>11.56484699</text:p>
          </table:table-cell>
          <table:table-cell office:value-type="float" office:value="30.8444004058838">
            <text:p>30.84440041</text:p>
          </table:table-cell>
          <table:table-cell office:value-type="float" office:value="11.5941209793091">
            <text:p>11.59412098</text:p>
          </table:table-cell>
          <table:table-cell office:value-type="float" office:value="30.8444004058838">
            <text:p>30.84440041</text:p>
          </table:table-cell>
          <table:table-cell office:value-type="float" office:value="11.5941209793091">
            <text:p>11.59412098</text:p>
          </table:table-cell>
          <table:table-cell office:value-type="float" office:value="-0.143908582043895">
            <text:p>-0.1439085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50939221852e+16">
            <text:p>6.76E+16</text:p>
          </table:table-cell>
          <table:table-cell office:value-type="float" office:value="45.4920997619629">
            <text:p>45.49209976</text:p>
          </table:table-cell>
          <table:table-cell office:value-type="float" office:value="17.1388053894043">
            <text:p>17.13880539</text:p>
          </table:table-cell>
          <table:table-cell office:value-type="float" office:value="45.6641006469727">
            <text:p>45.66410065</text:p>
          </table:table-cell>
          <table:table-cell office:value-type="float" office:value="17.096794128418">
            <text:p>17.09679413</text:p>
          </table:table-cell>
          <table:table-cell office:value-type="float" office:value="45.6641006469727">
            <text:p>45.66410065</text:p>
          </table:table-cell>
          <table:table-cell office:value-type="float" office:value="17.096794128418">
            <text:p>17.09679413</text:p>
          </table:table-cell>
          <table:table-cell office:value-type="float" office:value="-0.177057195543711">
            <text:p>-0.17705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50939221852e+16">
            <text:p>6.76E+16</text:p>
          </table:table-cell>
          <table:table-cell office:value-type="float" office:value="68.8600006103516">
            <text:p>68.86000061</text:p>
          </table:table-cell>
          <table:table-cell office:value-type="float" office:value="25.9169044494629">
            <text:p>25.91690445</text:p>
          </table:table-cell>
          <table:table-cell office:value-type="float" office:value="46.2420997619629">
            <text:p>46.24209976</text:p>
          </table:table-cell>
          <table:table-cell office:value-type="float" office:value="17.3078842163086">
            <text:p>17.30788422</text:p>
          </table:table-cell>
          <table:table-cell office:value-type="float" office:value="46.2420997619629">
            <text:p>46.24209976</text:p>
          </table:table-cell>
          <table:table-cell office:value-type="float" office:value="17.3078842163086">
            <text:p>17.30788422</text:p>
          </table:table-cell>
          <table:table-cell office:value-type="float" office:value="-24.2009228783202">
            <text:p>-24.200922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50939221852e+16">
            <text:p>6.76E+16</text:p>
          </table:table-cell>
          <table:table-cell office:value-type="float" office:value="95.5599975585938">
            <text:p>95.55999756</text:p>
          </table:table-cell>
          <table:table-cell office:value-type="float" office:value="35.8509902954102">
            <text:p>35.8509903</text:p>
          </table:table-cell>
          <table:table-cell office:value-type="float" office:value="70.0479965209961">
            <text:p>70.04799652</text:p>
          </table:table-cell>
          <table:table-cell office:value-type="float" office:value="25.8787441253662">
            <text:p>25.87874413</text:p>
          </table:table-cell>
          <table:table-cell office:value-type="float" office:value="70.0479965209961">
            <text:p>70.04799652</text:p>
          </table:table-cell>
          <table:table-cell office:value-type="float" office:value="25.8787441253662">
            <text:p>25.87874413</text:p>
          </table:table-cell>
          <table:table-cell office:value-type="float" office:value="-27.3917485863597">
            <text:p>-27.391748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50939221852e+16">
            <text:p>6.76E+16</text:p>
          </table:table-cell>
          <table:table-cell office:value-type="float" office:value="122.449996948242">
            <text:p>122.4499969</text:p>
          </table:table-cell>
          <table:table-cell office:value-type="float" office:value="45.6761703491211">
            <text:p>45.67617035</text:p>
          </table:table-cell>
          <table:table-cell office:value-type="float" office:value="98.3000030517578">
            <text:p>98.30000305</text:p>
          </table:table-cell>
          <table:table-cell office:value-type="float" office:value="35.9780235290527">
            <text:p>35.97802353</text:p>
          </table:table-cell>
          <table:table-cell office:value-type="float" office:value="98.3000030517578">
            <text:p>98.30000305</text:p>
          </table:table-cell>
          <table:table-cell office:value-type="float" office:value="35.9780235290527">
            <text:p>35.97802353</text:p>
          </table:table-cell>
          <table:table-cell office:value-type="float" office:value="-26.0245318294842">
            <text:p>-26.024531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50939221852e+16">
            <text:p>6.76E+16</text:p>
          </table:table-cell>
          <table:table-cell office:value-type="float" office:value="149.550003051758">
            <text:p>149.5500031</text:p>
          </table:table-cell>
          <table:table-cell office:value-type="float" office:value="55.4696235656738">
            <text:p>55.46962357</text:p>
          </table:table-cell>
          <table:table-cell office:value-type="float" office:value="122.150001525879">
            <text:p>122.1500015</text:p>
          </table:table-cell>
          <table:table-cell office:value-type="float" office:value="44.4298629760742">
            <text:p>44.42986298</text:p>
          </table:table-cell>
          <table:table-cell office:value-type="float" office:value="122.150001525879">
            <text:p>122.1500015</text:p>
          </table:table-cell>
          <table:table-cell office:value-type="float" office:value="44.4298629760742">
            <text:p>44.42986298</text:p>
          </table:table-cell>
          <table:table-cell office:value-type="float" office:value="-29.5404197244021">
            <text:p>-29.540419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10.8197994232178">
            <text:p>-10.8197994</text:p>
          </table:table-cell>
          <table:table-cell office:value-type="float" office:value="3.18484830856323">
            <text:p>3.18484830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24.8997993469238">
            <text:p>-24.8997993</text:p>
          </table:table-cell>
          <table:table-cell office:value-type="float" office:value="7.12599945068359">
            <text:p>7.12599945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40.8465003967285">
            <text:p>-40.8465004</text:p>
          </table:table-cell>
          <table:table-cell office:value-type="float" office:value="11.5869827270508">
            <text:p>11.58698273</text:p>
          </table:table-cell>
          <table:table-cell office:value-type="float" office:value="-40.8465003967285">
            <text:p>-40.8465004</text:p>
          </table:table-cell>
          <table:table-cell office:value-type="float" office:value="11.5869827270508">
            <text:p>11.58698273</text:p>
          </table:table-cell>
          <table:table-cell office:value-type="float" office:value="-40.8465003967285">
            <text:p>-40.8465004</text:p>
          </table:table-cell>
          <table:table-cell office:value-type="float" office:value="11.5869827270508">
            <text:p>11.5869827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60.2000007629395">
            <text:p>-60.2000008</text:p>
          </table:table-cell>
          <table:table-cell office:value-type="float" office:value="16.9991855621338">
            <text:p>16.99918556</text:p>
          </table:table-cell>
          <table:table-cell office:value-type="float" office:value="-60.2000007629395">
            <text:p>-60.2000008</text:p>
          </table:table-cell>
          <table:table-cell office:value-type="float" office:value="16.9991855621338">
            <text:p>16.99918556</text:p>
          </table:table-cell>
          <table:table-cell office:value-type="float" office:value="-60.2000007629395">
            <text:p>-60.2000008</text:p>
          </table:table-cell>
          <table:table-cell office:value-type="float" office:value="16.9991855621338">
            <text:p>16.9991855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91.1599960327148">
            <text:p>-91.159996</text:p>
          </table:table-cell>
          <table:table-cell office:value-type="float" office:value="25.6459350585938">
            <text:p>25.64593506</text:p>
          </table:table-cell>
          <table:table-cell office:value-type="float" office:value="-93.4499969482422">
            <text:p>-93.4499969</text:p>
          </table:table-cell>
          <table:table-cell office:value-type="float" office:value="26.2929420471191">
            <text:p>26.29294205</text:p>
          </table:table-cell>
          <table:table-cell office:value-type="float" office:value="-93.4499969482422">
            <text:p>-93.4499969</text:p>
          </table:table-cell>
          <table:table-cell office:value-type="float" office:value="26.2929420471191">
            <text:p>26.29294205</text:p>
          </table:table-cell>
          <table:table-cell office:value-type="float" office:value="-2.3796475025341">
            <text:p>-2.37964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93.4499969482422">
            <text:p>-93.4499969</text:p>
          </table:table-cell>
          <table:table-cell office:value-type="float" office:value="26.2929420471191">
            <text:p>26.29294205</text:p>
          </table:table-cell>
          <table:table-cell office:value-type="float" office:value="-121.550003051758">
            <text:p>-121.550003</text:p>
          </table:table-cell>
          <table:table-cell office:value-type="float" office:value="34.1442794799805">
            <text:p>34.14427948</text:p>
          </table:table-cell>
          <table:table-cell office:value-type="float" office:value="-121.550003051758">
            <text:p>-121.550003</text:p>
          </table:table-cell>
          <table:table-cell office:value-type="float" office:value="34.1442794799805">
            <text:p>34.14427948</text:p>
          </table:table-cell>
          <table:table-cell office:value-type="float" office:value="-29.1762547716849">
            <text:p>-29.176254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121.550003051758">
            <text:p>-121.550003</text:p>
          </table:table-cell>
          <table:table-cell office:value-type="float" office:value="34.1442794799805">
            <text:p>34.14427948</text:p>
          </table:table-cell>
          <table:table-cell office:value-type="float" office:value="-150.149993896484">
            <text:p>-150.149994</text:p>
          </table:table-cell>
          <table:table-cell office:value-type="float" office:value="42.0363121032715">
            <text:p>42.0363121</text:p>
          </table:table-cell>
          <table:table-cell office:value-type="float" office:value="-150.149993896484">
            <text:p>-150.149994</text:p>
          </table:table-cell>
          <table:table-cell office:value-type="float" office:value="42.0363121032715">
            <text:p>42.0363121</text:p>
          </table:table-cell>
          <table:table-cell office:value-type="float" office:value="-29.6689004724734">
            <text:p>-29.668900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150.149993896484">
            <text:p>-150.149994</text:p>
          </table:table-cell>
          <table:table-cell office:value-type="float" office:value="42.0363121032715">
            <text:p>42.0363121</text:p>
          </table:table-cell>
          <table:table-cell office:value-type="float" office:value="-180.449996948242">
            <text:p>-180.449997</text:p>
          </table:table-cell>
          <table:table-cell office:value-type="float" office:value="50.2467231750488">
            <text:p>50.24672318</text:p>
          </table:table-cell>
          <table:table-cell office:value-type="float" office:value="-180.449996948242">
            <text:p>-180.449997</text:p>
          </table:table-cell>
          <table:table-cell office:value-type="float" office:value="50.2467231750488">
            <text:p>50.24672318</text:p>
          </table:table-cell>
          <table:table-cell office:value-type="float" office:value="-31.3926907878904">
            <text:p>-31.392690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79223795372261e+17">
            <text:p>2.79E+17</text:p>
          </table:table-cell>
          <table:table-cell office:value-type="float" office:value="-12.1309995651245">
            <text:p>-12.1309996</text:p>
          </table:table-cell>
          <table:table-cell office:value-type="float" office:value="3.14608716964722">
            <text:p>3.1460871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79223795372261e+17">
            <text:p>2.79E+17</text:p>
          </table:table-cell>
          <table:table-cell office:value-type="float" office:value="-12.9561004638672">
            <text:p>-12.9561005</text:p>
          </table:table-cell>
          <table:table-cell office:value-type="float" office:value="3.3508312702179">
            <text:p>3.3508312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79223795372261e+17">
            <text:p>2.79E+17</text:p>
          </table:table-cell>
          <table:table-cell office:value-type="float" office:value="-28.9299011230469">
            <text:p>-28.9299011</text:p>
          </table:table-cell>
          <table:table-cell office:value-type="float" office:value="7.29594421386719">
            <text:p>7.295944214</text:p>
          </table:table-cell>
          <table:table-cell office:value-type="float" office:value="-28.6191005706787">
            <text:p>-28.6191006</text:p>
          </table:table-cell>
          <table:table-cell office:value-type="float" office:value="7.23752880096436">
            <text:p>7.237528801</text:p>
          </table:table-cell>
          <table:table-cell office:value-type="float" office:value="-28.6191005706787">
            <text:p>-28.6191006</text:p>
          </table:table-cell>
          <table:table-cell office:value-type="float" office:value="7.23752880096436">
            <text:p>7.237528801</text:p>
          </table:table-cell>
          <table:table-cell office:value-type="float" office:value="-0.316242539543567">
            <text:p>-0.3162425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79223795372261e+17">
            <text:p>2.79E+17</text:p>
          </table:table-cell>
          <table:table-cell office:value-type="float" office:value="-46.1941986083984">
            <text:p>-46.1941986</text:p>
          </table:table-cell>
          <table:table-cell office:value-type="float" office:value="11.5394697189331">
            <text:p>11.53946972</text:p>
          </table:table-cell>
          <table:table-cell office:value-type="float" office:value="-46.8346977233887">
            <text:p>-46.8346977</text:p>
          </table:table-cell>
          <table:table-cell office:value-type="float" office:value="11.7417221069336">
            <text:p>11.74172211</text:p>
          </table:table-cell>
          <table:table-cell office:value-type="float" office:value="-46.8346977233887">
            <text:p>-46.8346977</text:p>
          </table:table-cell>
          <table:table-cell office:value-type="float" office:value="11.7417221069336">
            <text:p>11.74172211</text:p>
          </table:table-cell>
          <table:table-cell office:value-type="float" office:value="-0.671673391430071">
            <text:p>-0.6716733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79223795372261e+17">
            <text:p>2.79E+17</text:p>
          </table:table-cell>
          <table:table-cell office:value-type="float" office:value="-46.9277000427246">
            <text:p>-46.9277</text:p>
          </table:table-cell>
          <table:table-cell office:value-type="float" office:value="11.7183170318604">
            <text:p>11.71831703</text:p>
          </table:table-cell>
          <table:table-cell office:value-type="float" office:value="-59.7999992370605">
            <text:p>-59.7999992</text:p>
          </table:table-cell>
          <table:table-cell office:value-type="float" office:value="14.9294710159302">
            <text:p>14.92947102</text:p>
          </table:table-cell>
          <table:table-cell office:value-type="float" office:value="-59.7999992370605">
            <text:p>-59.7999992</text:p>
          </table:table-cell>
          <table:table-cell office:value-type="float" office:value="14.9294710159302">
            <text:p>14.92947102</text:p>
          </table:table-cell>
          <table:table-cell office:value-type="float" office:value="-13.2667854606121">
            <text:p>-13.26678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79223795372261e+17">
            <text:p>2.79E+17</text:p>
          </table:table-cell>
          <table:table-cell office:value-type="float" office:value="-59.7999992370605">
            <text:p>-59.7999992</text:p>
          </table:table-cell>
          <table:table-cell office:value-type="float" office:value="14.8475370407104">
            <text:p>14.84753704</text:p>
          </table:table-cell>
          <table:table-cell office:value-type="float" office:value="-69.8000030517578">
            <text:p>-69.8000031</text:p>
          </table:table-cell>
          <table:table-cell office:value-type="float" office:value="17.4285793304443">
            <text:p>17.42857933</text:p>
          </table:table-cell>
          <table:table-cell office:value-type="float" office:value="-69.8000030517578">
            <text:p>-69.8000031</text:p>
          </table:table-cell>
          <table:table-cell office:value-type="float" office:value="17.4285793304443">
            <text:p>17.42857933</text:p>
          </table:table-cell>
          <table:table-cell office:value-type="float" office:value="-10.3277226722717">
            <text:p>-10.327722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79223795372261e+17">
            <text:p>2.79E+17</text:p>
          </table:table-cell>
          <table:table-cell office:value-type="float" office:value="-70.1999969482422">
            <text:p>-70.1999969</text:p>
          </table:table-cell>
          <table:table-cell office:value-type="float" office:value="17.4103221893311">
            <text:p>17.41032219</text:p>
          </table:table-cell>
          <table:table-cell office:value-type="float" office:value="-149.850006103516">
            <text:p>-149.850006</text:p>
          </table:table-cell>
          <table:table-cell office:value-type="float" office:value="37.4364700317383">
            <text:p>37.43647003</text:p>
          </table:table-cell>
          <table:table-cell office:value-type="float" office:value="-149.850006103516">
            <text:p>-149.850006</text:p>
          </table:table-cell>
          <table:table-cell office:value-type="float" office:value="37.4364700317383">
            <text:p>37.43647003</text:p>
          </table:table-cell>
          <table:table-cell office:value-type="float" office:value="-82.1289873055859">
            <text:p>-82.128987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79223795372261e+17">
            <text:p>2.79E+17</text:p>
          </table:table-cell>
          <table:table-cell office:value-type="float" office:value="-106.340003967285">
            <text:p>-106.340004</text:p>
          </table:table-cell>
          <table:table-cell office:value-type="float" office:value="26.1212253570557">
            <text:p>26.12122536</text:p>
          </table:table-cell>
          <table:table-cell office:value-type="float" office:value="-180.449996948242">
            <text:p>-180.449997</text:p>
          </table:table-cell>
          <table:table-cell office:value-type="float" office:value="45.0756874084473">
            <text:p>45.07568741</text:p>
          </table:table-cell>
          <table:table-cell office:value-type="float" office:value="-180.449996948242">
            <text:p>-180.449997</text:p>
          </table:table-cell>
          <table:table-cell office:value-type="float" office:value="45.0756874084473">
            <text:p>45.07568741</text:p>
          </table:table-cell>
          <table:table-cell office:value-type="float" office:value="-76.4955076543397">
            <text:p>-76.495507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79223795372261e+17">
            <text:p>2.79E+17</text:p>
          </table:table-cell>
          <table:table-cell office:value-type="float" office:value="-121.849998474121">
            <text:p>-121.849998</text:p>
          </table:table-cell>
          <table:table-cell office:value-type="float" office:value="29.7403011322021">
            <text:p>29.74030113</text:p>
          </table:table-cell>
          <table:table-cell office:value-type="float" office:value="-215.449996948242">
            <text:p>-215.449997</text:p>
          </table:table-cell>
          <table:table-cell office:value-type="float" office:value="53.8046569824219">
            <text:p>53.80465698</text:p>
          </table:table-cell>
          <table:table-cell office:value-type="float" office:value="-215.449996948242">
            <text:p>-215.449997</text:p>
          </table:table-cell>
          <table:table-cell office:value-type="float" office:value="53.8046569824219">
            <text:p>53.80465698</text:p>
          </table:table-cell>
          <table:table-cell office:value-type="float" office:value="-96.6439493027964">
            <text:p>-96.643949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5617434378977e+16">
            <text:p>7.66E+16</text:p>
          </table:table-cell>
          <table:table-cell office:value-type="float" office:value="-62.2200012207031">
            <text:p>-62.2200012</text:p>
          </table:table-cell>
          <table:table-cell office:value-type="float" office:value="26.2057590484619">
            <text:p>26.2057590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5617434378977e+16">
            <text:p>7.66E+16</text:p>
          </table:table-cell>
          <table:table-cell office:value-type="float" office:value="-63.2999992370605">
            <text:p>-63.2999992</text:p>
          </table:table-cell>
          <table:table-cell office:value-type="float" office:value="35.923999786377">
            <text:p>35.9239997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5617434378977e+16">
            <text:p>7.66E+16</text:p>
          </table:table-cell>
          <table:table-cell office:value-type="float" office:value="-63.4200019836426">
            <text:p>-63.420002</text:p>
          </table:table-cell>
          <table:table-cell office:value-type="float" office:value="36.5790634155273">
            <text:p>36.57906342</text:p>
          </table:table-cell>
          <table:table-cell office:value-type="float" office:value="-63.4200019836426">
            <text:p>-63.420002</text:p>
          </table:table-cell>
          <table:table-cell office:value-type="float" office:value="36.5790634155273">
            <text:p>36.57906342</text:p>
          </table:table-cell>
          <table:table-cell office:value-type="float" office:value="-63.4200019836426">
            <text:p>-63.420002</text:p>
          </table:table-cell>
          <table:table-cell office:value-type="float" office:value="36.5790634155273">
            <text:p>36.5790634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5617434378977e+16">
            <text:p>7.66E+16</text:p>
          </table:table-cell>
          <table:table-cell office:value-type="float" office:value="-65.0999984741211">
            <text:p>-65.0999985</text:p>
          </table:table-cell>
          <table:table-cell office:value-type="float" office:value="50.1501007080078">
            <text:p>50.15010071</text:p>
          </table:table-cell>
          <table:table-cell office:value-type="float" office:value="-65.6999969482422">
            <text:p>-65.6999969</text:p>
          </table:table-cell>
          <table:table-cell office:value-type="float" office:value="50.0464782714844">
            <text:p>50.04647827</text:p>
          </table:table-cell>
          <table:table-cell office:value-type="float" office:value="-65.6999969482422">
            <text:p>-65.6999969</text:p>
          </table:table-cell>
          <table:table-cell office:value-type="float" office:value="50.0464782714844">
            <text:p>50.04647827</text:p>
          </table:table-cell>
          <table:table-cell office:value-type="float" office:value="-0.608880758686538">
            <text:p>-0.6088807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5617434378977e+16">
            <text:p>7.66E+16</text:p>
          </table:table-cell>
          <table:table-cell office:value-type="float" office:value="-67.2400054931641">
            <text:p>-67.2400055</text:p>
          </table:table-cell>
          <table:table-cell office:value-type="float" office:value="65.8112411499023">
            <text:p>65.81124115</text:p>
          </table:table-cell>
          <table:table-cell office:value-type="float" office:value="-68.8685989379883">
            <text:p>-68.8685989</text:p>
          </table:table-cell>
          <table:table-cell office:value-type="float" office:value="65.5606689453125">
            <text:p>65.56066895</text:p>
          </table:table-cell>
          <table:table-cell office:value-type="float" office:value="-68.8685989379883">
            <text:p>-68.8685989</text:p>
          </table:table-cell>
          <table:table-cell office:value-type="float" office:value="65.5606689453125">
            <text:p>65.56066895</text:p>
          </table:table-cell>
          <table:table-cell office:value-type="float" office:value="-1.647756971837">
            <text:p>-1.6477569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5617434378977e+16">
            <text:p>7.66E+16</text:p>
          </table:table-cell>
          <table:table-cell office:value-type="float" office:value="-69.4000015258789">
            <text:p>-69.4000015</text:p>
          </table:table-cell>
          <table:table-cell office:value-type="float" office:value="82.0276336669922">
            <text:p>82.02763367</text:p>
          </table:table-cell>
          <table:table-cell office:value-type="float" office:value="-69.6743011474609">
            <text:p>-69.6743011</text:p>
          </table:table-cell>
          <table:table-cell office:value-type="float" office:value="66.2464752197266">
            <text:p>66.24647522</text:p>
          </table:table-cell>
          <table:table-cell office:value-type="float" office:value="-69.6743011474609">
            <text:p>-69.6743011</text:p>
          </table:table-cell>
          <table:table-cell office:value-type="float" office:value="66.2464752197266">
            <text:p>66.24647522</text:p>
          </table:table-cell>
          <table:table-cell office:value-type="float" office:value="-15.7835421316035">
            <text:p>-15.783542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5617434378977e+16">
            <text:p>7.66E+16</text:p>
          </table:table-cell>
          <table:table-cell office:value-type="float" office:value="-69.4000015258789">
            <text:p>-69.4000015</text:p>
          </table:table-cell>
          <table:table-cell office:value-type="float" office:value="82.0276336669922">
            <text:p>82.02763367</text:p>
          </table:table-cell>
          <table:table-cell office:value-type="float" office:value="-87.2599945068359">
            <text:p>-87.2599945</text:p>
          </table:table-cell>
          <table:table-cell office:value-type="float" office:value="81.8290252685547">
            <text:p>81.82902527</text:p>
          </table:table-cell>
          <table:table-cell office:value-type="float" office:value="-87.2599945068359">
            <text:p>-87.2599945</text:p>
          </table:table-cell>
          <table:table-cell office:value-type="float" office:value="81.8290252685547">
            <text:p>81.82902527</text:p>
          </table:table-cell>
          <table:table-cell office:value-type="float" office:value="-17.8610972388531">
            <text:p>-17.86109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5617434378977e+16">
            <text:p>7.66E+16</text:p>
          </table:table-cell>
          <table:table-cell office:value-type="float" office:value="-69.4000015258789">
            <text:p>-69.4000015</text:p>
          </table:table-cell>
          <table:table-cell office:value-type="float" office:value="82.0276336669922">
            <text:p>82.02763367</text:p>
          </table:table-cell>
          <table:table-cell office:value-type="float" office:value="-107.139999389648">
            <text:p>-107.139999</text:p>
          </table:table-cell>
          <table:table-cell office:value-type="float" office:value="101.89038848877">
            <text:p>101.8903885</text:p>
          </table:table-cell>
          <table:table-cell office:value-type="float" office:value="-107.139999389648">
            <text:p>-107.139999</text:p>
          </table:table-cell>
          <table:table-cell office:value-type="float" office:value="101.89038848877">
            <text:p>101.8903885</text:p>
          </table:table-cell>
          <table:table-cell office:value-type="float" office:value="-3">
            <text:p>-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97141944424735e+17">
            <text:p>7.97E+17</text:p>
          </table:table-cell>
          <table:table-cell office:value-type="float" office:value="-5.12843990325928">
            <text:p>-5.1284399</text:p>
          </table:table-cell>
          <table:table-cell office:value-type="float" office:value="7.15662288665771">
            <text:p>7.15662288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97141944424735e+17">
            <text:p>7.97E+17</text:p>
          </table:table-cell>
          <table:table-cell office:value-type="float" office:value="-5.11719036102295">
            <text:p>-5.11719036</text:p>
          </table:table-cell>
          <table:table-cell office:value-type="float" office:value="7.34211444854736">
            <text:p>7.34211444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97141944424735e+17">
            <text:p>7.97E+17</text:p>
          </table:table-cell>
          <table:table-cell office:value-type="float" office:value="-4.86968994140625">
            <text:p>-4.86968994</text:p>
          </table:table-cell>
          <table:table-cell office:value-type="float" office:value="11.7141981124878">
            <text:p>11.71419811</text:p>
          </table:table-cell>
          <table:table-cell office:value-type="float" office:value="-4.86311006546021">
            <text:p>-4.86311007</text:p>
          </table:table-cell>
          <table:table-cell office:value-type="float" office:value="11.6520910263062">
            <text:p>11.65209103</text:p>
          </table:table-cell>
          <table:table-cell office:value-type="float" office:value="-4.86311006546021">
            <text:p>-4.86311007</text:p>
          </table:table-cell>
          <table:table-cell office:value-type="float" office:value="11.6520910263062">
            <text:p>11.65209103</text:p>
          </table:table-cell>
          <table:table-cell office:value-type="float" office:value="-0.0624546629279118">
            <text:p>-0.0624546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97141944424735e+17">
            <text:p>7.97E+17</text:p>
          </table:table-cell>
          <table:table-cell office:value-type="float" office:value="-4.58944988250732">
            <text:p>-4.58944988</text:p>
          </table:table-cell>
          <table:table-cell office:value-type="float" office:value="17.131908416748">
            <text:p>17.13190842</text:p>
          </table:table-cell>
          <table:table-cell office:value-type="float" office:value="-4.01999998092651">
            <text:p>-4.01999998</text:p>
          </table:table-cell>
          <table:table-cell office:value-type="float" office:value="25.9773921966553">
            <text:p>25.9773922</text:p>
          </table:table-cell>
          <table:table-cell office:value-type="float" office:value="-4.01999998092651">
            <text:p>-4.01999998</text:p>
          </table:table-cell>
          <table:table-cell office:value-type="float" office:value="25.9773921966553">
            <text:p>25.9773922</text:p>
          </table:table-cell>
          <table:table-cell office:value-type="float" office:value="-8.86379470040976">
            <text:p>-8.863794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97141944424735e+17">
            <text:p>7.97E+17</text:p>
          </table:table-cell>
          <table:table-cell office:value-type="float" office:value="-4.58280992507935">
            <text:p>-4.58280993</text:p>
          </table:table-cell>
          <table:table-cell office:value-type="float" office:value="17.3185653686523">
            <text:p>17.31856537</text:p>
          </table:table-cell>
          <table:table-cell office:value-type="float" office:value="-3.54000020027161">
            <text:p>-3.5400002</text:p>
          </table:table-cell>
          <table:table-cell office:value-type="float" office:value="36.0241775512695">
            <text:p>36.02417755</text:p>
          </table:table-cell>
          <table:table-cell office:value-type="float" office:value="-3.54000020027161">
            <text:p>-3.5400002</text:p>
          </table:table-cell>
          <table:table-cell office:value-type="float" office:value="36.0241775512695">
            <text:p>36.02417755</text:p>
          </table:table-cell>
          <table:table-cell office:value-type="float" office:value="-18.7346571692313">
            <text:p>-18.73465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97141944424735e+17">
            <text:p>7.97E+17</text:p>
          </table:table-cell>
          <table:table-cell office:value-type="float" office:value="-4.14000034332275">
            <text:p>-4.14000034</text:p>
          </table:table-cell>
          <table:table-cell office:value-type="float" office:value="26.4111213684082">
            <text:p>26.41112137</text:p>
          </table:table-cell>
          <table:table-cell office:value-type="float" office:value="-2.82000017166138">
            <text:p>-2.82000017</text:p>
          </table:table-cell>
          <table:table-cell office:value-type="float" office:value="50.0336532592773">
            <text:p>50.03365326</text:p>
          </table:table-cell>
          <table:table-cell office:value-type="float" office:value="-2.82000017166138">
            <text:p>-2.82000017</text:p>
          </table:table-cell>
          <table:table-cell office:value-type="float" office:value="50.0336532592773">
            <text:p>50.03365326</text:p>
          </table:table-cell>
          <table:table-cell office:value-type="float" office:value="-23.6593831996592">
            <text:p>-23.659383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97141944424735e+17">
            <text:p>7.97E+17</text:p>
          </table:table-cell>
          <table:table-cell office:value-type="float" office:value="-3.54000020027161">
            <text:p>-3.5400002</text:p>
          </table:table-cell>
          <table:table-cell office:value-type="float" office:value="36.0241775512695">
            <text:p>36.02417755</text:p>
          </table:table-cell>
          <table:table-cell office:value-type="float" office:value="-2.09999990463257">
            <text:p>-2.0999999</text:p>
          </table:table-cell>
          <table:table-cell office:value-type="float" office:value="66.3103179931641">
            <text:p>66.31031799</text:p>
          </table:table-cell>
          <table:table-cell office:value-type="float" office:value="-2.09999990463257">
            <text:p>-2.0999999</text:p>
          </table:table-cell>
          <table:table-cell office:value-type="float" office:value="66.3103179931641">
            <text:p>66.31031799</text:p>
          </table:table-cell>
          <table:table-cell office:value-type="float" office:value="-30.3203546106836">
            <text:p>-30.320354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97141944424735e+17">
            <text:p>7.97E+17</text:p>
          </table:table-cell>
          <table:table-cell office:value-type="float" office:value="-2.82000017166138">
            <text:p>-2.82000017</text:p>
          </table:table-cell>
          <table:table-cell office:value-type="float" office:value="50.0336532592773">
            <text:p>50.03365326</text:p>
          </table:table-cell>
          <table:table-cell office:value-type="float" office:value="-1.62000012397766">
            <text:p>-1.62000012</text:p>
          </table:table-cell>
          <table:table-cell office:value-type="float" office:value="82.5126190185547">
            <text:p>82.51261902</text:p>
          </table:table-cell>
          <table:table-cell office:value-type="float" office:value="-1.62000012397766">
            <text:p>-1.62000012</text:p>
          </table:table-cell>
          <table:table-cell office:value-type="float" office:value="82.5126190185547">
            <text:p>82.51261902</text:p>
          </table:table-cell>
          <table:table-cell office:value-type="float" office:value="-32.5011263944306">
            <text:p>-32.501126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527065588e+17">
            <text:p>5.72E+17</text:p>
          </table:table-cell>
          <table:table-cell office:value-type="float" office:value="-2.39629983901978">
            <text:p>-2.39629984</text:p>
          </table:table-cell>
          <table:table-cell office:value-type="float" office:value="3.19573020935059">
            <text:p>3.19573020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527065588e+17">
            <text:p>5.72E+17</text:p>
          </table:table-cell>
          <table:table-cell office:value-type="float" office:value="-5.29416990280151">
            <text:p>-5.2941699</text:p>
          </table:table-cell>
          <table:table-cell office:value-type="float" office:value="7.2055196762085">
            <text:p>7.20551967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527065588e+17">
            <text:p>5.72E+17</text:p>
          </table:table-cell>
          <table:table-cell office:value-type="float" office:value="-8.49794006347656">
            <text:p>-8.49794006</text:p>
          </table:table-cell>
          <table:table-cell office:value-type="float" office:value="11.6282358169556">
            <text:p>11.62823582</text:p>
          </table:table-cell>
          <table:table-cell office:value-type="float" office:value="-8.49794006347656">
            <text:p>-8.49794006</text:p>
          </table:table-cell>
          <table:table-cell office:value-type="float" office:value="11.6282358169556">
            <text:p>11.62823582</text:p>
          </table:table-cell>
          <table:table-cell office:value-type="float" office:value="-8.49794006347656">
            <text:p>-8.49794006</text:p>
          </table:table-cell>
          <table:table-cell office:value-type="float" office:value="11.6282358169556">
            <text:p>11.6282358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527065588e+17">
            <text:p>5.72E+17</text:p>
          </table:table-cell>
          <table:table-cell office:value-type="float" office:value="-12.4792995452881">
            <text:p>-12.4792995</text:p>
          </table:table-cell>
          <table:table-cell office:value-type="float" office:value="17.1448173522949">
            <text:p>17.14481735</text:p>
          </table:table-cell>
          <table:table-cell office:value-type="float" office:value="-12.5036001205444">
            <text:p>-12.5036001</text:p>
          </table:table-cell>
          <table:table-cell office:value-type="float" office:value="17.1637554168701">
            <text:p>17.16375542</text:p>
          </table:table-cell>
          <table:table-cell office:value-type="float" office:value="-12.5036001205444">
            <text:p>-12.5036001</text:p>
          </table:table-cell>
          <table:table-cell office:value-type="float" office:value="17.1637554168701">
            <text:p>17.16375542</text:p>
          </table:table-cell>
          <table:table-cell office:value-type="float" office:value="-0.0308085742552894">
            <text:p>-0.0308085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527065588e+17">
            <text:p>5.72E+17</text:p>
          </table:table-cell>
          <table:table-cell office:value-type="float" office:value="-18.9799995422363">
            <text:p>-18.9799995</text:p>
          </table:table-cell>
          <table:table-cell office:value-type="float" office:value="26.1483879089355">
            <text:p>26.14838791</text:p>
          </table:table-cell>
          <table:table-cell office:value-type="float" office:value="-19.0399990081787">
            <text:p>-19.039999</text:p>
          </table:table-cell>
          <table:table-cell office:value-type="float" office:value="26.1131248474121">
            <text:p>26.11312485</text:p>
          </table:table-cell>
          <table:table-cell office:value-type="float" office:value="-19.0399990081787">
            <text:p>-19.039999</text:p>
          </table:table-cell>
          <table:table-cell office:value-type="float" office:value="26.1131248474121">
            <text:p>26.11312485</text:p>
          </table:table-cell>
          <table:table-cell office:value-type="float" office:value="-0.0695946795479144">
            <text:p>-0.0695946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527065588e+17">
            <text:p>5.72E+17</text:p>
          </table:table-cell>
          <table:table-cell office:value-type="float" office:value="-26.1000003814697">
            <text:p>-26.1000004</text:p>
          </table:table-cell>
          <table:table-cell office:value-type="float" office:value="36.1071395874023">
            <text:p>36.10713959</text:p>
          </table:table-cell>
          <table:table-cell office:value-type="float" office:value="-26.1299991607666">
            <text:p>-26.1299992</text:p>
          </table:table-cell>
          <table:table-cell office:value-type="float" office:value="35.8280029296875">
            <text:p>35.82800293</text:p>
          </table:table-cell>
          <table:table-cell office:value-type="float" office:value="-26.1299991607666">
            <text:p>-26.1299992</text:p>
          </table:table-cell>
          <table:table-cell office:value-type="float" office:value="35.8280029296875">
            <text:p>35.82800293</text:p>
          </table:table-cell>
          <table:table-cell office:value-type="float" office:value="-0.280744012295038">
            <text:p>-0.2807440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527065588e+17">
            <text:p>5.72E+17</text:p>
          </table:table-cell>
          <table:table-cell office:value-type="float" office:value="-36">
            <text:p>-36</text:p>
          </table:table-cell>
          <table:table-cell office:value-type="float" office:value="49.7590637207031">
            <text:p>49.75906372</text:p>
          </table:table-cell>
          <table:table-cell office:value-type="float" office:value="-26.6399993896484">
            <text:p>-26.6399994</text:p>
          </table:table-cell>
          <table:table-cell office:value-type="float" office:value="36.2426567077637">
            <text:p>36.24265671</text:p>
          </table:table-cell>
          <table:table-cell office:value-type="float" office:value="-26.6399993896484">
            <text:p>-26.6399994</text:p>
          </table:table-cell>
          <table:table-cell office:value-type="float" office:value="36.2426567077637">
            <text:p>36.24265671</text:p>
          </table:table-cell>
          <table:table-cell office:value-type="float" office:value="-16.4408901816544">
            <text:p>-16.440890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527065588e+17">
            <text:p>5.72E+17</text:p>
          </table:table-cell>
          <table:table-cell office:value-type="float" office:value="-36.2200012207031">
            <text:p>-36.2200012</text:p>
          </table:table-cell>
          <table:table-cell office:value-type="float" office:value="50.0678215026855">
            <text:p>50.0678215</text:p>
          </table:table-cell>
          <table:table-cell office:value-type="float" office:value="-44.2600021362305">
            <text:p>-44.2600021</text:p>
          </table:table-cell>
          <table:table-cell office:value-type="float" office:value="50.3462257385254">
            <text:p>50.34622574</text:p>
          </table:table-cell>
          <table:table-cell office:value-type="float" office:value="-44.2600021362305">
            <text:p>-44.2600021</text:p>
          </table:table-cell>
          <table:table-cell office:value-type="float" office:value="50.3462257385254">
            <text:p>50.34622574</text:p>
          </table:table-cell>
          <table:table-cell office:value-type="float" office:value="-8.04481967729632">
            <text:p>-8.0448196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527065588e+17">
            <text:p>5.72E+17</text:p>
          </table:table-cell>
          <table:table-cell office:value-type="float" office:value="-47.7200012207031">
            <text:p>-47.7200012</text:p>
          </table:table-cell>
          <table:table-cell office:value-type="float" office:value="65.7364730834961">
            <text:p>65.73647308</text:p>
          </table:table-cell>
          <table:table-cell office:value-type="float" office:value="-63.6599960327148">
            <text:p>-63.659996</text:p>
          </table:table-cell>
          <table:table-cell office:value-type="float" office:value="65.8675994873047">
            <text:p>65.86759949</text:p>
          </table:table-cell>
          <table:table-cell office:value-type="float" office:value="-63.6599960327148">
            <text:p>-63.659996</text:p>
          </table:table-cell>
          <table:table-cell office:value-type="float" office:value="65.8675994873047">
            <text:p>65.86759949</text:p>
          </table:table-cell>
          <table:table-cell office:value-type="float" office:value="-15.9405341422656">
            <text:p>-15.940534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34524355e+17">
            <text:p>8.11E+17</text:p>
          </table:table-cell>
          <table:table-cell office:value-type="float" office:value="28.3971977233887">
            <text:p>28.39719772</text:p>
          </table:table-cell>
          <table:table-cell office:value-type="float" office:value="3.18528318405151">
            <text:p>3.18528318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34524355e+17">
            <text:p>8.11E+17</text:p>
          </table:table-cell>
          <table:table-cell office:value-type="float" office:value="59.75">
            <text:p>59.75</text:p>
          </table:table-cell>
          <table:table-cell office:value-type="float" office:value="6.73298931121826">
            <text:p>6.73298931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34524355e+17">
            <text:p>8.11E+17</text:p>
          </table:table-cell>
          <table:table-cell office:value-type="float" office:value="60.2000007629395">
            <text:p>60.20000076</text:p>
          </table:table-cell>
          <table:table-cell office:value-type="float" office:value="6.78379201889038">
            <text:p>6.783792019</text:p>
          </table:table-cell>
          <table:table-cell office:value-type="float" office:value="60.2000007629395">
            <text:p>60.20000076</text:p>
          </table:table-cell>
          <table:table-cell office:value-type="float" office:value="6.78379201889038">
            <text:p>6.783792019</text:p>
          </table:table-cell>
          <table:table-cell office:value-type="float" office:value="60.2000007629395">
            <text:p>60.20000076</text:p>
          </table:table-cell>
          <table:table-cell office:value-type="float" office:value="6.78379201889038">
            <text:p>6.783792019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34524355e+17">
            <text:p>8.11E+17</text:p>
          </table:table-cell>
          <table:table-cell office:value-type="float" office:value="70.1999969482422">
            <text:p>70.19999695</text:p>
          </table:table-cell>
          <table:table-cell office:value-type="float" office:value="7.91977405548096">
            <text:p>7.919774055</text:p>
          </table:table-cell>
          <table:table-cell office:value-type="float" office:value="69.8000030517578">
            <text:p>69.80000305</text:p>
          </table:table-cell>
          <table:table-cell office:value-type="float" office:value="7.86553859710693">
            <text:p>7.865538597</text:p>
          </table:table-cell>
          <table:table-cell office:value-type="float" office:value="69.8000030517578">
            <text:p>69.80000305</text:p>
          </table:table-cell>
          <table:table-cell office:value-type="float" office:value="7.86553859710693">
            <text:p>7.865538597</text:p>
          </table:table-cell>
          <table:table-cell office:value-type="float" office:value="-0.403654062496333">
            <text:p>-0.4036540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34524355e+17">
            <text:p>8.11E+17</text:p>
          </table:table-cell>
          <table:table-cell office:value-type="float" office:value="82.1999969482422">
            <text:p>82.19999695</text:p>
          </table:table-cell>
          <table:table-cell office:value-type="float" office:value="9.2804594039917">
            <text:p>9.280459404</text:p>
          </table:table-cell>
          <table:table-cell office:value-type="float" office:value="70.25">
            <text:p>70.25</text:p>
          </table:table-cell>
          <table:table-cell office:value-type="float" office:value="7.9144401550293">
            <text:p>7.914440155</text:p>
          </table:table-cell>
          <table:table-cell office:value-type="float" office:value="70.25">
            <text:p>70.25</text:p>
          </table:table-cell>
          <table:table-cell office:value-type="float" office:value="7.9144401550293">
            <text:p>7.914440155</text:p>
          </table:table-cell>
          <table:table-cell office:value-type="float" office:value="-12.0278192392276">
            <text:p>-12.027819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34524355e+17">
            <text:p>8.11E+17</text:p>
          </table:table-cell>
          <table:table-cell office:value-type="float" office:value="95.8000030517578">
            <text:p>95.80000305</text:p>
          </table:table-cell>
          <table:table-cell office:value-type="float" office:value="10.8193778991699">
            <text:p>10.8193779</text:p>
          </table:table-cell>
          <table:table-cell office:value-type="float" office:value="81.8000030517578">
            <text:p>81.80000305</text:p>
          </table:table-cell>
          <table:table-cell office:value-type="float" office:value="9.15675735473633">
            <text:p>9.156757355</text:p>
          </table:table-cell>
          <table:table-cell office:value-type="float" office:value="81.8000030517578">
            <text:p>81.80000305</text:p>
          </table:table-cell>
          <table:table-cell office:value-type="float" office:value="9.15675735473633">
            <text:p>9.156757355</text:p>
          </table:table-cell>
          <table:table-cell office:value-type="float" office:value="-14.0983795903917">
            <text:p>-14.098379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34524355e+17">
            <text:p>8.11E+17</text:p>
          </table:table-cell>
          <table:table-cell office:value-type="float" office:value="96.1999969482422">
            <text:p>96.19999695</text:p>
          </table:table-cell>
          <table:table-cell office:value-type="float" office:value="10.8661098480225">
            <text:p>10.86610985</text:p>
          </table:table-cell>
          <table:table-cell office:value-type="float" office:value="96.1999969482422">
            <text:p>96.19999695</text:p>
          </table:table-cell>
          <table:table-cell office:value-type="float" office:value="10.6687850952148">
            <text:p>10.6687851</text:p>
          </table:table-cell>
          <table:table-cell office:value-type="float" office:value="96.1999969482422">
            <text:p>96.19999695</text:p>
          </table:table-cell>
          <table:table-cell office:value-type="float" office:value="10.6687850952148">
            <text:p>10.6687851</text:p>
          </table:table-cell>
          <table:table-cell office:value-type="float" office:value="-0.197324752807617">
            <text:p>-0.197324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34524355e+17">
            <text:p>8.11E+17</text:p>
          </table:table-cell>
          <table:table-cell office:value-type="float" office:value="109.800003051758">
            <text:p>109.8000031</text:p>
          </table:table-cell>
          <table:table-cell office:value-type="float" office:value="12.403980255127">
            <text:p>12.40398026</text:p>
          </table:table-cell>
          <table:table-cell office:value-type="float" office:value="110.199996948242">
            <text:p>110.1999969</text:p>
          </table:table-cell>
          <table:table-cell office:value-type="float" office:value="12.1026334762573">
            <text:p>12.10263348</text:p>
          </table:table-cell>
          <table:table-cell office:value-type="float" office:value="110.199996948242">
            <text:p>110.1999969</text:p>
          </table:table-cell>
          <table:table-cell office:value-type="float" office:value="12.1026334762573">
            <text:p>12.10263348</text:p>
          </table:table-cell>
          <table:table-cell office:value-type="float" office:value="-0.500804351378713">
            <text:p>-0.500804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064834524355e+17">
            <text:p>8.11E+17</text:p>
          </table:table-cell>
          <table:table-cell office:value-type="float" office:value="110.199996948242">
            <text:p>110.1999969</text:p>
          </table:table-cell>
          <table:table-cell office:value-type="float" office:value="12.4494943618774">
            <text:p>12.44949436</text:p>
          </table:table-cell>
          <table:table-cell office:value-type="float" office:value="129.800003051758">
            <text:p>129.8000031</text:p>
          </table:table-cell>
          <table:table-cell office:value-type="float" office:value="14.1392917633057">
            <text:p>14.13929176</text:p>
          </table:table-cell>
          <table:table-cell office:value-type="float" office:value="129.800003051758">
            <text:p>129.8000031</text:p>
          </table:table-cell>
          <table:table-cell office:value-type="float" office:value="14.1392917633057">
            <text:p>14.13929176</text:p>
          </table:table-cell>
          <table:table-cell office:value-type="float" office:value="-19.6727134507603">
            <text:p>-19.67271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0457405129e+17">
            <text:p>7.48E+17</text:p>
          </table:table-cell>
          <table:table-cell office:value-type="float" office:value="7.0218300819397">
            <text:p>7.021830082</text:p>
          </table:table-cell>
          <table:table-cell office:value-type="float" office:value="3.20882034301758">
            <text:p>3.20882034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0457405129e+17">
            <text:p>7.48E+17</text:p>
          </table:table-cell>
          <table:table-cell office:value-type="float" office:value="7.135009765625">
            <text:p>7.135009766</text:p>
          </table:table-cell>
          <table:table-cell office:value-type="float" office:value="3.25941848754883">
            <text:p>3.25941848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0457405129e+17">
            <text:p>7.48E+17</text:p>
          </table:table-cell>
          <table:table-cell office:value-type="float" office:value="15.8803997039795">
            <text:p>15.8803997</text:p>
          </table:table-cell>
          <table:table-cell office:value-type="float" office:value="7.14991664886475">
            <text:p>7.149916649</text:p>
          </table:table-cell>
          <table:table-cell office:value-type="float" office:value="7.44422006607056">
            <text:p>7.444220066</text:p>
          </table:table-cell>
          <table:table-cell office:value-type="float" office:value="3.39256739616394">
            <text:p>3.392567396</text:p>
          </table:table-cell>
          <table:table-cell office:value-type="float" office:value="7.44422006607056">
            <text:p>7.444220066</text:p>
          </table:table-cell>
          <table:table-cell office:value-type="float" office:value="3.39256739616394">
            <text:p>3.392567396</text:p>
          </table:table-cell>
          <table:table-cell office:value-type="float" office:value="-9.23508528871502">
            <text:p>-9.2350852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0457405129e+17">
            <text:p>7.48E+17</text:p>
          </table:table-cell>
          <table:table-cell office:value-type="float" office:value="26.0868015289307">
            <text:p>26.08680153</text:p>
          </table:table-cell>
          <table:table-cell office:value-type="float" office:value="11.6908168792725">
            <text:p>11.69081688</text:p>
          </table:table-cell>
          <table:table-cell office:value-type="float" office:value="16.2346000671387">
            <text:p>16.23460007</text:p>
          </table:table-cell>
          <table:table-cell office:value-type="float" office:value="7.17459964752197">
            <text:p>7.174599648</text:p>
          </table:table-cell>
          <table:table-cell office:value-type="float" office:value="16.2346000671387">
            <text:p>16.23460007</text:p>
          </table:table-cell>
          <table:table-cell office:value-type="float" office:value="7.17459964752197">
            <text:p>7.174599648</text:p>
          </table:table-cell>
          <table:table-cell office:value-type="float" office:value="-10.8379929750898">
            <text:p>-10.83799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0457405129e+17">
            <text:p>7.48E+17</text:p>
          </table:table-cell>
          <table:table-cell office:value-type="float" office:value="38.4584999084473">
            <text:p>38.45849991</text:p>
          </table:table-cell>
          <table:table-cell office:value-type="float" office:value="17.1937675476074">
            <text:p>17.19376755</text:p>
          </table:table-cell>
          <table:table-cell office:value-type="float" office:value="16.4356994628906">
            <text:p>16.43569946</text:p>
          </table:table-cell>
          <table:table-cell office:value-type="float" office:value="7.24519968032837">
            <text:p>7.24519968</text:p>
          </table:table-cell>
          <table:table-cell office:value-type="float" office:value="16.4356994628906">
            <text:p>16.43569946</text:p>
          </table:table-cell>
          <table:table-cell office:value-type="float" office:value="7.24519968032837">
            <text:p>7.24519968</text:p>
          </table:table-cell>
          <table:table-cell office:value-type="float" office:value="-24.1656314230493">
            <text:p>-24.165631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0457405129e+17">
            <text:p>7.48E+17</text:p>
          </table:table-cell>
          <table:table-cell office:value-type="float" office:value="58.0799980163574">
            <text:p>58.07999802</text:p>
          </table:table-cell>
          <table:table-cell office:value-type="float" office:value="25.9371223449707">
            <text:p>25.93712234</text:p>
          </table:table-cell>
          <table:table-cell office:value-type="float" office:value="28.5862007141113">
            <text:p>28.58620071</text:p>
          </table:table-cell>
          <table:table-cell office:value-type="float" office:value="11.5351839065552">
            <text:p>11.53518391</text:p>
          </table:table-cell>
          <table:table-cell office:value-type="float" office:value="28.5862007141113">
            <text:p>28.58620071</text:p>
          </table:table-cell>
          <table:table-cell office:value-type="float" office:value="11.5351839065552">
            <text:p>11.53518391</text:p>
          </table:table-cell>
          <table:table-cell office:value-type="float" office:value="-32.8222471822069">
            <text:p>-32.82224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0457405129e+17">
            <text:p>7.48E+17</text:p>
          </table:table-cell>
          <table:table-cell office:value-type="float" office:value="59.5200004577637">
            <text:p>59.52000046</text:p>
          </table:table-cell>
          <table:table-cell office:value-type="float" office:value="26.5848236083984">
            <text:p>26.58482361</text:p>
          </table:table-cell>
          <table:table-cell office:value-type="float" office:value="44.1314010620117">
            <text:p>44.13140106</text:p>
          </table:table-cell>
          <table:table-cell office:value-type="float" office:value="17.0848350524902">
            <text:p>17.08483505</text:p>
          </table:table-cell>
          <table:table-cell office:value-type="float" office:value="44.1314010620117">
            <text:p>44.13140106</text:p>
          </table:table-cell>
          <table:table-cell office:value-type="float" office:value="17.0848350524902">
            <text:p>17.08483505</text:p>
          </table:table-cell>
          <table:table-cell office:value-type="float" office:value="-18.0847663497576">
            <text:p>-18.084766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0457405129e+17">
            <text:p>7.48E+17</text:p>
          </table:table-cell>
          <table:table-cell office:value-type="float" office:value="80.5">
            <text:p>80.5</text:p>
          </table:table-cell>
          <table:table-cell office:value-type="float" office:value="35.9346885681152">
            <text:p>35.93468857</text:p>
          </table:table-cell>
          <table:table-cell office:value-type="float" office:value="44.6330986022949">
            <text:p>44.6330986</text:p>
          </table:table-cell>
          <table:table-cell office:value-type="float" office:value="17.2752799987793">
            <text:p>17.27528</text:p>
          </table:table-cell>
          <table:table-cell office:value-type="float" office:value="44.6330986022949">
            <text:p>44.6330986</text:p>
          </table:table-cell>
          <table:table-cell office:value-type="float" office:value="17.2752799987793">
            <text:p>17.27528</text:p>
          </table:table-cell>
          <table:table-cell office:value-type="float" office:value="-40.4302874591575">
            <text:p>-40.43028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0457405129e+17">
            <text:p>7.48E+17</text:p>
          </table:table-cell>
          <table:table-cell office:value-type="float" office:value="81.9199981689453">
            <text:p>81.91999817</text:p>
          </table:table-cell>
          <table:table-cell office:value-type="float" office:value="36.5773544311523">
            <text:p>36.57735443</text:p>
          </table:table-cell>
          <table:table-cell office:value-type="float" office:value="68.1399993896484">
            <text:p>68.13999939</text:p>
          </table:table-cell>
          <table:table-cell office:value-type="float" office:value="26.2148475646973">
            <text:p>26.21484756</text:p>
          </table:table-cell>
          <table:table-cell office:value-type="float" office:value="68.1399993896484">
            <text:p>68.13999939</text:p>
          </table:table-cell>
          <table:table-cell office:value-type="float" office:value="26.2148475646973">
            <text:p>26.21484756</text:p>
          </table:table-cell>
          <table:table-cell office:value-type="float" office:value="-17.2415171871489">
            <text:p>-17.24151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6872093229e+17">
            <text:p>1.08E+17</text:p>
          </table:table-cell>
          <table:table-cell office:value-type="float" office:value="-1.30396008491516">
            <text:p>-1.30396008</text:p>
          </table:table-cell>
          <table:table-cell office:value-type="float" office:value="3.23113393783569">
            <text:p>3.23113393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6872093229e+17">
            <text:p>1.08E+17</text:p>
          </table:table-cell>
          <table:table-cell office:value-type="float" office:value="-2.51149010658264">
            <text:p>-2.51149011</text:p>
          </table:table-cell>
          <table:table-cell office:value-type="float" office:value="7.17116641998291">
            <text:p>7.1711664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6872093229e+17">
            <text:p>1.08E+17</text:p>
          </table:table-cell>
          <table:table-cell office:value-type="float" office:value="-3.86063003540039">
            <text:p>-3.86063004</text:p>
          </table:table-cell>
          <table:table-cell office:value-type="float" office:value="11.574577331543">
            <text:p>11.57457733</text:p>
          </table:table-cell>
          <table:table-cell office:value-type="float" office:value="-3.86063003540039">
            <text:p>-3.86063004</text:p>
          </table:table-cell>
          <table:table-cell office:value-type="float" office:value="11.574577331543">
            <text:p>11.57457733</text:p>
          </table:table-cell>
          <table:table-cell office:value-type="float" office:value="-3.86063003540039">
            <text:p>-3.86063004</text:p>
          </table:table-cell>
          <table:table-cell office:value-type="float" office:value="11.574577331543">
            <text:p>11.5745773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6872093229e+17">
            <text:p>1.08E+17</text:p>
          </table:table-cell>
          <table:table-cell office:value-type="float" office:value="-5.59224987030029">
            <text:p>-5.59224987</text:p>
          </table:table-cell>
          <table:table-cell office:value-type="float" office:value="17.2320041656494">
            <text:p>17.23200417</text:p>
          </table:table-cell>
          <table:table-cell office:value-type="float" office:value="-5.59224987030029">
            <text:p>-5.59224987</text:p>
          </table:table-cell>
          <table:table-cell office:value-type="float" office:value="17.2320041656494">
            <text:p>17.23200417</text:p>
          </table:table-cell>
          <table:table-cell office:value-type="float" office:value="-5.59224987030029">
            <text:p>-5.59224987</text:p>
          </table:table-cell>
          <table:table-cell office:value-type="float" office:value="17.2320041656494">
            <text:p>17.2320041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6872093229e+17">
            <text:p>1.08E+17</text:p>
          </table:table-cell>
          <table:table-cell office:value-type="float" office:value="-8.31999969482422">
            <text:p>-8.31999969</text:p>
          </table:table-cell>
          <table:table-cell office:value-type="float" office:value="25.9817714691162">
            <text:p>25.98177147</text:p>
          </table:table-cell>
          <table:table-cell office:value-type="float" office:value="-8.19999980926514">
            <text:p>-8.19999981</text:p>
          </table:table-cell>
          <table:table-cell office:value-type="float" office:value="25.6088047027588">
            <text:p>25.6088047</text:p>
          </table:table-cell>
          <table:table-cell office:value-type="float" office:value="-8.19999980926514">
            <text:p>-8.19999981</text:p>
          </table:table-cell>
          <table:table-cell office:value-type="float" office:value="25.6088047027588">
            <text:p>25.6088047</text:p>
          </table:table-cell>
          <table:table-cell office:value-type="float" office:value="-0.391796096638678">
            <text:p>-0.391796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6872093229e+17">
            <text:p>1.08E+17</text:p>
          </table:table-cell>
          <table:table-cell office:value-type="float" office:value="-11.3199996948242">
            <text:p>-11.3199997</text:p>
          </table:table-cell>
          <table:table-cell office:value-type="float" office:value="35.9594459533691">
            <text:p>35.95944595</text:p>
          </table:table-cell>
          <table:table-cell office:value-type="float" office:value="-11.4400005340576">
            <text:p>-11.4400005</text:p>
          </table:table-cell>
          <table:table-cell office:value-type="float" office:value="35.9804763793945">
            <text:p>35.98047638</text:p>
          </table:table-cell>
          <table:table-cell office:value-type="float" office:value="-11.4400005340576">
            <text:p>-11.4400005</text:p>
          </table:table-cell>
          <table:table-cell office:value-type="float" office:value="35.9804763793945">
            <text:p>35.98047638</text:p>
          </table:table-cell>
          <table:table-cell office:value-type="float" office:value="-0.121829718195231">
            <text:p>-0.121829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6872093229e+17">
            <text:p>1.08E+17</text:p>
          </table:table-cell>
          <table:table-cell office:value-type="float" office:value="-15.6399993896484">
            <text:p>-15.6399994</text:p>
          </table:table-cell>
          <table:table-cell office:value-type="float" office:value="49.627799987793">
            <text:p>49.62779999</text:p>
          </table:table-cell>
          <table:table-cell office:value-type="float" office:value="-15.9800004959106">
            <text:p>-15.9800005</text:p>
          </table:table-cell>
          <table:table-cell office:value-type="float" office:value="50.1731185913086">
            <text:p>50.17311859</text:p>
          </table:table-cell>
          <table:table-cell office:value-type="float" office:value="-15.9800004959106">
            <text:p>-15.9800005</text:p>
          </table:table-cell>
          <table:table-cell office:value-type="float" office:value="50.1731185913086">
            <text:p>50.17311859</text:p>
          </table:table-cell>
          <table:table-cell office:value-type="float" office:value="-0.642629855826631">
            <text:p>-0.6426298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6872093229e+17">
            <text:p>1.08E+17</text:p>
          </table:table-cell>
          <table:table-cell office:value-type="float" office:value="-15.6600008010864">
            <text:p>-15.6600008</text:p>
          </table:table-cell>
          <table:table-cell office:value-type="float" office:value="49.9205627441406">
            <text:p>49.92056274</text:p>
          </table:table-cell>
          <table:table-cell office:value-type="float" office:value="-21.0200004577637">
            <text:p>-21.0200005</text:p>
          </table:table-cell>
          <table:table-cell office:value-type="float" office:value="66.5057983398438">
            <text:p>66.50579834</text:p>
          </table:table-cell>
          <table:table-cell office:value-type="float" office:value="-21.0200004577637">
            <text:p>-21.0200005</text:p>
          </table:table-cell>
          <table:table-cell office:value-type="float" office:value="66.5057983398438">
            <text:p>66.50579834</text:p>
          </table:table-cell>
          <table:table-cell office:value-type="float" office:value="-17.4298489977555">
            <text:p>-17.42984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6872093229e+17">
            <text:p>1.08E+17</text:p>
          </table:table-cell>
          <table:table-cell office:value-type="float" office:value="-15.8600006103516">
            <text:p>-15.8600006</text:p>
          </table:table-cell>
          <table:table-cell office:value-type="float" office:value="50.5350646972656">
            <text:p>50.5350647</text:p>
          </table:table-cell>
          <table:table-cell office:value-type="float" office:value="-26.0399990081787">
            <text:p>-26.039999</text:p>
          </table:table-cell>
          <table:table-cell office:value-type="float" office:value="81.5947418212891">
            <text:p>81.59474182</text:p>
          </table:table-cell>
          <table:table-cell office:value-type="float" office:value="-26.0399990081787">
            <text:p>-26.039999</text:p>
          </table:table-cell>
          <table:table-cell office:value-type="float" office:value="81.5947418212891">
            <text:p>81.59474182</text:p>
          </table:table-cell>
          <table:table-cell office:value-type="float" office:value="-32.6854082187809">
            <text:p>-32.685408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20178360484e+16">
            <text:p>5.86E+16</text:p>
          </table:table-cell>
          <table:table-cell office:value-type="float" office:value="1.10199999809265">
            <text:p>1.101999998</text:p>
          </table:table-cell>
          <table:table-cell office:value-type="float" office:value="3.16697072982788">
            <text:p>3.1669707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20178360484e+16">
            <text:p>5.86E+16</text:p>
          </table:table-cell>
          <table:table-cell office:value-type="float" office:value="1.13247990608215">
            <text:p>1.132479906</text:p>
          </table:table-cell>
          <table:table-cell office:value-type="float" office:value="3.26275753974915">
            <text:p>3.2627575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20178360484e+16">
            <text:p>5.86E+16</text:p>
          </table:table-cell>
          <table:table-cell office:value-type="float" office:value="2.40140986442566">
            <text:p>2.401409864</text:p>
          </table:table-cell>
          <table:table-cell office:value-type="float" office:value="7.17495107650757">
            <text:p>7.174951077</text:p>
          </table:table-cell>
          <table:table-cell office:value-type="float" office:value="2.37185001373291">
            <text:p>2.371850014</text:p>
          </table:table-cell>
          <table:table-cell office:value-type="float" office:value="7.14364147186279">
            <text:p>7.143641472</text:p>
          </table:table-cell>
          <table:table-cell office:value-type="float" office:value="2.37185001373291">
            <text:p>2.371850014</text:p>
          </table:table-cell>
          <table:table-cell office:value-type="float" office:value="7.14364147186279">
            <text:p>7.143641472</text:p>
          </table:table-cell>
          <table:table-cell office:value-type="float" office:value="-0.0430589841495332">
            <text:p>-0.0430589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20178360484e+16">
            <text:p>5.86E+16</text:p>
          </table:table-cell>
          <table:table-cell office:value-type="float" office:value="3.88550996780396">
            <text:p>3.885509968</text:p>
          </table:table-cell>
          <table:table-cell office:value-type="float" office:value="11.6642723083496">
            <text:p>11.66427231</text:p>
          </table:table-cell>
          <table:table-cell office:value-type="float" office:value="3.75723004341125">
            <text:p>3.757230043</text:p>
          </table:table-cell>
          <table:table-cell office:value-type="float" office:value="11.5512084960938">
            <text:p>11.5512085</text:p>
          </table:table-cell>
          <table:table-cell office:value-type="float" office:value="3.75723004341125">
            <text:p>3.757230043</text:p>
          </table:table-cell>
          <table:table-cell office:value-type="float" office:value="11.5512084960938">
            <text:p>11.5512085</text:p>
          </table:table-cell>
          <table:table-cell office:value-type="float" office:value="-0.170994633377849">
            <text:p>-0.1709946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20178360484e+16">
            <text:p>5.86E+16</text:p>
          </table:table-cell>
          <table:table-cell office:value-type="float" office:value="5.65482997894287">
            <text:p>5.654829979</text:p>
          </table:table-cell>
          <table:table-cell office:value-type="float" office:value="17.1351490020752">
            <text:p>17.135149</text:p>
          </table:table-cell>
          <table:table-cell office:value-type="float" office:value="8.44000053405762">
            <text:p>8.440000534</text:p>
          </table:table-cell>
          <table:table-cell office:value-type="float" office:value="26.1397304534912">
            <text:p>26.13973045</text:p>
          </table:table-cell>
          <table:table-cell office:value-type="float" office:value="8.44000053405762">
            <text:p>8.440000534</text:p>
          </table:table-cell>
          <table:table-cell office:value-type="float" office:value="26.1397304534912">
            <text:p>26.13973045</text:p>
          </table:table-cell>
          <table:table-cell office:value-type="float" office:value="-9.4254794114816">
            <text:p>-9.4254794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20178360484e+16">
            <text:p>5.86E+16</text:p>
          </table:table-cell>
          <table:table-cell office:value-type="float" office:value="8.55999946594238">
            <text:p>8.559999466</text:p>
          </table:table-cell>
          <table:table-cell office:value-type="float" office:value="25.908992767334">
            <text:p>25.90899277</text:p>
          </table:table-cell>
          <table:table-cell office:value-type="float" office:value="11.6800003051758">
            <text:p>11.68000031</text:p>
          </table:table-cell>
          <table:table-cell office:value-type="float" office:value="36.0585632324219">
            <text:p>36.05856323</text:p>
          </table:table-cell>
          <table:table-cell office:value-type="float" office:value="11.6800003051758">
            <text:p>11.68000031</text:p>
          </table:table-cell>
          <table:table-cell office:value-type="float" office:value="36.0585632324219">
            <text:p>36.05856323</text:p>
          </table:table-cell>
          <table:table-cell office:value-type="float" office:value="-10.6182948660603">
            <text:p>-10.618294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20178360484e+16">
            <text:p>5.86E+16</text:p>
          </table:table-cell>
          <table:table-cell office:value-type="float" office:value="11.8000001907349">
            <text:p>11.80000019</text:p>
          </table:table-cell>
          <table:table-cell office:value-type="float" office:value="35.5784378051758">
            <text:p>35.57843781</text:p>
          </table:table-cell>
          <table:table-cell office:value-type="float" office:value="16.2199993133545">
            <text:p>16.21999931</text:p>
          </table:table-cell>
          <table:table-cell office:value-type="float" office:value="50.3174705505371">
            <text:p>50.31747055</text:p>
          </table:table-cell>
          <table:table-cell office:value-type="float" office:value="16.2199993133545">
            <text:p>16.21999931</text:p>
          </table:table-cell>
          <table:table-cell office:value-type="float" office:value="50.3174705505371">
            <text:p>50.31747055</text:p>
          </table:table-cell>
          <table:table-cell office:value-type="float" office:value="-15.3875104715737">
            <text:p>-15.387510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20178360484e+16">
            <text:p>5.86E+16</text:p>
          </table:table-cell>
          <table:table-cell office:value-type="float" office:value="12.039999961853">
            <text:p>12.03999996</text:p>
          </table:table-cell>
          <table:table-cell office:value-type="float" office:value="36.1901550292969">
            <text:p>36.19015503</text:p>
          </table:table-cell>
          <table:table-cell office:value-type="float" office:value="21.5">
            <text:p>21.5</text:p>
          </table:table-cell>
          <table:table-cell office:value-type="float" office:value="66.2699356079102">
            <text:p>66.26993561</text:p>
          </table:table-cell>
          <table:table-cell office:value-type="float" office:value="21.5">
            <text:p>21.5</text:p>
          </table:table-cell>
          <table:table-cell office:value-type="float" office:value="66.2699356079102">
            <text:p>66.26993561</text:p>
          </table:table-cell>
          <table:table-cell office:value-type="float" office:value="-31.5322818771376">
            <text:p>-31.532281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20178360484e+16">
            <text:p>5.86E+16</text:p>
          </table:table-cell>
          <table:table-cell office:value-type="float" office:value="16.8199996948242">
            <text:p>16.81999969</text:p>
          </table:table-cell>
          <table:table-cell office:value-type="float" office:value="49.9096832275391">
            <text:p>49.90968323</text:p>
          </table:table-cell>
          <table:table-cell office:value-type="float" office:value="27.1200008392334">
            <text:p>27.12000084</text:p>
          </table:table-cell>
          <table:table-cell office:value-type="float" office:value="82.2349700927734">
            <text:p>82.23497009</text:p>
          </table:table-cell>
          <table:table-cell office:value-type="float" office:value="27.1200008392334">
            <text:p>27.12000084</text:p>
          </table:table-cell>
          <table:table-cell office:value-type="float" office:value="82.2349700927734">
            <text:p>82.23497009</text:p>
          </table:table-cell>
          <table:table-cell office:value-type="float" office:value="-33.9266001021989">
            <text:p>-33.926600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63879763870614e+17">
            <text:p>4.64E+17</text:p>
          </table:table-cell>
          <table:table-cell office:value-type="float" office:value="59.7999992370605">
            <text:p>59.79999924</text:p>
          </table:table-cell>
          <table:table-cell office:value-type="float" office:value="3.58348155021667">
            <text:p>3.5834815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63879763870614e+17">
            <text:p>4.64E+17</text:p>
          </table:table-cell>
          <table:table-cell office:value-type="float" office:value="60.2000007629395">
            <text:p>60.20000076</text:p>
          </table:table-cell>
          <table:table-cell office:value-type="float" office:value="3.60673141479492">
            <text:p>3.60673141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63879763870614e+17">
            <text:p>4.64E+17</text:p>
          </table:table-cell>
          <table:table-cell office:value-type="float" office:value="60.25">
            <text:p>60.25</text:p>
          </table:table-cell>
          <table:table-cell office:value-type="float" office:value="3.60972023010254">
            <text:p>3.60972023</text:p>
          </table:table-cell>
          <table:table-cell office:value-type="float" office:value="69.75">
            <text:p>69.75</text:p>
          </table:table-cell>
          <table:table-cell office:value-type="float" office:value="4.15986299514771">
            <text:p>4.159862995</text:p>
          </table:table-cell>
          <table:table-cell office:value-type="float" office:value="69.75">
            <text:p>69.75</text:p>
          </table:table-cell>
          <table:table-cell office:value-type="float" office:value="4.15986299514771">
            <text:p>4.159862995</text:p>
          </table:table-cell>
          <table:table-cell office:value-type="float" office:value="-9.51591598648977">
            <text:p>-9.5159159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63879763870614e+17">
            <text:p>4.64E+17</text:p>
          </table:table-cell>
          <table:table-cell office:value-type="float" office:value="69.8000030517578">
            <text:p>69.80000305</text:p>
          </table:table-cell>
          <table:table-cell office:value-type="float" office:value="4.17576503753662">
            <text:p>4.175765038</text:p>
          </table:table-cell>
          <table:table-cell office:value-type="float" office:value="70.1999969482422">
            <text:p>70.19999695</text:p>
          </table:table-cell>
          <table:table-cell office:value-type="float" office:value="4.18805551528931">
            <text:p>4.188055515</text:p>
          </table:table-cell>
          <table:table-cell office:value-type="float" office:value="70.1999969482422">
            <text:p>70.19999695</text:p>
          </table:table-cell>
          <table:table-cell office:value-type="float" office:value="4.18805551528931">
            <text:p>4.188055515</text:p>
          </table:table-cell>
          <table:table-cell office:value-type="float" office:value="-0.400182674622655">
            <text:p>-0.4001826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63879763870614e+17">
            <text:p>4.64E+17</text:p>
          </table:table-cell>
          <table:table-cell office:value-type="float" office:value="70.25">
            <text:p>70.25</text:p>
          </table:table-cell>
          <table:table-cell office:value-type="float" office:value="4.20196580886841">
            <text:p>4.201965809</text:p>
          </table:table-cell>
          <table:table-cell office:value-type="float" office:value="81.75">
            <text:p>81.75</text:p>
          </table:table-cell>
          <table:table-cell office:value-type="float" office:value="4.92222595214844">
            <text:p>4.922225952</text:p>
          </table:table-cell>
          <table:table-cell office:value-type="float" office:value="81.75">
            <text:p>81.75</text:p>
          </table:table-cell>
          <table:table-cell office:value-type="float" office:value="4.92222595214844">
            <text:p>4.922225952</text:p>
          </table:table-cell>
          <table:table-cell office:value-type="float" office:value="-11.5225333444515">
            <text:p>-11.522533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63879763870614e+17">
            <text:p>4.64E+17</text:p>
          </table:table-cell>
          <table:table-cell office:value-type="float" office:value="81.8000030517578">
            <text:p>81.80000305</text:p>
          </table:table-cell>
          <table:table-cell office:value-type="float" office:value="4.88692474365234">
            <text:p>4.886924744</text:p>
          </table:table-cell>
          <table:table-cell office:value-type="float" office:value="82.1999969482422">
            <text:p>82.19999695</text:p>
          </table:table-cell>
          <table:table-cell office:value-type="float" office:value="4.94921970367432">
            <text:p>4.949219704</text:p>
          </table:table-cell>
          <table:table-cell office:value-type="float" office:value="82.1999969482422">
            <text:p>82.19999695</text:p>
          </table:table-cell>
          <table:table-cell office:value-type="float" office:value="4.94921970367432">
            <text:p>4.949219704</text:p>
          </table:table-cell>
          <table:table-cell office:value-type="float" office:value="-0.404815734957143">
            <text:p>-0.4048157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63879763870614e+17">
            <text:p>4.64E+17</text:p>
          </table:table-cell>
          <table:table-cell office:value-type="float" office:value="82.25">
            <text:p>82.25</text:p>
          </table:table-cell>
          <table:table-cell office:value-type="float" office:value="4.91233921051025">
            <text:p>4.912339211</text:p>
          </table:table-cell>
          <table:table-cell office:value-type="float" office:value="96.1999969482422">
            <text:p>96.19999695</text:p>
          </table:table-cell>
          <table:table-cell office:value-type="float" office:value="5.79750776290894">
            <text:p>5.797507763</text:p>
          </table:table-cell>
          <table:table-cell office:value-type="float" office:value="96.1999969482422">
            <text:p>96.19999695</text:p>
          </table:table-cell>
          <table:table-cell office:value-type="float" office:value="5.79750776290894">
            <text:p>5.797507763</text:p>
          </table:table-cell>
          <table:table-cell office:value-type="float" office:value="-13.9780520181505">
            <text:p>-13.9780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63879763870614e+17">
            <text:p>4.64E+17</text:p>
          </table:table-cell>
          <table:table-cell office:value-type="float" office:value="95.8000030517578">
            <text:p>95.80000305</text:p>
          </table:table-cell>
          <table:table-cell office:value-type="float" office:value="5.71699476242065">
            <text:p>5.716994762</text:p>
          </table:table-cell>
          <table:table-cell office:value-type="float" office:value="109.75">
            <text:p>109.75</text:p>
          </table:table-cell>
          <table:table-cell office:value-type="float" office:value="6.61686182022095">
            <text:p>6.61686182</text:p>
          </table:table-cell>
          <table:table-cell office:value-type="float" office:value="109.75">
            <text:p>109.75</text:p>
          </table:table-cell>
          <table:table-cell office:value-type="float" office:value="6.61686182022095">
            <text:p>6.61686182</text:p>
          </table:table-cell>
          <table:table-cell office:value-type="float" office:value="-13.9789905063878">
            <text:p>-13.978990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63879763870614e+17">
            <text:p>4.64E+17</text:p>
          </table:table-cell>
          <table:table-cell office:value-type="float" office:value="96.25">
            <text:p>96.25</text:p>
          </table:table-cell>
          <table:table-cell office:value-type="float" office:value="5.74220132827759">
            <text:p>5.742201328</text:p>
          </table:table-cell>
          <table:table-cell office:value-type="float" office:value="129.75">
            <text:p>129.75</text:p>
          </table:table-cell>
          <table:table-cell office:value-type="float" office:value="7.82268619537354">
            <text:p>7.822686195</text:p>
          </table:table-cell>
          <table:table-cell office:value-type="float" office:value="129.75">
            <text:p>129.75</text:p>
          </table:table-cell>
          <table:table-cell office:value-type="float" office:value="7.82268619537354">
            <text:p>7.822686195</text:p>
          </table:table-cell>
          <table:table-cell office:value-type="float" office:value="-33.5645410706331">
            <text:p>-33.564541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4970577945e+17">
            <text:p>3.83E+17</text:p>
          </table:table-cell>
          <table:table-cell office:value-type="float" office:value="-59.7999992370605">
            <text:p>-59.7999992</text:p>
          </table:table-cell>
          <table:table-cell office:value-type="float" office:value="3.08310341835022">
            <text:p>3.08310341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4970577945e+17">
            <text:p>3.83E+17</text:p>
          </table:table-cell>
          <table:table-cell office:value-type="float" office:value="-60.2000007629395">
            <text:p>-60.2000008</text:p>
          </table:table-cell>
          <table:table-cell office:value-type="float" office:value="3.10297632217407">
            <text:p>3.10297632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4970577945e+17">
            <text:p>3.83E+17</text:p>
          </table:table-cell>
          <table:table-cell office:value-type="float" office:value="-60.25">
            <text:p>-60.25</text:p>
          </table:table-cell>
          <table:table-cell office:value-type="float" office:value="3.10582685470581">
            <text:p>3.105826855</text:p>
          </table:table-cell>
          <table:table-cell office:value-type="float" office:value="-69.8000030517578">
            <text:p>-69.8000031</text:p>
          </table:table-cell>
          <table:table-cell office:value-type="float" office:value="3.5805675983429">
            <text:p>3.580567598</text:p>
          </table:table-cell>
          <table:table-cell office:value-type="float" office:value="-69.8000030517578">
            <text:p>-69.8000031</text:p>
          </table:table-cell>
          <table:table-cell office:value-type="float" office:value="3.5805675983429">
            <text:p>3.580567598</text:p>
          </table:table-cell>
          <table:table-cell office:value-type="float" office:value="-9.56179570280879">
            <text:p>-9.561795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4970577945e+17">
            <text:p>3.83E+17</text:p>
          </table:table-cell>
          <table:table-cell office:value-type="float" office:value="-69.8000030517578">
            <text:p>-69.8000031</text:p>
          </table:table-cell>
          <table:table-cell office:value-type="float" office:value="3.60313487052917">
            <text:p>3.603134871</text:p>
          </table:table-cell>
          <table:table-cell office:value-type="float" office:value="-81.75">
            <text:p>-81.75</text:p>
          </table:table-cell>
          <table:table-cell office:value-type="float" office:value="4.1764669418335">
            <text:p>4.176466942</text:p>
          </table:table-cell>
          <table:table-cell office:value-type="float" office:value="-81.75">
            <text:p>-81.75</text:p>
          </table:table-cell>
          <table:table-cell office:value-type="float" office:value="4.1764669418335">
            <text:p>4.176466942</text:p>
          </table:table-cell>
          <table:table-cell office:value-type="float" office:value="-11.9637425886293">
            <text:p>-11.963742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4970577945e+17">
            <text:p>3.83E+17</text:p>
          </table:table-cell>
          <table:table-cell office:value-type="float" office:value="-70.1999969482422">
            <text:p>-70.1999969</text:p>
          </table:table-cell>
          <table:table-cell office:value-type="float" office:value="3.62329792976379">
            <text:p>3.62329793</text:p>
          </table:table-cell>
          <table:table-cell office:value-type="float" office:value="-82.1999969482422">
            <text:p>-82.1999969</text:p>
          </table:table-cell>
          <table:table-cell office:value-type="float" office:value="4.19783401489258">
            <text:p>4.197834015</text:p>
          </table:table-cell>
          <table:table-cell office:value-type="float" office:value="-82.1999969482422">
            <text:p>-82.1999969</text:p>
          </table:table-cell>
          <table:table-cell office:value-type="float" office:value="4.19783401489258">
            <text:p>4.197834015</text:p>
          </table:table-cell>
          <table:table-cell office:value-type="float" office:value="-12.0137459484174">
            <text:p>-12.013745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4970577945e+17">
            <text:p>3.83E+17</text:p>
          </table:table-cell>
          <table:table-cell office:value-type="float" office:value="-70.25">
            <text:p>-70.25</text:p>
          </table:table-cell>
          <table:table-cell office:value-type="float" office:value="3.6274676322937">
            <text:p>3.627467632</text:p>
          </table:table-cell>
          <table:table-cell office:value-type="float" office:value="-96.1999969482422">
            <text:p>-96.1999969</text:p>
          </table:table-cell>
          <table:table-cell office:value-type="float" office:value="4.8594856262207">
            <text:p>4.859485626</text:p>
          </table:table-cell>
          <table:table-cell office:value-type="float" office:value="-96.1999969482422">
            <text:p>-96.1999969</text:p>
          </table:table-cell>
          <table:table-cell office:value-type="float" office:value="4.8594856262207">
            <text:p>4.859485626</text:p>
          </table:table-cell>
          <table:table-cell office:value-type="float" office:value="-25.9792265079455">
            <text:p>-25.979226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4970577945e+17">
            <text:p>3.83E+17</text:p>
          </table:table-cell>
          <table:table-cell office:value-type="float" office:value="-81.8000030517578">
            <text:p>-81.8000031</text:p>
          </table:table-cell>
          <table:table-cell office:value-type="float" office:value="4.23030519485474">
            <text:p>4.230305195</text:p>
          </table:table-cell>
          <table:table-cell office:value-type="float" office:value="-110.25">
            <text:p>-110.25</text:p>
          </table:table-cell>
          <table:table-cell office:value-type="float" office:value="5.52874374389648">
            <text:p>5.528743744</text:p>
          </table:table-cell>
          <table:table-cell office:value-type="float" office:value="-110.25">
            <text:p>-110.25</text:p>
          </table:table-cell>
          <table:table-cell office:value-type="float" office:value="5.52874374389648">
            <text:p>5.528743744</text:p>
          </table:table-cell>
          <table:table-cell office:value-type="float" office:value="-28.4796114618972">
            <text:p>-28.479611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4970577945e+17">
            <text:p>3.83E+17</text:p>
          </table:table-cell>
          <table:table-cell office:value-type="float" office:value="-82.1999969482422">
            <text:p>-82.1999969</text:p>
          </table:table-cell>
          <table:table-cell office:value-type="float" office:value="4.25069046020508">
            <text:p>4.25069046</text:p>
          </table:table-cell>
          <table:table-cell office:value-type="float" office:value="-129.75">
            <text:p>-129.75</text:p>
          </table:table-cell>
          <table:table-cell office:value-type="float" office:value="6.45129680633545">
            <text:p>6.451296806</text:p>
          </table:table-cell>
          <table:table-cell office:value-type="float" office:value="-129.75">
            <text:p>-129.75</text:p>
          </table:table-cell>
          <table:table-cell office:value-type="float" office:value="6.45129680633545">
            <text:p>6.451296806</text:p>
          </table:table-cell>
          <table:table-cell office:value-type="float" office:value="-47.6008976649895">
            <text:p>-47.600897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4970577945e+17">
            <text:p>3.83E+17</text:p>
          </table:table-cell>
          <table:table-cell office:value-type="float" office:value="-82.25">
            <text:p>-82.25</text:p>
          </table:table-cell>
          <table:table-cell office:value-type="float" office:value="4.25451326370239">
            <text:p>4.254513264</text:p>
          </table:table-cell>
          <table:table-cell office:value-type="float" office:value="-130.199996948242">
            <text:p>-130.199997</text:p>
          </table:table-cell>
          <table:table-cell office:value-type="float" office:value="6.47179508209229">
            <text:p>6.471795082</text:p>
          </table:table-cell>
          <table:table-cell office:value-type="float" office:value="-130.199996948242">
            <text:p>-130.199997</text:p>
          </table:table-cell>
          <table:table-cell office:value-type="float" office:value="6.47179508209229">
            <text:p>6.471795082</text:p>
          </table:table-cell>
          <table:table-cell office:value-type="float" office:value="-48.0012348382685">
            <text:p>-48.001234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82511578186e+17">
            <text:p>3.20E+17</text:p>
          </table:table-cell>
          <table:table-cell office:value-type="float" office:value="19.7409000396729">
            <text:p>19.74090004</text:p>
          </table:table-cell>
          <table:table-cell office:value-type="float" office:value="3.14782238006592">
            <text:p>3.1478223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82511578186e+17">
            <text:p>3.20E+17</text:p>
          </table:table-cell>
          <table:table-cell office:value-type="float" office:value="44.5690002441406">
            <text:p>44.56900024</text:p>
          </table:table-cell>
          <table:table-cell office:value-type="float" office:value="7.21321868896484">
            <text:p>7.21321868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82511578186e+17">
            <text:p>3.20E+17</text:p>
          </table:table-cell>
          <table:table-cell office:value-type="float" office:value="59.75">
            <text:p>59.75</text:p>
          </table:table-cell>
          <table:table-cell office:value-type="float" office:value="9.70156764984131">
            <text:p>9.70156765</text:p>
          </table:table-cell>
          <table:table-cell office:value-type="float" office:value="59.75">
            <text:p>59.75</text:p>
          </table:table-cell>
          <table:table-cell office:value-type="float" office:value="9.70156764984131">
            <text:p>9.70156765</text:p>
          </table:table-cell>
          <table:table-cell office:value-type="float" office:value="59.75">
            <text:p>59.75</text:p>
          </table:table-cell>
          <table:table-cell office:value-type="float" office:value="9.70156764984131">
            <text:p>9.7015676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82511578186e+17">
            <text:p>3.20E+17</text:p>
          </table:table-cell>
          <table:table-cell office:value-type="float" office:value="70.1999969482422">
            <text:p>70.19999695</text:p>
          </table:table-cell>
          <table:table-cell office:value-type="float" office:value="11.3948097229004">
            <text:p>11.39480972</text:p>
          </table:table-cell>
          <table:table-cell office:value-type="float" office:value="69.8000030517578">
            <text:p>69.80000305</text:p>
          </table:table-cell>
          <table:table-cell office:value-type="float" office:value="11.3501167297363">
            <text:p>11.35011673</text:p>
          </table:table-cell>
          <table:table-cell office:value-type="float" office:value="69.8000030517578">
            <text:p>69.80000305</text:p>
          </table:table-cell>
          <table:table-cell office:value-type="float" office:value="11.3501167297363">
            <text:p>11.35011673</text:p>
          </table:table-cell>
          <table:table-cell office:value-type="float" office:value="-0.402483019347048">
            <text:p>-0.4024830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82511578186e+17">
            <text:p>3.20E+17</text:p>
          </table:table-cell>
          <table:table-cell office:value-type="float" office:value="82.1999969482422">
            <text:p>82.19999695</text:p>
          </table:table-cell>
          <table:table-cell office:value-type="float" office:value="13.3440732955933">
            <text:p>13.3440733</text:p>
          </table:table-cell>
          <table:table-cell office:value-type="float" office:value="70.1999969482422">
            <text:p>70.19999695</text:p>
          </table:table-cell>
          <table:table-cell office:value-type="float" office:value="11.4150094985962">
            <text:p>11.4150095</text:p>
          </table:table-cell>
          <table:table-cell office:value-type="float" office:value="70.1999969482422">
            <text:p>70.19999695</text:p>
          </table:table-cell>
          <table:table-cell office:value-type="float" office:value="11.4150094985962">
            <text:p>11.4150095</text:p>
          </table:table-cell>
          <table:table-cell office:value-type="float" office:value="-12.1540646342236">
            <text:p>-12.154064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82511578186e+17">
            <text:p>3.20E+17</text:p>
          </table:table-cell>
          <table:table-cell office:value-type="float" office:value="95.8000030517578">
            <text:p>95.80000305</text:p>
          </table:table-cell>
          <table:table-cell office:value-type="float" office:value="15.5476102828979">
            <text:p>15.54761028</text:p>
          </table:table-cell>
          <table:table-cell office:value-type="float" office:value="81.8000030517578">
            <text:p>81.80000305</text:p>
          </table:table-cell>
          <table:table-cell office:value-type="float" office:value="13.2819547653198">
            <text:p>13.28195477</text:p>
          </table:table-cell>
          <table:table-cell office:value-type="float" office:value="81.8000030517578">
            <text:p>81.80000305</text:p>
          </table:table-cell>
          <table:table-cell office:value-type="float" office:value="13.2819547653198">
            <text:p>13.28195477</text:p>
          </table:table-cell>
          <table:table-cell office:value-type="float" office:value="-14.1821435236121">
            <text:p>-14.18214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82511578186e+17">
            <text:p>3.20E+17</text:p>
          </table:table-cell>
          <table:table-cell office:value-type="float" office:value="96.1999969482422">
            <text:p>96.19999695</text:p>
          </table:table-cell>
          <table:table-cell office:value-type="float" office:value="15.6118717193604">
            <text:p>15.61187172</text:p>
          </table:table-cell>
          <table:table-cell office:value-type="float" office:value="82.1999969482422">
            <text:p>82.19999695</text:p>
          </table:table-cell>
          <table:table-cell office:value-type="float" office:value="13.3459119796753">
            <text:p>13.34591198</text:p>
          </table:table-cell>
          <table:table-cell office:value-type="float" office:value="82.1999969482422">
            <text:p>82.19999695</text:p>
          </table:table-cell>
          <table:table-cell office:value-type="float" office:value="13.3459119796753">
            <text:p>13.34591198</text:p>
          </table:table-cell>
          <table:table-cell office:value-type="float" office:value="-14.1821921275194">
            <text:p>-14.182192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82511578186e+17">
            <text:p>3.20E+17</text:p>
          </table:table-cell>
          <table:table-cell office:value-type="float" office:value="149.550003051758">
            <text:p>149.5500031</text:p>
          </table:table-cell>
          <table:table-cell office:value-type="float" office:value="24.2130546569824">
            <text:p>24.21305466</text:p>
          </table:table-cell>
          <table:table-cell office:value-type="float" office:value="96.1999969482422">
            <text:p>96.19999695</text:p>
          </table:table-cell>
          <table:table-cell office:value-type="float" office:value="15.5929594039917">
            <text:p>15.5929594</text:p>
          </table:table-cell>
          <table:table-cell office:value-type="float" office:value="96.1999969482422">
            <text:p>96.19999695</text:p>
          </table:table-cell>
          <table:table-cell office:value-type="float" office:value="15.5929594039917">
            <text:p>15.5929594</text:p>
          </table:table-cell>
          <table:table-cell office:value-type="float" office:value="-54.0419207043549">
            <text:p>-54.041920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82511578186e+17">
            <text:p>3.20E+17</text:p>
          </table:table-cell>
          <table:table-cell office:value-type="float" office:value="149.850006103516">
            <text:p>149.8500061</text:p>
          </table:table-cell>
          <table:table-cell office:value-type="float" office:value="24.2292366027832">
            <text:p>24.2292366</text:p>
          </table:table-cell>
          <table:table-cell office:value-type="float" office:value="179.850006103516">
            <text:p>179.8500061</text:p>
          </table:table-cell>
          <table:table-cell office:value-type="float" office:value="29.0169525146484">
            <text:p>29.01695251</text:p>
          </table:table-cell>
          <table:table-cell office:value-type="float" office:value="179.850006103516">
            <text:p>179.8500061</text:p>
          </table:table-cell>
          <table:table-cell office:value-type="float" office:value="29.0169525146484">
            <text:p>29.01695251</text:p>
          </table:table-cell>
          <table:table-cell office:value-type="float" office:value="-30.3796350151335">
            <text:p>-30.3796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22402847949e+16">
            <text:p>4.96E+16</text:p>
          </table:table-cell>
          <table:table-cell office:value-type="float" office:value="-7.1137900352478">
            <text:p>-7.11379004</text:p>
          </table:table-cell>
          <table:table-cell office:value-type="float" office:value="3.16710805892944">
            <text:p>3.16710805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22402847949e+16">
            <text:p>4.96E+16</text:p>
          </table:table-cell>
          <table:table-cell office:value-type="float" office:value="-15.0718002319336">
            <text:p>-15.0718002</text:p>
          </table:table-cell>
          <table:table-cell office:value-type="float" office:value="7.15857839584351">
            <text:p>7.15857839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22402847949e+16">
            <text:p>4.96E+16</text:p>
          </table:table-cell>
          <table:table-cell office:value-type="float" office:value="-15.455099105835">
            <text:p>-15.4550991</text:p>
          </table:table-cell>
          <table:table-cell office:value-type="float" office:value="7.3503851890564">
            <text:p>7.350385189</text:p>
          </table:table-cell>
          <table:table-cell office:value-type="float" office:value="-15.455099105835">
            <text:p>-15.4550991</text:p>
          </table:table-cell>
          <table:table-cell office:value-type="float" office:value="7.3503851890564">
            <text:p>7.350385189</text:p>
          </table:table-cell>
          <table:table-cell office:value-type="float" office:value="-15.455099105835">
            <text:p>-15.4550991</text:p>
          </table:table-cell>
          <table:table-cell office:value-type="float" office:value="7.3503851890564">
            <text:p>7.350385189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22402847949e+16">
            <text:p>4.96E+16</text:p>
          </table:table-cell>
          <table:table-cell office:value-type="float" office:value="-23.7283992767334">
            <text:p>-23.7283993</text:p>
          </table:table-cell>
          <table:table-cell office:value-type="float" office:value="11.4897603988647">
            <text:p>11.4897604</text:p>
          </table:table-cell>
          <table:table-cell office:value-type="float" office:value="-23.7283992767334">
            <text:p>-23.7283993</text:p>
          </table:table-cell>
          <table:table-cell office:value-type="float" office:value="11.4897603988647">
            <text:p>11.4897604</text:p>
          </table:table-cell>
          <table:table-cell office:value-type="float" office:value="-23.7283992767334">
            <text:p>-23.7283993</text:p>
          </table:table-cell>
          <table:table-cell office:value-type="float" office:value="11.4897603988647">
            <text:p>11.489760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22402847949e+16">
            <text:p>4.96E+16</text:p>
          </table:table-cell>
          <table:table-cell office:value-type="float" office:value="-24.0981006622314">
            <text:p>-24.0981007</text:p>
          </table:table-cell>
          <table:table-cell office:value-type="float" office:value="11.6744747161865">
            <text:p>11.67447472</text:p>
          </table:table-cell>
          <table:table-cell office:value-type="float" office:value="-24.0981006622314">
            <text:p>-24.0981007</text:p>
          </table:table-cell>
          <table:table-cell office:value-type="float" office:value="11.6744747161865">
            <text:p>11.67447472</text:p>
          </table:table-cell>
          <table:table-cell office:value-type="float" office:value="-24.0981006622314">
            <text:p>-24.0981007</text:p>
          </table:table-cell>
          <table:table-cell office:value-type="float" office:value="11.6744747161865">
            <text:p>11.6744747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22402847949e+16">
            <text:p>4.96E+16</text:p>
          </table:table-cell>
          <table:table-cell office:value-type="float" office:value="-34.9506988525391">
            <text:p>-34.9506989</text:p>
          </table:table-cell>
          <table:table-cell office:value-type="float" office:value="17.1050071716309">
            <text:p>17.10500717</text:p>
          </table:table-cell>
          <table:table-cell office:value-type="float" office:value="-51.9799995422363">
            <text:p>-51.9799995</text:p>
          </table:table-cell>
          <table:table-cell office:value-type="float" office:value="25.6098175048828">
            <text:p>25.6098175</text:p>
          </table:table-cell>
          <table:table-cell office:value-type="float" office:value="-51.9799995422363">
            <text:p>-51.9799995</text:p>
          </table:table-cell>
          <table:table-cell office:value-type="float" office:value="25.6098175048828">
            <text:p>25.6098175</text:p>
          </table:table-cell>
          <table:table-cell office:value-type="float" office:value="-19.0349384234547">
            <text:p>-19.034938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22402847949e+16">
            <text:p>4.96E+16</text:p>
          </table:table-cell>
          <table:table-cell office:value-type="float" office:value="-35.0501022338867">
            <text:p>-35.0501022</text:p>
          </table:table-cell>
          <table:table-cell office:value-type="float" office:value="17.1550254821777">
            <text:p>17.15502548</text:p>
          </table:table-cell>
          <table:table-cell office:value-type="float" office:value="-53.0799980163574">
            <text:p>-53.079998</text:p>
          </table:table-cell>
          <table:table-cell office:value-type="float" office:value="26.1785888671875">
            <text:p>26.17858887</text:p>
          </table:table-cell>
          <table:table-cell office:value-type="float" office:value="-53.0799980163574">
            <text:p>-53.079998</text:p>
          </table:table-cell>
          <table:table-cell office:value-type="float" office:value="26.1785888671875">
            <text:p>26.17858887</text:p>
          </table:table-cell>
          <table:table-cell office:value-type="float" office:value="-20.1618907369831">
            <text:p>-20.161890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22402847949e+16">
            <text:p>4.96E+16</text:p>
          </table:table-cell>
          <table:table-cell office:value-type="float" office:value="-51.9799995422363">
            <text:p>-51.9799995</text:p>
          </table:table-cell>
          <table:table-cell office:value-type="float" office:value="25.6098175048828">
            <text:p>25.6098175</text:p>
          </table:table-cell>
          <table:table-cell office:value-type="float" office:value="-72.120002746582">
            <text:p>-72.1200027</text:p>
          </table:table-cell>
          <table:table-cell office:value-type="float" office:value="35.6252975463867">
            <text:p>35.62529755</text:p>
          </table:table-cell>
          <table:table-cell office:value-type="float" office:value="-72.120002746582">
            <text:p>-72.1200027</text:p>
          </table:table-cell>
          <table:table-cell office:value-type="float" office:value="35.6252975463867">
            <text:p>35.62529755</text:p>
          </table:table-cell>
          <table:table-cell office:value-type="float" office:value="-22.4928781958383">
            <text:p>-22.492878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22402847949e+16">
            <text:p>4.96E+16</text:p>
          </table:table-cell>
          <table:table-cell office:value-type="float" office:value="-53.0799980163574">
            <text:p>-53.079998</text:p>
          </table:table-cell>
          <table:table-cell office:value-type="float" office:value="26.1785888671875">
            <text:p>26.17858887</text:p>
          </table:table-cell>
          <table:table-cell office:value-type="float" office:value="-73.3600006103516">
            <text:p>-73.3600006</text:p>
          </table:table-cell>
          <table:table-cell office:value-type="float" office:value="36.245964050293">
            <text:p>36.24596405</text:p>
          </table:table-cell>
          <table:table-cell office:value-type="float" office:value="-73.3600006103516">
            <text:p>-73.3600006</text:p>
          </table:table-cell>
          <table:table-cell office:value-type="float" office:value="36.245964050293">
            <text:p>36.24596405</text:p>
          </table:table-cell>
          <table:table-cell office:value-type="float" office:value="-22.6413459911247">
            <text:p>-22.64134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2411984404e+17">
            <text:p>3.02E+17</text:p>
          </table:table-cell>
          <table:table-cell office:value-type="float" office:value="3.46992993354797">
            <text:p>3.469929934</text:p>
          </table:table-cell>
          <table:table-cell office:value-type="float" office:value="3.14509725570679">
            <text:p>3.14509725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2411984404e+17">
            <text:p>3.02E+17</text:p>
          </table:table-cell>
          <table:table-cell office:value-type="float" office:value="6.90339946746826">
            <text:p>6.903399467</text:p>
          </table:table-cell>
          <table:table-cell office:value-type="float" office:value="7.11067485809326">
            <text:p>7.11067485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2411984404e+17">
            <text:p>3.02E+17</text:p>
          </table:table-cell>
          <table:table-cell office:value-type="float" office:value="6.94670009613037">
            <text:p>6.946700096</text:p>
          </table:table-cell>
          <table:table-cell office:value-type="float" office:value="7.16013813018799">
            <text:p>7.16013813</text:p>
          </table:table-cell>
          <table:table-cell office:value-type="float" office:value="7.11660003662109">
            <text:p>7.116600037</text:p>
          </table:table-cell>
          <table:table-cell office:value-type="float" office:value="7.3567533493042">
            <text:p>7.356753349</text:p>
          </table:table-cell>
          <table:table-cell office:value-type="float" office:value="7.11660003662109">
            <text:p>7.116600037</text:p>
          </table:table-cell>
          <table:table-cell office:value-type="float" office:value="7.3567533493042">
            <text:p>7.356753349</text:p>
          </table:table-cell>
          <table:table-cell office:value-type="float" office:value="-0.2598529087135">
            <text:p>-0.2598529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2411984404e+17">
            <text:p>3.02E+17</text:p>
          </table:table-cell>
          <table:table-cell office:value-type="float" office:value="7.07367992401123">
            <text:p>7.073679924</text:p>
          </table:table-cell>
          <table:table-cell office:value-type="float" office:value="7.30649566650391">
            <text:p>7.306495667</text:p>
          </table:table-cell>
          <table:table-cell office:value-type="float" office:value="10.9027004241943">
            <text:p>10.90270042</text:p>
          </table:table-cell>
          <table:table-cell office:value-type="float" office:value="11.7217397689819">
            <text:p>11.72173977</text:p>
          </table:table-cell>
          <table:table-cell office:value-type="float" office:value="10.9027004241943">
            <text:p>10.90270042</text:p>
          </table:table-cell>
          <table:table-cell office:value-type="float" office:value="11.7217397689819">
            <text:p>11.72173977</text:p>
          </table:table-cell>
          <table:table-cell office:value-type="float" office:value="-5.8442945233184">
            <text:p>-5.844294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2411984404e+17">
            <text:p>3.02E+17</text:p>
          </table:table-cell>
          <table:table-cell office:value-type="float" office:value="7.11660003662109">
            <text:p>7.116600037</text:p>
          </table:table-cell>
          <table:table-cell office:value-type="float" office:value="7.3567533493042">
            <text:p>7.356753349</text:p>
          </table:table-cell>
          <table:table-cell office:value-type="float" office:value="15.6809005737305">
            <text:p>15.68090057</text:p>
          </table:table-cell>
          <table:table-cell office:value-type="float" office:value="17.125825881958">
            <text:p>17.12582588</text:p>
          </table:table-cell>
          <table:table-cell office:value-type="float" office:value="15.6809005737305">
            <text:p>15.68090057</text:p>
          </table:table-cell>
          <table:table-cell office:value-type="float" office:value="17.125825881958">
            <text:p>17.12582588</text:p>
          </table:table-cell>
          <table:table-cell office:value-type="float" office:value="-12.9916135194279">
            <text:p>-12.99161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2411984404e+17">
            <text:p>3.02E+17</text:p>
          </table:table-cell>
          <table:table-cell office:value-type="float" office:value="10.8094005584717">
            <text:p>10.80940056</text:p>
          </table:table-cell>
          <table:table-cell office:value-type="float" office:value="11.6654710769653">
            <text:p>11.66547108</text:p>
          </table:table-cell>
          <table:table-cell office:value-type="float" office:value="23.6599998474121">
            <text:p>23.65999985</text:p>
          </table:table-cell>
          <table:table-cell office:value-type="float" office:value="26.199893951416">
            <text:p>26.19989395</text:p>
          </table:table-cell>
          <table:table-cell office:value-type="float" office:value="23.6599998474121">
            <text:p>23.65999985</text:p>
          </table:table-cell>
          <table:table-cell office:value-type="float" office:value="26.199893951416">
            <text:p>26.19989395</text:p>
          </table:table-cell>
          <table:table-cell office:value-type="float" office:value="-19.4007048938504">
            <text:p>-19.400704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2411984404e+17">
            <text:p>3.02E+17</text:p>
          </table:table-cell>
          <table:table-cell office:value-type="float" office:value="15.4755001068115">
            <text:p>15.47550011</text:p>
          </table:table-cell>
          <table:table-cell office:value-type="float" office:value="17.0887870788574">
            <text:p>17.08878708</text:p>
          </table:table-cell>
          <table:table-cell office:value-type="float" office:value="24.0200004577637">
            <text:p>24.02000046</text:p>
          </table:table-cell>
          <table:table-cell office:value-type="float" office:value="26.3997898101807">
            <text:p>26.39978981</text:p>
          </table:table-cell>
          <table:table-cell office:value-type="float" office:value="24.0200004577637">
            <text:p>24.02000046</text:p>
          </table:table-cell>
          <table:table-cell office:value-type="float" office:value="26.3997898101807">
            <text:p>26.39978981</text:p>
          </table:table-cell>
          <table:table-cell office:value-type="float" office:value="-12.6373754439017">
            <text:p>-12.637375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2411984404e+17">
            <text:p>3.02E+17</text:p>
          </table:table-cell>
          <table:table-cell office:value-type="float" office:value="15.6374998092651">
            <text:p>15.63749981</text:p>
          </table:table-cell>
          <table:table-cell office:value-type="float" office:value="17.2766761779785">
            <text:p>17.27667618</text:p>
          </table:table-cell>
          <table:table-cell office:value-type="float" office:value="41.1399993896484">
            <text:p>41.13999939</text:p>
          </table:table-cell>
          <table:table-cell office:value-type="float" office:value="35.8909072875977">
            <text:p>35.89090729</text:p>
          </table:table-cell>
          <table:table-cell office:value-type="float" office:value="41.1399993896484">
            <text:p>41.13999939</text:p>
          </table:table-cell>
          <table:table-cell office:value-type="float" office:value="35.8909072875977">
            <text:p>35.89090729</text:p>
          </table:table-cell>
          <table:table-cell office:value-type="float" office:value="-31.5732020018522">
            <text:p>-31.57320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2411984404e+17">
            <text:p>3.02E+17</text:p>
          </table:table-cell>
          <table:table-cell office:value-type="float" office:value="23.1000003814697">
            <text:p>23.10000038</text:p>
          </table:table-cell>
          <table:table-cell office:value-type="float" office:value="25.9147071838379">
            <text:p>25.91470718</text:p>
          </table:table-cell>
          <table:table-cell office:value-type="float" office:value="66.5400009155273">
            <text:p>66.54000092</text:p>
          </table:table-cell>
          <table:table-cell office:value-type="float" office:value="49.9659652709961">
            <text:p>49.96596527</text:p>
          </table:table-cell>
          <table:table-cell office:value-type="float" office:value="66.5400009155273">
            <text:p>66.54000092</text:p>
          </table:table-cell>
          <table:table-cell office:value-type="float" office:value="49.9659652709961">
            <text:p>49.96596527</text:p>
          </table:table-cell>
          <table:table-cell office:value-type="float" office:value="-49.6537678527422">
            <text:p>-49.653767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77772421005e+17">
            <text:p>2.12E+17</text:p>
          </table:table-cell>
          <table:table-cell office:value-type="float" office:value="3.70546984672546">
            <text:p>3.705469847</text:p>
          </table:table-cell>
          <table:table-cell office:value-type="float" office:value="3.15396356582642">
            <text:p>3.15396356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77772421005e+17">
            <text:p>2.12E+17</text:p>
          </table:table-cell>
          <table:table-cell office:value-type="float" office:value="3.85172009468079">
            <text:p>3.851720095</text:p>
          </table:table-cell>
          <table:table-cell office:value-type="float" office:value="3.30579948425293">
            <text:p>3.30579948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77772421005e+17">
            <text:p>2.12E+17</text:p>
          </table:table-cell>
          <table:table-cell office:value-type="float" office:value="7.57688999176025">
            <text:p>7.576889992</text:p>
          </table:table-cell>
          <table:table-cell office:value-type="float" office:value="7.16174030303955">
            <text:p>7.161740303</text:p>
          </table:table-cell>
          <table:table-cell office:value-type="float" office:value="7.62749004364014">
            <text:p>7.627490044</text:p>
          </table:table-cell>
          <table:table-cell office:value-type="float" office:value="7.21709680557251">
            <text:p>7.217096806</text:p>
          </table:table-cell>
          <table:table-cell office:value-type="float" office:value="7.62749004364014">
            <text:p>7.627490044</text:p>
          </table:table-cell>
          <table:table-cell office:value-type="float" office:value="7.21709680557251">
            <text:p>7.217096806</text:p>
          </table:table-cell>
          <table:table-cell office:value-type="float" office:value="-0.0749980507941928">
            <text:p>-0.0749980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77772421005e+17">
            <text:p>2.12E+17</text:p>
          </table:table-cell>
          <table:table-cell office:value-type="float" office:value="7.77858972549438">
            <text:p>7.778589725</text:p>
          </table:table-cell>
          <table:table-cell office:value-type="float" office:value="7.37140655517578">
            <text:p>7.371406555</text:p>
          </table:table-cell>
          <table:table-cell office:value-type="float" office:value="11.8039999008179">
            <text:p>11.8039999</text:p>
          </table:table-cell>
          <table:table-cell office:value-type="float" office:value="11.566930770874">
            <text:p>11.56693077</text:p>
          </table:table-cell>
          <table:table-cell office:value-type="float" office:value="11.8039999008179">
            <text:p>11.8039999</text:p>
          </table:table-cell>
          <table:table-cell office:value-type="float" office:value="11.566930770874">
            <text:p>11.56693077</text:p>
          </table:table-cell>
          <table:table-cell office:value-type="float" office:value="-5.81432287752479">
            <text:p>-5.8143228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77772421005e+17">
            <text:p>2.12E+17</text:p>
          </table:table-cell>
          <table:table-cell office:value-type="float" office:value="11.9047994613647">
            <text:p>11.90479946</text:p>
          </table:table-cell>
          <table:table-cell office:value-type="float" office:value="11.5877704620361">
            <text:p>11.58777046</text:p>
          </table:table-cell>
          <table:table-cell office:value-type="float" office:value="17.2727012634277">
            <text:p>17.27270126</text:p>
          </table:table-cell>
          <table:table-cell office:value-type="float" office:value="17.2186317443848">
            <text:p>17.21863174</text:p>
          </table:table-cell>
          <table:table-cell office:value-type="float" office:value="17.2727012634277">
            <text:p>17.27270126</text:p>
          </table:table-cell>
          <table:table-cell office:value-type="float" office:value="17.2186317443848">
            <text:p>17.21863174</text:p>
          </table:table-cell>
          <table:table-cell office:value-type="float" office:value="-7.77952238493109">
            <text:p>-7.7795223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77772421005e+17">
            <text:p>2.12E+17</text:p>
          </table:table-cell>
          <table:table-cell office:value-type="float" office:value="17.3323001861572">
            <text:p>17.33230019</text:p>
          </table:table-cell>
          <table:table-cell office:value-type="float" office:value="17.1632499694824">
            <text:p>17.16324997</text:p>
          </table:table-cell>
          <table:table-cell office:value-type="float" office:value="25.7000007629395">
            <text:p>25.70000076</text:p>
          </table:table-cell>
          <table:table-cell office:value-type="float" office:value="25.9518928527832">
            <text:p>25.95189285</text:p>
          </table:table-cell>
          <table:table-cell office:value-type="float" office:value="25.7000007629395">
            <text:p>25.70000076</text:p>
          </table:table-cell>
          <table:table-cell office:value-type="float" office:value="25.9518928527832">
            <text:p>25.95189285</text:p>
          </table:table-cell>
          <table:table-cell office:value-type="float" office:value="-12.1350177862612">
            <text:p>-12.135017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77772421005e+17">
            <text:p>2.12E+17</text:p>
          </table:table-cell>
          <table:table-cell office:value-type="float" office:value="25.6799983978271">
            <text:p>25.6799984</text:p>
          </table:table-cell>
          <table:table-cell office:value-type="float" office:value="25.6659355163574">
            <text:p>25.66593552</text:p>
          </table:table-cell>
          <table:table-cell office:value-type="float" office:value="35.879997253418">
            <text:p>35.87999725</text:p>
          </table:table-cell>
          <table:table-cell office:value-type="float" office:value="35.9031791687012">
            <text:p>35.90317917</text:p>
          </table:table-cell>
          <table:table-cell office:value-type="float" office:value="35.879997253418">
            <text:p>35.87999725</text:p>
          </table:table-cell>
          <table:table-cell office:value-type="float" office:value="35.9031791687012">
            <text:p>35.90317917</text:p>
          </table:table-cell>
          <table:table-cell office:value-type="float" office:value="-14.4513367634799">
            <text:p>-14.451336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77772421005e+17">
            <text:p>2.12E+17</text:p>
          </table:table-cell>
          <table:table-cell office:value-type="float" office:value="35.7000007629395">
            <text:p>35.70000076</text:p>
          </table:table-cell>
          <table:table-cell office:value-type="float" office:value="35.651237487793">
            <text:p>35.65123749</text:p>
          </table:table-cell>
          <table:table-cell office:value-type="float" office:value="36.2200012207031">
            <text:p>36.22000122</text:p>
          </table:table-cell>
          <table:table-cell office:value-type="float" office:value="36.2146530151367">
            <text:p>36.21465302</text:p>
          </table:table-cell>
          <table:table-cell office:value-type="float" office:value="36.2200012207031">
            <text:p>36.22000122</text:p>
          </table:table-cell>
          <table:table-cell office:value-type="float" office:value="36.2146530151367">
            <text:p>36.21465302</text:p>
          </table:table-cell>
          <table:table-cell office:value-type="float" office:value="-0.766705636164535">
            <text:p>-0.7667056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77772421005e+17">
            <text:p>2.12E+17</text:p>
          </table:table-cell>
          <table:table-cell office:value-type="float" office:value="35.9799995422363">
            <text:p>35.97999954</text:p>
          </table:table-cell>
          <table:table-cell office:value-type="float" office:value="35.9416160583496">
            <text:p>35.94161606</text:p>
          </table:table-cell>
          <table:table-cell office:value-type="float" office:value="50.8400001525879">
            <text:p>50.84000015</text:p>
          </table:table-cell>
          <table:table-cell office:value-type="float" office:value="49.9381790161133">
            <text:p>49.93817902</text:p>
          </table:table-cell>
          <table:table-cell office:value-type="float" office:value="50.8400001525879">
            <text:p>50.84000015</text:p>
          </table:table-cell>
          <table:table-cell office:value-type="float" office:value="49.9381790161133">
            <text:p>49.93817902</text:p>
          </table:table-cell>
          <table:table-cell office:value-type="float" office:value="-20.4138039759936">
            <text:p>-20.41380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4800412803e+17">
            <text:p>2.93E+17</text:p>
          </table:table-cell>
          <table:table-cell office:value-type="float" office:value="1.09700000286102">
            <text:p>1.097000003</text:p>
          </table:table-cell>
          <table:table-cell office:value-type="float" office:value="3.14472532272339">
            <text:p>3.14472532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4800412803e+17">
            <text:p>2.93E+17</text:p>
          </table:table-cell>
          <table:table-cell office:value-type="float" office:value="1.21010994911194">
            <text:p>1.210109949</text:p>
          </table:table-cell>
          <table:table-cell office:value-type="float" office:value="3.37135243415833">
            <text:p>3.37135243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4800412803e+17">
            <text:p>2.93E+17</text:p>
          </table:table-cell>
          <table:table-cell office:value-type="float" office:value="3.07630014419556">
            <text:p>3.076300144</text:p>
          </table:table-cell>
          <table:table-cell office:value-type="float" office:value="7.11532115936279">
            <text:p>7.115321159</text:p>
          </table:table-cell>
          <table:table-cell office:value-type="float" office:value="3.08033013343811">
            <text:p>3.080330133</text:p>
          </table:table-cell>
          <table:table-cell office:value-type="float" office:value="7.11412143707275">
            <text:p>7.114121437</text:p>
          </table:table-cell>
          <table:table-cell office:value-type="float" office:value="3.08033013343811">
            <text:p>3.080330133</text:p>
          </table:table-cell>
          <table:table-cell office:value-type="float" office:value="7.11412143707275">
            <text:p>7.114121437</text:p>
          </table:table-cell>
          <table:table-cell office:value-type="float" office:value="-0.00420477667282285">
            <text:p>-0.0042047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4800412803e+17">
            <text:p>2.93E+17</text:p>
          </table:table-cell>
          <table:table-cell office:value-type="float" office:value="3.18404006958008">
            <text:p>3.18404007</text:p>
          </table:table-cell>
          <table:table-cell office:value-type="float" office:value="7.3318395614624">
            <text:p>7.331839561</text:p>
          </table:table-cell>
          <table:table-cell office:value-type="float" office:value="3.18874001502991">
            <text:p>3.188740015</text:p>
          </table:table-cell>
          <table:table-cell office:value-type="float" office:value="7.3238959312439">
            <text:p>7.323895931</text:p>
          </table:table-cell>
          <table:table-cell office:value-type="float" office:value="3.18874001502991">
            <text:p>3.188740015</text:p>
          </table:table-cell>
          <table:table-cell office:value-type="float" office:value="7.3238959312439">
            <text:p>7.323895931</text:p>
          </table:table-cell>
          <table:table-cell office:value-type="float" office:value="-0.00922988343803586">
            <text:p>-0.0092298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4800412803e+17">
            <text:p>2.93E+17</text:p>
          </table:table-cell>
          <table:table-cell office:value-type="float" office:value="5.26665019989014">
            <text:p>5.2666502</text:p>
          </table:table-cell>
          <table:table-cell office:value-type="float" office:value="11.5187015533447">
            <text:p>11.51870155</text:p>
          </table:table-cell>
          <table:table-cell office:value-type="float" office:value="5.31454992294312">
            <text:p>5.314549923</text:p>
          </table:table-cell>
          <table:table-cell office:value-type="float" office:value="11.5010833740234">
            <text:p>11.50108337</text:p>
          </table:table-cell>
          <table:table-cell office:value-type="float" office:value="5.31454992294312">
            <text:p>5.314549923</text:p>
          </table:table-cell>
          <table:table-cell office:value-type="float" office:value="11.5010833740234">
            <text:p>11.50108337</text:p>
          </table:table-cell>
          <table:table-cell office:value-type="float" office:value="-0.0510370817264187">
            <text:p>-0.0510370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4800412803e+17">
            <text:p>2.93E+17</text:p>
          </table:table-cell>
          <table:table-cell office:value-type="float" office:value="8.12847995758057">
            <text:p>8.128479958</text:p>
          </table:table-cell>
          <table:table-cell office:value-type="float" office:value="17.200798034668">
            <text:p>17.20079803</text:p>
          </table:table-cell>
          <table:table-cell office:value-type="float" office:value="12.6400003433228">
            <text:p>12.64000034</text:p>
          </table:table-cell>
          <table:table-cell office:value-type="float" office:value="25.8947353363037">
            <text:p>25.89473534</text:p>
          </table:table-cell>
          <table:table-cell office:value-type="float" office:value="12.6400003433228">
            <text:p>12.64000034</text:p>
          </table:table-cell>
          <table:table-cell office:value-type="float" office:value="25.8947353363037">
            <text:p>25.89473534</text:p>
          </table:table-cell>
          <table:table-cell office:value-type="float" office:value="-9.79481301484315">
            <text:p>-9.7948130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4800412803e+17">
            <text:p>2.93E+17</text:p>
          </table:table-cell>
          <table:table-cell office:value-type="float" office:value="12.3999996185303">
            <text:p>12.39999962</text:p>
          </table:table-cell>
          <table:table-cell office:value-type="float" office:value="25.6404151916504">
            <text:p>25.64041519</text:p>
          </table:table-cell>
          <table:table-cell office:value-type="float" office:value="17.9600009918213">
            <text:p>17.96000099</text:p>
          </table:table-cell>
          <table:table-cell office:value-type="float" office:value="36.3329544067383">
            <text:p>36.33295441</text:p>
          </table:table-cell>
          <table:table-cell office:value-type="float" office:value="17.9600009918213">
            <text:p>17.96000099</text:p>
          </table:table-cell>
          <table:table-cell office:value-type="float" office:value="36.3329544067383">
            <text:p>36.33295441</text:p>
          </table:table-cell>
          <table:table-cell office:value-type="float" office:value="-12.0517222892494">
            <text:p>-12.051722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4800412803e+17">
            <text:p>2.93E+17</text:p>
          </table:table-cell>
          <table:table-cell office:value-type="float" office:value="12.7600002288818">
            <text:p>12.76000023</text:p>
          </table:table-cell>
          <table:table-cell office:value-type="float" office:value="26.313268661499">
            <text:p>26.31326866</text:p>
          </table:table-cell>
          <table:table-cell office:value-type="float" office:value="25.3400001525879">
            <text:p>25.34000015</text:p>
          </table:table-cell>
          <table:table-cell office:value-type="float" office:value="50.3503570556641">
            <text:p>50.35035706</text:p>
          </table:table-cell>
          <table:table-cell office:value-type="float" office:value="25.3400001525879">
            <text:p>25.34000015</text:p>
          </table:table-cell>
          <table:table-cell office:value-type="float" office:value="50.3503570556641">
            <text:p>50.35035706</text:p>
          </table:table-cell>
          <table:table-cell office:value-type="float" office:value="-27.1300205777539">
            <text:p>-27.130020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4800412803e+17">
            <text:p>2.93E+17</text:p>
          </table:table-cell>
          <table:table-cell office:value-type="float" office:value="17.9600009918213">
            <text:p>17.96000099</text:p>
          </table:table-cell>
          <table:table-cell office:value-type="float" office:value="36.3329544067383">
            <text:p>36.33295441</text:p>
          </table:table-cell>
          <table:table-cell office:value-type="float" office:value="33.7200012207031">
            <text:p>33.72000122</text:p>
          </table:table-cell>
          <table:table-cell office:value-type="float" office:value="65.8441467285156">
            <text:p>65.84414673</text:p>
          </table:table-cell>
          <table:table-cell office:value-type="float" office:value="33.7200012207031">
            <text:p>33.72000122</text:p>
          </table:table-cell>
          <table:table-cell office:value-type="float" office:value="65.8441467285156">
            <text:p>65.84414673</text:p>
          </table:table-cell>
          <table:table-cell office:value-type="float" office:value="-33.4557630232414">
            <text:p>-33.45576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69470824202e+17">
            <text:p>7.07E+17</text:p>
          </table:table-cell>
          <table:table-cell office:value-type="float" office:value="59.75">
            <text:p>59.75</text:p>
          </table:table-cell>
          <table:table-cell office:value-type="float" office:value="4.3865704536438">
            <text:p>4.38657045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69470824202e+17">
            <text:p>7.07E+17</text:p>
          </table:table-cell>
          <table:table-cell office:value-type="float" office:value="59.7999992370605">
            <text:p>59.79999924</text:p>
          </table:table-cell>
          <table:table-cell office:value-type="float" office:value="4.3901572227478">
            <text:p>4.39015722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69470824202e+17">
            <text:p>7.07E+17</text:p>
          </table:table-cell>
          <table:table-cell office:value-type="float" office:value="60.25">
            <text:p>60.25</text:p>
          </table:table-cell>
          <table:table-cell office:value-type="float" office:value="4.42260408401489">
            <text:p>4.422604084</text:p>
          </table:table-cell>
          <table:table-cell office:value-type="float" office:value="60.25">
            <text:p>60.25</text:p>
          </table:table-cell>
          <table:table-cell office:value-type="float" office:value="4.42260408401489">
            <text:p>4.422604084</text:p>
          </table:table-cell>
          <table:table-cell office:value-type="float" office:value="60.25">
            <text:p>60.25</text:p>
          </table:table-cell>
          <table:table-cell office:value-type="float" office:value="4.42260408401489">
            <text:p>4.42260408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69470824202e+17">
            <text:p>7.07E+17</text:p>
          </table:table-cell>
          <table:table-cell office:value-type="float" office:value="69.8000030517578">
            <text:p>69.80000305</text:p>
          </table:table-cell>
          <table:table-cell office:value-type="float" office:value="5.12811803817749">
            <text:p>5.128118038</text:p>
          </table:table-cell>
          <table:table-cell office:value-type="float" office:value="70.25">
            <text:p>70.25</text:p>
          </table:table-cell>
          <table:table-cell office:value-type="float" office:value="5.14303684234619">
            <text:p>5.143036842</text:p>
          </table:table-cell>
          <table:table-cell office:value-type="float" office:value="70.25">
            <text:p>70.25</text:p>
          </table:table-cell>
          <table:table-cell office:value-type="float" office:value="5.14303684234619">
            <text:p>5.143036842</text:p>
          </table:table-cell>
          <table:table-cell office:value-type="float" office:value="-0.450244182799851">
            <text:p>-0.4502441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69470824202e+17">
            <text:p>7.07E+17</text:p>
          </table:table-cell>
          <table:table-cell office:value-type="float" office:value="70.25">
            <text:p>70.25</text:p>
          </table:table-cell>
          <table:table-cell office:value-type="float" office:value="5.16041707992554">
            <text:p>5.16041708</text:p>
          </table:table-cell>
          <table:table-cell office:value-type="float" office:value="81.75">
            <text:p>81.75</text:p>
          </table:table-cell>
          <table:table-cell office:value-type="float" office:value="5.9631175994873">
            <text:p>5.963117599</text:p>
          </table:table-cell>
          <table:table-cell office:value-type="float" office:value="81.75">
            <text:p>81.75</text:p>
          </table:table-cell>
          <table:table-cell office:value-type="float" office:value="5.9631175994873">
            <text:p>5.963117599</text:p>
          </table:table-cell>
          <table:table-cell office:value-type="float" office:value="-11.5279802274338">
            <text:p>-11.527980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69470824202e+17">
            <text:p>7.07E+17</text:p>
          </table:table-cell>
          <table:table-cell office:value-type="float" office:value="81.8000030517578">
            <text:p>81.80000305</text:p>
          </table:table-cell>
          <table:table-cell office:value-type="float" office:value="6.00957345962524">
            <text:p>6.00957346</text:p>
          </table:table-cell>
          <table:table-cell office:value-type="float" office:value="82.25">
            <text:p>82.25</text:p>
          </table:table-cell>
          <table:table-cell office:value-type="float" office:value="5.99861574172974">
            <text:p>5.998615742</text:p>
          </table:table-cell>
          <table:table-cell office:value-type="float" office:value="82.25">
            <text:p>82.25</text:p>
          </table:table-cell>
          <table:table-cell office:value-type="float" office:value="5.99861574172974">
            <text:p>5.998615742</text:p>
          </table:table-cell>
          <table:table-cell office:value-type="float" office:value="-0.450130342244065">
            <text:p>-0.4501303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69470824202e+17">
            <text:p>7.07E+17</text:p>
          </table:table-cell>
          <table:table-cell office:value-type="float" office:value="82.25">
            <text:p>82.25</text:p>
          </table:table-cell>
          <table:table-cell office:value-type="float" office:value="6.04278707504272">
            <text:p>6.042787075</text:p>
          </table:table-cell>
          <table:table-cell office:value-type="float" office:value="96.1999969482422">
            <text:p>96.19999695</text:p>
          </table:table-cell>
          <table:table-cell office:value-type="float" office:value="6.98824596405029">
            <text:p>6.988245964</text:p>
          </table:table-cell>
          <table:table-cell office:value-type="float" office:value="96.1999969482422">
            <text:p>96.19999695</text:p>
          </table:table-cell>
          <table:table-cell office:value-type="float" office:value="6.98824596405029">
            <text:p>6.988245964</text:p>
          </table:table-cell>
          <table:table-cell office:value-type="float" office:value="-13.9819994051913">
            <text:p>-13.981999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69470824202e+17">
            <text:p>7.07E+17</text:p>
          </table:table-cell>
          <table:table-cell office:value-type="float" office:value="95.8000030517578">
            <text:p>95.80000305</text:p>
          </table:table-cell>
          <table:table-cell office:value-type="float" office:value="7.0379958152771">
            <text:p>7.037995815</text:p>
          </table:table-cell>
          <table:table-cell office:value-type="float" office:value="109.800003051758">
            <text:p>109.8000031</text:p>
          </table:table-cell>
          <table:table-cell office:value-type="float" office:value="7.99058151245117">
            <text:p>7.990581512</text:p>
          </table:table-cell>
          <table:table-cell office:value-type="float" office:value="109.800003051758">
            <text:p>109.8000031</text:p>
          </table:table-cell>
          <table:table-cell office:value-type="float" office:value="7.99058151245117">
            <text:p>7.990581512</text:p>
          </table:table-cell>
          <table:table-cell office:value-type="float" office:value="-14.0323704166638">
            <text:p>-14.032370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69470824202e+17">
            <text:p>7.07E+17</text:p>
          </table:table-cell>
          <table:table-cell office:value-type="float" office:value="96.25">
            <text:p>96.25</text:p>
          </table:table-cell>
          <table:table-cell office:value-type="float" office:value="7.07011032104492">
            <text:p>7.070110321</text:p>
          </table:table-cell>
          <table:table-cell office:value-type="float" office:value="110.199996948242">
            <text:p>110.1999969</text:p>
          </table:table-cell>
          <table:table-cell office:value-type="float" office:value="8.02699279785156">
            <text:p>8.026992798</text:p>
          </table:table-cell>
          <table:table-cell office:value-type="float" office:value="110.199996948242">
            <text:p>110.1999969</text:p>
          </table:table-cell>
          <table:table-cell office:value-type="float" office:value="8.02699279785156">
            <text:p>8.026992798</text:p>
          </table:table-cell>
          <table:table-cell office:value-type="float" office:value="-13.9827765100636">
            <text:p>-13.982776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81414553272e+17">
            <text:p>2.12E+17</text:p>
          </table:table-cell>
          <table:table-cell office:value-type="float" office:value="-59.75">
            <text:p>-59.75</text:p>
          </table:table-cell>
          <table:table-cell office:value-type="float" office:value="3.25180506706238">
            <text:p>3.25180506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81414553272e+17">
            <text:p>2.12E+17</text:p>
          </table:table-cell>
          <table:table-cell office:value-type="float" office:value="-59.7999992370605">
            <text:p>-59.7999992</text:p>
          </table:table-cell>
          <table:table-cell office:value-type="float" office:value="3.25489044189453">
            <text:p>3.25489044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81414553272e+17">
            <text:p>2.12E+17</text:p>
          </table:table-cell>
          <table:table-cell office:value-type="float" office:value="-60.25">
            <text:p>-60.25</text:p>
          </table:table-cell>
          <table:table-cell office:value-type="float" office:value="3.27692532539368">
            <text:p>3.276925325</text:p>
          </table:table-cell>
          <table:table-cell office:value-type="float" office:value="-70.25">
            <text:p>-70.25</text:p>
          </table:table-cell>
          <table:table-cell office:value-type="float" office:value="3.89995956420898">
            <text:p>3.899959564</text:p>
          </table:table-cell>
          <table:table-cell office:value-type="float" office:value="-70.25">
            <text:p>-70.25</text:p>
          </table:table-cell>
          <table:table-cell office:value-type="float" office:value="3.89995956420898">
            <text:p>3.899959564</text:p>
          </table:table-cell>
          <table:table-cell office:value-type="float" office:value="-10.0193897849488">
            <text:p>-10.019389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81414553272e+17">
            <text:p>2.12E+17</text:p>
          </table:table-cell>
          <table:table-cell office:value-type="float" office:value="-69.8000030517578">
            <text:p>-69.8000031</text:p>
          </table:table-cell>
          <table:table-cell office:value-type="float" office:value="3.79238080978394">
            <text:p>3.79238081</text:p>
          </table:table-cell>
          <table:table-cell office:value-type="float" office:value="-81.75">
            <text:p>-81.75</text:p>
          </table:table-cell>
          <table:table-cell office:value-type="float" office:value="4.60743141174316">
            <text:p>4.607431412</text:p>
          </table:table-cell>
          <table:table-cell office:value-type="float" office:value="-81.75">
            <text:p>-81.75</text:p>
          </table:table-cell>
          <table:table-cell office:value-type="float" office:value="4.60743141174316">
            <text:p>4.607431412</text:p>
          </table:table-cell>
          <table:table-cell office:value-type="float" office:value="-11.9777599970425">
            <text:p>-11.9777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81414553272e+17">
            <text:p>2.12E+17</text:p>
          </table:table-cell>
          <table:table-cell office:value-type="float" office:value="-70.25">
            <text:p>-70.25</text:p>
          </table:table-cell>
          <table:table-cell office:value-type="float" office:value="3.81765747070313">
            <text:p>3.817657471</text:p>
          </table:table-cell>
          <table:table-cell office:value-type="float" office:value="-95.8000030517578">
            <text:p>-95.8000031</text:p>
          </table:table-cell>
          <table:table-cell office:value-type="float" office:value="5.47136735916138">
            <text:p>5.471367359</text:p>
          </table:table-cell>
          <table:table-cell office:value-type="float" office:value="-95.8000030517578">
            <text:p>-95.8000031</text:p>
          </table:table-cell>
          <table:table-cell office:value-type="float" office:value="5.47136735916138">
            <text:p>5.471367359</text:p>
          </table:table-cell>
          <table:table-cell office:value-type="float" office:value="-25.6034648502897">
            <text:p>-25.603464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81414553272e+17">
            <text:p>2.12E+17</text:p>
          </table:table-cell>
          <table:table-cell office:value-type="float" office:value="-81.8000030517578">
            <text:p>-81.8000031</text:p>
          </table:table-cell>
          <table:table-cell office:value-type="float" office:value="4.43770837783813">
            <text:p>4.437708378</text:p>
          </table:table-cell>
          <table:table-cell office:value-type="float" office:value="-96.1999969482422">
            <text:p>-96.1999969</text:p>
          </table:table-cell>
          <table:table-cell office:value-type="float" office:value="5.4966082572937">
            <text:p>5.496608257</text:p>
          </table:table-cell>
          <table:table-cell office:value-type="float" office:value="-96.1999969482422">
            <text:p>-96.1999969</text:p>
          </table:table-cell>
          <table:table-cell office:value-type="float" office:value="5.4966082572937">
            <text:p>5.496608257</text:p>
          </table:table-cell>
          <table:table-cell office:value-type="float" office:value="-14.4388743734925">
            <text:p>-14.438874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81414553272e+17">
            <text:p>2.12E+17</text:p>
          </table:table-cell>
          <table:table-cell office:value-type="float" office:value="-82.25">
            <text:p>-82.25</text:p>
          </table:table-cell>
          <table:table-cell office:value-type="float" office:value="4.46368837356567">
            <text:p>4.463688374</text:p>
          </table:table-cell>
          <table:table-cell office:value-type="float" office:value="-109.800003051758">
            <text:p>-109.800003</text:p>
          </table:table-cell>
          <table:table-cell office:value-type="float" office:value="6.32828235626221">
            <text:p>6.328282356</text:p>
          </table:table-cell>
          <table:table-cell office:value-type="float" office:value="-109.800003051758">
            <text:p>-109.800003</text:p>
          </table:table-cell>
          <table:table-cell office:value-type="float" office:value="6.32828235626221">
            <text:p>6.328282356</text:p>
          </table:table-cell>
          <table:table-cell office:value-type="float" office:value="-27.6130291506052">
            <text:p>-27.613029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11681414553272e+17">
            <text:p>2.12E+17</text:p>
          </table:table-cell>
          <table:table-cell office:value-type="float" office:value="-95.8000030517578">
            <text:p>-95.8000031</text:p>
          </table:table-cell>
          <table:table-cell office:value-type="float" office:value="5.19282484054565">
            <text:p>5.192824841</text:p>
          </table:table-cell>
          <table:table-cell office:value-type="float" office:value="-130.25">
            <text:p>-130.25</text:p>
          </table:table-cell>
          <table:table-cell office:value-type="float" office:value="7.58327722549438">
            <text:p>7.583277225</text:p>
          </table:table-cell>
          <table:table-cell office:value-type="float" office:value="-130.25">
            <text:p>-130.25</text:p>
          </table:table-cell>
          <table:table-cell office:value-type="float" office:value="7.58327722549438">
            <text:p>7.583277225</text:p>
          </table:table-cell>
          <table:table-cell office:value-type="float" office:value="-34.5328329613804">
            <text:p>-34.53283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077683941e+17">
            <text:p>5.18E+17</text:p>
          </table:table-cell>
          <table:table-cell office:value-type="float" office:value="10.4720001220703">
            <text:p>10.47200012</text:p>
          </table:table-cell>
          <table:table-cell office:value-type="float" office:value="3.23054456710815">
            <text:p>3.23054456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077683941e+17">
            <text:p>5.18E+17</text:p>
          </table:table-cell>
          <table:table-cell office:value-type="float" office:value="23.1487998962402">
            <text:p>23.1487999</text:p>
          </table:table-cell>
          <table:table-cell office:value-type="float" office:value="7.18792629241943">
            <text:p>7.18792629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077683941e+17">
            <text:p>5.18E+17</text:p>
          </table:table-cell>
          <table:table-cell office:value-type="float" office:value="37.5144004821777">
            <text:p>37.51440048</text:p>
          </table:table-cell>
          <table:table-cell office:value-type="float" office:value="11.6506252288818">
            <text:p>11.65062523</text:p>
          </table:table-cell>
          <table:table-cell office:value-type="float" office:value="37.4170989990234">
            <text:p>37.417099</text:p>
          </table:table-cell>
          <table:table-cell office:value-type="float" office:value="11.639820098877">
            <text:p>11.6398201</text:p>
          </table:table-cell>
          <table:table-cell office:value-type="float" office:value="37.4170989990234">
            <text:p>37.417099</text:p>
          </table:table-cell>
          <table:table-cell office:value-type="float" office:value="11.639820098877">
            <text:p>11.6398201</text:p>
          </table:table-cell>
          <table:table-cell office:value-type="float" office:value="-0.097899588653111">
            <text:p>-0.0978995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077683941e+17">
            <text:p>5.18E+17</text:p>
          </table:table-cell>
          <table:table-cell office:value-type="float" office:value="83.7400054931641">
            <text:p>83.74000549</text:p>
          </table:table-cell>
          <table:table-cell office:value-type="float" office:value="25.9265537261963">
            <text:p>25.92655373</text:p>
          </table:table-cell>
          <table:table-cell office:value-type="float" office:value="84.5800018310547">
            <text:p>84.58000183</text:p>
          </table:table-cell>
          <table:table-cell office:value-type="float" office:value="26.3951683044434">
            <text:p>26.3951683</text:p>
          </table:table-cell>
          <table:table-cell office:value-type="float" office:value="84.5800018310547">
            <text:p>84.58000183</text:p>
          </table:table-cell>
          <table:table-cell office:value-type="float" office:value="26.3951683044434">
            <text:p>26.3951683</text:p>
          </table:table-cell>
          <table:table-cell office:value-type="float" office:value="-0.961869778408356">
            <text:p>-0.9618697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077683941e+17">
            <text:p>5.18E+17</text:p>
          </table:table-cell>
          <table:table-cell office:value-type="float" office:value="85.6699981689453">
            <text:p>85.66999817</text:p>
          </table:table-cell>
          <table:table-cell office:value-type="float" office:value="26.5340938568115">
            <text:p>26.53409386</text:p>
          </table:table-cell>
          <table:table-cell office:value-type="float" office:value="121.849998474121">
            <text:p>121.8499985</text:p>
          </table:table-cell>
          <table:table-cell office:value-type="float" office:value="38.0059928894043">
            <text:p>38.00599289</text:p>
          </table:table-cell>
          <table:table-cell office:value-type="float" office:value="121.849998474121">
            <text:p>121.8499985</text:p>
          </table:table-cell>
          <table:table-cell office:value-type="float" office:value="38.0059928894043">
            <text:p>38.00599289</text:p>
          </table:table-cell>
          <table:table-cell office:value-type="float" office:value="-37.9551958168644">
            <text:p>-37.955195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077683941e+17">
            <text:p>5.18E+17</text:p>
          </table:table-cell>
          <table:table-cell office:value-type="float" office:value="121.550003051758">
            <text:p>121.5500031</text:p>
          </table:table-cell>
          <table:table-cell office:value-type="float" office:value="37.5397872924805">
            <text:p>37.53978729</text:p>
          </table:table-cell>
          <table:table-cell office:value-type="float" office:value="150.149993896484">
            <text:p>150.1499939</text:p>
          </table:table-cell>
          <table:table-cell office:value-type="float" office:value="46.8272247314453">
            <text:p>46.82722473</text:p>
          </table:table-cell>
          <table:table-cell office:value-type="float" office:value="150.149993896484">
            <text:p>150.1499939</text:p>
          </table:table-cell>
          <table:table-cell office:value-type="float" office:value="46.8272247314453">
            <text:p>46.82722473</text:p>
          </table:table-cell>
          <table:table-cell office:value-type="float" office:value="-30.0701840782714">
            <text:p>-30.070184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077683941e+17">
            <text:p>5.18E+17</text:p>
          </table:table-cell>
          <table:table-cell office:value-type="float" office:value="150.149993896484">
            <text:p>150.1499939</text:p>
          </table:table-cell>
          <table:table-cell office:value-type="float" office:value="46.1328353881836">
            <text:p>46.13283539</text:p>
          </table:table-cell>
          <table:table-cell office:value-type="float" office:value="179.850006103516">
            <text:p>179.8500061</text:p>
          </table:table-cell>
          <table:table-cell office:value-type="float" office:value="56.0427474975586">
            <text:p>56.0427475</text:p>
          </table:table-cell>
          <table:table-cell office:value-type="float" office:value="179.850006103516">
            <text:p>179.8500061</text:p>
          </table:table-cell>
          <table:table-cell office:value-type="float" office:value="56.0427474975586">
            <text:p>56.0427475</text:p>
          </table:table-cell>
          <table:table-cell office:value-type="float" office:value="-31.3096963114199">
            <text:p>-31.309696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077683941e+17">
            <text:p>5.18E+17</text:p>
          </table:table-cell>
          <table:table-cell office:value-type="float" office:value="179.550003051758">
            <text:p>179.5500031</text:p>
          </table:table-cell>
          <table:table-cell office:value-type="float" office:value="54.8374214172363">
            <text:p>54.83742142</text:p>
          </table:table-cell>
          <table:table-cell office:value-type="float" office:value="214.850006103516">
            <text:p>214.8500061</text:p>
          </table:table-cell>
          <table:table-cell office:value-type="float" office:value="66.8743286132813">
            <text:p>66.87432861</text:p>
          </table:table-cell>
          <table:table-cell office:value-type="float" office:value="214.850006103516">
            <text:p>214.8500061</text:p>
          </table:table-cell>
          <table:table-cell office:value-type="float" office:value="66.8743286132813">
            <text:p>66.87432861</text:p>
          </table:table-cell>
          <table:table-cell office:value-type="float" office:value="-37.2958087497819">
            <text:p>-37.295808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38077683941e+17">
            <text:p>5.18E+17</text:p>
          </table:table-cell>
          <table:table-cell office:value-type="float" office:value="214.550003051758">
            <text:p>214.5500031</text:p>
          </table:table-cell>
          <table:table-cell office:value-type="float" office:value="64.930793762207">
            <text:p>64.93079376</text:p>
          </table:table-cell>
          <table:table-cell office:value-type="float" office:value="254.449996948242">
            <text:p>254.4499969</text:p>
          </table:table-cell>
          <table:table-cell office:value-type="float" office:value="78.806396484375">
            <text:p>78.80639648</text:p>
          </table:table-cell>
          <table:table-cell office:value-type="float" office:value="254.449996948242">
            <text:p>254.4499969</text:p>
          </table:table-cell>
          <table:table-cell office:value-type="float" office:value="78.806396484375">
            <text:p>78.80639648</text:p>
          </table:table-cell>
          <table:table-cell office:value-type="float" office:value="-42.2438381760337">
            <text:p>-42.243838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446185435e+17">
            <text:p>3.47E+17</text:p>
          </table:table-cell>
          <table:table-cell office:value-type="float" office:value="10.3085994720459">
            <text:p>10.30859947</text:p>
          </table:table-cell>
          <table:table-cell office:value-type="float" office:value="3.1934506893158">
            <text:p>3.19345068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446185435e+17">
            <text:p>3.47E+17</text:p>
          </table:table-cell>
          <table:table-cell office:value-type="float" office:value="23.442798614502">
            <text:p>23.44279861</text:p>
          </table:table-cell>
          <table:table-cell office:value-type="float" office:value="7.16536474227905">
            <text:p>7.16536474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446185435e+17">
            <text:p>3.47E+17</text:p>
          </table:table-cell>
          <table:table-cell office:value-type="float" office:value="24.1645011901855">
            <text:p>24.16450119</text:p>
          </table:table-cell>
          <table:table-cell office:value-type="float" office:value="7.38330841064453">
            <text:p>7.383308411</text:p>
          </table:table-cell>
          <table:table-cell office:value-type="float" office:value="24.1645011901855">
            <text:p>24.16450119</text:p>
          </table:table-cell>
          <table:table-cell office:value-type="float" office:value="7.38330841064453">
            <text:p>7.383308411</text:p>
          </table:table-cell>
          <table:table-cell office:value-type="float" office:value="24.1645011901855">
            <text:p>24.16450119</text:p>
          </table:table-cell>
          <table:table-cell office:value-type="float" office:value="7.38330841064453">
            <text:p>7.38330841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446185435e+17">
            <text:p>3.47E+17</text:p>
          </table:table-cell>
          <table:table-cell office:value-type="float" office:value="38.1724014282227">
            <text:p>38.17240143</text:p>
          </table:table-cell>
          <table:table-cell office:value-type="float" office:value="11.5804681777954">
            <text:p>11.58046818</text:p>
          </table:table-cell>
          <table:table-cell office:value-type="float" office:value="38.1724014282227">
            <text:p>38.17240143</text:p>
          </table:table-cell>
          <table:table-cell office:value-type="float" office:value="11.5804681777954">
            <text:p>11.58046818</text:p>
          </table:table-cell>
          <table:table-cell office:value-type="float" office:value="38.1724014282227">
            <text:p>38.17240143</text:p>
          </table:table-cell>
          <table:table-cell office:value-type="float" office:value="11.5804681777954">
            <text:p>11.58046818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446185435e+17">
            <text:p>3.47E+17</text:p>
          </table:table-cell>
          <table:table-cell office:value-type="float" office:value="86.7799987792969">
            <text:p>86.77999878</text:p>
          </table:table-cell>
          <table:table-cell office:value-type="float" office:value="25.9511604309082">
            <text:p>25.95116043</text:p>
          </table:table-cell>
          <table:table-cell office:value-type="float" office:value="86.7799987792969">
            <text:p>86.77999878</text:p>
          </table:table-cell>
          <table:table-cell office:value-type="float" office:value="25.9511604309082">
            <text:p>25.95116043</text:p>
          </table:table-cell>
          <table:table-cell office:value-type="float" office:value="86.7799987792969">
            <text:p>86.77999878</text:p>
          </table:table-cell>
          <table:table-cell office:value-type="float" office:value="25.9511604309082">
            <text:p>25.9511604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446185435e+17">
            <text:p>3.47E+17</text:p>
          </table:table-cell>
          <table:table-cell office:value-type="float" office:value="121.550003051758">
            <text:p>121.5500031</text:p>
          </table:table-cell>
          <table:table-cell office:value-type="float" office:value="35.9409637451172">
            <text:p>35.94096375</text:p>
          </table:table-cell>
          <table:table-cell office:value-type="float" office:value="121.849998474121">
            <text:p>121.8499985</text:p>
          </table:table-cell>
          <table:table-cell office:value-type="float" office:value="36.1803512573242">
            <text:p>36.18035126</text:p>
          </table:table-cell>
          <table:table-cell office:value-type="float" office:value="121.849998474121">
            <text:p>121.8499985</text:p>
          </table:table-cell>
          <table:table-cell office:value-type="float" office:value="36.1803512573242">
            <text:p>36.18035126</text:p>
          </table:table-cell>
          <table:table-cell office:value-type="float" office:value="-0.383801556067188">
            <text:p>-0.3838015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446185435e+17">
            <text:p>3.47E+17</text:p>
          </table:table-cell>
          <table:table-cell office:value-type="float" office:value="150.449996948242">
            <text:p>150.4499969</text:p>
          </table:table-cell>
          <table:table-cell office:value-type="float" office:value="43.793815612793">
            <text:p>43.79381561</text:p>
          </table:table-cell>
          <table:table-cell office:value-type="float" office:value="150.149993896484">
            <text:p>150.1499939</text:p>
          </table:table-cell>
          <table:table-cell office:value-type="float" office:value="44.7835464477539">
            <text:p>44.78354645</text:p>
          </table:table-cell>
          <table:table-cell office:value-type="float" office:value="150.149993896484">
            <text:p>150.1499939</text:p>
          </table:table-cell>
          <table:table-cell office:value-type="float" office:value="44.7835464477539">
            <text:p>44.78354645</text:p>
          </table:table-cell>
          <table:table-cell office:value-type="float" office:value="-1.03419966966562">
            <text:p>-1.0341996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446185435e+17">
            <text:p>3.47E+17</text:p>
          </table:table-cell>
          <table:table-cell office:value-type="float" office:value="180.449996948242">
            <text:p>180.4499969</text:p>
          </table:table-cell>
          <table:table-cell office:value-type="float" office:value="51.7543754577637">
            <text:p>51.75437546</text:p>
          </table:table-cell>
          <table:table-cell office:value-type="float" office:value="180.449996948242">
            <text:p>180.4499969</text:p>
          </table:table-cell>
          <table:table-cell office:value-type="float" office:value="54.277099609375">
            <text:p>54.27709961</text:p>
          </table:table-cell>
          <table:table-cell office:value-type="float" office:value="180.449996948242">
            <text:p>180.4499969</text:p>
          </table:table-cell>
          <table:table-cell office:value-type="float" office:value="54.277099609375">
            <text:p>54.27709961</text:p>
          </table:table-cell>
          <table:table-cell office:value-type="float" office:value="-2.52272415161133">
            <text:p>-2.5227241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446185435e+17">
            <text:p>3.47E+17</text:p>
          </table:table-cell>
          <table:table-cell office:value-type="float" office:value="214.550003051758">
            <text:p>214.5500031</text:p>
          </table:table-cell>
          <table:table-cell office:value-type="float" office:value="60.1287231445313">
            <text:p>60.12872314</text:p>
          </table:table-cell>
          <table:table-cell office:value-type="float" office:value="214.550003051758">
            <text:p>214.5500031</text:p>
          </table:table-cell>
          <table:table-cell office:value-type="float" office:value="64.8516693115234">
            <text:p>64.85166931</text:p>
          </table:table-cell>
          <table:table-cell office:value-type="float" office:value="214.550003051758">
            <text:p>214.5500031</text:p>
          </table:table-cell>
          <table:table-cell office:value-type="float" office:value="64.8516693115234">
            <text:p>64.85166931</text:p>
          </table:table-cell>
          <table:table-cell office:value-type="float" office:value="-4.72294616699219">
            <text:p>-4.7229461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1208540398e+17">
            <text:p>3.20E+17</text:p>
          </table:table-cell>
          <table:table-cell office:value-type="float" office:value="-19.5312995910645">
            <text:p>-19.5312996</text:p>
          </table:table-cell>
          <table:table-cell office:value-type="float" office:value="3.19407248497009">
            <text:p>3.19407248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1208540398e+17">
            <text:p>3.20E+17</text:p>
          </table:table-cell>
          <table:table-cell office:value-type="float" office:value="-44.6874008178711">
            <text:p>-44.6874008</text:p>
          </table:table-cell>
          <table:table-cell office:value-type="float" office:value="7.19709253311157">
            <text:p>7.19709253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1208540398e+17">
            <text:p>3.20E+17</text:p>
          </table:table-cell>
          <table:table-cell office:value-type="float" office:value="-59.75">
            <text:p>-59.75</text:p>
          </table:table-cell>
          <table:table-cell office:value-type="float" office:value="9.59394645690918">
            <text:p>9.593946457</text:p>
          </table:table-cell>
          <table:table-cell office:value-type="float" office:value="-59.75">
            <text:p>-59.75</text:p>
          </table:table-cell>
          <table:table-cell office:value-type="float" office:value="9.59394645690918">
            <text:p>9.593946457</text:p>
          </table:table-cell>
          <table:table-cell office:value-type="float" office:value="-59.75">
            <text:p>-59.75</text:p>
          </table:table-cell>
          <table:table-cell office:value-type="float" office:value="9.59394645690918">
            <text:p>9.59394645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1208540398e+17">
            <text:p>3.20E+17</text:p>
          </table:table-cell>
          <table:table-cell office:value-type="float" office:value="-69.8000030517578">
            <text:p>-69.8000031</text:p>
          </table:table-cell>
          <table:table-cell office:value-type="float" office:value="11.1912288665771">
            <text:p>11.19122887</text:p>
          </table:table-cell>
          <table:table-cell office:value-type="float" office:value="-69.8000030517578">
            <text:p>-69.8000031</text:p>
          </table:table-cell>
          <table:table-cell office:value-type="float" office:value="11.1912288665771">
            <text:p>11.19122887</text:p>
          </table:table-cell>
          <table:table-cell office:value-type="float" office:value="-69.8000030517578">
            <text:p>-69.8000031</text:p>
          </table:table-cell>
          <table:table-cell office:value-type="float" office:value="11.1912288665771">
            <text:p>11.1912288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1208540398e+17">
            <text:p>3.20E+17</text:p>
          </table:table-cell>
          <table:table-cell office:value-type="float" office:value="-81.8000030517578">
            <text:p>-81.8000031</text:p>
          </table:table-cell>
          <table:table-cell office:value-type="float" office:value="13.1027345657349">
            <text:p>13.10273457</text:p>
          </table:table-cell>
          <table:table-cell office:value-type="float" office:value="-82.1999969482422">
            <text:p>-82.1999969</text:p>
          </table:table-cell>
          <table:table-cell office:value-type="float" office:value="13.1603603363037">
            <text:p>13.16036034</text:p>
          </table:table-cell>
          <table:table-cell office:value-type="float" office:value="-82.1999969482422">
            <text:p>-82.1999969</text:p>
          </table:table-cell>
          <table:table-cell office:value-type="float" office:value="13.1603603363037">
            <text:p>13.16036034</text:p>
          </table:table-cell>
          <table:table-cell office:value-type="float" office:value="-0.40412355370407">
            <text:p>-0.404123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1208540398e+17">
            <text:p>3.20E+17</text:p>
          </table:table-cell>
          <table:table-cell office:value-type="float" office:value="-95.8000030517578">
            <text:p>-95.8000031</text:p>
          </table:table-cell>
          <table:table-cell office:value-type="float" office:value="15.3314237594604">
            <text:p>15.33142376</text:p>
          </table:table-cell>
          <table:table-cell office:value-type="float" office:value="-96.1999969482422">
            <text:p>-96.1999969</text:p>
          </table:table-cell>
          <table:table-cell office:value-type="float" office:value="15.3999691009521">
            <text:p>15.3999691</text:p>
          </table:table-cell>
          <table:table-cell office:value-type="float" office:value="-96.1999969482422">
            <text:p>-96.1999969</text:p>
          </table:table-cell>
          <table:table-cell office:value-type="float" office:value="15.3999691009521">
            <text:p>15.3999691</text:p>
          </table:table-cell>
          <table:table-cell office:value-type="float" office:value="-0.405824569321482">
            <text:p>-0.4058245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1208540398e+17">
            <text:p>3.20E+17</text:p>
          </table:table-cell>
          <table:table-cell office:value-type="float" office:value="-109.800003051758">
            <text:p>-109.800003</text:p>
          </table:table-cell>
          <table:table-cell office:value-type="float" office:value="17.5594215393066">
            <text:p>17.55942154</text:p>
          </table:table-cell>
          <table:table-cell office:value-type="float" office:value="-179.550003051758">
            <text:p>-179.550003</text:p>
          </table:table-cell>
          <table:table-cell office:value-type="float" office:value="28.7448577880859">
            <text:p>28.74485779</text:p>
          </table:table-cell>
          <table:table-cell office:value-type="float" office:value="-179.550003051758">
            <text:p>-179.550003</text:p>
          </table:table-cell>
          <table:table-cell office:value-type="float" office:value="28.7448577880859">
            <text:p>28.74485779</text:p>
          </table:table-cell>
          <table:table-cell office:value-type="float" office:value="-70.641181219424">
            <text:p>-70.641181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1208540398e+17">
            <text:p>3.20E+17</text:p>
          </table:table-cell>
          <table:table-cell office:value-type="float" office:value="-179.850006103516">
            <text:p>-179.850006</text:p>
          </table:table-cell>
          <table:table-cell office:value-type="float" office:value="28.7547512054443">
            <text:p>28.75475121</text:p>
          </table:table-cell>
          <table:table-cell office:value-type="float" office:value="-214.550003051758">
            <text:p>-214.550003</text:p>
          </table:table-cell>
          <table:table-cell office:value-type="float" office:value="34.3802452087402">
            <text:p>34.38024521</text:p>
          </table:table-cell>
          <table:table-cell office:value-type="float" office:value="-214.550003051758">
            <text:p>-214.550003</text:p>
          </table:table-cell>
          <table:table-cell office:value-type="float" office:value="34.3802452087402">
            <text:p>34.38024521</text:p>
          </table:table-cell>
          <table:table-cell office:value-type="float" office:value="-35.1530364405287">
            <text:p>-35.153036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1208540398e+17">
            <text:p>3.20E+17</text:p>
          </table:table-cell>
          <table:table-cell office:value-type="float" office:value="-214.850006103516">
            <text:p>-214.850006</text:p>
          </table:table-cell>
          <table:table-cell office:value-type="float" office:value="34.2889137268066">
            <text:p>34.28891373</text:p>
          </table:table-cell>
          <table:table-cell office:value-type="float" office:value="-255.449996948242">
            <text:p>-255.449997</text:p>
          </table:table-cell>
          <table:table-cell office:value-type="float" office:value="40.9401664733887">
            <text:p>40.94016647</text:p>
          </table:table-cell>
          <table:table-cell office:value-type="float" office:value="-255.449996948242">
            <text:p>-255.449997</text:p>
          </table:table-cell>
          <table:table-cell office:value-type="float" office:value="40.9401664733887">
            <text:p>40.94016647</text:p>
          </table:table-cell>
          <table:table-cell office:value-type="float" office:value="-41.1412009996159">
            <text:p>-41.14120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9071116485e+17">
            <text:p>1.08E+17</text:p>
          </table:table-cell>
          <table:table-cell office:value-type="float" office:value="-0.815443992614746">
            <text:p>-0.81544399</text:p>
          </table:table-cell>
          <table:table-cell office:value-type="float" office:value="3.19368410110474">
            <text:p>3.19368410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9071116485e+17">
            <text:p>1.08E+17</text:p>
          </table:table-cell>
          <table:table-cell office:value-type="float" office:value="-0.854465007781982">
            <text:p>-0.85446501</text:p>
          </table:table-cell>
          <table:table-cell office:value-type="float" office:value="3.43747591972351">
            <text:p>3.4374759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9071116485e+17">
            <text:p>1.08E+17</text:p>
          </table:table-cell>
          <table:table-cell office:value-type="float" office:value="-1.45474004745483">
            <text:p>-1.45474005</text:p>
          </table:table-cell>
          <table:table-cell office:value-type="float" office:value="7.17025995254517">
            <text:p>7.170259953</text:p>
          </table:table-cell>
          <table:table-cell office:value-type="float" office:value="-1.46535992622375">
            <text:p>-1.46535993</text:p>
          </table:table-cell>
          <table:table-cell office:value-type="float" office:value="7.25134754180908">
            <text:p>7.251347542</text:p>
          </table:table-cell>
          <table:table-cell office:value-type="float" office:value="-1.46535992622375">
            <text:p>-1.46535993</text:p>
          </table:table-cell>
          <table:table-cell office:value-type="float" office:value="7.25134754180908">
            <text:p>7.251347542</text:p>
          </table:table-cell>
          <table:table-cell office:value-type="float" office:value="-0.0817800645493761">
            <text:p>-0.0817800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9071116485e+17">
            <text:p>1.08E+17</text:p>
          </table:table-cell>
          <table:table-cell office:value-type="float" office:value="-2.17493009567261">
            <text:p>-2.1749301</text:p>
          </table:table-cell>
          <table:table-cell office:value-type="float" office:value="11.6281518936157">
            <text:p>11.62815189</text:p>
          </table:table-cell>
          <table:table-cell office:value-type="float" office:value="-2.17208003997803">
            <text:p>-2.17208004</text:p>
          </table:table-cell>
          <table:table-cell office:value-type="float" office:value="11.5579357147217">
            <text:p>11.55793571</text:p>
          </table:table-cell>
          <table:table-cell office:value-type="float" office:value="-2.17208003997803">
            <text:p>-2.17208004</text:p>
          </table:table-cell>
          <table:table-cell office:value-type="float" office:value="11.5579357147217">
            <text:p>11.55793571</text:p>
          </table:table-cell>
          <table:table-cell office:value-type="float" office:value="-0.0702739965843871">
            <text:p>-0.07027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9071116485e+17">
            <text:p>1.08E+17</text:p>
          </table:table-cell>
          <table:table-cell office:value-type="float" office:value="-3.08201003074646">
            <text:p>-3.08201003</text:p>
          </table:table-cell>
          <table:table-cell office:value-type="float" office:value="17.1311874389648">
            <text:p>17.13118744</text:p>
          </table:table-cell>
          <table:table-cell office:value-type="float" office:value="-3.10526990890503">
            <text:p>-3.10526991</text:p>
          </table:table-cell>
          <table:table-cell office:value-type="float" office:value="17.1718559265137">
            <text:p>17.17185593</text:p>
          </table:table-cell>
          <table:table-cell office:value-type="float" office:value="-3.10526990890503">
            <text:p>-3.10526991</text:p>
          </table:table-cell>
          <table:table-cell office:value-type="float" office:value="17.1718559265137">
            <text:p>17.17185593</text:p>
          </table:table-cell>
          <table:table-cell office:value-type="float" office:value="-0.0468502701322061">
            <text:p>-0.0468502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9071116485e+17">
            <text:p>1.08E+17</text:p>
          </table:table-cell>
          <table:table-cell office:value-type="float" office:value="-3.11274003982544">
            <text:p>-3.11274004</text:p>
          </table:table-cell>
          <table:table-cell office:value-type="float" office:value="17.3150424957275">
            <text:p>17.3150425</text:p>
          </table:table-cell>
          <table:table-cell office:value-type="float" office:value="-4.61999988555908">
            <text:p>-4.61999989</text:p>
          </table:table-cell>
          <table:table-cell office:value-type="float" office:value="26.1198272705078">
            <text:p>26.11982727</text:p>
          </table:table-cell>
          <table:table-cell office:value-type="float" office:value="-4.61999988555908">
            <text:p>-4.61999989</text:p>
          </table:table-cell>
          <table:table-cell office:value-type="float" office:value="26.1198272705078">
            <text:p>26.11982727</text:p>
          </table:table-cell>
          <table:table-cell office:value-type="float" office:value="-8.93286444388157">
            <text:p>-8.9328644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9071116485e+17">
            <text:p>1.08E+17</text:p>
          </table:table-cell>
          <table:table-cell office:value-type="float" office:value="-4.61999988555908">
            <text:p>-4.61999989</text:p>
          </table:table-cell>
          <table:table-cell office:value-type="float" office:value="26.1215724945068">
            <text:p>26.12157249</text:p>
          </table:table-cell>
          <table:table-cell office:value-type="float" office:value="-6.27999973297119">
            <text:p>-6.27999973</text:p>
          </table:table-cell>
          <table:table-cell office:value-type="float" office:value="35.7643737792969">
            <text:p>35.76437378</text:p>
          </table:table-cell>
          <table:table-cell office:value-type="float" office:value="-6.27999973297119">
            <text:p>-6.27999973</text:p>
          </table:table-cell>
          <table:table-cell office:value-type="float" office:value="35.7643737792969">
            <text:p>35.76437378</text:p>
          </table:table-cell>
          <table:table-cell office:value-type="float" office:value="-9.78464184890569">
            <text:p>-9.7846418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9071116485e+17">
            <text:p>1.08E+17</text:p>
          </table:table-cell>
          <table:table-cell office:value-type="float" office:value="-6.15999984741211">
            <text:p>-6.15999985</text:p>
          </table:table-cell>
          <table:table-cell office:value-type="float" office:value="35.6332626342773">
            <text:p>35.63326263</text:p>
          </table:table-cell>
          <table:table-cell office:value-type="float" office:value="-8.68000030517578">
            <text:p>-8.68000031</text:p>
          </table:table-cell>
          <table:table-cell office:value-type="float" office:value="50.1455612182617">
            <text:p>50.14556122</text:p>
          </table:table-cell>
          <table:table-cell office:value-type="float" office:value="-8.68000030517578">
            <text:p>-8.68000031</text:p>
          </table:table-cell>
          <table:table-cell office:value-type="float" office:value="50.1455612182617">
            <text:p>50.14556122</text:p>
          </table:table-cell>
          <table:table-cell office:value-type="float" office:value="-14.7294674886041">
            <text:p>-14.72946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08089071116485e+17">
            <text:p>1.08E+17</text:p>
          </table:table-cell>
          <table:table-cell office:value-type="float" office:value="-8.55999946594238">
            <text:p>-8.55999947</text:p>
          </table:table-cell>
          <table:table-cell office:value-type="float" office:value="49.6621551513672">
            <text:p>49.66215515</text:p>
          </table:table-cell>
          <table:table-cell office:value-type="float" office:value="-11.1999998092651">
            <text:p>-11.1999998</text:p>
          </table:table-cell>
          <table:table-cell office:value-type="float" office:value="65.9399642944336">
            <text:p>65.93996429</text:p>
          </table:table-cell>
          <table:table-cell office:value-type="float" office:value="-11.1999998092651">
            <text:p>-11.1999998</text:p>
          </table:table-cell>
          <table:table-cell office:value-type="float" office:value="65.9399642944336">
            <text:p>65.93996429</text:p>
          </table:table-cell>
          <table:table-cell office:value-type="float" office:value="-16.4905024881245">
            <text:p>-16.490502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8630243885e+17">
            <text:p>3.20E+17</text:p>
          </table:table-cell>
          <table:table-cell office:value-type="float" office:value="-69.8000030517578">
            <text:p>-69.8000031</text:p>
          </table:table-cell>
          <table:table-cell office:value-type="float" office:value="3.32154512405396">
            <text:p>3.32154512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8630243885e+17">
            <text:p>3.20E+17</text:p>
          </table:table-cell>
          <table:table-cell office:value-type="float" office:value="-70.1999969482422">
            <text:p>-70.1999969</text:p>
          </table:table-cell>
          <table:table-cell office:value-type="float" office:value="3.3375506401062">
            <text:p>3.3375506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8630243885e+17">
            <text:p>3.20E+17</text:p>
          </table:table-cell>
          <table:table-cell office:value-type="float" office:value="-70.25">
            <text:p>-70.25</text:p>
          </table:table-cell>
          <table:table-cell office:value-type="float" office:value="3.34284520149231">
            <text:p>3.342845201</text:p>
          </table:table-cell>
          <table:table-cell office:value-type="float" office:value="-82.25">
            <text:p>-82.25</text:p>
          </table:table-cell>
          <table:table-cell office:value-type="float" office:value="3.81477546691895">
            <text:p>3.814775467</text:p>
          </table:table-cell>
          <table:table-cell office:value-type="float" office:value="-82.25">
            <text:p>-82.25</text:p>
          </table:table-cell>
          <table:table-cell office:value-type="float" office:value="3.81477546691895">
            <text:p>3.814775467</text:p>
          </table:table-cell>
          <table:table-cell office:value-type="float" office:value="-12.0092763385404">
            <text:p>-12.009276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8630243885e+17">
            <text:p>3.20E+17</text:p>
          </table:table-cell>
          <table:table-cell office:value-type="float" office:value="-81.8000030517578">
            <text:p>-81.8000031</text:p>
          </table:table-cell>
          <table:table-cell office:value-type="float" office:value="3.88483953475952">
            <text:p>3.884839535</text:p>
          </table:table-cell>
          <table:table-cell office:value-type="float" office:value="-95.8000030517578">
            <text:p>-95.8000031</text:p>
          </table:table-cell>
          <table:table-cell office:value-type="float" office:value="4.34414386749268">
            <text:p>4.344143867</text:p>
          </table:table-cell>
          <table:table-cell office:value-type="float" office:value="-95.8000030517578">
            <text:p>-95.8000031</text:p>
          </table:table-cell>
          <table:table-cell office:value-type="float" office:value="4.34414386749268">
            <text:p>4.344143867</text:p>
          </table:table-cell>
          <table:table-cell office:value-type="float" office:value="-14.0075322762458">
            <text:p>-14.007532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8630243885e+17">
            <text:p>3.20E+17</text:p>
          </table:table-cell>
          <table:table-cell office:value-type="float" office:value="-82.1999969482422">
            <text:p>-82.1999969</text:p>
          </table:table-cell>
          <table:table-cell office:value-type="float" office:value="3.90324401855469">
            <text:p>3.903244019</text:p>
          </table:table-cell>
          <table:table-cell office:value-type="float" office:value="-96.1999969482422">
            <text:p>-96.1999969</text:p>
          </table:table-cell>
          <table:table-cell office:value-type="float" office:value="4.36133480072021">
            <text:p>4.361334801</text:p>
          </table:table-cell>
          <table:table-cell office:value-type="float" office:value="-96.1999969482422">
            <text:p>-96.1999969</text:p>
          </table:table-cell>
          <table:table-cell office:value-type="float" office:value="4.36133480072021">
            <text:p>4.361334801</text:p>
          </table:table-cell>
          <table:table-cell office:value-type="float" office:value="-14.0074925366643">
            <text:p>-14.007492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8630243885e+17">
            <text:p>3.20E+17</text:p>
          </table:table-cell>
          <table:table-cell office:value-type="float" office:value="-82.25">
            <text:p>-82.25</text:p>
          </table:table-cell>
          <table:table-cell office:value-type="float" office:value="3.90633583068848">
            <text:p>3.906335831</text:p>
          </table:table-cell>
          <table:table-cell office:value-type="float" office:value="-110.25">
            <text:p>-110.25</text:p>
          </table:table-cell>
          <table:table-cell office:value-type="float" office:value="4.96597003936768">
            <text:p>4.965970039</text:p>
          </table:table-cell>
          <table:table-cell office:value-type="float" office:value="-110.25">
            <text:p>-110.25</text:p>
          </table:table-cell>
          <table:table-cell office:value-type="float" office:value="4.96597003936768">
            <text:p>4.965970039</text:p>
          </table:table-cell>
          <table:table-cell office:value-type="float" office:value="-28.0200432664941">
            <text:p>-28.020043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8630243885e+17">
            <text:p>3.20E+17</text:p>
          </table:table-cell>
          <table:table-cell office:value-type="float" office:value="-95.8000030517578">
            <text:p>-95.8000031</text:p>
          </table:table-cell>
          <table:table-cell office:value-type="float" office:value="4.5485200881958">
            <text:p>4.548520088</text:p>
          </table:table-cell>
          <table:table-cell office:value-type="float" office:value="-129.800003051758">
            <text:p>-129.800003</text:p>
          </table:table-cell>
          <table:table-cell office:value-type="float" office:value="5.80447340011597">
            <text:p>5.8044734</text:p>
          </table:table-cell>
          <table:table-cell office:value-type="float" office:value="-129.800003051758">
            <text:p>-129.800003</text:p>
          </table:table-cell>
          <table:table-cell office:value-type="float" office:value="5.80447340011597">
            <text:p>5.8044734</text:p>
          </table:table-cell>
          <table:table-cell office:value-type="float" office:value="-34.0231894260624">
            <text:p>-34.023189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8630243885e+17">
            <text:p>3.20E+17</text:p>
          </table:table-cell>
          <table:table-cell office:value-type="float" office:value="-96.1999969482422">
            <text:p>-96.1999969</text:p>
          </table:table-cell>
          <table:table-cell office:value-type="float" office:value="4.56562566757202">
            <text:p>4.565625668</text:p>
          </table:table-cell>
          <table:table-cell office:value-type="float" office:value="-149.75">
            <text:p>-149.75</text:p>
          </table:table-cell>
          <table:table-cell office:value-type="float" office:value="6.70809173583984">
            <text:p>6.708091736</text:p>
          </table:table-cell>
          <table:table-cell office:value-type="float" office:value="-149.75">
            <text:p>-149.75</text:p>
          </table:table-cell>
          <table:table-cell office:value-type="float" office:value="6.70809173583984">
            <text:p>6.708091736</text:p>
          </table:table-cell>
          <table:table-cell office:value-type="float" office:value="-53.5928445568711">
            <text:p>-53.592844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8630243885e+17">
            <text:p>3.20E+17</text:p>
          </table:table-cell>
          <table:table-cell office:value-type="float" office:value="-109.800003051758">
            <text:p>-109.800003</text:p>
          </table:table-cell>
          <table:table-cell office:value-type="float" office:value="5.20831298828125">
            <text:p>5.208312988</text:p>
          </table:table-cell>
          <table:table-cell office:value-type="float" office:value="-150.199996948242">
            <text:p>-150.199997</text:p>
          </table:table-cell>
          <table:table-cell office:value-type="float" office:value="13.6472549438477">
            <text:p>13.64725494</text:p>
          </table:table-cell>
          <table:table-cell office:value-type="float" office:value="-150.199996948242">
            <text:p>-150.199997</text:p>
          </table:table-cell>
          <table:table-cell office:value-type="float" office:value="13.6472549438477">
            <text:p>13.64725494</text:p>
          </table:table-cell>
          <table:table-cell office:value-type="float" office:value="-41.2719668560319">
            <text:p>-41.271966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5152838224118e+17">
            <text:p>8.15E+17</text:p>
          </table:table-cell>
          <table:table-cell office:value-type="float" office:value="2.46744012832642">
            <text:p>2.467440128</text:p>
          </table:table-cell>
          <table:table-cell office:value-type="float" office:value="3.14444208145142">
            <text:p>3.14444208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5152838224118e+17">
            <text:p>8.15E+17</text:p>
          </table:table-cell>
          <table:table-cell office:value-type="float" office:value="2.65096998214722">
            <text:p>2.650969982</text:p>
          </table:table-cell>
          <table:table-cell office:value-type="float" office:value="3.37854886054993">
            <text:p>3.37854886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5152838224118e+17">
            <text:p>8.15E+17</text:p>
          </table:table-cell>
          <table:table-cell office:value-type="float" office:value="5.58432006835938">
            <text:p>5.584320068</text:p>
          </table:table-cell>
          <table:table-cell office:value-type="float" office:value="7.13104152679443">
            <text:p>7.131041527</text:p>
          </table:table-cell>
          <table:table-cell office:value-type="float" office:value="5.62683010101318">
            <text:p>5.626830101</text:p>
          </table:table-cell>
          <table:table-cell office:value-type="float" office:value="7.18411874771118">
            <text:p>7.184118748</text:p>
          </table:table-cell>
          <table:table-cell office:value-type="float" office:value="5.62683010101318">
            <text:p>5.626830101</text:p>
          </table:table-cell>
          <table:table-cell office:value-type="float" office:value="7.18411874771118">
            <text:p>7.184118748</text:p>
          </table:table-cell>
          <table:table-cell office:value-type="float" office:value="-0.068002163616117">
            <text:p>-0.0680021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5152838224118e+17">
            <text:p>8.15E+17</text:p>
          </table:table-cell>
          <table:table-cell office:value-type="float" office:value="9.12864971160889">
            <text:p>9.128649712</text:p>
          </table:table-cell>
          <table:table-cell office:value-type="float" office:value="11.6608772277832">
            <text:p>11.66087723</text:p>
          </table:table-cell>
          <table:table-cell office:value-type="float" office:value="9.12864971160889">
            <text:p>9.128649712</text:p>
          </table:table-cell>
          <table:table-cell office:value-type="float" office:value="11.6608772277832">
            <text:p>11.66087723</text:p>
          </table:table-cell>
          <table:table-cell office:value-type="float" office:value="9.12864971160889">
            <text:p>9.128649712</text:p>
          </table:table-cell>
          <table:table-cell office:value-type="float" office:value="11.6608772277832">
            <text:p>11.6608772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5152838224118e+17">
            <text:p>8.15E+17</text:p>
          </table:table-cell>
          <table:table-cell office:value-type="float" office:value="13.4910001754761">
            <text:p>13.49100018</text:p>
          </table:table-cell>
          <table:table-cell office:value-type="float" office:value="17.2450561523438">
            <text:p>17.24505615</text:p>
          </table:table-cell>
          <table:table-cell office:value-type="float" office:value="20.2999992370605">
            <text:p>20.29999924</text:p>
          </table:table-cell>
          <table:table-cell office:value-type="float" office:value="25.9374504089355">
            <text:p>25.93745041</text:p>
          </table:table-cell>
          <table:table-cell office:value-type="float" office:value="20.2999992370605">
            <text:p>20.29999924</text:p>
          </table:table-cell>
          <table:table-cell office:value-type="float" office:value="25.9374504089355">
            <text:p>25.93745041</text:p>
          </table:table-cell>
          <table:table-cell office:value-type="float" office:value="-11.0417474220654">
            <text:p>-11.041747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5152838224118e+17">
            <text:p>8.15E+17</text:p>
          </table:table-cell>
          <table:table-cell office:value-type="float" office:value="20.2999992370605">
            <text:p>20.29999924</text:p>
          </table:table-cell>
          <table:table-cell office:value-type="float" office:value="25.9374504089355">
            <text:p>25.93745041</text:p>
          </table:table-cell>
          <table:table-cell office:value-type="float" office:value="28.2000007629395">
            <text:p>28.20000076</text:p>
          </table:table-cell>
          <table:table-cell office:value-type="float" office:value="36.0075035095215">
            <text:p>36.00750351</text:p>
          </table:table-cell>
          <table:table-cell office:value-type="float" office:value="28.2000007629395">
            <text:p>28.20000076</text:p>
          </table:table-cell>
          <table:table-cell office:value-type="float" office:value="36.0075035095215">
            <text:p>36.00750351</text:p>
          </table:table-cell>
          <table:table-cell office:value-type="float" office:value="-12.799062213987">
            <text:p>-12.799062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5152838224118e+17">
            <text:p>8.15E+17</text:p>
          </table:table-cell>
          <table:table-cell office:value-type="float" office:value="20.7800006866455">
            <text:p>20.78000069</text:p>
          </table:table-cell>
          <table:table-cell office:value-type="float" office:value="26.58860206604">
            <text:p>26.58860207</text:p>
          </table:table-cell>
          <table:table-cell office:value-type="float" office:value="39.4599990844727">
            <text:p>39.45999908</text:p>
          </table:table-cell>
          <table:table-cell office:value-type="float" office:value="50.3594017028809">
            <text:p>50.3594017</text:p>
          </table:table-cell>
          <table:table-cell office:value-type="float" office:value="39.4599990844727">
            <text:p>39.45999908</text:p>
          </table:table-cell>
          <table:table-cell office:value-type="float" office:value="50.3594017028809">
            <text:p>50.3594017</text:p>
          </table:table-cell>
          <table:table-cell office:value-type="float" office:value="-30.2323213716323">
            <text:p>-30.232321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5152838224118e+17">
            <text:p>8.15E+17</text:p>
          </table:table-cell>
          <table:table-cell office:value-type="float" office:value="28.2000007629395">
            <text:p>28.20000076</text:p>
          </table:table-cell>
          <table:table-cell office:value-type="float" office:value="36.0075035095215">
            <text:p>36.00750351</text:p>
          </table:table-cell>
          <table:table-cell office:value-type="float" office:value="51.7520027160645">
            <text:p>51.75200272</text:p>
          </table:table-cell>
          <table:table-cell office:value-type="float" office:value="65.975227355957">
            <text:p>65.97522736</text:p>
          </table:table-cell>
          <table:table-cell office:value-type="float" office:value="51.7520027160645">
            <text:p>51.75200272</text:p>
          </table:table-cell>
          <table:table-cell office:value-type="float" office:value="65.975227355957">
            <text:p>65.97522736</text:p>
          </table:table-cell>
          <table:table-cell office:value-type="float" office:value="-38.1151055165301">
            <text:p>-38.11510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8.15152838224118e+17">
            <text:p>8.15E+17</text:p>
          </table:table-cell>
          <table:table-cell office:value-type="float" office:value="39.4599990844727">
            <text:p>39.45999908</text:p>
          </table:table-cell>
          <table:table-cell office:value-type="float" office:value="50.350414276123">
            <text:p>50.35041428</text:p>
          </table:table-cell>
          <table:table-cell office:value-type="float" office:value="64.5">
            <text:p>64.5</text:p>
          </table:table-cell>
          <table:table-cell office:value-type="float" office:value="82.2022857666016">
            <text:p>82.20228577</text:p>
          </table:table-cell>
          <table:table-cell office:value-type="float" office:value="64.5">
            <text:p>64.5</text:p>
          </table:table-cell>
          <table:table-cell office:value-type="float" office:value="82.2022857666016">
            <text:p>82.20228577</text:p>
          </table:table-cell>
          <table:table-cell office:value-type="float" office:value="-40.5159643016869">
            <text:p>-40.515964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847871021875e+15">
            <text:p>4.51E+15</text:p>
          </table:table-cell>
          <table:table-cell office:value-type="float" office:value="1.63663005828857">
            <text:p>1.636630058</text:p>
          </table:table-cell>
          <table:table-cell office:value-type="float" office:value="3.14455223083496">
            <text:p>3.14455223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847871021875e+15">
            <text:p>4.51E+15</text:p>
          </table:table-cell>
          <table:table-cell office:value-type="float" office:value="4.52705001831055">
            <text:p>4.527050018</text:p>
          </table:table-cell>
          <table:table-cell office:value-type="float" office:value="7.16995477676392">
            <text:p>7.16995477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847871021875e+15">
            <text:p>4.51E+15</text:p>
          </table:table-cell>
          <table:table-cell office:value-type="float" office:value="7.66129970550537">
            <text:p>7.661299706</text:p>
          </table:table-cell>
          <table:table-cell office:value-type="float" office:value="11.5391244888306">
            <text:p>11.53912449</text:p>
          </table:table-cell>
          <table:table-cell office:value-type="float" office:value="4.64894962310791">
            <text:p>4.648949623</text:p>
          </table:table-cell>
          <table:table-cell office:value-type="float" office:value="7.33600378036499">
            <text:p>7.33600378</text:p>
          </table:table-cell>
          <table:table-cell office:value-type="float" office:value="4.64894962310791">
            <text:p>4.648949623</text:p>
          </table:table-cell>
          <table:table-cell office:value-type="float" office:value="7.33600378036499">
            <text:p>7.33600378</text:p>
          </table:table-cell>
          <table:table-cell office:value-type="float" office:value="-5.1711194831344">
            <text:p>-5.1711194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847871021875e+15">
            <text:p>4.51E+15</text:p>
          </table:table-cell>
          <table:table-cell office:value-type="float" office:value="7.79433965682983">
            <text:p>7.794339657</text:p>
          </table:table-cell>
          <table:table-cell office:value-type="float" office:value="11.7245588302612">
            <text:p>11.72455883</text:p>
          </table:table-cell>
          <table:table-cell office:value-type="float" office:value="7.82394027709961">
            <text:p>7.823940277</text:p>
          </table:table-cell>
          <table:table-cell office:value-type="float" office:value="11.6503963470459">
            <text:p>11.65039635</text:p>
          </table:table-cell>
          <table:table-cell office:value-type="float" office:value="7.82394027709961">
            <text:p>7.823940277</text:p>
          </table:table-cell>
          <table:table-cell office:value-type="float" office:value="11.6503963470459">
            <text:p>11.65039635</text:p>
          </table:table-cell>
          <table:table-cell office:value-type="float" office:value="-0.0798515537545754">
            <text:p>-0.079851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847871021875e+15">
            <text:p>4.51E+15</text:p>
          </table:table-cell>
          <table:table-cell office:value-type="float" office:value="11.7988996505737">
            <text:p>11.79889965</text:p>
          </table:table-cell>
          <table:table-cell office:value-type="float" office:value="17.2611045837402">
            <text:p>17.26110458</text:p>
          </table:table-cell>
          <table:table-cell office:value-type="float" office:value="18.3800010681152">
            <text:p>18.38000107</text:p>
          </table:table-cell>
          <table:table-cell office:value-type="float" office:value="26.0435333251953">
            <text:p>26.04353333</text:p>
          </table:table-cell>
          <table:table-cell office:value-type="float" office:value="18.3800010681152">
            <text:p>18.38000107</text:p>
          </table:table-cell>
          <table:table-cell office:value-type="float" office:value="26.0435333251953">
            <text:p>26.04353333</text:p>
          </table:table-cell>
          <table:table-cell office:value-type="float" office:value="-10.9746047977457">
            <text:p>-10.974604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847871021875e+15">
            <text:p>4.51E+15</text:p>
          </table:table-cell>
          <table:table-cell office:value-type="float" office:value="18.0200004577637">
            <text:p>18.02000046</text:p>
          </table:table-cell>
          <table:table-cell office:value-type="float" office:value="25.900369644165">
            <text:p>25.90036964</text:p>
          </table:table-cell>
          <table:table-cell office:value-type="float" office:value="25.7719993591309">
            <text:p>25.77199936</text:p>
          </table:table-cell>
          <table:table-cell office:value-type="float" office:value="36.0489921569824">
            <text:p>36.04899216</text:p>
          </table:table-cell>
          <table:table-cell office:value-type="float" office:value="25.7719993591309">
            <text:p>25.77199936</text:p>
          </table:table-cell>
          <table:table-cell office:value-type="float" office:value="36.0489921569824">
            <text:p>36.04899216</text:p>
          </table:table-cell>
          <table:table-cell office:value-type="float" office:value="-12.7705922288068">
            <text:p>-12.770592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847871021875e+15">
            <text:p>4.51E+15</text:p>
          </table:table-cell>
          <table:table-cell office:value-type="float" office:value="18.3800010681152">
            <text:p>18.38000107</text:p>
          </table:table-cell>
          <table:table-cell office:value-type="float" office:value="26.4534244537354">
            <text:p>26.45342445</text:p>
          </table:table-cell>
          <table:table-cell office:value-type="float" office:value="36.7600021362305">
            <text:p>36.76000214</text:p>
          </table:table-cell>
          <table:table-cell office:value-type="float" office:value="50.4683532714844">
            <text:p>50.46835327</text:p>
          </table:table-cell>
          <table:table-cell office:value-type="float" office:value="36.7600021362305">
            <text:p>36.76000214</text:p>
          </table:table-cell>
          <table:table-cell office:value-type="float" office:value="50.4683532714844">
            <text:p>50.46835327</text:p>
          </table:table-cell>
          <table:table-cell office:value-type="float" office:value="-30.2413829939285">
            <text:p>-30.24138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847871021875e+15">
            <text:p>4.51E+15</text:p>
          </table:table-cell>
          <table:table-cell office:value-type="float" office:value="25.2199993133545">
            <text:p>25.21999931</text:p>
          </table:table-cell>
          <table:table-cell office:value-type="float" office:value="35.9412498474121">
            <text:p>35.94124985</text:p>
          </table:table-cell>
          <table:table-cell office:value-type="float" office:value="49.4000015258789">
            <text:p>49.40000153</text:p>
          </table:table-cell>
          <table:table-cell office:value-type="float" office:value="65.5625839233398">
            <text:p>65.56258392</text:p>
          </table:table-cell>
          <table:table-cell office:value-type="float" office:value="49.4000015258789">
            <text:p>49.40000153</text:p>
          </table:table-cell>
          <table:table-cell office:value-type="float" office:value="65.5625839233398">
            <text:p>65.56258392</text:p>
          </table:table-cell>
          <table:table-cell office:value-type="float" office:value="-38.2373631339218">
            <text:p>-38.237363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847871021875e+15">
            <text:p>4.51E+15</text:p>
          </table:table-cell>
          <table:table-cell office:value-type="float" office:value="25.7000007629395">
            <text:p>25.70000076</text:p>
          </table:table-cell>
          <table:table-cell office:value-type="float" office:value="36.5799789428711">
            <text:p>36.57997894</text:p>
          </table:table-cell>
          <table:table-cell office:value-type="float" office:value="49.9700012207031">
            <text:p>49.97000122</text:p>
          </table:table-cell>
          <table:table-cell office:value-type="float" office:value="66.194091796875">
            <text:p>66.1940918</text:p>
          </table:table-cell>
          <table:table-cell office:value-type="float" office:value="49.9700012207031">
            <text:p>49.97000122</text:p>
          </table:table-cell>
          <table:table-cell office:value-type="float" office:value="66.194091796875">
            <text:p>66.1940918</text:p>
          </table:table-cell>
          <table:table-cell office:value-type="float" office:value="-38.2887529484773">
            <text:p>-38.288752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7472571875e+17">
            <text:p>1.53E+17</text:p>
          </table:table-cell>
          <table:table-cell office:value-type="float" office:value="3.90265011787415">
            <text:p>3.902650118</text:p>
          </table:table-cell>
          <table:table-cell office:value-type="float" office:value="3.17070817947388">
            <text:p>3.17070817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7472571875e+17">
            <text:p>1.53E+17</text:p>
          </table:table-cell>
          <table:table-cell office:value-type="float" office:value="8.64372062683105">
            <text:p>8.643720627</text:p>
          </table:table-cell>
          <table:table-cell office:value-type="float" office:value="7.17013454437256">
            <text:p>7.17013454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7472571875e+17">
            <text:p>1.53E+17</text:p>
          </table:table-cell>
          <table:table-cell office:value-type="float" office:value="13.9263000488281">
            <text:p>13.92630005</text:p>
          </table:table-cell>
          <table:table-cell office:value-type="float" office:value="11.6026077270508">
            <text:p>11.60260773</text:p>
          </table:table-cell>
          <table:table-cell office:value-type="float" office:value="8.76675987243652">
            <text:p>8.766759872</text:p>
          </table:table-cell>
          <table:table-cell office:value-type="float" office:value="7.29548788070679">
            <text:p>7.295487881</text:p>
          </table:table-cell>
          <table:table-cell office:value-type="float" office:value="8.76675987243652">
            <text:p>8.766759872</text:p>
          </table:table-cell>
          <table:table-cell office:value-type="float" office:value="7.29548788070679">
            <text:p>7.295487881</text:p>
          </table:table-cell>
          <table:table-cell office:value-type="float" office:value="-6.72102196117297">
            <text:p>-6.7210219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7472571875e+17">
            <text:p>1.53E+17</text:p>
          </table:table-cell>
          <table:table-cell office:value-type="float" office:value="13.9867992401123">
            <text:p>13.98679924</text:p>
          </table:table-cell>
          <table:table-cell office:value-type="float" office:value="11.6534729003906">
            <text:p>11.6534729</text:p>
          </table:table-cell>
          <table:table-cell office:value-type="float" office:value="13.1011991500854">
            <text:p>13.10119915</text:p>
          </table:table-cell>
          <table:table-cell office:value-type="float" office:value="11.6984910964966">
            <text:p>11.6984911</text:p>
          </table:table-cell>
          <table:table-cell office:value-type="float" office:value="13.1011991500854">
            <text:p>13.10119915</text:p>
          </table:table-cell>
          <table:table-cell office:value-type="float" office:value="11.6984910964966">
            <text:p>11.6984911</text:p>
          </table:table-cell>
          <table:table-cell office:value-type="float" office:value="-0.886743569154132">
            <text:p>-0.8867435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7472571875e+17">
            <text:p>1.53E+17</text:p>
          </table:table-cell>
          <table:table-cell office:value-type="float" office:value="20.5475997924805">
            <text:p>20.54759979</text:p>
          </table:table-cell>
          <table:table-cell office:value-type="float" office:value="17.1719074249268">
            <text:p>17.17190742</text:p>
          </table:table-cell>
          <table:table-cell office:value-type="float" office:value="27.1200008392334">
            <text:p>27.12000084</text:p>
          </table:table-cell>
          <table:table-cell office:value-type="float" office:value="26.0206260681152">
            <text:p>26.02062607</text:p>
          </table:table-cell>
          <table:table-cell office:value-type="float" office:value="27.1200008392334">
            <text:p>27.12000084</text:p>
          </table:table-cell>
          <table:table-cell office:value-type="float" office:value="26.0206260681152">
            <text:p>26.02062607</text:p>
          </table:table-cell>
          <table:table-cell office:value-type="float" office:value="-11.0225349691289">
            <text:p>-11.0225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7472571875e+17">
            <text:p>1.53E+17</text:p>
          </table:table-cell>
          <table:table-cell office:value-type="float" office:value="31.1599998474121">
            <text:p>31.15999985</text:p>
          </table:table-cell>
          <table:table-cell office:value-type="float" office:value="25.9311180114746">
            <text:p>25.93111801</text:p>
          </table:table-cell>
          <table:table-cell office:value-type="float" office:value="37.3899993896484">
            <text:p>37.38999939</text:p>
          </table:table-cell>
          <table:table-cell office:value-type="float" office:value="36.0796813964844">
            <text:p>36.0796814</text:p>
          </table:table-cell>
          <table:table-cell office:value-type="float" office:value="37.3899993896484">
            <text:p>37.38999939</text:p>
          </table:table-cell>
          <table:table-cell office:value-type="float" office:value="36.0796813964844">
            <text:p>36.0796814</text:p>
          </table:table-cell>
          <table:table-cell office:value-type="float" office:value="-11.9082422328329">
            <text:p>-11.908242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7472571875e+17">
            <text:p>1.53E+17</text:p>
          </table:table-cell>
          <table:table-cell office:value-type="float" office:value="43.2399978637695">
            <text:p>43.23999786</text:p>
          </table:table-cell>
          <table:table-cell office:value-type="float" office:value="35.8887786865234">
            <text:p>35.88877869</text:p>
          </table:table-cell>
          <table:table-cell office:value-type="float" office:value="51.4400024414063">
            <text:p>51.44000244</text:p>
          </table:table-cell>
          <table:table-cell office:value-type="float" office:value="50.0346069335938">
            <text:p>50.03460693</text:p>
          </table:table-cell>
          <table:table-cell office:value-type="float" office:value="51.4400024414063">
            <text:p>51.44000244</text:p>
          </table:table-cell>
          <table:table-cell office:value-type="float" office:value="50.0346069335938">
            <text:p>50.03460693</text:p>
          </table:table-cell>
          <table:table-cell office:value-type="float" office:value="-16.3506737435763">
            <text:p>-16.350673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7472571875e+17">
            <text:p>1.53E+17</text:p>
          </table:table-cell>
          <table:table-cell office:value-type="float" office:value="43.939998626709">
            <text:p>43.93999863</text:p>
          </table:table-cell>
          <table:table-cell office:value-type="float" office:value="36.4521102905273">
            <text:p>36.45211029</text:p>
          </table:table-cell>
          <table:table-cell office:value-type="float" office:value="69.0400009155273">
            <text:p>69.04000092</text:p>
          </table:table-cell>
          <table:table-cell office:value-type="float" office:value="66.0847778320313">
            <text:p>66.08477783</text:p>
          </table:table-cell>
          <table:table-cell office:value-type="float" office:value="69.0400009155273">
            <text:p>69.04000092</text:p>
          </table:table-cell>
          <table:table-cell office:value-type="float" office:value="66.0847778320313">
            <text:p>66.08477783</text:p>
          </table:table-cell>
          <table:table-cell office:value-type="float" office:value="-38.8343288924115">
            <text:p>-38.834328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7472571875e+17">
            <text:p>1.53E+17</text:p>
          </table:table-cell>
          <table:table-cell office:value-type="float" office:value="61.0799980163574">
            <text:p>61.07999802</text:p>
          </table:table-cell>
          <table:table-cell office:value-type="float" office:value="49.9818878173828">
            <text:p>49.98188782</text:p>
          </table:table-cell>
          <table:table-cell office:value-type="float" office:value="87.2599945068359">
            <text:p>87.25999451</text:p>
          </table:table-cell>
          <table:table-cell office:value-type="float" office:value="82.2479476928711">
            <text:p>82.24794769</text:p>
          </table:table-cell>
          <table:table-cell office:value-type="float" office:value="87.2599945068359">
            <text:p>87.25999451</text:p>
          </table:table-cell>
          <table:table-cell office:value-type="float" office:value="82.2479476928711">
            <text:p>82.24794769</text:p>
          </table:table-cell>
          <table:table-cell office:value-type="float" office:value="-41.5510629963911">
            <text:p>-41.55106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990491875731e+17">
            <text:p>5.00E+17</text:p>
          </table:table-cell>
          <table:table-cell office:value-type="float" office:value="-4.80674028396606">
            <text:p>-4.80674028</text:p>
          </table:table-cell>
          <table:table-cell office:value-type="float" office:value="3.19717717170715">
            <text:p>3.19717717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990491875731e+17">
            <text:p>5.00E+17</text:p>
          </table:table-cell>
          <table:table-cell office:value-type="float" office:value="-5.07557964324951">
            <text:p>-5.07557964</text:p>
          </table:table-cell>
          <table:table-cell office:value-type="float" office:value="3.39237213134766">
            <text:p>3.39237213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990491875731e+17">
            <text:p>5.00E+17</text:p>
          </table:table-cell>
          <table:table-cell office:value-type="float" office:value="-10.1947002410889">
            <text:p>-10.1947002</text:p>
          </table:table-cell>
          <table:table-cell office:value-type="float" office:value="7.10998153686523">
            <text:p>7.109981537</text:p>
          </table:table-cell>
          <table:table-cell office:value-type="float" office:value="-10.1947002410889">
            <text:p>-10.1947002</text:p>
          </table:table-cell>
          <table:table-cell office:value-type="float" office:value="7.10998153686523">
            <text:p>7.109981537</text:p>
          </table:table-cell>
          <table:table-cell office:value-type="float" office:value="-10.1947002410889">
            <text:p>-10.1947002</text:p>
          </table:table-cell>
          <table:table-cell office:value-type="float" office:value="7.10998153686523">
            <text:p>7.10998153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990491875731e+17">
            <text:p>5.00E+17</text:p>
          </table:table-cell>
          <table:table-cell office:value-type="float" office:value="-10.4609003067017">
            <text:p>-10.4609003</text:p>
          </table:table-cell>
          <table:table-cell office:value-type="float" office:value="7.30358028411865">
            <text:p>7.303580284</text:p>
          </table:table-cell>
          <table:table-cell office:value-type="float" office:value="-10.4609003067017">
            <text:p>-10.4609003</text:p>
          </table:table-cell>
          <table:table-cell office:value-type="float" office:value="7.30358028411865">
            <text:p>7.303580284</text:p>
          </table:table-cell>
          <table:table-cell office:value-type="float" office:value="-10.4609003067017">
            <text:p>-10.4609003</text:p>
          </table:table-cell>
          <table:table-cell office:value-type="float" office:value="7.30358028411865">
            <text:p>7.30358028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990491875731e+17">
            <text:p>5.00E+17</text:p>
          </table:table-cell>
          <table:table-cell office:value-type="float" office:value="-16.3185997009277">
            <text:p>-16.3185997</text:p>
          </table:table-cell>
          <table:table-cell office:value-type="float" office:value="11.5590944290161">
            <text:p>11.55909443</text:p>
          </table:table-cell>
          <table:table-cell office:value-type="float" office:value="-16.3185997009277">
            <text:p>-16.3185997</text:p>
          </table:table-cell>
          <table:table-cell office:value-type="float" office:value="11.5590944290161">
            <text:p>11.55909443</text:p>
          </table:table-cell>
          <table:table-cell office:value-type="float" office:value="-16.3185997009277">
            <text:p>-16.3185997</text:p>
          </table:table-cell>
          <table:table-cell office:value-type="float" office:value="11.5590944290161">
            <text:p>11.5590944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990491875731e+17">
            <text:p>5.00E+17</text:p>
          </table:table-cell>
          <table:table-cell office:value-type="float" office:value="-24.154899597168">
            <text:p>-24.1548996</text:p>
          </table:table-cell>
          <table:table-cell office:value-type="float" office:value="17.2584571838379">
            <text:p>17.25845718</text:p>
          </table:table-cell>
          <table:table-cell office:value-type="float" office:value="-36.2200012207031">
            <text:p>-36.2200012</text:p>
          </table:table-cell>
          <table:table-cell office:value-type="float" office:value="26.0176887512207">
            <text:p>26.01768875</text:p>
          </table:table-cell>
          <table:table-cell office:value-type="float" office:value="-36.2200012207031">
            <text:p>-36.2200012</text:p>
          </table:table-cell>
          <table:table-cell office:value-type="float" office:value="26.0176887512207">
            <text:p>26.01768875</text:p>
          </table:table-cell>
          <table:table-cell office:value-type="float" office:value="-14.9094203387411">
            <text:p>-14.909420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990491875731e+17">
            <text:p>5.00E+17</text:p>
          </table:table-cell>
          <table:table-cell office:value-type="float" office:value="-35.6399993896484">
            <text:p>-35.6399994</text:p>
          </table:table-cell>
          <table:table-cell office:value-type="float" office:value="25.6100368499756">
            <text:p>25.61003685</text:p>
          </table:table-cell>
          <table:table-cell office:value-type="float" office:value="-36.9000015258789">
            <text:p>-36.9000015</text:p>
          </table:table-cell>
          <table:table-cell office:value-type="float" office:value="26.5128173828125">
            <text:p>26.51281738</text:p>
          </table:table-cell>
          <table:table-cell office:value-type="float" office:value="-36.9000015258789">
            <text:p>-36.9000015</text:p>
          </table:table-cell>
          <table:table-cell office:value-type="float" office:value="26.5128173828125">
            <text:p>26.51281738</text:p>
          </table:table-cell>
          <table:table-cell office:value-type="float" office:value="-1.55003808784644">
            <text:p>-1.5500380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990491875731e+17">
            <text:p>5.00E+17</text:p>
          </table:table-cell>
          <table:table-cell office:value-type="float" office:value="-36.0400009155273">
            <text:p>-36.0400009</text:p>
          </table:table-cell>
          <table:table-cell office:value-type="float" office:value="25.9091491699219">
            <text:p>25.90914917</text:p>
          </table:table-cell>
          <table:table-cell office:value-type="float" office:value="-49.7600021362305">
            <text:p>-49.7600021</text:p>
          </table:table-cell>
          <table:table-cell office:value-type="float" office:value="35.8167457580566">
            <text:p>35.81674576</text:p>
          </table:table-cell>
          <table:table-cell office:value-type="float" office:value="-49.7600021362305">
            <text:p>-49.7600021</text:p>
          </table:table-cell>
          <table:table-cell office:value-type="float" office:value="35.8167457580566">
            <text:p>35.81674576</text:p>
          </table:table-cell>
          <table:table-cell office:value-type="float" office:value="-16.92332424937">
            <text:p>-16.923324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990491875731e+17">
            <text:p>5.00E+17</text:p>
          </table:table-cell>
          <table:table-cell office:value-type="float" office:value="-36.9000015258789">
            <text:p>-36.9000015</text:p>
          </table:table-cell>
          <table:table-cell office:value-type="float" office:value="26.5128173828125">
            <text:p>26.51281738</text:p>
          </table:table-cell>
          <table:table-cell office:value-type="float" office:value="-69.2200012207031">
            <text:p>-69.2200012</text:p>
          </table:table-cell>
          <table:table-cell office:value-type="float" office:value="49.871883392334">
            <text:p>49.87188339</text:p>
          </table:table-cell>
          <table:table-cell office:value-type="float" office:value="-69.2200012207031">
            <text:p>-69.2200012</text:p>
          </table:table-cell>
          <table:table-cell office:value-type="float" office:value="49.871883392334">
            <text:p>49.87188339</text:p>
          </table:table-cell>
          <table:table-cell office:value-type="float" office:value="-39.8776672476039">
            <text:p>-39.87766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5286333654303e+16">
            <text:p>3.15E+16</text:p>
          </table:table-cell>
          <table:table-cell office:value-type="float" office:value="-14.0211000442505">
            <text:p>-14.0211</text:p>
          </table:table-cell>
          <table:table-cell office:value-type="float" office:value="3.18437647819519">
            <text:p>3.18437647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5286333654303e+16">
            <text:p>3.15E+16</text:p>
          </table:table-cell>
          <table:table-cell office:value-type="float" office:value="-14.2431001663208">
            <text:p>-14.2431002</text:p>
          </table:table-cell>
          <table:table-cell office:value-type="float" office:value="3.23422956466675">
            <text:p>3.23422956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5286333654303e+16">
            <text:p>3.15E+16</text:p>
          </table:table-cell>
          <table:table-cell office:value-type="float" office:value="-32.4253997802734">
            <text:p>-32.4253998</text:p>
          </table:table-cell>
          <table:table-cell office:value-type="float" office:value="7.3022780418396">
            <text:p>7.302278042</text:p>
          </table:table-cell>
          <table:table-cell office:value-type="float" office:value="-14.3822994232178">
            <text:p>-14.3822994</text:p>
          </table:table-cell>
          <table:table-cell office:value-type="float" office:value="3.27091717720032">
            <text:p>3.270917177</text:p>
          </table:table-cell>
          <table:table-cell office:value-type="float" office:value="-14.3822994232178">
            <text:p>-14.3822994</text:p>
          </table:table-cell>
          <table:table-cell office:value-type="float" office:value="3.27091717720032">
            <text:p>3.270917177</text:p>
          </table:table-cell>
          <table:table-cell office:value-type="float" office:value="-18.4879782809189">
            <text:p>-18.487978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5286333654303e+16">
            <text:p>3.15E+16</text:p>
          </table:table-cell>
          <table:table-cell office:value-type="float" office:value="-60.2000007629395">
            <text:p>-60.2000008</text:p>
          </table:table-cell>
          <table:table-cell office:value-type="float" office:value="13.4063930511475">
            <text:p>13.40639305</text:p>
          </table:table-cell>
          <table:table-cell office:value-type="float" office:value="-60.2000007629395">
            <text:p>-60.2000008</text:p>
          </table:table-cell>
          <table:table-cell office:value-type="float" office:value="15.3505373001099">
            <text:p>15.3505373</text:p>
          </table:table-cell>
          <table:table-cell office:value-type="float" office:value="-60.2000007629395">
            <text:p>-60.2000008</text:p>
          </table:table-cell>
          <table:table-cell office:value-type="float" office:value="15.3505373001099">
            <text:p>15.3505373</text:p>
          </table:table-cell>
          <table:table-cell office:value-type="float" office:value="-1.9441442489624">
            <text:p>-1.9441442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5286333654303e+16">
            <text:p>3.15E+16</text:p>
          </table:table-cell>
          <table:table-cell office:value-type="float" office:value="-70.1999969482422">
            <text:p>-70.1999969</text:p>
          </table:table-cell>
          <table:table-cell office:value-type="float" office:value="15.5775451660156">
            <text:p>15.57754517</text:p>
          </table:table-cell>
          <table:table-cell office:value-type="float" office:value="-100.779998779297">
            <text:p>-100.779999</text:p>
          </table:table-cell>
          <table:table-cell office:value-type="float" office:value="25.9451789855957">
            <text:p>25.94517899</text:p>
          </table:table-cell>
          <table:table-cell office:value-type="float" office:value="-100.779998779297">
            <text:p>-100.779999</text:p>
          </table:table-cell>
          <table:table-cell office:value-type="float" office:value="25.9451789855957">
            <text:p>25.94517899</text:p>
          </table:table-cell>
          <table:table-cell office:value-type="float" office:value="-32.2896940679872">
            <text:p>-32.289694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5286333654303e+16">
            <text:p>3.15E+16</text:p>
          </table:table-cell>
          <table:table-cell office:value-type="float" office:value="-121.849998474121">
            <text:p>-121.849998</text:p>
          </table:table-cell>
          <table:table-cell office:value-type="float" office:value="26.4684238433838">
            <text:p>26.46842384</text:p>
          </table:table-cell>
          <table:table-cell office:value-type="float" office:value="-103.360000610352">
            <text:p>-103.360001</text:p>
          </table:table-cell>
          <table:table-cell office:value-type="float" office:value="26.59787940979">
            <text:p>26.59787941</text:p>
          </table:table-cell>
          <table:table-cell office:value-type="float" office:value="-103.360000610352">
            <text:p>-103.360001</text:p>
          </table:table-cell>
          <table:table-cell office:value-type="float" office:value="26.59787940979">
            <text:p>26.59787941</text:p>
          </table:table-cell>
          <table:table-cell office:value-type="float" office:value="-18.4904510422508">
            <text:p>-18.49045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5286333654303e+16">
            <text:p>3.15E+16</text:p>
          </table:table-cell>
          <table:table-cell office:value-type="float" office:value="-149.550003051758">
            <text:p>-149.550003</text:p>
          </table:table-cell>
          <table:table-cell office:value-type="float" office:value="32.1047286987305">
            <text:p>32.1047287</text:p>
          </table:table-cell>
          <table:table-cell office:value-type="float" office:value="-121.550003051758">
            <text:p>-121.550003</text:p>
          </table:table-cell>
          <table:table-cell office:value-type="float" office:value="31.1870212554932">
            <text:p>31.18702126</text:p>
          </table:table-cell>
          <table:table-cell office:value-type="float" office:value="-121.550003051758">
            <text:p>-121.550003</text:p>
          </table:table-cell>
          <table:table-cell office:value-type="float" office:value="31.1870212554932">
            <text:p>31.18702126</text:p>
          </table:table-cell>
          <table:table-cell office:value-type="float" office:value="-28.0150350160654">
            <text:p>-28.0150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5286333654303e+16">
            <text:p>3.15E+16</text:p>
          </table:table-cell>
          <table:table-cell office:value-type="float" office:value="-179.550003051758">
            <text:p>-179.550003</text:p>
          </table:table-cell>
          <table:table-cell office:value-type="float" office:value="37.6842460632324">
            <text:p>37.68424606</text:p>
          </table:table-cell>
          <table:table-cell office:value-type="float" office:value="-121.849998474121">
            <text:p>-121.849998</text:p>
          </table:table-cell>
          <table:table-cell office:value-type="float" office:value="31.3199214935303">
            <text:p>31.31992149</text:p>
          </table:table-cell>
          <table:table-cell office:value-type="float" office:value="-121.849998474121">
            <text:p>-121.849998</text:p>
          </table:table-cell>
          <table:table-cell office:value-type="float" office:value="31.3199214935303">
            <text:p>31.31992149</text:p>
          </table:table-cell>
          <table:table-cell office:value-type="float" office:value="-58.04993673974">
            <text:p>-58.049936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5286333654303e+16">
            <text:p>3.15E+16</text:p>
          </table:table-cell>
          <table:table-cell office:value-type="float" office:value="-179.850006103516">
            <text:p>-179.850006</text:p>
          </table:table-cell>
          <table:table-cell office:value-type="float" office:value="37.8015518188477">
            <text:p>37.80155182</text:p>
          </table:table-cell>
          <table:table-cell office:value-type="float" office:value="-150.449996948242">
            <text:p>-150.449997</text:p>
          </table:table-cell>
          <table:table-cell office:value-type="float" office:value="43.7059707641602">
            <text:p>43.70597076</text:p>
          </table:table-cell>
          <table:table-cell office:value-type="float" office:value="-150.449996948242">
            <text:p>-150.449997</text:p>
          </table:table-cell>
          <table:table-cell office:value-type="float" office:value="43.7059707641602">
            <text:p>43.70597076</text:p>
          </table:table-cell>
          <table:table-cell office:value-type="float" office:value="-29.9870422251333">
            <text:p>-29.987042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88231819260723e+17">
            <text:p>2.88E+17</text:p>
          </table:table-cell>
          <table:table-cell office:value-type="float" office:value="-20.9890003204346">
            <text:p>-20.9890003</text:p>
          </table:table-cell>
          <table:table-cell office:value-type="float" office:value="3.19123721122742">
            <text:p>3.19123721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88231819260723e+17">
            <text:p>2.88E+17</text:p>
          </table:table-cell>
          <table:table-cell office:value-type="float" office:value="-47.5131988525391">
            <text:p>-47.5131989</text:p>
          </table:table-cell>
          <table:table-cell office:value-type="float" office:value="7.16106414794922">
            <text:p>7.16106414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88231819260723e+17">
            <text:p>2.88E+17</text:p>
          </table:table-cell>
          <table:table-cell office:value-type="float" office:value="-48.8597984313965">
            <text:p>-48.8597984</text:p>
          </table:table-cell>
          <table:table-cell office:value-type="float" office:value="7.36230707168579">
            <text:p>7.362307072</text:p>
          </table:table-cell>
          <table:table-cell office:value-type="float" office:value="-48.8597984313965">
            <text:p>-48.8597984</text:p>
          </table:table-cell>
          <table:table-cell office:value-type="float" office:value="7.36230707168579">
            <text:p>7.362307072</text:p>
          </table:table-cell>
          <table:table-cell office:value-type="float" office:value="-48.8597984313965">
            <text:p>-48.8597984</text:p>
          </table:table-cell>
          <table:table-cell office:value-type="float" office:value="7.36230707168579">
            <text:p>7.36230707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88231819260723e+17">
            <text:p>2.88E+17</text:p>
          </table:table-cell>
          <table:table-cell office:value-type="float" office:value="-60.2000007629395">
            <text:p>-60.2000008</text:p>
          </table:table-cell>
          <table:table-cell office:value-type="float" office:value="9.05640316009521">
            <text:p>9.05640316</text:p>
          </table:table-cell>
          <table:table-cell office:value-type="float" office:value="-60.2000007629395">
            <text:p>-60.2000008</text:p>
          </table:table-cell>
          <table:table-cell office:value-type="float" office:value="9.05640316009521">
            <text:p>9.05640316</text:p>
          </table:table-cell>
          <table:table-cell office:value-type="float" office:value="-60.2000007629395">
            <text:p>-60.2000008</text:p>
          </table:table-cell>
          <table:table-cell office:value-type="float" office:value="9.05640316009521">
            <text:p>9.0564031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88231819260723e+17">
            <text:p>2.88E+17</text:p>
          </table:table-cell>
          <table:table-cell office:value-type="float" office:value="-69.8000030517578">
            <text:p>-69.8000031</text:p>
          </table:table-cell>
          <table:table-cell office:value-type="float" office:value="10.4904232025146">
            <text:p>10.4904232</text:p>
          </table:table-cell>
          <table:table-cell office:value-type="float" office:value="-69.8000030517578">
            <text:p>-69.8000031</text:p>
          </table:table-cell>
          <table:table-cell office:value-type="float" office:value="10.4904232025146">
            <text:p>10.4904232</text:p>
          </table:table-cell>
          <table:table-cell office:value-type="float" office:value="-69.8000030517578">
            <text:p>-69.8000031</text:p>
          </table:table-cell>
          <table:table-cell office:value-type="float" office:value="10.4904232025146">
            <text:p>10.490423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88231819260723e+17">
            <text:p>2.88E+17</text:p>
          </table:table-cell>
          <table:table-cell office:value-type="float" office:value="-70.1999969482422">
            <text:p>-70.1999969</text:p>
          </table:table-cell>
          <table:table-cell office:value-type="float" office:value="10.5498819351196">
            <text:p>10.54988194</text:p>
          </table:table-cell>
          <table:table-cell office:value-type="float" office:value="-70.1999969482422">
            <text:p>-70.1999969</text:p>
          </table:table-cell>
          <table:table-cell office:value-type="float" office:value="10.5498819351196">
            <text:p>10.54988194</text:p>
          </table:table-cell>
          <table:table-cell office:value-type="float" office:value="-70.1999969482422">
            <text:p>-70.1999969</text:p>
          </table:table-cell>
          <table:table-cell office:value-type="float" office:value="10.5498819351196">
            <text:p>10.5498819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88231819260723e+17">
            <text:p>2.88E+17</text:p>
          </table:table-cell>
          <table:table-cell office:value-type="float" office:value="-82.1999969482422">
            <text:p>-82.1999969</text:p>
          </table:table-cell>
          <table:table-cell office:value-type="float" office:value="12.3498554229736">
            <text:p>12.34985542</text:p>
          </table:table-cell>
          <table:table-cell office:value-type="float" office:value="-82.1999969482422">
            <text:p>-82.1999969</text:p>
          </table:table-cell>
          <table:table-cell office:value-type="float" office:value="12.3498554229736">
            <text:p>12.34985542</text:p>
          </table:table-cell>
          <table:table-cell office:value-type="float" office:value="-82.1999969482422">
            <text:p>-82.1999969</text:p>
          </table:table-cell>
          <table:table-cell office:value-type="float" office:value="12.3498554229736">
            <text:p>12.3498554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88231819260723e+17">
            <text:p>2.88E+17</text:p>
          </table:table-cell>
          <table:table-cell office:value-type="float" office:value="-96.1999969482422">
            <text:p>-96.1999969</text:p>
          </table:table-cell>
          <table:table-cell office:value-type="float" office:value="14.4403429031372">
            <text:p>14.4403429</text:p>
          </table:table-cell>
          <table:table-cell office:value-type="float" office:value="-96.1999969482422">
            <text:p>-96.1999969</text:p>
          </table:table-cell>
          <table:table-cell office:value-type="float" office:value="14.4403429031372">
            <text:p>14.4403429</text:p>
          </table:table-cell>
          <table:table-cell office:value-type="float" office:value="-96.1999969482422">
            <text:p>-96.1999969</text:p>
          </table:table-cell>
          <table:table-cell office:value-type="float" office:value="14.4403429031372">
            <text:p>14.4403429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88231819260723e+17">
            <text:p>2.88E+17</text:p>
          </table:table-cell>
          <table:table-cell office:value-type="float" office:value="-110.199996948242">
            <text:p>-110.199997</text:p>
          </table:table-cell>
          <table:table-cell office:value-type="float" office:value="16.5234279632568">
            <text:p>16.52342796</text:p>
          </table:table-cell>
          <table:table-cell office:value-type="float" office:value="-110.199996948242">
            <text:p>-110.199997</text:p>
          </table:table-cell>
          <table:table-cell office:value-type="float" office:value="16.5234279632568">
            <text:p>16.52342796</text:p>
          </table:table-cell>
          <table:table-cell office:value-type="float" office:value="-110.199996948242">
            <text:p>-110.199997</text:p>
          </table:table-cell>
          <table:table-cell office:value-type="float" office:value="16.5234279632568">
            <text:p>16.5234279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45769665643151e+16">
            <text:p>9.46E+16</text:p>
          </table:table-cell>
          <table:table-cell office:value-type="float" office:value="-0.992668986320496">
            <text:p>-0.99266899</text:p>
          </table:table-cell>
          <table:table-cell office:value-type="float" office:value="3.31274175643921">
            <text:p>3.31274175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45769665643151e+16">
            <text:p>9.46E+16</text:p>
          </table:table-cell>
          <table:table-cell office:value-type="float" office:value="-2.4297399520874">
            <text:p>-2.42973995</text:p>
          </table:table-cell>
          <table:table-cell office:value-type="float" office:value="7.27634716033936">
            <text:p>7.2763471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45769665643151e+16">
            <text:p>9.46E+16</text:p>
          </table:table-cell>
          <table:table-cell office:value-type="float" office:value="-3.9803900718689">
            <text:p>-3.98039007</text:p>
          </table:table-cell>
          <table:table-cell office:value-type="float" office:value="11.5680904388428">
            <text:p>11.56809044</text:p>
          </table:table-cell>
          <table:table-cell office:value-type="float" office:value="-3.9803900718689">
            <text:p>-3.98039007</text:p>
          </table:table-cell>
          <table:table-cell office:value-type="float" office:value="11.5680904388428">
            <text:p>11.56809044</text:p>
          </table:table-cell>
          <table:table-cell office:value-type="float" office:value="-3.9803900718689">
            <text:p>-3.98039007</text:p>
          </table:table-cell>
          <table:table-cell office:value-type="float" office:value="11.5680904388428">
            <text:p>11.5680904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45769665643151e+16">
            <text:p>9.46E+16</text:p>
          </table:table-cell>
          <table:table-cell office:value-type="float" office:value="-6.03564977645874">
            <text:p>-6.03564978</text:p>
          </table:table-cell>
          <table:table-cell office:value-type="float" office:value="17.216329574585">
            <text:p>17.21632957</text:p>
          </table:table-cell>
          <table:table-cell office:value-type="float" office:value="-9.28000068664551">
            <text:p>-9.28000069</text:p>
          </table:table-cell>
          <table:table-cell office:value-type="float" office:value="26.2165718078613">
            <text:p>26.21657181</text:p>
          </table:table-cell>
          <table:table-cell office:value-type="float" office:value="-9.28000068664551">
            <text:p>-9.28000069</text:p>
          </table:table-cell>
          <table:table-cell office:value-type="float" office:value="26.2165718078613">
            <text:p>26.21657181</text:p>
          </table:table-cell>
          <table:table-cell office:value-type="float" office:value="-9.5671402773285">
            <text:p>-9.5671402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45769665643151e+16">
            <text:p>9.46E+16</text:p>
          </table:table-cell>
          <table:table-cell office:value-type="float" office:value="-9.11999988555908">
            <text:p>-9.11999989</text:p>
          </table:table-cell>
          <table:table-cell office:value-type="float" office:value="25.6206092834473">
            <text:p>25.62060928</text:p>
          </table:table-cell>
          <table:table-cell office:value-type="float" office:value="-12.8800001144409">
            <text:p>-12.8800001</text:p>
          </table:table-cell>
          <table:table-cell office:value-type="float" office:value="35.97705078125">
            <text:p>35.97705078</text:p>
          </table:table-cell>
          <table:table-cell office:value-type="float" office:value="-12.8800001144409">
            <text:p>-12.8800001</text:p>
          </table:table-cell>
          <table:table-cell office:value-type="float" office:value="35.97705078125">
            <text:p>35.97705078</text:p>
          </table:table-cell>
          <table:table-cell office:value-type="float" office:value="-11.0178710383904">
            <text:p>-11.01787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45769665643151e+16">
            <text:p>9.46E+16</text:p>
          </table:table-cell>
          <table:table-cell office:value-type="float" office:value="-9.28000068664551">
            <text:p>-9.28000069</text:p>
          </table:table-cell>
          <table:table-cell office:value-type="float" office:value="26.2165718078613">
            <text:p>26.21657181</text:p>
          </table:table-cell>
          <table:table-cell office:value-type="float" office:value="-18.0200004577637">
            <text:p>-18.0200005</text:p>
          </table:table-cell>
          <table:table-cell office:value-type="float" office:value="50.0315093994141">
            <text:p>50.0315094</text:p>
          </table:table-cell>
          <table:table-cell office:value-type="float" office:value="-18.0200004577637">
            <text:p>-18.0200005</text:p>
          </table:table-cell>
          <table:table-cell office:value-type="float" office:value="50.0315093994141">
            <text:p>50.0315094</text:p>
          </table:table-cell>
          <table:table-cell office:value-type="float" office:value="-25.3680674961397">
            <text:p>-25.36806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45769665643151e+16">
            <text:p>9.46E+16</text:p>
          </table:table-cell>
          <table:table-cell office:value-type="float" office:value="-12.8800001144409">
            <text:p>-12.8800001</text:p>
          </table:table-cell>
          <table:table-cell office:value-type="float" office:value="35.97705078125">
            <text:p>35.97705078</text:p>
          </table:table-cell>
          <table:table-cell office:value-type="float" office:value="-23.8999996185303">
            <text:p>-23.8999996</text:p>
          </table:table-cell>
          <table:table-cell office:value-type="float" office:value="65.9799346923828">
            <text:p>65.97993469</text:p>
          </table:table-cell>
          <table:table-cell office:value-type="float" office:value="-23.8999996185303">
            <text:p>-23.8999996</text:p>
          </table:table-cell>
          <table:table-cell office:value-type="float" office:value="65.9799346923828">
            <text:p>65.97993469</text:p>
          </table:table-cell>
          <table:table-cell office:value-type="float" office:value="-31.9626881231076">
            <text:p>-31.962688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45769665643151e+16">
            <text:p>9.46E+16</text:p>
          </table:table-cell>
          <table:table-cell office:value-type="float" office:value="-18.0200004577637">
            <text:p>-18.0200005</text:p>
          </table:table-cell>
          <table:table-cell office:value-type="float" office:value="50.0315093994141">
            <text:p>50.0315094</text:p>
          </table:table-cell>
          <table:table-cell office:value-type="float" office:value="-29.6399993896484">
            <text:p>-29.6399994</text:p>
          </table:table-cell>
          <table:table-cell office:value-type="float" office:value="81.9448013305664">
            <text:p>81.94480133</text:p>
          </table:table-cell>
          <table:table-cell office:value-type="float" office:value="-29.6399993896484">
            <text:p>-29.6399994</text:p>
          </table:table-cell>
          <table:table-cell office:value-type="float" office:value="81.9448013305664">
            <text:p>81.94480133</text:p>
          </table:table-cell>
          <table:table-cell office:value-type="float" office:value="-33.9629588973039">
            <text:p>-33.962958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45769665643151e+16">
            <text:p>9.46E+16</text:p>
          </table:table-cell>
          <table:table-cell office:value-type="float" office:value="-23.8999996185303">
            <text:p>-23.8999996</text:p>
          </table:table-cell>
          <table:table-cell office:value-type="float" office:value="65.9799346923828">
            <text:p>65.97993469</text:p>
          </table:table-cell>
          <table:table-cell office:value-type="float" office:value="-36.3400001525879">
            <text:p>-36.3400002</text:p>
          </table:table-cell>
          <table:table-cell office:value-type="float" office:value="101.822441101074">
            <text:p>101.8224411</text:p>
          </table:table-cell>
          <table:table-cell office:value-type="float" office:value="-36.3400001525879">
            <text:p>-36.3400002</text:p>
          </table:table-cell>
          <table:table-cell office:value-type="float" office:value="101.822441101074">
            <text:p>101.8224411</text:p>
          </table:table-cell>
          <table:table-cell office:value-type="float" office:value="-3">
            <text:p>-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367436918e+17">
            <text:p>3.78E+17</text:p>
          </table:table-cell>
          <table:table-cell office:value-type="float" office:value="8.80109977722168">
            <text:p>8.801099777</text:p>
          </table:table-cell>
          <table:table-cell office:value-type="float" office:value="3.23063707351685">
            <text:p>3.23063707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367436918e+17">
            <text:p>3.78E+17</text:p>
          </table:table-cell>
          <table:table-cell office:value-type="float" office:value="19.692798614502">
            <text:p>19.69279861</text:p>
          </table:table-cell>
          <table:table-cell office:value-type="float" office:value="7.10877084732056">
            <text:p>7.10877084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367436918e+17">
            <text:p>3.78E+17</text:p>
          </table:table-cell>
          <table:table-cell office:value-type="float" office:value="20.2180995941162">
            <text:p>20.21809959</text:p>
          </table:table-cell>
          <table:table-cell office:value-type="float" office:value="7.29508304595947">
            <text:p>7.295083046</text:p>
          </table:table-cell>
          <table:table-cell office:value-type="float" office:value="20.2180995941162">
            <text:p>20.21809959</text:p>
          </table:table-cell>
          <table:table-cell office:value-type="float" office:value="7.29508304595947">
            <text:p>7.295083046</text:p>
          </table:table-cell>
          <table:table-cell office:value-type="float" office:value="20.2180995941162">
            <text:p>20.21809959</text:p>
          </table:table-cell>
          <table:table-cell office:value-type="float" office:value="7.29508304595947">
            <text:p>7.29508304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367436918e+17">
            <text:p>3.78E+17</text:p>
          </table:table-cell>
          <table:table-cell office:value-type="float" office:value="32.2320022583008">
            <text:p>32.23200226</text:p>
          </table:table-cell>
          <table:table-cell office:value-type="float" office:value="11.5515661239624">
            <text:p>11.55156612</text:p>
          </table:table-cell>
          <table:table-cell office:value-type="float" office:value="32.2320022583008">
            <text:p>32.23200226</text:p>
          </table:table-cell>
          <table:table-cell office:value-type="float" office:value="11.5515661239624">
            <text:p>11.55156612</text:p>
          </table:table-cell>
          <table:table-cell office:value-type="float" office:value="32.2320022583008">
            <text:p>32.23200226</text:p>
          </table:table-cell>
          <table:table-cell office:value-type="float" office:value="11.5515661239624">
            <text:p>11.5515661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367436918e+17">
            <text:p>3.78E+17</text:p>
          </table:table-cell>
          <table:table-cell office:value-type="float" office:value="48.2354011535645">
            <text:p>48.23540115</text:p>
          </table:table-cell>
          <table:table-cell office:value-type="float" office:value="17.2206974029541">
            <text:p>17.2206974</text:p>
          </table:table-cell>
          <table:table-cell office:value-type="float" office:value="48.2354011535645">
            <text:p>48.23540115</text:p>
          </table:table-cell>
          <table:table-cell office:value-type="float" office:value="17.2206974029541">
            <text:p>17.2206974</text:p>
          </table:table-cell>
          <table:table-cell office:value-type="float" office:value="48.2354011535645">
            <text:p>48.23540115</text:p>
          </table:table-cell>
          <table:table-cell office:value-type="float" office:value="17.2206974029541">
            <text:p>17.220697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367436918e+17">
            <text:p>3.78E+17</text:p>
          </table:table-cell>
          <table:table-cell office:value-type="float" office:value="72.5800018310547">
            <text:p>72.58000183</text:p>
          </table:table-cell>
          <table:table-cell office:value-type="float" office:value="25.7848567962646">
            <text:p>25.7848568</text:p>
          </table:table-cell>
          <table:table-cell office:value-type="float" office:value="72.5800018310547">
            <text:p>72.58000183</text:p>
          </table:table-cell>
          <table:table-cell office:value-type="float" office:value="25.7848567962646">
            <text:p>25.7848568</text:p>
          </table:table-cell>
          <table:table-cell office:value-type="float" office:value="72.5800018310547">
            <text:p>72.58000183</text:p>
          </table:table-cell>
          <table:table-cell office:value-type="float" office:value="25.7848567962646">
            <text:p>25.7848568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367436918e+17">
            <text:p>3.78E+17</text:p>
          </table:table-cell>
          <table:table-cell office:value-type="float" office:value="102.180000305176">
            <text:p>102.1800003</text:p>
          </table:table-cell>
          <table:table-cell office:value-type="float" office:value="36.2074165344238">
            <text:p>36.20741653</text:p>
          </table:table-cell>
          <table:table-cell office:value-type="float" office:value="102.180000305176">
            <text:p>102.1800003</text:p>
          </table:table-cell>
          <table:table-cell office:value-type="float" office:value="36.2074165344238">
            <text:p>36.20741653</text:p>
          </table:table-cell>
          <table:table-cell office:value-type="float" office:value="102.180000305176">
            <text:p>102.1800003</text:p>
          </table:table-cell>
          <table:table-cell office:value-type="float" office:value="36.2074165344238">
            <text:p>36.2074165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367436918e+17">
            <text:p>3.78E+17</text:p>
          </table:table-cell>
          <table:table-cell office:value-type="float" office:value="122.150001525879">
            <text:p>122.1500015</text:p>
          </table:table-cell>
          <table:table-cell office:value-type="float" office:value="43.1415252685547">
            <text:p>43.14152527</text:p>
          </table:table-cell>
          <table:table-cell office:value-type="float" office:value="122.150001525879">
            <text:p>122.1500015</text:p>
          </table:table-cell>
          <table:table-cell office:value-type="float" office:value="43.1415252685547">
            <text:p>43.14152527</text:p>
          </table:table-cell>
          <table:table-cell office:value-type="float" office:value="122.150001525879">
            <text:p>122.1500015</text:p>
          </table:table-cell>
          <table:table-cell office:value-type="float" office:value="43.1415252685547">
            <text:p>43.1415252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7830367436918e+17">
            <text:p>3.78E+17</text:p>
          </table:table-cell>
          <table:table-cell office:value-type="float" office:value="150.449996948242">
            <text:p>150.4499969</text:p>
          </table:table-cell>
          <table:table-cell office:value-type="float" office:value="53.0742988586426">
            <text:p>53.07429886</text:p>
          </table:table-cell>
          <table:table-cell office:value-type="float" office:value="150.449996948242">
            <text:p>150.4499969</text:p>
          </table:table-cell>
          <table:table-cell office:value-type="float" office:value="53.0742988586426">
            <text:p>53.07429886</text:p>
          </table:table-cell>
          <table:table-cell office:value-type="float" office:value="150.449996948242">
            <text:p>150.4499969</text:p>
          </table:table-cell>
          <table:table-cell office:value-type="float" office:value="53.0742988586426">
            <text:p>53.0742988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4023988896e+17">
            <text:p>7.52E+17</text:p>
          </table:table-cell>
          <table:table-cell office:value-type="float" office:value="-16.9552001953125">
            <text:p>-16.9552002</text:p>
          </table:table-cell>
          <table:table-cell office:value-type="float" office:value="3.27106928825378">
            <text:p>3.27106928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4023988896e+17">
            <text:p>7.52E+17</text:p>
          </table:table-cell>
          <table:table-cell office:value-type="float" office:value="-36.589599609375">
            <text:p>-36.5895996</text:p>
          </table:table-cell>
          <table:table-cell office:value-type="float" office:value="7.16698455810547">
            <text:p>7.16698455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4023988896e+17">
            <text:p>7.52E+17</text:p>
          </table:table-cell>
          <table:table-cell office:value-type="float" office:value="-59.7999992370605">
            <text:p>-59.7999992</text:p>
          </table:table-cell>
          <table:table-cell office:value-type="float" office:value="11.7746353149414">
            <text:p>11.77463531</text:p>
          </table:table-cell>
          <table:table-cell office:value-type="float" office:value="-60.2000007629395">
            <text:p>-60.2000008</text:p>
          </table:table-cell>
          <table:table-cell office:value-type="float" office:value="11.853723526001">
            <text:p>11.85372353</text:p>
          </table:table-cell>
          <table:table-cell office:value-type="float" office:value="-60.2000007629395">
            <text:p>-60.2000008</text:p>
          </table:table-cell>
          <table:table-cell office:value-type="float" office:value="11.853723526001">
            <text:p>11.85372353</text:p>
          </table:table-cell>
          <table:table-cell office:value-type="float" office:value="-0.40774522171824">
            <text:p>-0.4077452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4023988896e+17">
            <text:p>7.52E+17</text:p>
          </table:table-cell>
          <table:table-cell office:value-type="float" office:value="-60.2000007629395">
            <text:p>-60.2000008</text:p>
          </table:table-cell>
          <table:table-cell office:value-type="float" office:value="11.853723526001">
            <text:p>11.85372353</text:p>
          </table:table-cell>
          <table:table-cell office:value-type="float" office:value="-70.1999969482422">
            <text:p>-70.1999969</text:p>
          </table:table-cell>
          <table:table-cell office:value-type="float" office:value="13.8386840820313">
            <text:p>13.83868408</text:p>
          </table:table-cell>
          <table:table-cell office:value-type="float" office:value="-70.1999969482422">
            <text:p>-70.1999969</text:p>
          </table:table-cell>
          <table:table-cell office:value-type="float" office:value="13.8386840820313">
            <text:p>13.83868408</text:p>
          </table:table-cell>
          <table:table-cell office:value-type="float" office:value="-10.195096474044">
            <text:p>-10.195096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4023988896e+17">
            <text:p>7.52E+17</text:p>
          </table:table-cell>
          <table:table-cell office:value-type="float" office:value="-69.8000030517578">
            <text:p>-69.8000031</text:p>
          </table:table-cell>
          <table:table-cell office:value-type="float" office:value="13.7594861984253">
            <text:p>13.7594862</text:p>
          </table:table-cell>
          <table:table-cell office:value-type="float" office:value="-81.8000030517578">
            <text:p>-81.8000031</text:p>
          </table:table-cell>
          <table:table-cell office:value-type="float" office:value="16.1400012969971">
            <text:p>16.1400013</text:p>
          </table:table-cell>
          <table:table-cell office:value-type="float" office:value="-81.8000030517578">
            <text:p>-81.8000031</text:p>
          </table:table-cell>
          <table:table-cell office:value-type="float" office:value="16.1400012969971">
            <text:p>16.1400013</text:p>
          </table:table-cell>
          <table:table-cell office:value-type="float" office:value="-12.2338404491201">
            <text:p>-12.233840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4023988896e+17">
            <text:p>7.52E+17</text:p>
          </table:table-cell>
          <table:table-cell office:value-type="float" office:value="-70.1999969482422">
            <text:p>-70.1999969</text:p>
          </table:table-cell>
          <table:table-cell office:value-type="float" office:value="13.8386840820313">
            <text:p>13.83868408</text:p>
          </table:table-cell>
          <table:table-cell office:value-type="float" office:value="-121.849998474121">
            <text:p>-121.849998</text:p>
          </table:table-cell>
          <table:table-cell office:value-type="float" office:value="24.0974655151367">
            <text:p>24.09746552</text:p>
          </table:table-cell>
          <table:table-cell office:value-type="float" office:value="-121.849998474121">
            <text:p>-121.849998</text:p>
          </table:table-cell>
          <table:table-cell office:value-type="float" office:value="24.0974655151367">
            <text:p>24.09746552</text:p>
          </table:table-cell>
          <table:table-cell office:value-type="float" office:value="-52.6589522694434">
            <text:p>-52.658952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4023988896e+17">
            <text:p>7.52E+17</text:p>
          </table:table-cell>
          <table:table-cell office:value-type="float" office:value="-81.8000030517578">
            <text:p>-81.8000031</text:p>
          </table:table-cell>
          <table:table-cell office:value-type="float" office:value="16.1400012969971">
            <text:p>16.1400013</text:p>
          </table:table-cell>
          <table:table-cell office:value-type="float" office:value="-149.550003051758">
            <text:p>-149.550003</text:p>
          </table:table-cell>
          <table:table-cell office:value-type="float" office:value="29.5829982757568">
            <text:p>29.58299828</text:p>
          </table:table-cell>
          <table:table-cell office:value-type="float" office:value="-149.550003051758">
            <text:p>-149.550003</text:p>
          </table:table-cell>
          <table:table-cell office:value-type="float" office:value="29.5829982757568">
            <text:p>29.58299828</text:p>
          </table:table-cell>
          <table:table-cell office:value-type="float" office:value="-69.0708090858283">
            <text:p>-69.070809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4023988896e+17">
            <text:p>7.52E+17</text:p>
          </table:table-cell>
          <table:table-cell office:value-type="float" office:value="-121.849998474121">
            <text:p>-121.849998</text:p>
          </table:table-cell>
          <table:table-cell office:value-type="float" office:value="24.0974655151367">
            <text:p>24.09746552</text:p>
          </table:table-cell>
          <table:table-cell office:value-type="float" office:value="-179.850006103516">
            <text:p>-179.850006</text:p>
          </table:table-cell>
          <table:table-cell office:value-type="float" office:value="35.6258773803711">
            <text:p>35.62587738</text:p>
          </table:table-cell>
          <table:table-cell office:value-type="float" office:value="-179.850006103516">
            <text:p>-179.850006</text:p>
          </table:table-cell>
          <table:table-cell office:value-type="float" office:value="35.6258773803711">
            <text:p>35.62587738</text:p>
          </table:table-cell>
          <table:table-cell office:value-type="float" office:value="-59.1346359179145">
            <text:p>-59.134635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4023988896e+17">
            <text:p>7.52E+17</text:p>
          </table:table-cell>
          <table:table-cell office:value-type="float" office:value="-149.550003051758">
            <text:p>-149.550003</text:p>
          </table:table-cell>
          <table:table-cell office:value-type="float" office:value="29.4913749694824">
            <text:p>29.49137497</text:p>
          </table:table-cell>
          <table:table-cell office:value-type="float" office:value="-215.149993896484">
            <text:p>-215.149994</text:p>
          </table:table-cell>
          <table:table-cell office:value-type="float" office:value="42.6610946655273">
            <text:p>42.66109467</text:p>
          </table:table-cell>
          <table:table-cell office:value-type="float" office:value="-215.149993896484">
            <text:p>-215.149994</text:p>
          </table:table-cell>
          <table:table-cell office:value-type="float" office:value="42.6610946655273">
            <text:p>42.66109467</text:p>
          </table:table-cell>
          <table:table-cell office:value-type="float" office:value="-66.9088956395232">
            <text:p>-66.908895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95590425e+17">
            <text:p>5.72E+17</text:p>
          </table:table-cell>
          <table:table-cell office:value-type="float" office:value="-7.90348958969116">
            <text:p>-7.90348959</text:p>
          </table:table-cell>
          <table:table-cell office:value-type="float" office:value="3.15074777603149">
            <text:p>3.15074777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95590425e+17">
            <text:p>5.72E+17</text:p>
          </table:table-cell>
          <table:table-cell office:value-type="float" office:value="-18.0944004058838">
            <text:p>-18.0944004</text:p>
          </table:table-cell>
          <table:table-cell office:value-type="float" office:value="7.25674915313721">
            <text:p>7.25674915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95590425e+17">
            <text:p>5.72E+17</text:p>
          </table:table-cell>
          <table:table-cell office:value-type="float" office:value="-28.971700668335">
            <text:p>-28.9717007</text:p>
          </table:table-cell>
          <table:table-cell office:value-type="float" office:value="11.6427507400513">
            <text:p>11.64275074</text:p>
          </table:table-cell>
          <table:table-cell office:value-type="float" office:value="-28.971700668335">
            <text:p>-28.9717007</text:p>
          </table:table-cell>
          <table:table-cell office:value-type="float" office:value="11.6427507400513">
            <text:p>11.64275074</text:p>
          </table:table-cell>
          <table:table-cell office:value-type="float" office:value="-28.971700668335">
            <text:p>-28.9717007</text:p>
          </table:table-cell>
          <table:table-cell office:value-type="float" office:value="11.6427507400513">
            <text:p>11.6427507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95590425e+17">
            <text:p>5.72E+17</text:p>
          </table:table-cell>
          <table:table-cell office:value-type="float" office:value="-42.7954025268555">
            <text:p>-42.7954025</text:p>
          </table:table-cell>
          <table:table-cell office:value-type="float" office:value="17.2161426544189">
            <text:p>17.21614265</text:p>
          </table:table-cell>
          <table:table-cell office:value-type="float" office:value="-42.7954025268555">
            <text:p>-42.7954025</text:p>
          </table:table-cell>
          <table:table-cell office:value-type="float" office:value="17.2161426544189">
            <text:p>17.21614265</text:p>
          </table:table-cell>
          <table:table-cell office:value-type="float" office:value="-42.7954025268555">
            <text:p>-42.7954025</text:p>
          </table:table-cell>
          <table:table-cell office:value-type="float" office:value="17.2161426544189">
            <text:p>17.2161426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95590425e+17">
            <text:p>5.72E+17</text:p>
          </table:table-cell>
          <table:table-cell office:value-type="float" office:value="-64.4599990844727">
            <text:p>-64.4599991</text:p>
          </table:table-cell>
          <table:table-cell office:value-type="float" office:value="25.9433326721191">
            <text:p>25.94333267</text:p>
          </table:table-cell>
          <table:table-cell office:value-type="float" office:value="-64.4599990844727">
            <text:p>-64.4599991</text:p>
          </table:table-cell>
          <table:table-cell office:value-type="float" office:value="25.9433326721191">
            <text:p>25.94333267</text:p>
          </table:table-cell>
          <table:table-cell office:value-type="float" office:value="-64.4599990844727">
            <text:p>-64.4599991</text:p>
          </table:table-cell>
          <table:table-cell office:value-type="float" office:value="25.9433326721191">
            <text:p>25.9433326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95590425e+17">
            <text:p>5.72E+17</text:p>
          </table:table-cell>
          <table:table-cell office:value-type="float" office:value="-66.1399993896484">
            <text:p>-66.1399994</text:p>
          </table:table-cell>
          <table:table-cell office:value-type="float" office:value="26.6079978942871">
            <text:p>26.60799789</text:p>
          </table:table-cell>
          <table:table-cell office:value-type="float" office:value="-89.2200012207031">
            <text:p>-89.2200012</text:p>
          </table:table-cell>
          <table:table-cell office:value-type="float" office:value="35.9108619689941">
            <text:p>35.91086197</text:p>
          </table:table-cell>
          <table:table-cell office:value-type="float" office:value="-89.2200012207031">
            <text:p>-89.2200012</text:p>
          </table:table-cell>
          <table:table-cell office:value-type="float" office:value="35.9108619689941">
            <text:p>35.91086197</text:p>
          </table:table-cell>
          <table:table-cell office:value-type="float" office:value="-24.8843276886068">
            <text:p>-24.884327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95590425e+17">
            <text:p>5.72E+17</text:p>
          </table:table-cell>
          <table:table-cell office:value-type="float" office:value="-89.2200012207031">
            <text:p>-89.2200012</text:p>
          </table:table-cell>
          <table:table-cell office:value-type="float" office:value="35.9108619689941">
            <text:p>35.91086197</text:p>
          </table:table-cell>
          <table:table-cell office:value-type="float" office:value="-122.150001525879">
            <text:p>-122.150002</text:p>
          </table:table-cell>
          <table:table-cell office:value-type="float" office:value="49.1002388000488">
            <text:p>49.1002388</text:p>
          </table:table-cell>
          <table:table-cell office:value-type="float" office:value="-122.150001525879">
            <text:p>-122.150002</text:p>
          </table:table-cell>
          <table:table-cell office:value-type="float" office:value="49.1002388000488">
            <text:p>49.1002388</text:p>
          </table:table-cell>
          <table:table-cell office:value-type="float" office:value="-35.4731529651713">
            <text:p>-35.47315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95590425e+17">
            <text:p>5.72E+17</text:p>
          </table:table-cell>
          <table:table-cell office:value-type="float" office:value="-122.150001525879">
            <text:p>-122.150002</text:p>
          </table:table-cell>
          <table:table-cell office:value-type="float" office:value="49.1002388000488">
            <text:p>49.1002388</text:p>
          </table:table-cell>
          <table:table-cell office:value-type="float" office:value="-149.850006103516">
            <text:p>-149.850006</text:p>
          </table:table-cell>
          <table:table-cell office:value-type="float" office:value="60.2405624389648">
            <text:p>60.24056244</text:p>
          </table:table-cell>
          <table:table-cell office:value-type="float" office:value="-149.850006103516">
            <text:p>-149.850006</text:p>
          </table:table-cell>
          <table:table-cell office:value-type="float" office:value="60.2405624389648">
            <text:p>60.24056244</text:p>
          </table:table-cell>
          <table:table-cell office:value-type="float" office:value="-29.856273451">
            <text:p>-29.85627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395590425e+17">
            <text:p>5.72E+17</text:p>
          </table:table-cell>
          <table:table-cell office:value-type="float" office:value="-149.850006103516">
            <text:p>-149.850006</text:p>
          </table:table-cell>
          <table:table-cell office:value-type="float" office:value="60.2405624389648">
            <text:p>60.24056244</text:p>
          </table:table-cell>
          <table:table-cell office:value-type="float" office:value="-214.449996948242">
            <text:p>-214.449997</text:p>
          </table:table-cell>
          <table:table-cell office:value-type="float" office:value="87.009895324707">
            <text:p>87.00989532</text:p>
          </table:table-cell>
          <table:table-cell office:value-type="float" office:value="-214.449996948242">
            <text:p>-214.449997</text:p>
          </table:table-cell>
          <table:table-cell office:value-type="float" office:value="87.009895324707">
            <text:p>87.00989532</text:p>
          </table:table-cell>
          <table:table-cell office:value-type="float" office:value="-3">
            <text:p>-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5342268097e+17">
            <text:p>1.53E+17</text:p>
          </table:table-cell>
          <table:table-cell office:value-type="float" office:value="-81.8000030517578">
            <text:p>-81.8000031</text:p>
          </table:table-cell>
          <table:table-cell office:value-type="float" office:value="3.42108392715454">
            <text:p>3.42108392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5342268097e+17">
            <text:p>1.53E+17</text:p>
          </table:table-cell>
          <table:table-cell office:value-type="float" office:value="-82.1999969482422">
            <text:p>-82.1999969</text:p>
          </table:table-cell>
          <table:table-cell office:value-type="float" office:value="3.4394862651825">
            <text:p>3.43948626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5342268097e+17">
            <text:p>1.53E+17</text:p>
          </table:table-cell>
          <table:table-cell office:value-type="float" office:value="-95.8000030517578">
            <text:p>-95.8000031</text:p>
          </table:table-cell>
          <table:table-cell office:value-type="float" office:value="4.00666332244873">
            <text:p>4.006663322</text:p>
          </table:table-cell>
          <table:table-cell office:value-type="float" office:value="-95.8000030517578">
            <text:p>-95.8000031</text:p>
          </table:table-cell>
          <table:table-cell office:value-type="float" office:value="4.06652164459229">
            <text:p>4.066521645</text:p>
          </table:table-cell>
          <table:table-cell office:value-type="float" office:value="-95.8000030517578">
            <text:p>-95.8000031</text:p>
          </table:table-cell>
          <table:table-cell office:value-type="float" office:value="4.06652164459229">
            <text:p>4.066521645</text:p>
          </table:table-cell>
          <table:table-cell office:value-type="float" office:value="-0.0598583221435547">
            <text:p>-0.0598583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5342268097e+17">
            <text:p>1.53E+17</text:p>
          </table:table-cell>
          <table:table-cell office:value-type="float" office:value="-96.1999969482422">
            <text:p>-96.1999969</text:p>
          </table:table-cell>
          <table:table-cell office:value-type="float" office:value="4.0255708694458">
            <text:p>4.025570869</text:p>
          </table:table-cell>
          <table:table-cell office:value-type="float" office:value="-96.1999969482422">
            <text:p>-96.1999969</text:p>
          </table:table-cell>
          <table:table-cell office:value-type="float" office:value="4.08303880691528">
            <text:p>4.083038807</text:p>
          </table:table-cell>
          <table:table-cell office:value-type="float" office:value="-96.1999969482422">
            <text:p>-96.1999969</text:p>
          </table:table-cell>
          <table:table-cell office:value-type="float" office:value="4.08303880691528">
            <text:p>4.083038807</text:p>
          </table:table-cell>
          <table:table-cell office:value-type="float" office:value="-0.0574679374694824">
            <text:p>-0.0574679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5342268097e+17">
            <text:p>1.53E+17</text:p>
          </table:table-cell>
          <table:table-cell office:value-type="float" office:value="-96.25">
            <text:p>-96.25</text:p>
          </table:table-cell>
          <table:table-cell office:value-type="float" office:value="4.02901172637939">
            <text:p>4.029011726</text:p>
          </table:table-cell>
          <table:table-cell office:value-type="float" office:value="-109.75">
            <text:p>-109.75</text:p>
          </table:table-cell>
          <table:table-cell office:value-type="float" office:value="4.64700031280518">
            <text:p>4.647000313</text:p>
          </table:table-cell>
          <table:table-cell office:value-type="float" office:value="-109.75">
            <text:p>-109.75</text:p>
          </table:table-cell>
          <table:table-cell office:value-type="float" office:value="4.64700031280518">
            <text:p>4.647000313</text:p>
          </table:table-cell>
          <table:table-cell office:value-type="float" office:value="-13.5141374083939">
            <text:p>-13.514137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5342268097e+17">
            <text:p>1.53E+17</text:p>
          </table:table-cell>
          <table:table-cell office:value-type="float" office:value="-109.800003051758">
            <text:p>-109.800003</text:p>
          </table:table-cell>
          <table:table-cell office:value-type="float" office:value="4.59606122970581">
            <text:p>4.59606123</text:p>
          </table:table-cell>
          <table:table-cell office:value-type="float" office:value="-110.199996948242">
            <text:p>-110.199997</text:p>
          </table:table-cell>
          <table:table-cell office:value-type="float" office:value="4.6651349067688">
            <text:p>4.665134907</text:p>
          </table:table-cell>
          <table:table-cell office:value-type="float" office:value="-110.199996948242">
            <text:p>-110.199997</text:p>
          </table:table-cell>
          <table:table-cell office:value-type="float" office:value="4.6651349067688">
            <text:p>4.665134907</text:p>
          </table:table-cell>
          <table:table-cell office:value-type="float" office:value="-0.405914141275904">
            <text:p>-0.4059141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5342268097e+17">
            <text:p>1.53E+17</text:p>
          </table:table-cell>
          <table:table-cell office:value-type="float" office:value="-110.199996948242">
            <text:p>-110.199997</text:p>
          </table:table-cell>
          <table:table-cell office:value-type="float" office:value="4.61237049102783">
            <text:p>4.612370491</text:p>
          </table:table-cell>
          <table:table-cell office:value-type="float" office:value="-130.199996948242">
            <text:p>-130.199997</text:p>
          </table:table-cell>
          <table:table-cell office:value-type="float" office:value="5.47195148468018">
            <text:p>5.471951485</text:p>
          </table:table-cell>
          <table:table-cell office:value-type="float" office:value="-130.199996948242">
            <text:p>-130.199997</text:p>
          </table:table-cell>
          <table:table-cell office:value-type="float" office:value="5.47195148468018">
            <text:p>5.471951485</text:p>
          </table:table-cell>
          <table:table-cell office:value-type="float" office:value="-20.0184634646281">
            <text:p>-20.01846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6535493629903e+17">
            <text:p>6.67E+17</text:p>
          </table:table-cell>
          <table:table-cell office:value-type="float" office:value="-59.75">
            <text:p>-59.75</text:p>
          </table:table-cell>
          <table:table-cell office:value-type="float" office:value="4.23392963409424">
            <text:p>4.23392963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6535493629903e+17">
            <text:p>6.67E+17</text:p>
          </table:table-cell>
          <table:table-cell office:value-type="float" office:value="-59.7999992370605">
            <text:p>-59.7999992</text:p>
          </table:table-cell>
          <table:table-cell office:value-type="float" office:value="4.2372841835022">
            <text:p>4.23728418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6535493629903e+17">
            <text:p>6.67E+17</text:p>
          </table:table-cell>
          <table:table-cell office:value-type="float" office:value="-60.25">
            <text:p>-60.25</text:p>
          </table:table-cell>
          <table:table-cell office:value-type="float" office:value="4.26783418655396">
            <text:p>4.267834187</text:p>
          </table:table-cell>
          <table:table-cell office:value-type="float" office:value="-60.25">
            <text:p>-60.25</text:p>
          </table:table-cell>
          <table:table-cell office:value-type="float" office:value="4.26783418655396">
            <text:p>4.267834187</text:p>
          </table:table-cell>
          <table:table-cell office:value-type="float" office:value="-60.25">
            <text:p>-60.25</text:p>
          </table:table-cell>
          <table:table-cell office:value-type="float" office:value="4.26783418655396">
            <text:p>4.26783418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6535493629903e+17">
            <text:p>6.67E+17</text:p>
          </table:table-cell>
          <table:table-cell office:value-type="float" office:value="-69.75">
            <text:p>-69.75</text:p>
          </table:table-cell>
          <table:table-cell office:value-type="float" office:value="4.93612957000732">
            <text:p>4.93612957</text:p>
          </table:table-cell>
          <table:table-cell office:value-type="float" office:value="-70.25">
            <text:p>-70.25</text:p>
          </table:table-cell>
          <table:table-cell office:value-type="float" office:value="4.94548988342285">
            <text:p>4.945489883</text:p>
          </table:table-cell>
          <table:table-cell office:value-type="float" office:value="-70.25">
            <text:p>-70.25</text:p>
          </table:table-cell>
          <table:table-cell office:value-type="float" office:value="4.94548988342285">
            <text:p>4.945489883</text:p>
          </table:table-cell>
          <table:table-cell office:value-type="float" office:value="-0.500087607792112">
            <text:p>-0.5000876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6535493629903e+17">
            <text:p>6.67E+17</text:p>
          </table:table-cell>
          <table:table-cell office:value-type="float" office:value="-70.25">
            <text:p>-70.25</text:p>
          </table:table-cell>
          <table:table-cell office:value-type="float" office:value="4.97295236587524">
            <text:p>4.972952366</text:p>
          </table:table-cell>
          <table:table-cell office:value-type="float" office:value="-82.1999969482422">
            <text:p>-82.1999969</text:p>
          </table:table-cell>
          <table:table-cell office:value-type="float" office:value="5.75438594818115">
            <text:p>5.754385948</text:p>
          </table:table-cell>
          <table:table-cell office:value-type="float" office:value="-82.1999969482422">
            <text:p>-82.1999969</text:p>
          </table:table-cell>
          <table:table-cell office:value-type="float" office:value="5.75438594818115">
            <text:p>5.754385948</text:p>
          </table:table-cell>
          <table:table-cell office:value-type="float" office:value="-11.975519425334">
            <text:p>-11.975519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6535493629903e+17">
            <text:p>6.67E+17</text:p>
          </table:table-cell>
          <table:table-cell office:value-type="float" office:value="-81.75">
            <text:p>-81.75</text:p>
          </table:table-cell>
          <table:table-cell office:value-type="float" office:value="5.77781820297241">
            <text:p>5.777818203</text:p>
          </table:table-cell>
          <table:table-cell office:value-type="float" office:value="-95.75">
            <text:p>-95.75</text:p>
          </table:table-cell>
          <table:table-cell office:value-type="float" office:value="6.70080423355103">
            <text:p>6.700804234</text:p>
          </table:table-cell>
          <table:table-cell office:value-type="float" office:value="-95.75">
            <text:p>-95.75</text:p>
          </table:table-cell>
          <table:table-cell office:value-type="float" office:value="6.70080423355103">
            <text:p>6.700804234</text:p>
          </table:table-cell>
          <table:table-cell office:value-type="float" office:value="-14.0303921261183">
            <text:p>-14.030392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6535493629903e+17">
            <text:p>6.67E+17</text:p>
          </table:table-cell>
          <table:table-cell office:value-type="float" office:value="-82.25">
            <text:p>-82.25</text:p>
          </table:table-cell>
          <table:table-cell office:value-type="float" office:value="5.81034803390503">
            <text:p>5.810348034</text:p>
          </table:table-cell>
          <table:table-cell office:value-type="float" office:value="-96.1999969482422">
            <text:p>-96.1999969</text:p>
          </table:table-cell>
          <table:table-cell office:value-type="float" office:value="6.7319917678833">
            <text:p>6.731991768</text:p>
          </table:table-cell>
          <table:table-cell office:value-type="float" office:value="-96.1999969482422">
            <text:p>-96.1999969</text:p>
          </table:table-cell>
          <table:table-cell office:value-type="float" office:value="6.7319917678833">
            <text:p>6.731991768</text:p>
          </table:table-cell>
          <table:table-cell office:value-type="float" office:value="-13.9804092224923">
            <text:p>-13.980409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6535493629903e+17">
            <text:p>6.67E+17</text:p>
          </table:table-cell>
          <table:table-cell office:value-type="float" office:value="-96.25">
            <text:p>-96.25</text:p>
          </table:table-cell>
          <table:table-cell office:value-type="float" office:value="6.79411554336548">
            <text:p>6.794115543</text:p>
          </table:table-cell>
          <table:table-cell office:value-type="float" office:value="-109.75">
            <text:p>-109.75</text:p>
          </table:table-cell>
          <table:table-cell office:value-type="float" office:value="7.67585134506226">
            <text:p>7.675851345</text:p>
          </table:table-cell>
          <table:table-cell office:value-type="float" office:value="-109.75">
            <text:p>-109.75</text:p>
          </table:table-cell>
          <table:table-cell office:value-type="float" office:value="7.67585134506226">
            <text:p>7.675851345</text:p>
          </table:table-cell>
          <table:table-cell office:value-type="float" office:value="-13.5287640981722">
            <text:p>-13.528764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66535493629903e+17">
            <text:p>6.67E+17</text:p>
          </table:table-cell>
          <table:table-cell office:value-type="float" office:value="-110.25">
            <text:p>-110.25</text:p>
          </table:table-cell>
          <table:table-cell office:value-type="float" office:value="7.78421115875244">
            <text:p>7.784211159</text:p>
          </table:table-cell>
          <table:table-cell office:value-type="float" office:value="-130.199996948242">
            <text:p>-130.199997</text:p>
          </table:table-cell>
          <table:table-cell office:value-type="float" office:value="9.10262107849121">
            <text:p>9.102621078</text:p>
          </table:table-cell>
          <table:table-cell office:value-type="float" office:value="-130.199996948242">
            <text:p>-130.199997</text:p>
          </table:table-cell>
          <table:table-cell office:value-type="float" office:value="9.10262107849121">
            <text:p>9.102621078</text:p>
          </table:table-cell>
          <table:table-cell office:value-type="float" office:value="-19.9935135219235">
            <text:p>-19.99351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930948067e+17">
            <text:p>3.02E+17</text:p>
          </table:table-cell>
          <table:table-cell office:value-type="float" office:value="1.22161996364594">
            <text:p>1.221619964</text:p>
          </table:table-cell>
          <table:table-cell office:value-type="float" office:value="3.14404153823853">
            <text:p>3.14404153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930948067e+17">
            <text:p>3.02E+17</text:p>
          </table:table-cell>
          <table:table-cell office:value-type="float" office:value="1.8317699432373">
            <text:p>1.831769943</text:p>
          </table:table-cell>
          <table:table-cell office:value-type="float" office:value="7.13030481338501">
            <text:p>7.13030481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930948067e+17">
            <text:p>3.02E+17</text:p>
          </table:table-cell>
          <table:table-cell office:value-type="float" office:value="2.49692010879517">
            <text:p>2.496920109</text:p>
          </table:table-cell>
          <table:table-cell office:value-type="float" office:value="11.5165729522705">
            <text:p>11.51657295</text:p>
          </table:table-cell>
          <table:table-cell office:value-type="float" office:value="2.49692010879517">
            <text:p>2.496920109</text:p>
          </table:table-cell>
          <table:table-cell office:value-type="float" office:value="11.5165729522705">
            <text:p>11.51657295</text:p>
          </table:table-cell>
          <table:table-cell office:value-type="float" office:value="2.49692010879517">
            <text:p>2.496920109</text:p>
          </table:table-cell>
          <table:table-cell office:value-type="float" office:value="11.5165729522705">
            <text:p>11.5165729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930948067e+17">
            <text:p>3.02E+17</text:p>
          </table:table-cell>
          <table:table-cell office:value-type="float" office:value="3.36638975143433">
            <text:p>3.366389751</text:p>
          </table:table-cell>
          <table:table-cell office:value-type="float" office:value="17.2381858825684">
            <text:p>17.23818588</text:p>
          </table:table-cell>
          <table:table-cell office:value-type="float" office:value="3.36638975143433">
            <text:p>3.366389751</text:p>
          </table:table-cell>
          <table:table-cell office:value-type="float" office:value="17.2381858825684">
            <text:p>17.23818588</text:p>
          </table:table-cell>
          <table:table-cell office:value-type="float" office:value="3.36638975143433">
            <text:p>3.366389751</text:p>
          </table:table-cell>
          <table:table-cell office:value-type="float" office:value="17.2381858825684">
            <text:p>17.23818588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930948067e+17">
            <text:p>3.02E+17</text:p>
          </table:table-cell>
          <table:table-cell office:value-type="float" office:value="4.61999988555908">
            <text:p>4.619999886</text:p>
          </table:table-cell>
          <table:table-cell office:value-type="float" office:value="26.1092262268066">
            <text:p>26.10922623</text:p>
          </table:table-cell>
          <table:table-cell office:value-type="float" office:value="4.74000024795532">
            <text:p>4.740000248</text:p>
          </table:table-cell>
          <table:table-cell office:value-type="float" office:value="26.13307762146">
            <text:p>26.13307762</text:p>
          </table:table-cell>
          <table:table-cell office:value-type="float" office:value="4.74000024795532">
            <text:p>4.740000248</text:p>
          </table:table-cell>
          <table:table-cell office:value-type="float" office:value="26.13307762146">
            <text:p>26.13307762</text:p>
          </table:table-cell>
          <table:table-cell office:value-type="float" office:value="-0.122347766641396">
            <text:p>-0.1223477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930948067e+17">
            <text:p>3.02E+17</text:p>
          </table:table-cell>
          <table:table-cell office:value-type="float" office:value="6.03999996185303">
            <text:p>6.039999962</text:p>
          </table:table-cell>
          <table:table-cell office:value-type="float" office:value="35.6465835571289">
            <text:p>35.64658356</text:p>
          </table:table-cell>
          <table:table-cell office:value-type="float" office:value="6.15999984741211">
            <text:p>6.159999847</text:p>
          </table:table-cell>
          <table:table-cell office:value-type="float" office:value="35.7712516784668">
            <text:p>35.77125168</text:p>
          </table:table-cell>
          <table:table-cell office:value-type="float" office:value="6.15999984741211">
            <text:p>6.159999847</text:p>
          </table:table-cell>
          <table:table-cell office:value-type="float" office:value="35.7712516784668">
            <text:p>35.77125168</text:p>
          </table:table-cell>
          <table:table-cell office:value-type="float" office:value="-0.173037894728617">
            <text:p>-0.1730378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930948067e+17">
            <text:p>3.02E+17</text:p>
          </table:table-cell>
          <table:table-cell office:value-type="float" office:value="8.19999980926514">
            <text:p>8.199999809</text:p>
          </table:table-cell>
          <table:table-cell office:value-type="float" office:value="49.9241714477539">
            <text:p>49.92417145</text:p>
          </table:table-cell>
          <table:table-cell office:value-type="float" office:value="8.19999980926514">
            <text:p>8.199999809</text:p>
          </table:table-cell>
          <table:table-cell office:value-type="float" office:value="49.8317489624023">
            <text:p>49.83174896</text:p>
          </table:table-cell>
          <table:table-cell office:value-type="float" office:value="8.19999980926514">
            <text:p>8.199999809</text:p>
          </table:table-cell>
          <table:table-cell office:value-type="float" office:value="49.8317489624023">
            <text:p>49.83174896</text:p>
          </table:table-cell>
          <table:table-cell office:value-type="float" office:value="-0.0924224853515625">
            <text:p>-0.0924224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930948067e+17">
            <text:p>3.02E+17</text:p>
          </table:table-cell>
          <table:table-cell office:value-type="float" office:value="10.4800004959106">
            <text:p>10.4800005</text:p>
          </table:table-cell>
          <table:table-cell office:value-type="float" office:value="65.559814453125">
            <text:p>65.55981445</text:p>
          </table:table-cell>
          <table:table-cell office:value-type="float" office:value="10.8400001525879">
            <text:p>10.84000015</text:p>
          </table:table-cell>
          <table:table-cell office:value-type="float" office:value="65.7704544067383">
            <text:p>65.77045441</text:p>
          </table:table-cell>
          <table:table-cell office:value-type="float" office:value="10.8400001525879">
            <text:p>10.84000015</text:p>
          </table:table-cell>
          <table:table-cell office:value-type="float" office:value="65.7704544067383">
            <text:p>65.77045441</text:p>
          </table:table-cell>
          <table:table-cell office:value-type="float" office:value="-0.417095843740908">
            <text:p>-0.4170958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01741930948067e+17">
            <text:p>3.02E+17</text:p>
          </table:table-cell>
          <table:table-cell office:value-type="float" office:value="10.6000003814697">
            <text:p>10.60000038</text:p>
          </table:table-cell>
          <table:table-cell office:value-type="float" office:value="66.2132110595703">
            <text:p>66.21321106</text:p>
          </table:table-cell>
          <table:table-cell office:value-type="float" office:value="14.0799999237061">
            <text:p>14.07999992</text:p>
          </table:table-cell>
          <table:table-cell office:value-type="float" office:value="81.907844543457">
            <text:p>81.90784454</text:p>
          </table:table-cell>
          <table:table-cell office:value-type="float" office:value="14.0799999237061">
            <text:p>14.07999992</text:p>
          </table:table-cell>
          <table:table-cell office:value-type="float" office:value="81.907844543457">
            <text:p>81.90784454</text:p>
          </table:table-cell>
          <table:table-cell office:value-type="float" office:value="-16.0758177710343">
            <text:p>-16.075817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20760375804e+17">
            <text:p>5.18E+17</text:p>
          </table:table-cell>
          <table:table-cell office:value-type="float" office:value="9.98893928527832">
            <text:p>9.988939285</text:p>
          </table:table-cell>
          <table:table-cell office:value-type="float" office:value="3.19662261009216">
            <text:p>3.1966226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20760375804e+17">
            <text:p>5.18E+17</text:p>
          </table:table-cell>
          <table:table-cell office:value-type="float" office:value="10.5957002639771">
            <text:p>10.59570026</text:p>
          </table:table-cell>
          <table:table-cell office:value-type="float" office:value="3.39797830581665">
            <text:p>3.39797830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20760375804e+17">
            <text:p>5.18E+17</text:p>
          </table:table-cell>
          <table:table-cell office:value-type="float" office:value="21.9340000152588">
            <text:p>21.93400002</text:p>
          </table:table-cell>
          <table:table-cell office:value-type="float" office:value="7.16871547698975">
            <text:p>7.168715477</text:p>
          </table:table-cell>
          <table:table-cell office:value-type="float" office:value="21.9750003814697">
            <text:p>21.97500038</text:p>
          </table:table-cell>
          <table:table-cell office:value-type="float" office:value="7.16931915283203">
            <text:p>7.169319153</text:p>
          </table:table-cell>
          <table:table-cell office:value-type="float" office:value="21.9750003814697">
            <text:p>21.97500038</text:p>
          </table:table-cell>
          <table:table-cell office:value-type="float" office:value="7.16931915283203">
            <text:p>7.169319153</text:p>
          </table:table-cell>
          <table:table-cell office:value-type="float" office:value="-0.0410048101319046">
            <text:p>-0.0410048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20760375804e+17">
            <text:p>5.18E+17</text:p>
          </table:table-cell>
          <table:table-cell office:value-type="float" office:value="35.345100402832">
            <text:p>35.3451004</text:p>
          </table:table-cell>
          <table:table-cell office:value-type="float" office:value="11.6278657913208">
            <text:p>11.62786579</text:p>
          </table:table-cell>
          <table:table-cell office:value-type="float" office:value="35.345100402832">
            <text:p>35.3451004</text:p>
          </table:table-cell>
          <table:table-cell office:value-type="float" office:value="11.6278657913208">
            <text:p>11.62786579</text:p>
          </table:table-cell>
          <table:table-cell office:value-type="float" office:value="35.345100402832">
            <text:p>35.3451004</text:p>
          </table:table-cell>
          <table:table-cell office:value-type="float" office:value="11.6278657913208">
            <text:p>11.62786579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20760375804e+17">
            <text:p>5.18E+17</text:p>
          </table:table-cell>
          <table:table-cell office:value-type="float" office:value="78.5400009155273">
            <text:p>78.54000092</text:p>
          </table:table-cell>
          <table:table-cell office:value-type="float" office:value="25.9450931549072">
            <text:p>25.94509315</text:p>
          </table:table-cell>
          <table:table-cell office:value-type="float" office:value="79.6999969482422">
            <text:p>79.69999695</text:p>
          </table:table-cell>
          <table:table-cell office:value-type="float" office:value="26.3812980651855">
            <text:p>26.38129807</text:p>
          </table:table-cell>
          <table:table-cell office:value-type="float" office:value="79.6999969482422">
            <text:p>79.69999695</text:p>
          </table:table-cell>
          <table:table-cell office:value-type="float" office:value="26.3812980651855">
            <text:p>26.38129807</text:p>
          </table:table-cell>
          <table:table-cell office:value-type="float" office:value="-1.23930041542198">
            <text:p>-1.2393004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20760375804e+17">
            <text:p>5.18E+17</text:p>
          </table:table-cell>
          <table:table-cell office:value-type="float" office:value="80.5999984741211">
            <text:p>80.59999847</text:p>
          </table:table-cell>
          <table:table-cell office:value-type="float" office:value="26.6073398590088">
            <text:p>26.60733986</text:p>
          </table:table-cell>
          <table:table-cell office:value-type="float" office:value="122.150001525879">
            <text:p>122.1500015</text:p>
          </table:table-cell>
          <table:table-cell office:value-type="float" office:value="40.6540336608887">
            <text:p>40.65403366</text:p>
          </table:table-cell>
          <table:table-cell office:value-type="float" office:value="122.150001525879">
            <text:p>122.1500015</text:p>
          </table:table-cell>
          <table:table-cell office:value-type="float" office:value="40.6540336608887">
            <text:p>40.65403366</text:p>
          </table:table-cell>
          <table:table-cell office:value-type="float" office:value="-43.8601454667544">
            <text:p>-43.86014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20760375804e+17">
            <text:p>5.18E+17</text:p>
          </table:table-cell>
          <table:table-cell office:value-type="float" office:value="122.150001525879">
            <text:p>122.1500015</text:p>
          </table:table-cell>
          <table:table-cell office:value-type="float" office:value="40.3418655395508">
            <text:p>40.34186554</text:p>
          </table:table-cell>
          <table:table-cell office:value-type="float" office:value="122.449996948242">
            <text:p>122.4499969</text:p>
          </table:table-cell>
          <table:table-cell office:value-type="float" office:value="40.7558288574219">
            <text:p>40.75582886</text:p>
          </table:table-cell>
          <table:table-cell office:value-type="float" office:value="122.449996948242">
            <text:p>122.4499969</text:p>
          </table:table-cell>
          <table:table-cell office:value-type="float" office:value="40.7558288574219">
            <text:p>40.75582886</text:p>
          </table:table-cell>
          <table:table-cell office:value-type="float" office:value="-0.51123662034499">
            <text:p>-0.5112366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20760375804e+17">
            <text:p>5.18E+17</text:p>
          </table:table-cell>
          <table:table-cell office:value-type="float" office:value="150.149993896484">
            <text:p>150.1499939</text:p>
          </table:table-cell>
          <table:table-cell office:value-type="float" office:value="49.5834426879883">
            <text:p>49.58344269</text:p>
          </table:table-cell>
          <table:table-cell office:value-type="float" office:value="150.449996948242">
            <text:p>150.4499969</text:p>
          </table:table-cell>
          <table:table-cell office:value-type="float" office:value="50.3061561584473">
            <text:p>50.30615616</text:p>
          </table:table-cell>
          <table:table-cell office:value-type="float" office:value="150.449996948242">
            <text:p>150.4499969</text:p>
          </table:table-cell>
          <table:table-cell office:value-type="float" office:value="50.3061561584473">
            <text:p>50.30615616</text:p>
          </table:table-cell>
          <table:table-cell office:value-type="float" office:value="-0.782506607925371">
            <text:p>-0.7825066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17920760375804e+17">
            <text:p>5.18E+17</text:p>
          </table:table-cell>
          <table:table-cell office:value-type="float" office:value="179.550003051758">
            <text:p>179.5500031</text:p>
          </table:table-cell>
          <table:table-cell office:value-type="float" office:value="59.183219909668">
            <text:p>59.18321991</text:p>
          </table:table-cell>
          <table:table-cell office:value-type="float" office:value="179.850006103516">
            <text:p>179.8500061</text:p>
          </table:table-cell>
          <table:table-cell office:value-type="float" office:value="59.8932418823242">
            <text:p>59.89324188</text:p>
          </table:table-cell>
          <table:table-cell office:value-type="float" office:value="179.850006103516">
            <text:p>179.8500061</text:p>
          </table:table-cell>
          <table:table-cell office:value-type="float" office:value="59.8932418823242">
            <text:p>59.89324188</text:p>
          </table:table-cell>
          <table:table-cell office:value-type="float" office:value="-0.770800254747411">
            <text:p>-0.7708002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8433229332e+17">
            <text:p>4.05E+17</text:p>
          </table:table-cell>
          <table:table-cell office:value-type="float" office:value="59.7999992370605">
            <text:p>59.79999924</text:p>
          </table:table-cell>
          <table:table-cell office:value-type="float" office:value="5.08685684204102">
            <text:p>5.08685684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8433229332e+17">
            <text:p>4.05E+17</text:p>
          </table:table-cell>
          <table:table-cell office:value-type="float" office:value="60.25">
            <text:p>60.25</text:p>
          </table:table-cell>
          <table:table-cell office:value-type="float" office:value="5.12639808654785">
            <text:p>5.12639808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8433229332e+17">
            <text:p>4.05E+17</text:p>
          </table:table-cell>
          <table:table-cell office:value-type="float" office:value="69.8000030517578">
            <text:p>69.80000305</text:p>
          </table:table-cell>
          <table:table-cell office:value-type="float" office:value="5.93485260009766">
            <text:p>5.9348526</text:p>
          </table:table-cell>
          <table:table-cell office:value-type="float" office:value="69.8000030517578">
            <text:p>69.80000305</text:p>
          </table:table-cell>
          <table:table-cell office:value-type="float" office:value="5.95273017883301">
            <text:p>5.952730179</text:p>
          </table:table-cell>
          <table:table-cell office:value-type="float" office:value="69.8000030517578">
            <text:p>69.80000305</text:p>
          </table:table-cell>
          <table:table-cell office:value-type="float" office:value="5.95273017883301">
            <text:p>5.952730179</text:p>
          </table:table-cell>
          <table:table-cell office:value-type="float" office:value="-0.0178775787353516">
            <text:p>-0.0178775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8433229332e+17">
            <text:p>4.05E+17</text:p>
          </table:table-cell>
          <table:table-cell office:value-type="float" office:value="70.25">
            <text:p>70.25</text:p>
          </table:table-cell>
          <table:table-cell office:value-type="float" office:value="5.97415161132813">
            <text:p>5.974151611</text:p>
          </table:table-cell>
          <table:table-cell office:value-type="float" office:value="70.1999969482422">
            <text:p>70.19999695</text:p>
          </table:table-cell>
          <table:table-cell office:value-type="float" office:value="5.98719501495361">
            <text:p>5.987195015</text:p>
          </table:table-cell>
          <table:table-cell office:value-type="float" office:value="70.1999969482422">
            <text:p>70.19999695</text:p>
          </table:table-cell>
          <table:table-cell office:value-type="float" office:value="5.98719501495361">
            <text:p>5.987195015</text:p>
          </table:table-cell>
          <table:table-cell office:value-type="float" office:value="-0.0516762572486812">
            <text:p>-0.0516762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8433229332e+17">
            <text:p>4.05E+17</text:p>
          </table:table-cell>
          <table:table-cell office:value-type="float" office:value="81.8000030517578">
            <text:p>81.80000305</text:p>
          </table:table-cell>
          <table:table-cell office:value-type="float" office:value="6.94044017791748">
            <text:p>6.940440178</text:p>
          </table:table-cell>
          <table:table-cell office:value-type="float" office:value="82.1999969482422">
            <text:p>82.19999695</text:p>
          </table:table-cell>
          <table:table-cell office:value-type="float" office:value="7.01353311538696">
            <text:p>7.013533115</text:p>
          </table:table-cell>
          <table:table-cell office:value-type="float" office:value="82.1999969482422">
            <text:p>82.19999695</text:p>
          </table:table-cell>
          <table:table-cell office:value-type="float" office:value="7.01353311538696">
            <text:p>7.013533115</text:p>
          </table:table-cell>
          <table:table-cell office:value-type="float" office:value="-0.406617381247618">
            <text:p>-0.4066173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8433229332e+17">
            <text:p>4.05E+17</text:p>
          </table:table-cell>
          <table:table-cell office:value-type="float" office:value="95.8000030517578">
            <text:p>95.80000305</text:p>
          </table:table-cell>
          <table:table-cell office:value-type="float" office:value="8.11051654815674">
            <text:p>8.110516548</text:p>
          </table:table-cell>
          <table:table-cell office:value-type="float" office:value="95.8000030517578">
            <text:p>95.80000305</text:p>
          </table:table-cell>
          <table:table-cell office:value-type="float" office:value="8.17697715759277">
            <text:p>8.176977158</text:p>
          </table:table-cell>
          <table:table-cell office:value-type="float" office:value="95.8000030517578">
            <text:p>95.80000305</text:p>
          </table:table-cell>
          <table:table-cell office:value-type="float" office:value="8.17697715759277">
            <text:p>8.176977158</text:p>
          </table:table-cell>
          <table:table-cell office:value-type="float" office:value="-0.0664606094360352">
            <text:p>-0.0664606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8433229332e+17">
            <text:p>4.05E+17</text:p>
          </table:table-cell>
          <table:table-cell office:value-type="float" office:value="109.800003051758">
            <text:p>109.8000031</text:p>
          </table:table-cell>
          <table:table-cell office:value-type="float" office:value="9.27629470825195">
            <text:p>9.276294708</text:p>
          </table:table-cell>
          <table:table-cell office:value-type="float" office:value="96.1999969482422">
            <text:p>96.19999695</text:p>
          </table:table-cell>
          <table:table-cell office:value-type="float" office:value="8.2104959487915">
            <text:p>8.210495949</text:p>
          </table:table-cell>
          <table:table-cell office:value-type="float" office:value="96.1999969482422">
            <text:p>96.19999695</text:p>
          </table:table-cell>
          <table:table-cell office:value-type="float" office:value="8.2104959487915">
            <text:p>8.210495949</text:p>
          </table:table-cell>
          <table:table-cell office:value-type="float" office:value="-13.6417041828112">
            <text:p>-13.641704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8433229332e+17">
            <text:p>4.05E+17</text:p>
          </table:table-cell>
          <table:table-cell office:value-type="float" office:value="129.800003051758">
            <text:p>129.8000031</text:p>
          </table:table-cell>
          <table:table-cell office:value-type="float" office:value="10.9575262069702">
            <text:p>10.95752621</text:p>
          </table:table-cell>
          <table:table-cell office:value-type="float" office:value="109.800003051758">
            <text:p>109.8000031</text:p>
          </table:table-cell>
          <table:table-cell office:value-type="float" office:value="9.36860466003418">
            <text:p>9.36860466</text:p>
          </table:table-cell>
          <table:table-cell office:value-type="float" office:value="109.800003051758">
            <text:p>109.8000031</text:p>
          </table:table-cell>
          <table:table-cell office:value-type="float" office:value="9.36860466003418">
            <text:p>9.36860466</text:p>
          </table:table-cell>
          <table:table-cell office:value-type="float" office:value="-20.0630175118878">
            <text:p>-20.06301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05328433229332e+17">
            <text:p>4.05E+17</text:p>
          </table:table-cell>
          <table:table-cell office:value-type="float" office:value="130.199996948242">
            <text:p>130.1999969</text:p>
          </table:table-cell>
          <table:table-cell office:value-type="float" office:value="10.9912776947021">
            <text:p>10.99127769</text:p>
          </table:table-cell>
          <table:table-cell office:value-type="float" office:value="110.199996948242">
            <text:p>110.1999969</text:p>
          </table:table-cell>
          <table:table-cell office:value-type="float" office:value="9.40432834625244">
            <text:p>9.404328346</text:p>
          </table:table-cell>
          <table:table-cell office:value-type="float" office:value="110.199996948242">
            <text:p>110.1999969</text:p>
          </table:table-cell>
          <table:table-cell office:value-type="float" office:value="9.40432834625244">
            <text:p>9.404328346</text:p>
          </table:table-cell>
          <table:table-cell office:value-type="float" office:value="-20.0628614169202">
            <text:p>-20.062861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6462745168249e+17">
            <text:p>5.76E+17</text:p>
          </table:table-cell>
          <table:table-cell office:value-type="float" office:value="-7.45155048370361">
            <text:p>-7.45155048</text:p>
          </table:table-cell>
          <table:table-cell office:value-type="float" office:value="3.14806628227234">
            <text:p>3.14806628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6462745168249e+17">
            <text:p>5.76E+17</text:p>
          </table:table-cell>
          <table:table-cell office:value-type="float" office:value="-7.85725021362305">
            <text:p>-7.85725021</text:p>
          </table:table-cell>
          <table:table-cell office:value-type="float" office:value="3.33395195007324">
            <text:p>3.3339519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6462745168249e+17">
            <text:p>5.76E+17</text:p>
          </table:table-cell>
          <table:table-cell office:value-type="float" office:value="-16.5620002746582">
            <text:p>-16.5620003</text:p>
          </table:table-cell>
          <table:table-cell office:value-type="float" office:value="7.30180740356445">
            <text:p>7.301807404</text:p>
          </table:table-cell>
          <table:table-cell office:value-type="float" office:value="-16.5965003967285">
            <text:p>-16.5965004</text:p>
          </table:table-cell>
          <table:table-cell office:value-type="float" office:value="7.33698749542236">
            <text:p>7.336987495</text:p>
          </table:table-cell>
          <table:table-cell office:value-type="float" office:value="-16.5965003967285">
            <text:p>-16.5965004</text:p>
          </table:table-cell>
          <table:table-cell office:value-type="float" office:value="7.33698749542236">
            <text:p>7.336987495</text:p>
          </table:table-cell>
          <table:table-cell office:value-type="float" office:value="-0.0492736977098072">
            <text:p>-0.049273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6462745168249e+17">
            <text:p>5.76E+17</text:p>
          </table:table-cell>
          <table:table-cell office:value-type="float" office:value="-26.1051998138428">
            <text:p>-26.1051998</text:p>
          </table:table-cell>
          <table:table-cell office:value-type="float" office:value="11.6508502960205">
            <text:p>11.6508503</text:p>
          </table:table-cell>
          <table:table-cell office:value-type="float" office:value="-26.0748996734619">
            <text:p>-26.0748997</text:p>
          </table:table-cell>
          <table:table-cell office:value-type="float" office:value="11.7118701934814">
            <text:p>11.71187019</text:p>
          </table:table-cell>
          <table:table-cell office:value-type="float" office:value="-26.0748996734619">
            <text:p>-26.0748997</text:p>
          </table:table-cell>
          <table:table-cell office:value-type="float" office:value="11.7118701934814">
            <text:p>11.71187019</text:p>
          </table:table-cell>
          <table:table-cell office:value-type="float" office:value="-0.0681287486546106">
            <text:p>-0.068128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6462745168249e+17">
            <text:p>5.76E+17</text:p>
          </table:table-cell>
          <table:table-cell office:value-type="float" office:value="-38.2567977905273">
            <text:p>-38.2567978</text:p>
          </table:table-cell>
          <table:table-cell office:value-type="float" office:value="17.1878643035889">
            <text:p>17.1878643</text:p>
          </table:table-cell>
          <table:table-cell office:value-type="float" office:value="-37.9029006958008">
            <text:p>-37.9029007</text:p>
          </table:table-cell>
          <table:table-cell office:value-type="float" office:value="17.1606769561768">
            <text:p>17.16067696</text:p>
          </table:table-cell>
          <table:table-cell office:value-type="float" office:value="-37.9029006958008">
            <text:p>-37.9029007</text:p>
          </table:table-cell>
          <table:table-cell office:value-type="float" office:value="17.1606769561768">
            <text:p>17.16067696</text:p>
          </table:table-cell>
          <table:table-cell office:value-type="float" office:value="-0.354939861829026">
            <text:p>-0.3549398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6462745168249e+17">
            <text:p>5.76E+17</text:p>
          </table:table-cell>
          <table:table-cell office:value-type="float" office:value="-58.2000007629395">
            <text:p>-58.2000008</text:p>
          </table:table-cell>
          <table:table-cell office:value-type="float" office:value="26.1153602600098">
            <text:p>26.11536026</text:p>
          </table:table-cell>
          <table:table-cell office:value-type="float" office:value="-57.0299987792969">
            <text:p>-57.0299988</text:p>
          </table:table-cell>
          <table:table-cell office:value-type="float" office:value="25.921688079834">
            <text:p>25.92168808</text:p>
          </table:table-cell>
          <table:table-cell office:value-type="float" office:value="-57.0299987792969">
            <text:p>-57.0299988</text:p>
          </table:table-cell>
          <table:table-cell office:value-type="float" office:value="25.921688079834">
            <text:p>25.92168808</text:p>
          </table:table-cell>
          <table:table-cell office:value-type="float" office:value="-1.18592308144399">
            <text:p>-1.1859230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6462745168249e+17">
            <text:p>5.76E+17</text:p>
          </table:table-cell>
          <table:table-cell office:value-type="float" office:value="-80.7200012207031">
            <text:p>-80.7200012</text:p>
          </table:table-cell>
          <table:table-cell office:value-type="float" office:value="35.8706893920898">
            <text:p>35.87068939</text:p>
          </table:table-cell>
          <table:table-cell office:value-type="float" office:value="-58.3400039672852">
            <text:p>-58.340004</text:p>
          </table:table-cell>
          <table:table-cell office:value-type="float" office:value="26.5169582366943">
            <text:p>26.51695824</text:p>
          </table:table-cell>
          <table:table-cell office:value-type="float" office:value="-58.3400039672852">
            <text:p>-58.340004</text:p>
          </table:table-cell>
          <table:table-cell office:value-type="float" office:value="26.5169582366943">
            <text:p>26.51695824</text:p>
          </table:table-cell>
          <table:table-cell office:value-type="float" office:value="-24.2560624090229">
            <text:p>-24.256062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6462745168249e+17">
            <text:p>5.76E+17</text:p>
          </table:table-cell>
          <table:table-cell office:value-type="float" office:value="-82.1479949951172">
            <text:p>-82.147995</text:p>
          </table:table-cell>
          <table:table-cell office:value-type="float" office:value="36.492317199707">
            <text:p>36.4923172</text:p>
          </table:table-cell>
          <table:table-cell office:value-type="float" office:value="-79.3000030517578">
            <text:p>-79.3000031</text:p>
          </table:table-cell>
          <table:table-cell office:value-type="float" office:value="36.0502967834473">
            <text:p>36.05029678</text:p>
          </table:table-cell>
          <table:table-cell office:value-type="float" office:value="-79.3000030517578">
            <text:p>-79.3000031</text:p>
          </table:table-cell>
          <table:table-cell office:value-type="float" office:value="36.0502967834473">
            <text:p>36.05029678</text:p>
          </table:table-cell>
          <table:table-cell office:value-type="float" office:value="-2.88208954715678">
            <text:p>-2.882089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6462745168249e+17">
            <text:p>5.76E+17</text:p>
          </table:table-cell>
          <table:table-cell office:value-type="float" office:value="-122.150001525879">
            <text:p>-122.150002</text:p>
          </table:table-cell>
          <table:table-cell office:value-type="float" office:value="52.8205680847168">
            <text:p>52.82056808</text:p>
          </table:table-cell>
          <table:table-cell office:value-type="float" office:value="-121.849998474121">
            <text:p>-121.849998</text:p>
          </table:table-cell>
          <table:table-cell office:value-type="float" office:value="55.5663375854492">
            <text:p>55.56633759</text:p>
          </table:table-cell>
          <table:table-cell office:value-type="float" office:value="-121.849998474121">
            <text:p>-121.849998</text:p>
          </table:table-cell>
          <table:table-cell office:value-type="float" office:value="55.5663375854492">
            <text:p>55.56633759</text:p>
          </table:table-cell>
          <table:table-cell office:value-type="float" office:value="-2.76211005975801">
            <text:p>-2.7621100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5350168617e+17">
            <text:p>2.93E+17</text:p>
          </table:table-cell>
          <table:table-cell office:value-type="float" office:value="-59.75">
            <text:p>-59.75</text:p>
          </table:table-cell>
          <table:table-cell office:value-type="float" office:value="4.21992206573486">
            <text:p>4.21992206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5350168617e+17">
            <text:p>2.93E+17</text:p>
          </table:table-cell>
          <table:table-cell office:value-type="float" office:value="-60.2000007629395">
            <text:p>-60.2000008</text:p>
          </table:table-cell>
          <table:table-cell office:value-type="float" office:value="4.25479888916016">
            <text:p>4.25479888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5350168617e+17">
            <text:p>2.93E+17</text:p>
          </table:table-cell>
          <table:table-cell office:value-type="float" office:value="-60.25">
            <text:p>-60.25</text:p>
          </table:table-cell>
          <table:table-cell office:value-type="float" office:value="4.25624799728394">
            <text:p>4.256247997</text:p>
          </table:table-cell>
          <table:table-cell office:value-type="float" office:value="-70.25">
            <text:p>-70.25</text:p>
          </table:table-cell>
          <table:table-cell office:value-type="float" office:value="5.03490924835205">
            <text:p>5.034909248</text:p>
          </table:table-cell>
          <table:table-cell office:value-type="float" office:value="-70.25">
            <text:p>-70.25</text:p>
          </table:table-cell>
          <table:table-cell office:value-type="float" office:value="5.03490924835205">
            <text:p>5.034909248</text:p>
          </table:table-cell>
          <table:table-cell office:value-type="float" office:value="-10.0302698539927">
            <text:p>-10.030269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5350168617e+17">
            <text:p>2.93E+17</text:p>
          </table:table-cell>
          <table:table-cell office:value-type="float" office:value="-69.75">
            <text:p>-69.75</text:p>
          </table:table-cell>
          <table:table-cell office:value-type="float" office:value="4.9305248260498">
            <text:p>4.930524826</text:p>
          </table:table-cell>
          <table:table-cell office:value-type="float" office:value="-82.1999969482422">
            <text:p>-82.1999969</text:p>
          </table:table-cell>
          <table:table-cell office:value-type="float" office:value="5.97793292999268">
            <text:p>5.97793293</text:p>
          </table:table-cell>
          <table:table-cell office:value-type="float" office:value="-82.1999969482422">
            <text:p>-82.1999969</text:p>
          </table:table-cell>
          <table:table-cell office:value-type="float" office:value="5.97793292999268">
            <text:p>5.97793293</text:p>
          </table:table-cell>
          <table:table-cell office:value-type="float" office:value="-12.493978059347">
            <text:p>-12.493978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5350168617e+17">
            <text:p>2.93E+17</text:p>
          </table:table-cell>
          <table:table-cell office:value-type="float" office:value="-70.25">
            <text:p>-70.25</text:p>
          </table:table-cell>
          <table:table-cell office:value-type="float" office:value="4.96588611602783">
            <text:p>4.965886116</text:p>
          </table:table-cell>
          <table:table-cell office:value-type="float" office:value="-95.75">
            <text:p>-95.75</text:p>
          </table:table-cell>
          <table:table-cell office:value-type="float" office:value="7.06373071670532">
            <text:p>7.063730717</text:p>
          </table:table-cell>
          <table:table-cell office:value-type="float" office:value="-95.75">
            <text:p>-95.75</text:p>
          </table:table-cell>
          <table:table-cell office:value-type="float" office:value="7.06373071670532">
            <text:p>7.063730717</text:p>
          </table:table-cell>
          <table:table-cell office:value-type="float" office:value="-25.5861476578361">
            <text:p>-25.586147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5350168617e+17">
            <text:p>2.93E+17</text:p>
          </table:table-cell>
          <table:table-cell office:value-type="float" office:value="-81.75">
            <text:p>-81.75</text:p>
          </table:table-cell>
          <table:table-cell office:value-type="float" office:value="5.78250694274902">
            <text:p>5.782506943</text:p>
          </table:table-cell>
          <table:table-cell office:value-type="float" office:value="-96.1999969482422">
            <text:p>-96.1999969</text:p>
          </table:table-cell>
          <table:table-cell office:value-type="float" office:value="7.09661102294922">
            <text:p>7.096611023</text:p>
          </table:table-cell>
          <table:table-cell office:value-type="float" office:value="-96.1999969482422">
            <text:p>-96.1999969</text:p>
          </table:table-cell>
          <table:table-cell office:value-type="float" office:value="7.09661102294922">
            <text:p>7.096611023</text:p>
          </table:table-cell>
          <table:table-cell office:value-type="float" office:value="-14.5096271949974">
            <text:p>-14.50962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5350168617e+17">
            <text:p>2.93E+17</text:p>
          </table:table-cell>
          <table:table-cell office:value-type="float" office:value="-82.25">
            <text:p>-82.25</text:p>
          </table:table-cell>
          <table:table-cell office:value-type="float" office:value="5.81772232055664">
            <text:p>5.817722321</text:p>
          </table:table-cell>
          <table:table-cell office:value-type="float" office:value="-110.199996948242">
            <text:p>-110.199997</text:p>
          </table:table-cell>
          <table:table-cell office:value-type="float" office:value="8.12258720397949">
            <text:p>8.122587204</text:p>
          </table:table-cell>
          <table:table-cell office:value-type="float" office:value="-110.199996948242">
            <text:p>-110.199997</text:p>
          </table:table-cell>
          <table:table-cell office:value-type="float" office:value="8.12258720397949">
            <text:p>8.122587204</text:p>
          </table:table-cell>
          <table:table-cell office:value-type="float" office:value="-28.0448699682773">
            <text:p>-28.0448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5350168617e+17">
            <text:p>2.93E+17</text:p>
          </table:table-cell>
          <table:table-cell office:value-type="float" office:value="-95.75">
            <text:p>-95.75</text:p>
          </table:table-cell>
          <table:table-cell office:value-type="float" office:value="6.77734470367432">
            <text:p>6.777344704</text:p>
          </table:table-cell>
          <table:table-cell office:value-type="float" office:value="-130.199996948242">
            <text:p>-130.199997</text:p>
          </table:table-cell>
          <table:table-cell office:value-type="float" office:value="9.57025241851807">
            <text:p>9.570252419</text:p>
          </table:table-cell>
          <table:table-cell office:value-type="float" office:value="-130.199996948242">
            <text:p>-130.199997</text:p>
          </table:table-cell>
          <table:table-cell office:value-type="float" office:value="9.57025241851807">
            <text:p>9.570252419</text:p>
          </table:table-cell>
          <table:table-cell office:value-type="float" office:value="-34.563023930749">
            <text:p>-34.563023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35350168617e+17">
            <text:p>2.93E+17</text:p>
          </table:table-cell>
          <table:table-cell office:value-type="float" office:value="-96.25">
            <text:p>-96.25</text:p>
          </table:table-cell>
          <table:table-cell office:value-type="float" office:value="6.81224155426025">
            <text:p>6.812241554</text:p>
          </table:table-cell>
          <table:table-cell office:value-type="float" office:value="-149.800003051758">
            <text:p>-149.800003</text:p>
          </table:table-cell>
          <table:table-cell office:value-type="float" office:value="11.0143060684204">
            <text:p>11.01430607</text:p>
          </table:table-cell>
          <table:table-cell office:value-type="float" office:value="-149.800003051758">
            <text:p>-149.800003</text:p>
          </table:table-cell>
          <table:table-cell office:value-type="float" office:value="11.0143060684204">
            <text:p>11.01430607</text:p>
          </table:table-cell>
          <table:table-cell office:value-type="float" office:value="-53.714617870971">
            <text:p>-53.714617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78065624105e+16">
            <text:p>4.96E+16</text:p>
          </table:table-cell>
          <table:table-cell office:value-type="float" office:value="-7.78150033950806">
            <text:p>-7.78150034</text:p>
          </table:table-cell>
          <table:table-cell office:value-type="float" office:value="3.14394402503967">
            <text:p>3.14394402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78065624105e+16">
            <text:p>4.96E+16</text:p>
          </table:table-cell>
          <table:table-cell office:value-type="float" office:value="-16.8018989562988">
            <text:p>-16.801899</text:p>
          </table:table-cell>
          <table:table-cell office:value-type="float" office:value="7.17815637588501">
            <text:p>7.17815637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78065624105e+16">
            <text:p>4.96E+16</text:p>
          </table:table-cell>
          <table:table-cell office:value-type="float" office:value="-26.7213020324707">
            <text:p>-26.721302</text:p>
          </table:table-cell>
          <table:table-cell office:value-type="float" office:value="11.6040992736816">
            <text:p>11.60409927</text:p>
          </table:table-cell>
          <table:table-cell office:value-type="float" office:value="-26.6381988525391">
            <text:p>-26.6381989</text:p>
          </table:table-cell>
          <table:table-cell office:value-type="float" office:value="11.5845584869385">
            <text:p>11.58455849</text:p>
          </table:table-cell>
          <table:table-cell office:value-type="float" office:value="-26.6381988525391">
            <text:p>-26.6381989</text:p>
          </table:table-cell>
          <table:table-cell office:value-type="float" office:value="11.5845584869385">
            <text:p>11.58455849</text:p>
          </table:table-cell>
          <table:table-cell office:value-type="float" office:value="-0.0853696717885951">
            <text:p>-0.0853696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78065624105e+16">
            <text:p>4.96E+16</text:p>
          </table:table-cell>
          <table:table-cell office:value-type="float" office:value="-39.0914993286133">
            <text:p>-39.0914993</text:p>
          </table:table-cell>
          <table:table-cell office:value-type="float" office:value="17.1081485748291">
            <text:p>17.10814857</text:p>
          </table:table-cell>
          <table:table-cell office:value-type="float" office:value="-39.0914993286133">
            <text:p>-39.0914993</text:p>
          </table:table-cell>
          <table:table-cell office:value-type="float" office:value="17.1081485748291">
            <text:p>17.10814857</text:p>
          </table:table-cell>
          <table:table-cell office:value-type="float" office:value="-39.0914993286133">
            <text:p>-39.0914993</text:p>
          </table:table-cell>
          <table:table-cell office:value-type="float" office:value="17.1081485748291">
            <text:p>17.1081485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78065624105e+16">
            <text:p>4.96E+16</text:p>
          </table:table-cell>
          <table:table-cell office:value-type="float" office:value="-59.2799987792969">
            <text:p>-59.2799988</text:p>
          </table:table-cell>
          <table:table-cell office:value-type="float" office:value="26.0692405700684">
            <text:p>26.06924057</text:p>
          </table:table-cell>
          <table:table-cell office:value-type="float" office:value="-59.2799987792969">
            <text:p>-59.2799988</text:p>
          </table:table-cell>
          <table:table-cell office:value-type="float" office:value="26.0692405700684">
            <text:p>26.06924057</text:p>
          </table:table-cell>
          <table:table-cell office:value-type="float" office:value="-59.2799987792969">
            <text:p>-59.2799988</text:p>
          </table:table-cell>
          <table:table-cell office:value-type="float" office:value="26.0692405700684">
            <text:p>26.0692405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78065624105e+16">
            <text:p>4.96E+16</text:p>
          </table:table-cell>
          <table:table-cell office:value-type="float" office:value="-81.5800018310547">
            <text:p>-81.5800018</text:p>
          </table:table-cell>
          <table:table-cell office:value-type="float" office:value="35.8854446411133">
            <text:p>35.88544464</text:p>
          </table:table-cell>
          <table:table-cell office:value-type="float" office:value="-81.4199981689453">
            <text:p>-81.4199982</text:p>
          </table:table-cell>
          <table:table-cell office:value-type="float" office:value="35.881175994873">
            <text:p>35.88117599</text:p>
          </table:table-cell>
          <table:table-cell office:value-type="float" office:value="-81.4199981689453">
            <text:p>-81.4199982</text:p>
          </table:table-cell>
          <table:table-cell office:value-type="float" office:value="35.881175994873">
            <text:p>35.88117599</text:p>
          </table:table-cell>
          <table:table-cell office:value-type="float" office:value="-0.160060592367813">
            <text:p>-0.1600605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78065624105e+16">
            <text:p>4.96E+16</text:p>
          </table:table-cell>
          <table:table-cell office:value-type="float" office:value="-83">
            <text:p>-83</text:p>
          </table:table-cell>
          <table:table-cell office:value-type="float" office:value="36.5026664733887">
            <text:p>36.50266647</text:p>
          </table:table-cell>
          <table:table-cell office:value-type="float" office:value="-122.449996948242">
            <text:p>-122.449997</text:p>
          </table:table-cell>
          <table:table-cell office:value-type="float" office:value="54.0259170532227">
            <text:p>54.02591705</text:p>
          </table:table-cell>
          <table:table-cell office:value-type="float" office:value="-122.449996948242">
            <text:p>-122.449997</text:p>
          </table:table-cell>
          <table:table-cell office:value-type="float" office:value="54.0259170532227">
            <text:p>54.02591705</text:p>
          </table:table-cell>
          <table:table-cell office:value-type="float" office:value="-43.1667298981515">
            <text:p>-43.166729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78065624105e+16">
            <text:p>4.96E+16</text:p>
          </table:table-cell>
          <table:table-cell office:value-type="float" office:value="-122.449996948242">
            <text:p>-122.449997</text:p>
          </table:table-cell>
          <table:table-cell office:value-type="float" office:value="53.6837844848633">
            <text:p>53.68378448</text:p>
          </table:table-cell>
          <table:table-cell office:value-type="float" office:value="-149.850006103516">
            <text:p>-149.850006</text:p>
          </table:table-cell>
          <table:table-cell office:value-type="float" office:value="66.1861724853516">
            <text:p>66.18617249</text:p>
          </table:table-cell>
          <table:table-cell office:value-type="float" office:value="-149.850006103516">
            <text:p>-149.850006</text:p>
          </table:table-cell>
          <table:table-cell office:value-type="float" office:value="66.1861724853516">
            <text:p>66.18617249</text:p>
          </table:table-cell>
          <table:table-cell office:value-type="float" office:value="-30.1176062698187">
            <text:p>-30.117606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95578065624105e+16">
            <text:p>4.96E+16</text:p>
          </table:table-cell>
          <table:table-cell office:value-type="float" office:value="-149.550003051758">
            <text:p>-149.550003</text:p>
          </table:table-cell>
          <table:table-cell office:value-type="float" office:value="65.3349533081055">
            <text:p>65.33495331</text:p>
          </table:table-cell>
          <table:table-cell office:value-type="float" office:value="-179.449996948242">
            <text:p>-179.449997</text:p>
          </table:table-cell>
          <table:table-cell office:value-type="float" office:value="79.7309799194336">
            <text:p>79.73097992</text:p>
          </table:table-cell>
          <table:table-cell office:value-type="float" office:value="-179.449996948242">
            <text:p>-179.449997</text:p>
          </table:table-cell>
          <table:table-cell office:value-type="float" office:value="79.7309799194336">
            <text:p>79.73097992</text:p>
          </table:table-cell>
          <table:table-cell office:value-type="float" office:value="-33.1851656196541">
            <text:p>-33.185165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5542646407e+17">
            <text:p>7.48E+17</text:p>
          </table:table-cell>
          <table:table-cell office:value-type="float" office:value="59.75">
            <text:p>59.75</text:p>
          </table:table-cell>
          <table:table-cell office:value-type="float" office:value="5.51424121856689">
            <text:p>5.51424121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5542646407e+17">
            <text:p>7.48E+17</text:p>
          </table:table-cell>
          <table:table-cell office:value-type="float" office:value="60.25">
            <text:p>60.25</text:p>
          </table:table-cell>
          <table:table-cell office:value-type="float" office:value="5.55899286270142">
            <text:p>5.55899286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5542646407e+17">
            <text:p>7.48E+17</text:p>
          </table:table-cell>
          <table:table-cell office:value-type="float" office:value="69.75">
            <text:p>69.75</text:p>
          </table:table-cell>
          <table:table-cell office:value-type="float" office:value="6.44063854217529">
            <text:p>6.440638542</text:p>
          </table:table-cell>
          <table:table-cell office:value-type="float" office:value="69.8000030517578">
            <text:p>69.80000305</text:p>
          </table:table-cell>
          <table:table-cell office:value-type="float" office:value="6.41576910018921">
            <text:p>6.4157691</text:p>
          </table:table-cell>
          <table:table-cell office:value-type="float" office:value="69.8000030517578">
            <text:p>69.80000305</text:p>
          </table:table-cell>
          <table:table-cell office:value-type="float" office:value="6.41576910018921">
            <text:p>6.4157691</text:p>
          </table:table-cell>
          <table:table-cell office:value-type="float" office:value="-0.0558461666526331">
            <text:p>-0.0558461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5542646407e+17">
            <text:p>7.48E+17</text:p>
          </table:table-cell>
          <table:table-cell office:value-type="float" office:value="70.25">
            <text:p>70.25</text:p>
          </table:table-cell>
          <table:table-cell office:value-type="float" office:value="6.4855489730835">
            <text:p>6.485548973</text:p>
          </table:table-cell>
          <table:table-cell office:value-type="float" office:value="70.25">
            <text:p>70.25</text:p>
          </table:table-cell>
          <table:table-cell office:value-type="float" office:value="6.45957040786743">
            <text:p>6.459570408</text:p>
          </table:table-cell>
          <table:table-cell office:value-type="float" office:value="70.25">
            <text:p>70.25</text:p>
          </table:table-cell>
          <table:table-cell office:value-type="float" office:value="6.45957040786743">
            <text:p>6.459570408</text:p>
          </table:table-cell>
          <table:table-cell office:value-type="float" office:value="-0.0259785652160645">
            <text:p>-0.0259785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5542646407e+17">
            <text:p>7.48E+17</text:p>
          </table:table-cell>
          <table:table-cell office:value-type="float" office:value="81.75">
            <text:p>81.75</text:p>
          </table:table-cell>
          <table:table-cell office:value-type="float" office:value="7.55318689346313">
            <text:p>7.553186893</text:p>
          </table:table-cell>
          <table:table-cell office:value-type="float" office:value="81.8000030517578">
            <text:p>81.80000305</text:p>
          </table:table-cell>
          <table:table-cell office:value-type="float" office:value="7.57412719726563">
            <text:p>7.574127197</text:p>
          </table:table-cell>
          <table:table-cell office:value-type="float" office:value="81.8000030517578">
            <text:p>81.80000305</text:p>
          </table:table-cell>
          <table:table-cell office:value-type="float" office:value="7.57412719726563">
            <text:p>7.574127197</text:p>
          </table:table-cell>
          <table:table-cell office:value-type="float" office:value="-0.0542107139635244">
            <text:p>-0.0542107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5542646407e+17">
            <text:p>7.48E+17</text:p>
          </table:table-cell>
          <table:table-cell office:value-type="float" office:value="82.25">
            <text:p>82.25</text:p>
          </table:table-cell>
          <table:table-cell office:value-type="float" office:value="7.59896183013916">
            <text:p>7.59896183</text:p>
          </table:table-cell>
          <table:table-cell office:value-type="float" office:value="82.25">
            <text:p>82.25</text:p>
          </table:table-cell>
          <table:table-cell office:value-type="float" office:value="7.61496496200562">
            <text:p>7.614964962</text:p>
          </table:table-cell>
          <table:table-cell office:value-type="float" office:value="82.25">
            <text:p>82.25</text:p>
          </table:table-cell>
          <table:table-cell office:value-type="float" office:value="7.61496496200562">
            <text:p>7.614964962</text:p>
          </table:table-cell>
          <table:table-cell office:value-type="float" office:value="-0.0160031318664551">
            <text:p>-0.0160031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5542646407e+17">
            <text:p>7.48E+17</text:p>
          </table:table-cell>
          <table:table-cell office:value-type="float" office:value="95.75">
            <text:p>95.75</text:p>
          </table:table-cell>
          <table:table-cell office:value-type="float" office:value="8.86042976379395">
            <text:p>8.860429764</text:p>
          </table:table-cell>
          <table:table-cell office:value-type="float" office:value="96.25">
            <text:p>96.25</text:p>
          </table:table-cell>
          <table:table-cell office:value-type="float" office:value="8.89906978607178">
            <text:p>8.899069786</text:p>
          </table:table-cell>
          <table:table-cell office:value-type="float" office:value="96.25">
            <text:p>96.25</text:p>
          </table:table-cell>
          <table:table-cell office:value-type="float" office:value="8.89906978607178">
            <text:p>8.899069786</text:p>
          </table:table-cell>
          <table:table-cell office:value-type="float" office:value="-0.501490828751266">
            <text:p>-0.5014908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5542646407e+17">
            <text:p>7.48E+17</text:p>
          </table:table-cell>
          <table:table-cell office:value-type="float" office:value="96.25">
            <text:p>96.25</text:p>
          </table:table-cell>
          <table:table-cell office:value-type="float" office:value="8.90527248382568">
            <text:p>8.905272484</text:p>
          </table:table-cell>
          <table:table-cell office:value-type="float" office:value="110.25">
            <text:p>110.25</text:p>
          </table:table-cell>
          <table:table-cell office:value-type="float" office:value="10.1813907623291">
            <text:p>10.18139076</text:p>
          </table:table-cell>
          <table:table-cell office:value-type="float" office:value="110.25">
            <text:p>110.25</text:p>
          </table:table-cell>
          <table:table-cell office:value-type="float" office:value="10.1813907623291">
            <text:p>10.18139076</text:p>
          </table:table-cell>
          <table:table-cell office:value-type="float" office:value="-14.0580396165586">
            <text:p>-14.058039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47615542646407e+17">
            <text:p>7.48E+17</text:p>
          </table:table-cell>
          <table:table-cell office:value-type="float" office:value="110.25">
            <text:p>110.25</text:p>
          </table:table-cell>
          <table:table-cell office:value-type="float" office:value="10.2026901245117">
            <text:p>10.20269012</text:p>
          </table:table-cell>
          <table:table-cell office:value-type="float" office:value="130.199996948242">
            <text:p>130.1999969</text:p>
          </table:table-cell>
          <table:table-cell office:value-type="float" office:value="12.0119571685791">
            <text:p>12.01195717</text:p>
          </table:table-cell>
          <table:table-cell office:value-type="float" office:value="130.199996948242">
            <text:p>130.1999969</text:p>
          </table:table-cell>
          <table:table-cell office:value-type="float" office:value="12.0119571685791">
            <text:p>12.01195717</text:p>
          </table:table-cell>
          <table:table-cell office:value-type="float" office:value="-20.0318702439792">
            <text:p>-20.031870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227583942289e+17">
            <text:p>3.42E+17</text:p>
          </table:table-cell>
          <table:table-cell office:value-type="float" office:value="-0.982421040534973">
            <text:p>-0.98242104</text:p>
          </table:table-cell>
          <table:table-cell office:value-type="float" office:value="3.19367575645447">
            <text:p>3.19367575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227583942289e+17">
            <text:p>3.42E+17</text:p>
          </table:table-cell>
          <table:table-cell office:value-type="float" office:value="-1.04715991020203">
            <text:p>-1.04715991</text:p>
          </table:table-cell>
          <table:table-cell office:value-type="float" office:value="3.4385871887207">
            <text:p>3.43858718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227583942289e+17">
            <text:p>3.42E+17</text:p>
          </table:table-cell>
          <table:table-cell office:value-type="float" office:value="-2.02940011024475">
            <text:p>-2.02940011</text:p>
          </table:table-cell>
          <table:table-cell office:value-type="float" office:value="7.17252063751221">
            <text:p>7.172520638</text:p>
          </table:table-cell>
          <table:table-cell office:value-type="float" office:value="-2.07028007507324">
            <text:p>-2.07028008</text:p>
          </table:table-cell>
          <table:table-cell office:value-type="float" office:value="7.32679843902588">
            <text:p>7.326798439</text:p>
          </table:table-cell>
          <table:table-cell office:value-type="float" office:value="-2.07028007507324">
            <text:p>-2.07028008</text:p>
          </table:table-cell>
          <table:table-cell office:value-type="float" office:value="7.32679843902588">
            <text:p>7.326798439</text:p>
          </table:table-cell>
          <table:table-cell office:value-type="float" office:value="-0.159602041228396">
            <text:p>-0.1596020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227583942289e+17">
            <text:p>3.42E+17</text:p>
          </table:table-cell>
          <table:table-cell office:value-type="float" office:value="-7.10699987411499">
            <text:p>-7.10699987</text:p>
          </table:table-cell>
          <table:table-cell office:value-type="float" office:value="11.6491947174072">
            <text:p>11.64919472</text:p>
          </table:table-cell>
          <table:table-cell office:value-type="float" office:value="-3.21133995056152">
            <text:p>-3.21133995</text:p>
          </table:table-cell>
          <table:table-cell office:value-type="float" office:value="11.7189388275146">
            <text:p>11.71893883</text:p>
          </table:table-cell>
          <table:table-cell office:value-type="float" office:value="-3.21133995056152">
            <text:p>-3.21133995</text:p>
          </table:table-cell>
          <table:table-cell office:value-type="float" office:value="11.7189388275146">
            <text:p>11.71893883</text:p>
          </table:table-cell>
          <table:table-cell office:value-type="float" office:value="-3.89628418892607">
            <text:p>-3.8962841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227583942289e+17">
            <text:p>3.42E+17</text:p>
          </table:table-cell>
          <table:table-cell office:value-type="float" office:value="-8.53197002410889">
            <text:p>-8.53197002</text:p>
          </table:table-cell>
          <table:table-cell office:value-type="float" office:value="17.1079216003418">
            <text:p>17.1079216</text:p>
          </table:table-cell>
          <table:table-cell office:value-type="float" office:value="-6.88000011444092">
            <text:p>-6.88000011</text:p>
          </table:table-cell>
          <table:table-cell office:value-type="float" office:value="25.8232383728027">
            <text:p>25.82323837</text:p>
          </table:table-cell>
          <table:table-cell office:value-type="float" office:value="-6.88000011444092">
            <text:p>-6.88000011</text:p>
          </table:table-cell>
          <table:table-cell office:value-type="float" office:value="25.8232383728027">
            <text:p>25.82323837</text:p>
          </table:table-cell>
          <table:table-cell office:value-type="float" office:value="-8.87049891645263">
            <text:p>-8.8704989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227583942289e+17">
            <text:p>3.42E+17</text:p>
          </table:table-cell>
          <table:table-cell office:value-type="float" office:value="-10.7800006866455">
            <text:p>-10.7800007</text:p>
          </table:table-cell>
          <table:table-cell office:value-type="float" office:value="25.6699028015137">
            <text:p>25.6699028</text:p>
          </table:table-cell>
          <table:table-cell office:value-type="float" office:value="-9.64000034332275">
            <text:p>-9.64000034</text:p>
          </table:table-cell>
          <table:table-cell office:value-type="float" office:value="36.2409286499023">
            <text:p>36.24092865</text:p>
          </table:table-cell>
          <table:table-cell office:value-type="float" office:value="-9.64000034332275">
            <text:p>-9.64000034</text:p>
          </table:table-cell>
          <table:table-cell office:value-type="float" office:value="36.2409286499023">
            <text:p>36.24092865</text:p>
          </table:table-cell>
          <table:table-cell office:value-type="float" office:value="-10.6323181042554">
            <text:p>-10.632318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227583942289e+17">
            <text:p>3.42E+17</text:p>
          </table:table-cell>
          <table:table-cell office:value-type="float" office:value="-13.3600006103516">
            <text:p>-13.3600006</text:p>
          </table:table-cell>
          <table:table-cell office:value-type="float" office:value="35.5729904174805">
            <text:p>35.57299042</text:p>
          </table:table-cell>
          <table:table-cell office:value-type="float" office:value="-13.2399997711182">
            <text:p>-13.2399998</text:p>
          </table:table-cell>
          <table:table-cell office:value-type="float" office:value="50.1099052429199">
            <text:p>50.10990524</text:p>
          </table:table-cell>
          <table:table-cell office:value-type="float" office:value="-13.2399997711182">
            <text:p>-13.2399998</text:p>
          </table:table-cell>
          <table:table-cell office:value-type="float" office:value="50.1099052429199">
            <text:p>50.10990524</text:p>
          </table:table-cell>
          <table:table-cell office:value-type="float" office:value="-14.5374101147178">
            <text:p>-14.537410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227583942289e+17">
            <text:p>3.42E+17</text:p>
          </table:table-cell>
          <table:table-cell office:value-type="float" office:value="-13.6000003814697">
            <text:p>-13.6000004</text:p>
          </table:table-cell>
          <table:table-cell office:value-type="float" office:value="36.156681060791">
            <text:p>36.15668106</text:p>
          </table:table-cell>
          <table:table-cell office:value-type="float" office:value="-17.4200000762939">
            <text:p>-17.4200001</text:p>
          </table:table-cell>
          <table:table-cell office:value-type="float" office:value="66.1815643310547">
            <text:p>66.18156433</text:p>
          </table:table-cell>
          <table:table-cell office:value-type="float" office:value="-17.4200000762939">
            <text:p>-17.4200001</text:p>
          </table:table-cell>
          <table:table-cell office:value-type="float" office:value="66.1815643310547">
            <text:p>66.18156433</text:p>
          </table:table-cell>
          <table:table-cell office:value-type="float" office:value="-30.2669128432587">
            <text:p>-30.266912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227583942289e+17">
            <text:p>3.42E+17</text:p>
          </table:table-cell>
          <table:table-cell office:value-type="float" office:value="-17.2999992370605">
            <text:p>-17.2999992</text:p>
          </table:table-cell>
          <table:table-cell office:value-type="float" office:value="50.0739517211914">
            <text:p>50.07395172</text:p>
          </table:table-cell>
          <table:table-cell office:value-type="float" office:value="-22.2199993133545">
            <text:p>-22.2199993</text:p>
          </table:table-cell>
          <table:table-cell office:value-type="float" office:value="82.0191497802734">
            <text:p>82.01914978</text:p>
          </table:table-cell>
          <table:table-cell office:value-type="float" office:value="-22.2199993133545">
            <text:p>-22.2199993</text:p>
          </table:table-cell>
          <table:table-cell office:value-type="float" office:value="82.0191497802734">
            <text:p>82.01914978</text:p>
          </table:table-cell>
          <table:table-cell office:value-type="float" office:value="-32.321851428789">
            <text:p>-32.321851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23294143676e+17">
            <text:p>6.49E+17</text:p>
          </table:table-cell>
          <table:table-cell office:value-type="float" office:value="-59.7999992370605">
            <text:p>-59.7999992</text:p>
          </table:table-cell>
          <table:table-cell office:value-type="float" office:value="4.66595363616943">
            <text:p>4.66595363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23294143676e+17">
            <text:p>6.49E+17</text:p>
          </table:table-cell>
          <table:table-cell office:value-type="float" office:value="-60.25">
            <text:p>-60.25</text:p>
          </table:table-cell>
          <table:table-cell office:value-type="float" office:value="4.69948053359985">
            <text:p>4.69948053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23294143676e+17">
            <text:p>6.49E+17</text:p>
          </table:table-cell>
          <table:table-cell office:value-type="float" office:value="-69.8000030517578">
            <text:p>-69.8000031</text:p>
          </table:table-cell>
          <table:table-cell office:value-type="float" office:value="5.43139505386353">
            <text:p>5.431395054</text:p>
          </table:table-cell>
          <table:table-cell office:value-type="float" office:value="-70.25">
            <text:p>-70.25</text:p>
          </table:table-cell>
          <table:table-cell office:value-type="float" office:value="5.437096118927">
            <text:p>5.437096119</text:p>
          </table:table-cell>
          <table:table-cell office:value-type="float" office:value="-70.25">
            <text:p>-70.25</text:p>
          </table:table-cell>
          <table:table-cell office:value-type="float" office:value="5.437096118927">
            <text:p>5.437096119</text:p>
          </table:table-cell>
          <table:table-cell office:value-type="float" office:value="-0.450033060530157">
            <text:p>-0.4500330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23294143676e+17">
            <text:p>6.49E+17</text:p>
          </table:table-cell>
          <table:table-cell office:value-type="float" office:value="-70.25">
            <text:p>-70.25</text:p>
          </table:table-cell>
          <table:table-cell office:value-type="float" office:value="5.46569728851318">
            <text:p>5.465697289</text:p>
          </table:table-cell>
          <table:table-cell office:value-type="float" office:value="-82.1999969482422">
            <text:p>-82.1999969</text:p>
          </table:table-cell>
          <table:table-cell office:value-type="float" office:value="6.31528997421265">
            <text:p>6.315289974</text:p>
          </table:table-cell>
          <table:table-cell office:value-type="float" office:value="-82.1999969482422">
            <text:p>-82.1999969</text:p>
          </table:table-cell>
          <table:table-cell office:value-type="float" office:value="6.31528997421265">
            <text:p>6.315289974</text:p>
          </table:table-cell>
          <table:table-cell office:value-type="float" office:value="-11.9801600487886">
            <text:p>-11.9801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23294143676e+17">
            <text:p>6.49E+17</text:p>
          </table:table-cell>
          <table:table-cell office:value-type="float" office:value="-81.8000030517578">
            <text:p>-81.8000031</text:p>
          </table:table-cell>
          <table:table-cell office:value-type="float" office:value="6.35409593582153">
            <text:p>6.354095936</text:p>
          </table:table-cell>
          <table:table-cell office:value-type="float" office:value="-96.1999969482422">
            <text:p>-96.1999969</text:p>
          </table:table-cell>
          <table:table-cell office:value-type="float" office:value="7.34590005874634">
            <text:p>7.345900059</text:p>
          </table:table-cell>
          <table:table-cell office:value-type="float" office:value="-96.1999969482422">
            <text:p>-96.1999969</text:p>
          </table:table-cell>
          <table:table-cell office:value-type="float" office:value="7.34590005874634">
            <text:p>7.345900059</text:p>
          </table:table-cell>
          <table:table-cell office:value-type="float" office:value="-14.4341088965352">
            <text:p>-14.434108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23294143676e+17">
            <text:p>6.49E+17</text:p>
          </table:table-cell>
          <table:table-cell office:value-type="float" office:value="-82.25">
            <text:p>-82.25</text:p>
          </table:table-cell>
          <table:table-cell office:value-type="float" office:value="6.38867950439453">
            <text:p>6.388679504</text:p>
          </table:table-cell>
          <table:table-cell office:value-type="float" office:value="-109.75">
            <text:p>-109.75</text:p>
          </table:table-cell>
          <table:table-cell office:value-type="float" office:value="8.3140287399292">
            <text:p>8.31402874</text:p>
          </table:table-cell>
          <table:table-cell office:value-type="float" office:value="-109.75">
            <text:p>-109.75</text:p>
          </table:table-cell>
          <table:table-cell office:value-type="float" office:value="8.3140287399292">
            <text:p>8.31402874</text:p>
          </table:table-cell>
          <table:table-cell office:value-type="float" office:value="-27.5673170562312">
            <text:p>-27.567317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23294143676e+17">
            <text:p>6.49E+17</text:p>
          </table:table-cell>
          <table:table-cell office:value-type="float" office:value="-95.8000030517578">
            <text:p>-95.8000031</text:p>
          </table:table-cell>
          <table:table-cell office:value-type="float" office:value="7.42748880386353">
            <text:p>7.427488804</text:p>
          </table:table-cell>
          <table:table-cell office:value-type="float" office:value="-110.199996948242">
            <text:p>-110.199997</text:p>
          </table:table-cell>
          <table:table-cell office:value-type="float" office:value="8.34690189361572">
            <text:p>8.346901894</text:p>
          </table:table-cell>
          <table:table-cell office:value-type="float" office:value="-110.199996948242">
            <text:p>-110.199997</text:p>
          </table:table-cell>
          <table:table-cell office:value-type="float" office:value="8.34690189361572">
            <text:p>8.346901894</text:p>
          </table:table-cell>
          <table:table-cell office:value-type="float" office:value="-14.4293154601455">
            <text:p>-14.42931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23294143676e+17">
            <text:p>6.49E+17</text:p>
          </table:table-cell>
          <table:table-cell office:value-type="float" office:value="-96.25">
            <text:p>-96.25</text:p>
          </table:table-cell>
          <table:table-cell office:value-type="float" office:value="7.46068954467773">
            <text:p>7.460689545</text:p>
          </table:table-cell>
          <table:table-cell office:value-type="float" office:value="-129.800003051758">
            <text:p>-129.800003</text:p>
          </table:table-cell>
          <table:table-cell office:value-type="float" office:value="9.77538871765137">
            <text:p>9.775388718</text:p>
          </table:table-cell>
          <table:table-cell office:value-type="float" office:value="-129.800003051758">
            <text:p>-129.800003</text:p>
          </table:table-cell>
          <table:table-cell office:value-type="float" office:value="9.77538871765137">
            <text:p>9.775388718</text:p>
          </table:table-cell>
          <table:table-cell office:value-type="float" office:value="-33.6297567198207">
            <text:p>-33.629756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23294143676e+17">
            <text:p>6.49E+17</text:p>
          </table:table-cell>
          <table:table-cell office:value-type="float" office:value="-109.800003051758">
            <text:p>-109.800003</text:p>
          </table:table-cell>
          <table:table-cell office:value-type="float" office:value="8.49337577819824">
            <text:p>8.493375778</text:p>
          </table:table-cell>
          <table:table-cell office:value-type="float" office:value="-130.25">
            <text:p>-130.25</text:p>
          </table:table-cell>
          <table:table-cell office:value-type="float" office:value="9.81206226348877">
            <text:p>9.812062263</text:p>
          </table:table-cell>
          <table:table-cell office:value-type="float" office:value="-130.25">
            <text:p>-130.25</text:p>
          </table:table-cell>
          <table:table-cell office:value-type="float" office:value="9.81206226348877">
            <text:p>9.812062263</text:p>
          </table:table-cell>
          <table:table-cell office:value-type="float" office:value="-20.4924695737142">
            <text:p>-20.492469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1595105649e+17">
            <text:p>3.33E+17</text:p>
          </table:table-cell>
          <table:table-cell office:value-type="float" office:value="0.695937037467957">
            <text:p>0.695937037</text:p>
          </table:table-cell>
          <table:table-cell office:value-type="float" office:value="3.14430594444275">
            <text:p>3.14430594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1595105649e+17">
            <text:p>3.33E+17</text:p>
          </table:table-cell>
          <table:table-cell office:value-type="float" office:value="0.90406197309494">
            <text:p>0.904061973</text:p>
          </table:table-cell>
          <table:table-cell office:value-type="float" office:value="7.17007970809937">
            <text:p>7.17007970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1595105649e+17">
            <text:p>3.33E+17</text:p>
          </table:table-cell>
          <table:table-cell office:value-type="float" office:value="1.11781001091003">
            <text:p>1.117810011</text:p>
          </table:table-cell>
          <table:table-cell office:value-type="float" office:value="11.5261745452881">
            <text:p>11.52617455</text:p>
          </table:table-cell>
          <table:table-cell office:value-type="float" office:value="1.14090001583099">
            <text:p>1.140900016</text:p>
          </table:table-cell>
          <table:table-cell office:value-type="float" office:value="11.5620212554932">
            <text:p>11.56202126</text:p>
          </table:table-cell>
          <table:table-cell office:value-type="float" office:value="1.14090001583099">
            <text:p>1.140900016</text:p>
          </table:table-cell>
          <table:table-cell office:value-type="float" office:value="11.5620212554932">
            <text:p>11.56202126</text:p>
          </table:table-cell>
          <table:table-cell office:value-type="float" office:value="-0.0426395938040782">
            <text:p>-0.0426395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1595105649e+17">
            <text:p>3.33E+17</text:p>
          </table:table-cell>
          <table:table-cell office:value-type="float" office:value="1.37146997451782">
            <text:p>1.371469975</text:p>
          </table:table-cell>
          <table:table-cell office:value-type="float" office:value="17.1210651397705">
            <text:p>17.12106514</text:p>
          </table:table-cell>
          <table:table-cell office:value-type="float" office:value="1.41031002998352">
            <text:p>1.41031003</text:p>
          </table:table-cell>
          <table:table-cell office:value-type="float" office:value="17.2263698577881">
            <text:p>17.22636986</text:p>
          </table:table-cell>
          <table:table-cell office:value-type="float" office:value="1.41031002998352">
            <text:p>1.41031003</text:p>
          </table:table-cell>
          <table:table-cell office:value-type="float" office:value="17.2263698577881">
            <text:p>17.22636986</text:p>
          </table:table-cell>
          <table:table-cell office:value-type="float" office:value="-0.112239180081379">
            <text:p>-0.1122391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1595105649e+17">
            <text:p>3.33E+17</text:p>
          </table:table-cell>
          <table:table-cell office:value-type="float" office:value="1.74000000953674">
            <text:p>1.74000001</text:p>
          </table:table-cell>
          <table:table-cell office:value-type="float" office:value="26.0262851715088">
            <text:p>26.02628517</text:p>
          </table:table-cell>
          <table:table-cell office:value-type="float" office:value="1.86000001430511">
            <text:p>1.860000014</text:p>
          </table:table-cell>
          <table:table-cell office:value-type="float" office:value="26.5885562896729">
            <text:p>26.58855629</text:p>
          </table:table-cell>
          <table:table-cell office:value-type="float" office:value="1.86000001430511">
            <text:p>1.860000014</text:p>
          </table:table-cell>
          <table:table-cell office:value-type="float" office:value="26.5885562896729">
            <text:p>26.58855629</text:p>
          </table:table-cell>
          <table:table-cell office:value-type="float" office:value="-0.574933745283641">
            <text:p>-0.574933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1595105649e+17">
            <text:p>3.33E+17</text:p>
          </table:table-cell>
          <table:table-cell office:value-type="float" office:value="2.22000002861023">
            <text:p>2.220000029</text:p>
          </table:table-cell>
          <table:table-cell office:value-type="float" office:value="36.0356864929199">
            <text:p>36.03568649</text:p>
          </table:table-cell>
          <table:table-cell office:value-type="float" office:value="2.22000002861023">
            <text:p>2.220000029</text:p>
          </table:table-cell>
          <table:table-cell office:value-type="float" office:value="36.0356864929199">
            <text:p>36.03568649</text:p>
          </table:table-cell>
          <table:table-cell office:value-type="float" office:value="2.22000002861023">
            <text:p>2.220000029</text:p>
          </table:table-cell>
          <table:table-cell office:value-type="float" office:value="36.0356864929199">
            <text:p>36.03568649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1595105649e+17">
            <text:p>3.33E+17</text:p>
          </table:table-cell>
          <table:table-cell office:value-type="float" office:value="2.94000005722046">
            <text:p>2.940000057</text:p>
          </table:table-cell>
          <table:table-cell office:value-type="float" office:value="50.2152786254883">
            <text:p>50.21527863</text:p>
          </table:table-cell>
          <table:table-cell office:value-type="float" office:value="2.94000005722046">
            <text:p>2.940000057</text:p>
          </table:table-cell>
          <table:table-cell office:value-type="float" office:value="50.2152786254883">
            <text:p>50.21527863</text:p>
          </table:table-cell>
          <table:table-cell office:value-type="float" office:value="2.94000005722046">
            <text:p>2.940000057</text:p>
          </table:table-cell>
          <table:table-cell office:value-type="float" office:value="50.2152786254883">
            <text:p>50.2152786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1595105649e+17">
            <text:p>3.33E+17</text:p>
          </table:table-cell>
          <table:table-cell office:value-type="float" office:value="3.77999997138977">
            <text:p>3.779999971</text:p>
          </table:table-cell>
          <table:table-cell office:value-type="float" office:value="66.1123352050781">
            <text:p>66.11233521</text:p>
          </table:table-cell>
          <table:table-cell office:value-type="float" office:value="3.77999997138977">
            <text:p>3.779999971</text:p>
          </table:table-cell>
          <table:table-cell office:value-type="float" office:value="66.1123352050781">
            <text:p>66.11233521</text:p>
          </table:table-cell>
          <table:table-cell office:value-type="float" office:value="3.77999997138977">
            <text:p>3.779999971</text:p>
          </table:table-cell>
          <table:table-cell office:value-type="float" office:value="66.1123352050781">
            <text:p>66.1123352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1595105649e+17">
            <text:p>3.33E+17</text:p>
          </table:table-cell>
          <table:table-cell office:value-type="float" office:value="4.85999965667725">
            <text:p>4.859999657</text:p>
          </table:table-cell>
          <table:table-cell office:value-type="float" office:value="82.3900756835938">
            <text:p>82.39007568</text:p>
          </table:table-cell>
          <table:table-cell office:value-type="float" office:value="4.85999965667725">
            <text:p>4.859999657</text:p>
          </table:table-cell>
          <table:table-cell office:value-type="float" office:value="82.3900756835938">
            <text:p>82.39007568</text:p>
          </table:table-cell>
          <table:table-cell office:value-type="float" office:value="4.85999965667725">
            <text:p>4.859999657</text:p>
          </table:table-cell>
          <table:table-cell office:value-type="float" office:value="82.3900756835938">
            <text:p>82.39007568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206608114e+17">
            <text:p>4.41E+17</text:p>
          </table:table-cell>
          <table:table-cell office:value-type="float" office:value="82.1999969482422">
            <text:p>82.19999695</text:p>
          </table:table-cell>
          <table:table-cell office:value-type="float" office:value="4.89297819137573">
            <text:p>4.89297819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206608114e+17">
            <text:p>4.41E+17</text:p>
          </table:table-cell>
          <table:table-cell office:value-type="float" office:value="81.8000030517578">
            <text:p>81.80000305</text:p>
          </table:table-cell>
          <table:table-cell office:value-type="float" office:value="4.98323774337769">
            <text:p>4.98323774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206608114e+17">
            <text:p>4.41E+17</text:p>
          </table:table-cell>
          <table:table-cell office:value-type="float" office:value="99.0200042724609">
            <text:p>99.02000427</text:p>
          </table:table-cell>
          <table:table-cell office:value-type="float" office:value="25.9183959960938">
            <text:p>25.918396</text:p>
          </table:table-cell>
          <table:table-cell office:value-type="float" office:value="58.5599975585938">
            <text:p>58.55999756</text:p>
          </table:table-cell>
          <table:table-cell office:value-type="float" office:value="26.0483150482178">
            <text:p>26.04831505</text:p>
          </table:table-cell>
          <table:table-cell office:value-type="float" office:value="58.5599975585938">
            <text:p>58.55999756</text:p>
          </table:table-cell>
          <table:table-cell office:value-type="float" office:value="26.0483150482178">
            <text:p>26.04831505</text:p>
          </table:table-cell>
          <table:table-cell office:value-type="float" office:value="-40.4602153015315">
            <text:p>-40.460215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206608114e+17">
            <text:p>4.41E+17</text:p>
          </table:table-cell>
          <table:table-cell office:value-type="float" office:value="99.4599990844727">
            <text:p>99.45999908</text:p>
          </table:table-cell>
          <table:table-cell office:value-type="float" office:value="26.5229606628418">
            <text:p>26.52296066</text:p>
          </table:table-cell>
          <table:table-cell office:value-type="float" office:value="47.5999984741211">
            <text:p>47.59999847</text:p>
          </table:table-cell>
          <table:table-cell office:value-type="float" office:value="36.0417900085449">
            <text:p>36.04179001</text:p>
          </table:table-cell>
          <table:table-cell office:value-type="float" office:value="47.5999984741211">
            <text:p>47.59999847</text:p>
          </table:table-cell>
          <table:table-cell office:value-type="float" office:value="36.0417900085449">
            <text:p>36.04179001</text:p>
          </table:table-cell>
          <table:table-cell office:value-type="float" office:value="-52.726348018977">
            <text:p>-52.72634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206608114e+17">
            <text:p>4.41E+17</text:p>
          </table:table-cell>
          <table:table-cell office:value-type="float" office:value="105.81999206543">
            <text:p>105.8199921</text:p>
          </table:table-cell>
          <table:table-cell office:value-type="float" office:value="35.8894271850586">
            <text:p>35.88942719</text:p>
          </table:table-cell>
          <table:table-cell office:value-type="float" office:value="33">
            <text:p>33</text:p>
          </table:table-cell>
          <table:table-cell office:value-type="float" office:value="49.8429794311523">
            <text:p>49.84297943</text:p>
          </table:table-cell>
          <table:table-cell office:value-type="float" office:value="33">
            <text:p>33</text:p>
          </table:table-cell>
          <table:table-cell office:value-type="float" office:value="49.8429794311523">
            <text:p>49.84297943</text:p>
          </table:table-cell>
          <table:table-cell office:value-type="float" office:value="-74.1448100995188">
            <text:p>-74.144810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206608114e+17">
            <text:p>4.41E+17</text:p>
          </table:table-cell>
          <table:table-cell office:value-type="float" office:value="106.18000793457">
            <text:p>106.1800079</text:p>
          </table:table-cell>
          <table:table-cell office:value-type="float" office:value="36.4603080749512">
            <text:p>36.46030807</text:p>
          </table:table-cell>
          <table:table-cell office:value-type="float" office:value="15.7399997711182">
            <text:p>15.73999977</text:p>
          </table:table-cell>
          <table:table-cell office:value-type="float" office:value="66.0909576416016">
            <text:p>66.09095764</text:p>
          </table:table-cell>
          <table:table-cell office:value-type="float" office:value="15.7399997711182">
            <text:p>15.73999977</text:p>
          </table:table-cell>
          <table:table-cell office:value-type="float" office:value="66.0909576416016">
            <text:p>66.09095764</text:p>
          </table:table-cell>
          <table:table-cell office:value-type="float" office:value="-95.1702184002271">
            <text:p>-95.170218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206608114e+17">
            <text:p>4.41E+17</text:p>
          </table:table-cell>
          <table:table-cell office:value-type="float" office:value="121.849998474121">
            <text:p>121.8499985</text:p>
          </table:table-cell>
          <table:table-cell office:value-type="float" office:value="58.7724609375">
            <text:p>58.77246094</text:p>
          </table:table-cell>
          <table:table-cell office:value-type="float" office:value="-3.77999997138977">
            <text:p>-3.77999997</text:p>
          </table:table-cell>
          <table:table-cell office:value-type="float" office:value="82.0792083740234">
            <text:p>82.07920837</text:p>
          </table:table-cell>
          <table:table-cell office:value-type="float" office:value="-3.77999997138977">
            <text:p>-3.77999997</text:p>
          </table:table-cell>
          <table:table-cell office:value-type="float" office:value="82.0792083740234">
            <text:p>82.07920837</text:p>
          </table:table-cell>
          <table:table-cell office:value-type="float" office:value="-127.773631808323">
            <text:p>-127.77363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41354206608114e+17">
            <text:p>4.41E+17</text:p>
          </table:table-cell>
          <table:table-cell office:value-type="float" office:value="149.75">
            <text:p>149.75</text:p>
          </table:table-cell>
          <table:table-cell office:value-type="float" office:value="88.0008316040039">
            <text:p>88.0008316</text:p>
          </table:table-cell>
          <table:table-cell office:value-type="float" office:value="-9.97599983215332">
            <text:p>-9.97599983</text:p>
          </table:table-cell>
          <table:table-cell office:value-type="float" office:value="101.582321166992">
            <text:p>101.5823212</text:p>
          </table:table-cell>
          <table:table-cell office:value-type="float" office:value="-9.97599983215332">
            <text:p>-9.97599983</text:p>
          </table:table-cell>
          <table:table-cell office:value-type="float" office:value="101.582321166992">
            <text:p>101.5823212</text:p>
          </table:table-cell>
          <table:table-cell office:value-type="float" office:value="-3">
            <text:p>-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3685438653517e+17">
            <text:p>4.37E+17</text:p>
          </table:table-cell>
          <table:table-cell office:value-type="float" office:value="-59.7999992370605">
            <text:p>-59.7999992</text:p>
          </table:table-cell>
          <table:table-cell office:value-type="float" office:value="3.76999545097351">
            <text:p>3.76999545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3685438653517e+17">
            <text:p>4.37E+17</text:p>
          </table:table-cell>
          <table:table-cell office:value-type="float" office:value="-60.2000007629395">
            <text:p>-60.2000008</text:p>
          </table:table-cell>
          <table:table-cell office:value-type="float" office:value="3.79390287399292">
            <text:p>3.79390287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3685438653517e+17">
            <text:p>4.37E+17</text:p>
          </table:table-cell>
          <table:table-cell office:value-type="float" office:value="-60.25">
            <text:p>-60.25</text:p>
          </table:table-cell>
          <table:table-cell office:value-type="float" office:value="3.79848170280457">
            <text:p>3.798481703</text:p>
          </table:table-cell>
          <table:table-cell office:value-type="float" office:value="-70.1999969482422">
            <text:p>-70.1999969</text:p>
          </table:table-cell>
          <table:table-cell office:value-type="float" office:value="4.39145803451538">
            <text:p>4.391458035</text:p>
          </table:table-cell>
          <table:table-cell office:value-type="float" office:value="-70.1999969482422">
            <text:p>-70.1999969</text:p>
          </table:table-cell>
          <table:table-cell office:value-type="float" office:value="4.39145803451538">
            <text:p>4.391458035</text:p>
          </table:table-cell>
          <table:table-cell office:value-type="float" office:value="-9.96765068609439">
            <text:p>-9.9676506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3685438653517e+17">
            <text:p>4.37E+17</text:p>
          </table:table-cell>
          <table:table-cell office:value-type="float" office:value="-69.8000030517578">
            <text:p>-69.8000031</text:p>
          </table:table-cell>
          <table:table-cell office:value-type="float" office:value="4.40159320831299">
            <text:p>4.401593208</text:p>
          </table:table-cell>
          <table:table-cell office:value-type="float" office:value="-81.8000030517578">
            <text:p>-81.8000031</text:p>
          </table:table-cell>
          <table:table-cell office:value-type="float" office:value="5.08113384246826">
            <text:p>5.081133842</text:p>
          </table:table-cell>
          <table:table-cell office:value-type="float" office:value="-81.8000030517578">
            <text:p>-81.8000031</text:p>
          </table:table-cell>
          <table:table-cell office:value-type="float" office:value="5.08113384246826">
            <text:p>5.081133842</text:p>
          </table:table-cell>
          <table:table-cell office:value-type="float" office:value="-12.0192252443104">
            <text:p>-12.01922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3685438653517e+17">
            <text:p>4.37E+17</text:p>
          </table:table-cell>
          <table:table-cell office:value-type="float" office:value="-70.25">
            <text:p>-70.25</text:p>
          </table:table-cell>
          <table:table-cell office:value-type="float" office:value="4.4283618927002">
            <text:p>4.428361893</text:p>
          </table:table-cell>
          <table:table-cell office:value-type="float" office:value="-82.25">
            <text:p>-82.25</text:p>
          </table:table-cell>
          <table:table-cell office:value-type="float" office:value="5.11019229888916">
            <text:p>5.110192299</text:p>
          </table:table-cell>
          <table:table-cell office:value-type="float" office:value="-82.25">
            <text:p>-82.25</text:p>
          </table:table-cell>
          <table:table-cell office:value-type="float" office:value="5.11019229888916">
            <text:p>5.110192299</text:p>
          </table:table-cell>
          <table:table-cell office:value-type="float" office:value="-12.0193549204108">
            <text:p>-12.019354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3685438653517e+17">
            <text:p>4.37E+17</text:p>
          </table:table-cell>
          <table:table-cell office:value-type="float" office:value="-81.8000030517578">
            <text:p>-81.8000031</text:p>
          </table:table-cell>
          <table:table-cell office:value-type="float" office:value="5.15976715087891">
            <text:p>5.159767151</text:p>
          </table:table-cell>
          <table:table-cell office:value-type="float" office:value="-95.75">
            <text:p>-95.75</text:p>
          </table:table-cell>
          <table:table-cell office:value-type="float" office:value="5.97327756881714">
            <text:p>5.973277569</text:p>
          </table:table-cell>
          <table:table-cell office:value-type="float" office:value="-95.75">
            <text:p>-95.75</text:p>
          </table:table-cell>
          <table:table-cell office:value-type="float" office:value="5.97327756881714">
            <text:p>5.973277569</text:p>
          </table:table-cell>
          <table:table-cell office:value-type="float" office:value="-13.9736972221406">
            <text:p>-13.97369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3685438653517e+17">
            <text:p>4.37E+17</text:p>
          </table:table-cell>
          <table:table-cell office:value-type="float" office:value="-82.25">
            <text:p>-82.25</text:p>
          </table:table-cell>
          <table:table-cell office:value-type="float" office:value="5.18649768829346">
            <text:p>5.186497688</text:p>
          </table:table-cell>
          <table:table-cell office:value-type="float" office:value="-109.75">
            <text:p>-109.75</text:p>
          </table:table-cell>
          <table:table-cell office:value-type="float" office:value="6.87299633026123">
            <text:p>6.87299633</text:p>
          </table:table-cell>
          <table:table-cell office:value-type="float" office:value="-109.75">
            <text:p>-109.75</text:p>
          </table:table-cell>
          <table:table-cell office:value-type="float" office:value="6.87299633026123">
            <text:p>6.87299633</text:p>
          </table:table-cell>
          <table:table-cell office:value-type="float" office:value="-27.551665606082">
            <text:p>-27.551665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3685438653517e+17">
            <text:p>4.37E+17</text:p>
          </table:table-cell>
          <table:table-cell office:value-type="float" office:value="-95.8000030517578">
            <text:p>-95.8000031</text:p>
          </table:table-cell>
          <table:table-cell office:value-type="float" office:value="6.04793834686279">
            <text:p>6.047938347</text:p>
          </table:table-cell>
          <table:table-cell office:value-type="float" office:value="-110.199996948242">
            <text:p>-110.199997</text:p>
          </table:table-cell>
          <table:table-cell office:value-type="float" office:value="6.90216588973999">
            <text:p>6.90216589</text:p>
          </table:table-cell>
          <table:table-cell office:value-type="float" office:value="-110.199996948242">
            <text:p>-110.199997</text:p>
          </table:table-cell>
          <table:table-cell office:value-type="float" office:value="6.90216588973999">
            <text:p>6.90216589</text:p>
          </table:table-cell>
          <table:table-cell office:value-type="float" office:value="-14.4253086245597">
            <text:p>-14.425308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3685438653517e+17">
            <text:p>4.37E+17</text:p>
          </table:table-cell>
          <table:table-cell office:value-type="float" office:value="-96.25">
            <text:p>-96.25</text:p>
          </table:table-cell>
          <table:table-cell office:value-type="float" office:value="6.07558584213257">
            <text:p>6.075585842</text:p>
          </table:table-cell>
          <table:table-cell office:value-type="float" office:value="-129.800003051758">
            <text:p>-129.800003</text:p>
          </table:table-cell>
          <table:table-cell office:value-type="float" office:value="8.15621757507324">
            <text:p>8.156217575</text:p>
          </table:table-cell>
          <table:table-cell office:value-type="float" office:value="-129.800003051758">
            <text:p>-129.800003</text:p>
          </table:table-cell>
          <table:table-cell office:value-type="float" office:value="8.15621757507324">
            <text:p>8.156217575</text:p>
          </table:table-cell>
          <table:table-cell office:value-type="float" office:value="-33.6144572049152">
            <text:p>-33.61445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252187681e+17">
            <text:p>5.72E+17</text:p>
          </table:table-cell>
          <table:table-cell office:value-type="float" office:value="59.75">
            <text:p>59.75</text:p>
          </table:table-cell>
          <table:table-cell office:value-type="float" office:value="3.24560856819153">
            <text:p>3.24560856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252187681e+17">
            <text:p>5.72E+17</text:p>
          </table:table-cell>
          <table:table-cell office:value-type="float" office:value="60.2000007629395">
            <text:p>60.20000076</text:p>
          </table:table-cell>
          <table:table-cell office:value-type="float" office:value="3.26977467536926">
            <text:p>3.26977467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252187681e+17">
            <text:p>5.72E+17</text:p>
          </table:table-cell>
          <table:table-cell office:value-type="float" office:value="60.25">
            <text:p>60.25</text:p>
          </table:table-cell>
          <table:table-cell office:value-type="float" office:value="3.27338457107544">
            <text:p>3.273384571</text:p>
          </table:table-cell>
          <table:table-cell office:value-type="float" office:value="70.1999969482422">
            <text:p>70.19999695</text:p>
          </table:table-cell>
          <table:table-cell office:value-type="float" office:value="3.80643606185913">
            <text:p>3.806436062</text:p>
          </table:table-cell>
          <table:table-cell office:value-type="float" office:value="70.1999969482422">
            <text:p>70.19999695</text:p>
          </table:table-cell>
          <table:table-cell office:value-type="float" office:value="3.80643606185913">
            <text:p>3.806436062</text:p>
          </table:table-cell>
          <table:table-cell office:value-type="float" office:value="-9.96426530968819">
            <text:p>-9.9642653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252187681e+17">
            <text:p>5.72E+17</text:p>
          </table:table-cell>
          <table:table-cell office:value-type="float" office:value="69.75">
            <text:p>69.75</text:p>
          </table:table-cell>
          <table:table-cell office:value-type="float" office:value="3.78904867172241">
            <text:p>3.789048672</text:p>
          </table:table-cell>
          <table:table-cell office:value-type="float" office:value="82.1999969482422">
            <text:p>82.19999695</text:p>
          </table:table-cell>
          <table:table-cell office:value-type="float" office:value="4.44970607757568">
            <text:p>4.449706078</text:p>
          </table:table-cell>
          <table:table-cell office:value-type="float" office:value="82.1999969482422">
            <text:p>82.19999695</text:p>
          </table:table-cell>
          <table:table-cell office:value-type="float" office:value="4.44970607757568">
            <text:p>4.449706078</text:p>
          </table:table-cell>
          <table:table-cell office:value-type="float" office:value="-12.4675134737905">
            <text:p>-12.46751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252187681e+17">
            <text:p>5.72E+17</text:p>
          </table:table-cell>
          <table:table-cell office:value-type="float" office:value="70.1999969482422">
            <text:p>70.19999695</text:p>
          </table:table-cell>
          <table:table-cell office:value-type="float" office:value="3.81342363357544">
            <text:p>3.813423634</text:p>
          </table:table-cell>
          <table:table-cell office:value-type="float" office:value="96.1999969482422">
            <text:p>96.19999695</text:p>
          </table:table-cell>
          <table:table-cell office:value-type="float" office:value="5.20064210891724">
            <text:p>5.200642109</text:p>
          </table:table-cell>
          <table:table-cell office:value-type="float" office:value="96.1999969482422">
            <text:p>96.19999695</text:p>
          </table:table-cell>
          <table:table-cell office:value-type="float" office:value="5.20064210891724">
            <text:p>5.200642109</text:p>
          </table:table-cell>
          <table:table-cell office:value-type="float" office:value="-26.0369809136607">
            <text:p>-26.036980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252187681e+17">
            <text:p>5.72E+17</text:p>
          </table:table-cell>
          <table:table-cell office:value-type="float" office:value="70.25">
            <text:p>70.25</text:p>
          </table:table-cell>
          <table:table-cell office:value-type="float" office:value="3.81734895706177">
            <text:p>3.817348957</text:p>
          </table:table-cell>
          <table:table-cell office:value-type="float" office:value="109.800003051758">
            <text:p>109.8000031</text:p>
          </table:table-cell>
          <table:table-cell office:value-type="float" office:value="5.929274559021">
            <text:p>5.929274559</text:p>
          </table:table-cell>
          <table:table-cell office:value-type="float" office:value="109.800003051758">
            <text:p>109.8000031</text:p>
          </table:table-cell>
          <table:table-cell office:value-type="float" office:value="5.929274559021">
            <text:p>5.929274559</text:p>
          </table:table-cell>
          <table:table-cell office:value-type="float" office:value="-39.6063501365913">
            <text:p>-39.606350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252187681e+17">
            <text:p>5.72E+17</text:p>
          </table:table-cell>
          <table:table-cell office:value-type="float" office:value="81.75">
            <text:p>81.75</text:p>
          </table:table-cell>
          <table:table-cell office:value-type="float" office:value="4.43861770629883">
            <text:p>4.438617706</text:p>
          </table:table-cell>
          <table:table-cell office:value-type="float" office:value="129.800003051758">
            <text:p>129.8000031</text:p>
          </table:table-cell>
          <table:table-cell office:value-type="float" office:value="7.00059509277344">
            <text:p>7.000595093</text:p>
          </table:table-cell>
          <table:table-cell office:value-type="float" office:value="129.800003051758">
            <text:p>129.8000031</text:p>
          </table:table-cell>
          <table:table-cell office:value-type="float" office:value="7.00059509277344">
            <text:p>7.000595093</text:p>
          </table:table-cell>
          <table:table-cell office:value-type="float" office:value="-48.1182555939297">
            <text:p>-48.118255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58252187681e+17">
            <text:p>5.72E+17</text:p>
          </table:table-cell>
          <table:table-cell office:value-type="float" office:value="82.1999969482422">
            <text:p>82.19999695</text:p>
          </table:table-cell>
          <table:table-cell office:value-type="float" office:value="4.46285152435303">
            <text:p>4.462851524</text:p>
          </table:table-cell>
          <table:table-cell office:value-type="float" office:value="149.800003051758">
            <text:p>149.8000031</text:p>
          </table:table-cell>
          <table:table-cell office:value-type="float" office:value="7.93316507339478">
            <text:p>7.933165073</text:p>
          </table:table-cell>
          <table:table-cell office:value-type="float" office:value="149.800003051758">
            <text:p>149.8000031</text:p>
          </table:table-cell>
          <table:table-cell office:value-type="float" office:value="7.93316507339478">
            <text:p>7.933165073</text:p>
          </table:table-cell>
          <table:table-cell office:value-type="float" office:value="-67.6890234921735">
            <text:p>-67.689023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8010370159e+17">
            <text:p>5.72E+17</text:p>
          </table:table-cell>
          <table:table-cell office:value-type="float" office:value="38.2385025024414">
            <text:p>38.2385025</text:p>
          </table:table-cell>
          <table:table-cell office:value-type="float" office:value="7.16388559341431">
            <text:p>7.16388559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8010370159e+17">
            <text:p>5.72E+17</text:p>
          </table:table-cell>
          <table:table-cell office:value-type="float" office:value="38.6989974975586">
            <text:p>38.6989975</text:p>
          </table:table-cell>
          <table:table-cell office:value-type="float" office:value="7.36378383636475">
            <text:p>7.36378383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8010370159e+17">
            <text:p>5.72E+17</text:p>
          </table:table-cell>
          <table:table-cell office:value-type="float" office:value="47.9865989685059">
            <text:p>47.98659897</text:p>
          </table:table-cell>
          <table:table-cell office:value-type="float" office:value="11.4974737167358">
            <text:p>11.49747372</text:p>
          </table:table-cell>
          <table:table-cell office:value-type="float" office:value="59.7999992370605">
            <text:p>59.79999924</text:p>
          </table:table-cell>
          <table:table-cell office:value-type="float" office:value="16.4956130981445">
            <text:p>16.4956131</text:p>
          </table:table-cell>
          <table:table-cell office:value-type="float" office:value="59.7999992370605">
            <text:p>59.79999924</text:p>
          </table:table-cell>
          <table:table-cell office:value-type="float" office:value="16.4956130981445">
            <text:p>16.4956131</text:p>
          </table:table-cell>
          <table:table-cell office:value-type="float" office:value="-12.8272297547474">
            <text:p>-12.827229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8010370159e+17">
            <text:p>5.72E+17</text:p>
          </table:table-cell>
          <table:table-cell office:value-type="float" office:value="59.7999992370605">
            <text:p>59.79999924</text:p>
          </table:table-cell>
          <table:table-cell office:value-type="float" office:value="16.855281829834">
            <text:p>16.85528183</text:p>
          </table:table-cell>
          <table:table-cell office:value-type="float" office:value="81.9080047607422">
            <text:p>81.90800476</text:p>
          </table:table-cell>
          <table:table-cell office:value-type="float" office:value="26.0470008850098">
            <text:p>26.04700089</text:p>
          </table:table-cell>
          <table:table-cell office:value-type="float" office:value="81.9080047607422">
            <text:p>81.90800476</text:p>
          </table:table-cell>
          <table:table-cell office:value-type="float" office:value="26.0470008850098">
            <text:p>26.04700089</text:p>
          </table:table-cell>
          <table:table-cell office:value-type="float" office:value="-23.9426733558394">
            <text:p>-23.942673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8010370159e+17">
            <text:p>5.72E+17</text:p>
          </table:table-cell>
          <table:table-cell office:value-type="float" office:value="80.0599975585938">
            <text:p>80.05999756</text:p>
          </table:table-cell>
          <table:table-cell office:value-type="float" office:value="26.1020259857178">
            <text:p>26.10202599</text:p>
          </table:table-cell>
          <table:table-cell office:value-type="float" office:value="122.449996948242">
            <text:p>122.4499969</text:p>
          </table:table-cell>
          <table:table-cell office:value-type="float" office:value="43.596565246582">
            <text:p>43.59656525</text:p>
          </table:table-cell>
          <table:table-cell office:value-type="float" office:value="122.449996948242">
            <text:p>122.4499969</text:p>
          </table:table-cell>
          <table:table-cell office:value-type="float" office:value="43.596565246582">
            <text:p>43.59656525</text:p>
          </table:table-cell>
          <table:table-cell office:value-type="float" office:value="-45.8581612388059">
            <text:p>-45.858161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8010370159e+17">
            <text:p>5.72E+17</text:p>
          </table:table-cell>
          <table:table-cell office:value-type="float" office:value="101.919998168945">
            <text:p>101.9199982</text:p>
          </table:table-cell>
          <table:table-cell office:value-type="float" office:value="36.0826072692871">
            <text:p>36.08260727</text:p>
          </table:table-cell>
          <table:table-cell office:value-type="float" office:value="149.550003051758">
            <text:p>149.5500031</text:p>
          </table:table-cell>
          <table:table-cell office:value-type="float" office:value="55.4636650085449">
            <text:p>55.46366501</text:p>
          </table:table-cell>
          <table:table-cell office:value-type="float" office:value="149.550003051758">
            <text:p>149.5500031</text:p>
          </table:table-cell>
          <table:table-cell office:value-type="float" office:value="55.4636650085449">
            <text:p>55.46366501</text:p>
          </table:table-cell>
          <table:table-cell office:value-type="float" office:value="-51.4222010830846">
            <text:p>-51.422201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8010370159e+17">
            <text:p>5.72E+17</text:p>
          </table:table-cell>
          <table:table-cell office:value-type="float" office:value="122.449996948242">
            <text:p>122.4499969</text:p>
          </table:table-cell>
          <table:table-cell office:value-type="float" office:value="45.5115432739258">
            <text:p>45.51154327</text:p>
          </table:table-cell>
          <table:table-cell office:value-type="float" office:value="214.75">
            <text:p>214.75</text:p>
          </table:table-cell>
          <table:table-cell office:value-type="float" office:value="84.0438385009766">
            <text:p>84.0438385</text:p>
          </table:table-cell>
          <table:table-cell office:value-type="float" office:value="214.75">
            <text:p>214.75</text:p>
          </table:table-cell>
          <table:table-cell office:value-type="float" office:value="84.0438385009766">
            <text:p>84.0438385</text:p>
          </table:table-cell>
          <table:table-cell office:value-type="float" office:value="-100.020139666065">
            <text:p>-100.0201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8010370159e+17">
            <text:p>5.72E+17</text:p>
          </table:table-cell>
          <table:table-cell office:value-type="float" office:value="149.550003051758">
            <text:p>149.5500031</text:p>
          </table:table-cell>
          <table:table-cell office:value-type="float" office:value="57.8617362976074">
            <text:p>57.8617363</text:p>
          </table:table-cell>
          <table:table-cell office:value-type="float" office:value="215.550003051758">
            <text:p>215.5500031</text:p>
          </table:table-cell>
          <table:table-cell office:value-type="float" office:value="86.9202423095703">
            <text:p>86.92024231</text:p>
          </table:table-cell>
          <table:table-cell office:value-type="float" office:value="215.550003051758">
            <text:p>215.5500031</text:p>
          </table:table-cell>
          <table:table-cell office:value-type="float" office:value="86.9202423095703">
            <text:p>86.92024231</text:p>
          </table:table-cell>
          <table:table-cell office:value-type="float" office:value="-72.1137765731853">
            <text:p>-72.113776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71968010370159e+17">
            <text:p>5.72E+17</text:p>
          </table:table-cell>
          <table:table-cell office:value-type="float" office:value="214.75">
            <text:p>214.75</text:p>
          </table:table-cell>
          <table:table-cell office:value-type="float" office:value="88.0246658325195">
            <text:p>88.02466583</text:p>
          </table:table-cell>
          <table:table-cell office:value-type="float" office:value="255.25">
            <text:p>255.25</text:p>
          </table:table-cell>
          <table:table-cell office:value-type="float" office:value="88.1270217895508">
            <text:p>88.12702179</text:p>
          </table:table-cell>
          <table:table-cell office:value-type="float" office:value="255.25">
            <text:p>255.25</text:p>
          </table:table-cell>
          <table:table-cell office:value-type="float" office:value="88.1270217895508">
            <text:p>88.12702179</text:p>
          </table:table-cell>
          <table:table-cell office:value-type="float" office:value="-40.5001293422865">
            <text:p>-40.500129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82771237274e+17">
            <text:p>4.73E+17</text:p>
          </table:table-cell>
          <table:table-cell office:value-type="float" office:value="59.75">
            <text:p>59.75</text:p>
          </table:table-cell>
          <table:table-cell office:value-type="float" office:value="3.47589111328125">
            <text:p>3.47589111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82771237274e+17">
            <text:p>4.73E+17</text:p>
          </table:table-cell>
          <table:table-cell office:value-type="float" office:value="60.2000007629395">
            <text:p>60.20000076</text:p>
          </table:table-cell>
          <table:table-cell office:value-type="float" office:value="3.50334358215332">
            <text:p>3.50334358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82771237274e+17">
            <text:p>4.73E+17</text:p>
          </table:table-cell>
          <table:table-cell office:value-type="float" office:value="60.25">
            <text:p>60.25</text:p>
          </table:table-cell>
          <table:table-cell office:value-type="float" office:value="3.50639152526855">
            <text:p>3.506391525</text:p>
          </table:table-cell>
          <table:table-cell office:value-type="float" office:value="70.25">
            <text:p>70.25</text:p>
          </table:table-cell>
          <table:table-cell office:value-type="float" office:value="4.11875057220459">
            <text:p>4.118750572</text:p>
          </table:table-cell>
          <table:table-cell office:value-type="float" office:value="70.25">
            <text:p>70.25</text:p>
          </table:table-cell>
          <table:table-cell office:value-type="float" office:value="4.11875057220459">
            <text:p>4.118750572</text:p>
          </table:table-cell>
          <table:table-cell office:value-type="float" office:value="-10.0187316364081">
            <text:p>-10.018731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82771237274e+17">
            <text:p>4.73E+17</text:p>
          </table:table-cell>
          <table:table-cell office:value-type="float" office:value="69.75">
            <text:p>69.75</text:p>
          </table:table-cell>
          <table:table-cell office:value-type="float" office:value="4.06536197662354">
            <text:p>4.065361977</text:p>
          </table:table-cell>
          <table:table-cell office:value-type="float" office:value="81.8000030517578">
            <text:p>81.80000305</text:p>
          </table:table-cell>
          <table:table-cell office:value-type="float" office:value="4.83009624481201">
            <text:p>4.830096245</text:p>
          </table:table-cell>
          <table:table-cell office:value-type="float" office:value="81.8000030517578">
            <text:p>81.80000305</text:p>
          </table:table-cell>
          <table:table-cell office:value-type="float" office:value="4.83009624481201">
            <text:p>4.830096245</text:p>
          </table:table-cell>
          <table:table-cell office:value-type="float" office:value="-12.0742449887483">
            <text:p>-12.07424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82771237274e+17">
            <text:p>4.73E+17</text:p>
          </table:table-cell>
          <table:table-cell office:value-type="float" office:value="70.1999969482422">
            <text:p>70.19999695</text:p>
          </table:table-cell>
          <table:table-cell office:value-type="float" office:value="4.09457874298096">
            <text:p>4.094578743</text:p>
          </table:table-cell>
          <table:table-cell office:value-type="float" office:value="82.25">
            <text:p>82.25</text:p>
          </table:table-cell>
          <table:table-cell office:value-type="float" office:value="4.85405683517456">
            <text:p>4.854056835</text:p>
          </table:table-cell>
          <table:table-cell office:value-type="float" office:value="82.25">
            <text:p>82.25</text:p>
          </table:table-cell>
          <table:table-cell office:value-type="float" office:value="4.85405683517456">
            <text:p>4.854056835</text:p>
          </table:table-cell>
          <table:table-cell office:value-type="float" office:value="-12.0739132231392">
            <text:p>-12.073913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82771237274e+17">
            <text:p>4.73E+17</text:p>
          </table:table-cell>
          <table:table-cell office:value-type="float" office:value="70.25">
            <text:p>70.25</text:p>
          </table:table-cell>
          <table:table-cell office:value-type="float" office:value="4.0962176322937">
            <text:p>4.096217632</text:p>
          </table:table-cell>
          <table:table-cell office:value-type="float" office:value="95.75">
            <text:p>95.75</text:p>
          </table:table-cell>
          <table:table-cell office:value-type="float" office:value="5.57226657867432">
            <text:p>5.572266579</text:p>
          </table:table-cell>
          <table:table-cell office:value-type="float" office:value="95.75">
            <text:p>95.75</text:p>
          </table:table-cell>
          <table:table-cell office:value-type="float" office:value="5.57226657867432">
            <text:p>5.572266579</text:p>
          </table:table-cell>
          <table:table-cell office:value-type="float" office:value="-25.5426842851747">
            <text:p>-25.542684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82771237274e+17">
            <text:p>4.73E+17</text:p>
          </table:table-cell>
          <table:table-cell office:value-type="float" office:value="81.75">
            <text:p>81.75</text:p>
          </table:table-cell>
          <table:table-cell office:value-type="float" office:value="4.77552890777588">
            <text:p>4.775528908</text:p>
          </table:table-cell>
          <table:table-cell office:value-type="float" office:value="110.25">
            <text:p>110.25</text:p>
          </table:table-cell>
          <table:table-cell office:value-type="float" office:value="6.34298992156982">
            <text:p>6.342989922</text:p>
          </table:table-cell>
          <table:table-cell office:value-type="float" office:value="110.25">
            <text:p>110.25</text:p>
          </table:table-cell>
          <table:table-cell office:value-type="float" office:value="6.34298992156982">
            <text:p>6.342989922</text:p>
          </table:table-cell>
          <table:table-cell office:value-type="float" office:value="-28.5430715591326">
            <text:p>-28.543071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82771237274e+17">
            <text:p>4.73E+17</text:p>
          </table:table-cell>
          <table:table-cell office:value-type="float" office:value="82.1999969482422">
            <text:p>82.19999695</text:p>
          </table:table-cell>
          <table:table-cell office:value-type="float" office:value="4.80270910263062">
            <text:p>4.802709103</text:p>
          </table:table-cell>
          <table:table-cell office:value-type="float" office:value="130.25">
            <text:p>130.25</text:p>
          </table:table-cell>
          <table:table-cell office:value-type="float" office:value="7.37577056884766">
            <text:p>7.375770569</text:p>
          </table:table-cell>
          <table:table-cell office:value-type="float" office:value="130.25">
            <text:p>130.25</text:p>
          </table:table-cell>
          <table:table-cell office:value-type="float" office:value="7.37577056884766">
            <text:p>7.375770569</text:p>
          </table:table-cell>
          <table:table-cell office:value-type="float" office:value="-48.1188470205061">
            <text:p>-48.11884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2882771237274e+17">
            <text:p>4.73E+17</text:p>
          </table:table-cell>
          <table:table-cell office:value-type="float" office:value="95.75">
            <text:p>95.75</text:p>
          </table:table-cell>
          <table:table-cell office:value-type="float" office:value="5.60337924957275">
            <text:p>5.60337925</text:p>
          </table:table-cell>
          <table:table-cell office:value-type="float" office:value="149.75">
            <text:p>149.75</text:p>
          </table:table-cell>
          <table:table-cell office:value-type="float" office:value="8.40987491607666">
            <text:p>8.409874916</text:p>
          </table:table-cell>
          <table:table-cell office:value-type="float" office:value="149.75">
            <text:p>149.75</text:p>
          </table:table-cell>
          <table:table-cell office:value-type="float" office:value="8.40987491607666">
            <text:p>8.409874916</text:p>
          </table:table-cell>
          <table:table-cell office:value-type="float" office:value="-54.0728806142793">
            <text:p>-54.072880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12619218043e+16">
            <text:p>5.86E+16</text:p>
          </table:table-cell>
          <table:table-cell office:value-type="float" office:value="-15.4242992401123">
            <text:p>-15.4242992</text:p>
          </table:table-cell>
          <table:table-cell office:value-type="float" office:value="3.19503116607666">
            <text:p>3.19503116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12619218043e+16">
            <text:p>5.86E+16</text:p>
          </table:table-cell>
          <table:table-cell office:value-type="float" office:value="-34.853099822998">
            <text:p>-34.8530998</text:p>
          </table:table-cell>
          <table:table-cell office:value-type="float" office:value="7.18718576431274">
            <text:p>7.18718576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12619218043e+16">
            <text:p>5.86E+16</text:p>
          </table:table-cell>
          <table:table-cell office:value-type="float" office:value="-59.7999992370605">
            <text:p>-59.7999992</text:p>
          </table:table-cell>
          <table:table-cell office:value-type="float" office:value="12.2943820953369">
            <text:p>12.2943821</text:p>
          </table:table-cell>
          <table:table-cell office:value-type="float" office:value="-35.022102355957">
            <text:p>-35.0221024</text:p>
          </table:table-cell>
          <table:table-cell office:value-type="float" office:value="7.21289539337158">
            <text:p>7.212895393</text:p>
          </table:table-cell>
          <table:table-cell office:value-type="float" office:value="-35.022102355957">
            <text:p>-35.0221024</text:p>
          </table:table-cell>
          <table:table-cell office:value-type="float" office:value="7.21289539337158">
            <text:p>7.212895393</text:p>
          </table:table-cell>
          <table:table-cell office:value-type="float" office:value="-25.2935897205764">
            <text:p>-25.293589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12619218043e+16">
            <text:p>5.86E+16</text:p>
          </table:table-cell>
          <table:table-cell office:value-type="float" office:value="-60.2000007629395">
            <text:p>-60.2000008</text:p>
          </table:table-cell>
          <table:table-cell office:value-type="float" office:value="12.3763074874878">
            <text:p>12.37630749</text:p>
          </table:table-cell>
          <table:table-cell office:value-type="float" office:value="-60.2000007629395">
            <text:p>-60.2000008</text:p>
          </table:table-cell>
          <table:table-cell office:value-type="float" office:value="11.0059003829956">
            <text:p>11.00590038</text:p>
          </table:table-cell>
          <table:table-cell office:value-type="float" office:value="-60.2000007629395">
            <text:p>-60.2000008</text:p>
          </table:table-cell>
          <table:table-cell office:value-type="float" office:value="11.0059003829956">
            <text:p>11.00590038</text:p>
          </table:table-cell>
          <table:table-cell office:value-type="float" office:value="-1.37040710449219">
            <text:p>-1.370407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12619218043e+16">
            <text:p>5.86E+16</text:p>
          </table:table-cell>
          <table:table-cell office:value-type="float" office:value="-70.1999969482422">
            <text:p>-70.1999969</text:p>
          </table:table-cell>
          <table:table-cell office:value-type="float" office:value="14.4109134674072">
            <text:p>14.41091347</text:p>
          </table:table-cell>
          <table:table-cell office:value-type="float" office:value="-69.8000030517578">
            <text:p>-69.8000031</text:p>
          </table:table-cell>
          <table:table-cell office:value-type="float" office:value="12.4117336273193">
            <text:p>12.41173363</text:p>
          </table:table-cell>
          <table:table-cell office:value-type="float" office:value="-69.8000030517578">
            <text:p>-69.8000031</text:p>
          </table:table-cell>
          <table:table-cell office:value-type="float" office:value="12.4117336273193">
            <text:p>12.41173363</text:p>
          </table:table-cell>
          <table:table-cell office:value-type="float" office:value="-2.03880238135985">
            <text:p>-2.0388023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12619218043e+16">
            <text:p>5.86E+16</text:p>
          </table:table-cell>
          <table:table-cell office:value-type="float" office:value="-82.1999969482422">
            <text:p>-82.1999969</text:p>
          </table:table-cell>
          <table:table-cell office:value-type="float" office:value="16.8395576477051">
            <text:p>16.83955765</text:p>
          </table:table-cell>
          <table:table-cell office:value-type="float" office:value="-70.1999969482422">
            <text:p>-70.1999969</text:p>
          </table:table-cell>
          <table:table-cell office:value-type="float" office:value="12.4378528594971">
            <text:p>12.43785286</text:p>
          </table:table-cell>
          <table:table-cell office:value-type="float" office:value="-70.1999969482422">
            <text:p>-70.1999969</text:p>
          </table:table-cell>
          <table:table-cell office:value-type="float" office:value="12.4378528594971">
            <text:p>12.43785286</text:p>
          </table:table-cell>
          <table:table-cell office:value-type="float" office:value="-12.7818232284183">
            <text:p>-12.781823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12619218043e+16">
            <text:p>5.86E+16</text:p>
          </table:table-cell>
          <table:table-cell office:value-type="float" office:value="-121.550003051758">
            <text:p>-121.550003</text:p>
          </table:table-cell>
          <table:table-cell office:value-type="float" office:value="24.8071327209473">
            <text:p>24.80713272</text:p>
          </table:table-cell>
          <table:table-cell office:value-type="float" office:value="-81.8000030517578">
            <text:p>-81.8000031</text:p>
          </table:table-cell>
          <table:table-cell office:value-type="float" office:value="13.1763105392456">
            <text:p>13.17631054</text:p>
          </table:table-cell>
          <table:table-cell office:value-type="float" office:value="-81.8000030517578">
            <text:p>-81.8000031</text:p>
          </table:table-cell>
          <table:table-cell office:value-type="float" office:value="13.1763105392456">
            <text:p>13.17631054</text:p>
          </table:table-cell>
          <table:table-cell office:value-type="float" office:value="-41.4166455018072">
            <text:p>-41.41664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12619218043e+16">
            <text:p>5.86E+16</text:p>
          </table:table-cell>
          <table:table-cell office:value-type="float" office:value="-149.850006103516">
            <text:p>-149.850006</text:p>
          </table:table-cell>
          <table:table-cell office:value-type="float" office:value="30.5537147521973">
            <text:p>30.55371475</text:p>
          </table:table-cell>
          <table:table-cell office:value-type="float" office:value="-82.1999969482422">
            <text:p>-82.1999969</text:p>
          </table:table-cell>
          <table:table-cell office:value-type="float" office:value="13.2429227828979">
            <text:p>13.24292278</text:p>
          </table:table-cell>
          <table:table-cell office:value-type="float" office:value="-82.1999969482422">
            <text:p>-82.1999969</text:p>
          </table:table-cell>
          <table:table-cell office:value-type="float" office:value="13.2429227828979">
            <text:p>13.24292278</text:p>
          </table:table-cell>
          <table:table-cell office:value-type="float" office:value="-69.8297018274669">
            <text:p>-69.829701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5512619218043e+16">
            <text:p>5.86E+16</text:p>
          </table:table-cell>
          <table:table-cell office:value-type="float" office:value="-179.850006103516">
            <text:p>-179.850006</text:p>
          </table:table-cell>
          <table:table-cell office:value-type="float" office:value="36.6616020202637">
            <text:p>36.66160202</text:p>
          </table:table-cell>
          <table:table-cell office:value-type="float" office:value="-95.8000030517578">
            <text:p>-95.8000031</text:p>
          </table:table-cell>
          <table:table-cell office:value-type="float" office:value="15.5085039138794">
            <text:p>15.50850391</text:p>
          </table:table-cell>
          <table:table-cell office:value-type="float" office:value="-95.8000030517578">
            <text:p>-95.8000031</text:p>
          </table:table-cell>
          <table:table-cell office:value-type="float" office:value="15.5085039138794">
            <text:p>15.50850391</text:p>
          </table:table-cell>
          <table:table-cell office:value-type="float" office:value="-86.6709672987375">
            <text:p>-86.670967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5518138155e+17">
            <text:p>7.07E+17</text:p>
          </table:table-cell>
          <table:table-cell office:value-type="float" office:value="59.75">
            <text:p>59.75</text:p>
          </table:table-cell>
          <table:table-cell office:value-type="float" office:value="3.41348958015442">
            <text:p>3.4134895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5518138155e+17">
            <text:p>7.07E+17</text:p>
          </table:table-cell>
          <table:table-cell office:value-type="float" office:value="60.2000007629395">
            <text:p>60.20000076</text:p>
          </table:table-cell>
          <table:table-cell office:value-type="float" office:value="3.43878865242004">
            <text:p>3.43878865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5518138155e+17">
            <text:p>7.07E+17</text:p>
          </table:table-cell>
          <table:table-cell office:value-type="float" office:value="69.75">
            <text:p>69.75</text:p>
          </table:table-cell>
          <table:table-cell office:value-type="float" office:value="3.98258781433105">
            <text:p>3.982587814</text:p>
          </table:table-cell>
          <table:table-cell office:value-type="float" office:value="70.1999969482422">
            <text:p>70.19999695</text:p>
          </table:table-cell>
          <table:table-cell office:value-type="float" office:value="4.00502681732178">
            <text:p>4.005026817</text:p>
          </table:table-cell>
          <table:table-cell office:value-type="float" office:value="70.1999969482422">
            <text:p>70.19999695</text:p>
          </table:table-cell>
          <table:table-cell office:value-type="float" office:value="4.00502681732178">
            <text:p>4.005026817</text:p>
          </table:table-cell>
          <table:table-cell office:value-type="float" office:value="-0.450556058978791">
            <text:p>-0.4505560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5518138155e+17">
            <text:p>7.07E+17</text:p>
          </table:table-cell>
          <table:table-cell office:value-type="float" office:value="70.1999969482422">
            <text:p>70.19999695</text:p>
          </table:table-cell>
          <table:table-cell office:value-type="float" office:value="4.00502681732178">
            <text:p>4.005026817</text:p>
          </table:table-cell>
          <table:table-cell office:value-type="float" office:value="82.1999969482422">
            <text:p>82.19999695</text:p>
          </table:table-cell>
          <table:table-cell office:value-type="float" office:value="4.6861629486084">
            <text:p>4.686162949</text:p>
          </table:table-cell>
          <table:table-cell office:value-type="float" office:value="82.1999969482422">
            <text:p>82.19999695</text:p>
          </table:table-cell>
          <table:table-cell office:value-type="float" office:value="4.6861629486084">
            <text:p>4.686162949</text:p>
          </table:table-cell>
          <table:table-cell office:value-type="float" office:value="-12.019315555777">
            <text:p>-12.019315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5518138155e+17">
            <text:p>7.07E+17</text:p>
          </table:table-cell>
          <table:table-cell office:value-type="float" office:value="81.75">
            <text:p>81.75</text:p>
          </table:table-cell>
          <table:table-cell office:value-type="float" office:value="4.66359853744507">
            <text:p>4.663598537</text:p>
          </table:table-cell>
          <table:table-cell office:value-type="float" office:value="96.1999969482422">
            <text:p>96.19999695</text:p>
          </table:table-cell>
          <table:table-cell office:value-type="float" office:value="5.48150157928467">
            <text:p>5.481501579</text:p>
          </table:table-cell>
          <table:table-cell office:value-type="float" office:value="96.1999969482422">
            <text:p>96.19999695</text:p>
          </table:table-cell>
          <table:table-cell office:value-type="float" office:value="5.48150157928467">
            <text:p>5.481501579</text:p>
          </table:table-cell>
          <table:table-cell office:value-type="float" office:value="-14.4731260337931">
            <text:p>-14.47312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5518138155e+17">
            <text:p>7.07E+17</text:p>
          </table:table-cell>
          <table:table-cell office:value-type="float" office:value="82.1999969482422">
            <text:p>82.19999695</text:p>
          </table:table-cell>
          <table:table-cell office:value-type="float" office:value="4.68906402587891">
            <text:p>4.689064026</text:p>
          </table:table-cell>
          <table:table-cell office:value-type="float" office:value="110.199996948242">
            <text:p>110.1999969</text:p>
          </table:table-cell>
          <table:table-cell office:value-type="float" office:value="6.27731609344482">
            <text:p>6.277316093</text:p>
          </table:table-cell>
          <table:table-cell office:value-type="float" office:value="110.199996948242">
            <text:p>110.1999969</text:p>
          </table:table-cell>
          <table:table-cell office:value-type="float" office:value="6.27731609344482">
            <text:p>6.277316093</text:p>
          </table:table-cell>
          <table:table-cell office:value-type="float" office:value="-28.045009264219">
            <text:p>-28.045009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5518138155e+17">
            <text:p>7.07E+17</text:p>
          </table:table-cell>
          <table:table-cell office:value-type="float" office:value="95.75">
            <text:p>95.75</text:p>
          </table:table-cell>
          <table:table-cell office:value-type="float" office:value="5.45855760574341">
            <text:p>5.458557606</text:p>
          </table:table-cell>
          <table:table-cell office:value-type="float" office:value="129.75">
            <text:p>129.75</text:p>
          </table:table-cell>
          <table:table-cell office:value-type="float" office:value="7.38803195953369">
            <text:p>7.38803196</text:p>
          </table:table-cell>
          <table:table-cell office:value-type="float" office:value="129.75">
            <text:p>129.75</text:p>
          </table:table-cell>
          <table:table-cell office:value-type="float" office:value="7.38803195953369">
            <text:p>7.38803196</text:p>
          </table:table-cell>
          <table:table-cell office:value-type="float" office:value="-34.0547040991687">
            <text:p>-34.054704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5518138155e+17">
            <text:p>7.07E+17</text:p>
          </table:table-cell>
          <table:table-cell office:value-type="float" office:value="96.1999969482422">
            <text:p>96.19999695</text:p>
          </table:table-cell>
          <table:table-cell office:value-type="float" office:value="5.48150157928467">
            <text:p>5.481501579</text:p>
          </table:table-cell>
          <table:table-cell office:value-type="float" office:value="130.199996948242">
            <text:p>130.1999969</text:p>
          </table:table-cell>
          <table:table-cell office:value-type="float" office:value="7.41056156158447">
            <text:p>7.410561562</text:p>
          </table:table-cell>
          <table:table-cell office:value-type="float" office:value="130.199996948242">
            <text:p>130.1999969</text:p>
          </table:table-cell>
          <table:table-cell office:value-type="float" office:value="7.41056156158447">
            <text:p>7.410561562</text:p>
          </table:table-cell>
          <table:table-cell office:value-type="float" office:value="-34.054680624186">
            <text:p>-34.054680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07075518138155e+17">
            <text:p>7.07E+17</text:p>
          </table:table-cell>
          <table:table-cell office:value-type="float" office:value="109.75">
            <text:p>109.75</text:p>
          </table:table-cell>
          <table:table-cell office:value-type="float" office:value="6.25216579437256">
            <text:p>6.252165794</text:p>
          </table:table-cell>
          <table:table-cell office:value-type="float" office:value="149.75">
            <text:p>149.75</text:p>
          </table:table-cell>
          <table:table-cell office:value-type="float" office:value="8.41161823272705">
            <text:p>8.411618233</text:p>
          </table:table-cell>
          <table:table-cell office:value-type="float" office:value="149.75">
            <text:p>149.75</text:p>
          </table:table-cell>
          <table:table-cell office:value-type="float" office:value="8.41161823272705">
            <text:p>8.411618233</text:p>
          </table:table-cell>
          <table:table-cell office:value-type="float" office:value="-40.0582480250137">
            <text:p>-40.05824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417181766e+17">
            <text:p>3.29E+17</text:p>
          </table:table-cell>
          <table:table-cell office:value-type="float" office:value="-69.75">
            <text:p>-69.75</text:p>
          </table:table-cell>
          <table:table-cell office:value-type="float" office:value="3.2046058177948">
            <text:p>3.20460581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417181766e+17">
            <text:p>3.29E+17</text:p>
          </table:table-cell>
          <table:table-cell office:value-type="float" office:value="-69.8000030517578">
            <text:p>-69.8000031</text:p>
          </table:table-cell>
          <table:table-cell office:value-type="float" office:value="3.20574522018433">
            <text:p>3.2057452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417181766e+17">
            <text:p>3.29E+17</text:p>
          </table:table-cell>
          <table:table-cell office:value-type="float" office:value="-70.1999969482422">
            <text:p>-70.1999969</text:p>
          </table:table-cell>
          <table:table-cell office:value-type="float" office:value="3.2253212928772">
            <text:p>3.225321293</text:p>
          </table:table-cell>
          <table:table-cell office:value-type="float" office:value="-70.25">
            <text:p>-70.25</text:p>
          </table:table-cell>
          <table:table-cell office:value-type="float" office:value="3.2170262336731">
            <text:p>3.217026234</text:p>
          </table:table-cell>
          <table:table-cell office:value-type="float" office:value="-70.25">
            <text:p>-70.25</text:p>
          </table:table-cell>
          <table:table-cell office:value-type="float" office:value="3.2170262336731">
            <text:p>3.217026234</text:p>
          </table:table-cell>
          <table:table-cell office:value-type="float" office:value="-0.0506864201960843">
            <text:p>-0.0506864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417181766e+17">
            <text:p>3.29E+17</text:p>
          </table:table-cell>
          <table:table-cell office:value-type="float" office:value="-81.75">
            <text:p>-81.75</text:p>
          </table:table-cell>
          <table:table-cell office:value-type="float" office:value="3.76004457473755">
            <text:p>3.760044575</text:p>
          </table:table-cell>
          <table:table-cell office:value-type="float" office:value="-82.25">
            <text:p>-82.25</text:p>
          </table:table-cell>
          <table:table-cell office:value-type="float" office:value="3.51524615287781">
            <text:p>3.515246153</text:p>
          </table:table-cell>
          <table:table-cell office:value-type="float" office:value="-82.25">
            <text:p>-82.25</text:p>
          </table:table-cell>
          <table:table-cell office:value-type="float" office:value="3.51524615287781">
            <text:p>3.515246153</text:p>
          </table:table-cell>
          <table:table-cell office:value-type="float" office:value="-0.556710218466501">
            <text:p>-0.5567102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417181766e+17">
            <text:p>3.29E+17</text:p>
          </table:table-cell>
          <table:table-cell office:value-type="float" office:value="-82.1999969482422">
            <text:p>-82.1999969</text:p>
          </table:table-cell>
          <table:table-cell office:value-type="float" office:value="3.77835130691528">
            <text:p>3.778351307</text:p>
          </table:table-cell>
          <table:table-cell office:value-type="float" office:value="-96.1999969482422">
            <text:p>-96.1999969</text:p>
          </table:table-cell>
          <table:table-cell office:value-type="float" office:value="3.85408854484558">
            <text:p>3.854088545</text:p>
          </table:table-cell>
          <table:table-cell office:value-type="float" office:value="-96.1999969482422">
            <text:p>-96.1999969</text:p>
          </table:table-cell>
          <table:table-cell office:value-type="float" office:value="3.85408854484558">
            <text:p>3.854088545</text:p>
          </table:table-cell>
          <table:table-cell office:value-type="float" office:value="-14.0002048602586">
            <text:p>-14.000204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417181766e+17">
            <text:p>3.29E+17</text:p>
          </table:table-cell>
          <table:table-cell office:value-type="float" office:value="-95.75">
            <text:p>-95.75</text:p>
          </table:table-cell>
          <table:table-cell office:value-type="float" office:value="4.40545082092285">
            <text:p>4.405450821</text:p>
          </table:table-cell>
          <table:table-cell office:value-type="float" office:value="-109.75">
            <text:p>-109.75</text:p>
          </table:table-cell>
          <table:table-cell office:value-type="float" office:value="4.18652105331421">
            <text:p>4.186521053</text:p>
          </table:table-cell>
          <table:table-cell office:value-type="float" office:value="-109.75">
            <text:p>-109.75</text:p>
          </table:table-cell>
          <table:table-cell office:value-type="float" office:value="4.18652105331421">
            <text:p>4.186521053</text:p>
          </table:table-cell>
          <table:table-cell office:value-type="float" office:value="-14.0017116897594">
            <text:p>-14.001711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417181766e+17">
            <text:p>3.29E+17</text:p>
          </table:table-cell>
          <table:table-cell office:value-type="float" office:value="-96.1999969482422">
            <text:p>-96.1999969</text:p>
          </table:table-cell>
          <table:table-cell office:value-type="float" office:value="4.42371654510498">
            <text:p>4.423716545</text:p>
          </table:table-cell>
          <table:table-cell office:value-type="float" office:value="-110.199996948242">
            <text:p>-110.199997</text:p>
          </table:table-cell>
          <table:table-cell office:value-type="float" office:value="4.19957685470581">
            <text:p>4.199576855</text:p>
          </table:table-cell>
          <table:table-cell office:value-type="float" office:value="-110.199996948242">
            <text:p>-110.199997</text:p>
          </table:table-cell>
          <table:table-cell office:value-type="float" office:value="4.19957685470581">
            <text:p>4.199576855</text:p>
          </table:table-cell>
          <table:table-cell office:value-type="float" office:value="-14.0017941207837">
            <text:p>-14.001794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417181766e+17">
            <text:p>3.29E+17</text:p>
          </table:table-cell>
          <table:table-cell office:value-type="float" office:value="-109.75">
            <text:p>-109.75</text:p>
          </table:table-cell>
          <table:table-cell office:value-type="float" office:value="5.05411195755005">
            <text:p>5.054111958</text:p>
          </table:table-cell>
          <table:table-cell office:value-type="float" office:value="-129.800003051758">
            <text:p>-129.800003</text:p>
          </table:table-cell>
          <table:table-cell office:value-type="float" office:value="4.79310607910156">
            <text:p>4.793106079</text:p>
          </table:table-cell>
          <table:table-cell office:value-type="float" office:value="-129.800003051758">
            <text:p>-129.800003</text:p>
          </table:table-cell>
          <table:table-cell office:value-type="float" office:value="4.79310607910156">
            <text:p>4.793106079</text:p>
          </table:table-cell>
          <table:table-cell office:value-type="float" office:value="-20.0517018341108">
            <text:p>-20.051701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417181766e+17">
            <text:p>3.29E+17</text:p>
          </table:table-cell>
          <table:table-cell office:value-type="float" office:value="-110.199996948242">
            <text:p>-110.199997</text:p>
          </table:table-cell>
          <table:table-cell office:value-type="float" office:value="5.07533359527588">
            <text:p>5.075333595</text:p>
          </table:table-cell>
          <table:table-cell office:value-type="float" office:value="-130.199996948242">
            <text:p>-130.199997</text:p>
          </table:table-cell>
          <table:table-cell office:value-type="float" office:value="4.80773305892944">
            <text:p>4.807733059</text:p>
          </table:table-cell>
          <table:table-cell office:value-type="float" office:value="-130.199996948242">
            <text:p>-130.199997</text:p>
          </table:table-cell>
          <table:table-cell office:value-type="float" office:value="4.80773305892944">
            <text:p>4.807733059</text:p>
          </table:table-cell>
          <table:table-cell office:value-type="float" office:value="-20.0017901710585">
            <text:p>-20.001790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10.8197994232178">
            <text:p>-10.8197994</text:p>
          </table:table-cell>
          <table:table-cell office:value-type="float" office:value="3.18484830856323">
            <text:p>3.18484830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24.8997993469238">
            <text:p>-24.8997993</text:p>
          </table:table-cell>
          <table:table-cell office:value-type="float" office:value="7.12599945068359">
            <text:p>7.12599945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40.8465003967285">
            <text:p>-40.8465004</text:p>
          </table:table-cell>
          <table:table-cell office:value-type="float" office:value="11.5869827270508">
            <text:p>11.58698273</text:p>
          </table:table-cell>
          <table:table-cell office:value-type="float" office:value="-40.8465003967285">
            <text:p>-40.8465004</text:p>
          </table:table-cell>
          <table:table-cell office:value-type="float" office:value="11.5869827270508">
            <text:p>11.58698273</text:p>
          </table:table-cell>
          <table:table-cell office:value-type="float" office:value="-40.8465003967285">
            <text:p>-40.8465004</text:p>
          </table:table-cell>
          <table:table-cell office:value-type="float" office:value="11.5869827270508">
            <text:p>11.5869827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60.2000007629395">
            <text:p>-60.2000008</text:p>
          </table:table-cell>
          <table:table-cell office:value-type="float" office:value="16.9991855621338">
            <text:p>16.99918556</text:p>
          </table:table-cell>
          <table:table-cell office:value-type="float" office:value="-60.2000007629395">
            <text:p>-60.2000008</text:p>
          </table:table-cell>
          <table:table-cell office:value-type="float" office:value="16.9991855621338">
            <text:p>16.99918556</text:p>
          </table:table-cell>
          <table:table-cell office:value-type="float" office:value="-60.2000007629395">
            <text:p>-60.2000008</text:p>
          </table:table-cell>
          <table:table-cell office:value-type="float" office:value="16.9991855621338">
            <text:p>16.9991855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91.1599960327148">
            <text:p>-91.159996</text:p>
          </table:table-cell>
          <table:table-cell office:value-type="float" office:value="25.6459350585938">
            <text:p>25.64593506</text:p>
          </table:table-cell>
          <table:table-cell office:value-type="float" office:value="-93.4499969482422">
            <text:p>-93.4499969</text:p>
          </table:table-cell>
          <table:table-cell office:value-type="float" office:value="26.2929420471191">
            <text:p>26.29294205</text:p>
          </table:table-cell>
          <table:table-cell office:value-type="float" office:value="-93.4499969482422">
            <text:p>-93.4499969</text:p>
          </table:table-cell>
          <table:table-cell office:value-type="float" office:value="26.2929420471191">
            <text:p>26.29294205</text:p>
          </table:table-cell>
          <table:table-cell office:value-type="float" office:value="-2.3796475025341">
            <text:p>-2.37964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93.4499969482422">
            <text:p>-93.4499969</text:p>
          </table:table-cell>
          <table:table-cell office:value-type="float" office:value="26.2929420471191">
            <text:p>26.29294205</text:p>
          </table:table-cell>
          <table:table-cell office:value-type="float" office:value="-121.550003051758">
            <text:p>-121.550003</text:p>
          </table:table-cell>
          <table:table-cell office:value-type="float" office:value="34.1442794799805">
            <text:p>34.14427948</text:p>
          </table:table-cell>
          <table:table-cell office:value-type="float" office:value="-121.550003051758">
            <text:p>-121.550003</text:p>
          </table:table-cell>
          <table:table-cell office:value-type="float" office:value="34.1442794799805">
            <text:p>34.14427948</text:p>
          </table:table-cell>
          <table:table-cell office:value-type="float" office:value="-29.1762547716849">
            <text:p>-29.176254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121.550003051758">
            <text:p>-121.550003</text:p>
          </table:table-cell>
          <table:table-cell office:value-type="float" office:value="34.1442794799805">
            <text:p>34.14427948</text:p>
          </table:table-cell>
          <table:table-cell office:value-type="float" office:value="-150.149993896484">
            <text:p>-150.149994</text:p>
          </table:table-cell>
          <table:table-cell office:value-type="float" office:value="42.0363121032715">
            <text:p>42.0363121</text:p>
          </table:table-cell>
          <table:table-cell office:value-type="float" office:value="-150.149993896484">
            <text:p>-150.149994</text:p>
          </table:table-cell>
          <table:table-cell office:value-type="float" office:value="42.0363121032715">
            <text:p>42.0363121</text:p>
          </table:table-cell>
          <table:table-cell office:value-type="float" office:value="-29.6689004724734">
            <text:p>-29.668900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85064123089e+17">
            <text:p>3.33E+17</text:p>
          </table:table-cell>
          <table:table-cell office:value-type="float" office:value="-150.149993896484">
            <text:p>-150.149994</text:p>
          </table:table-cell>
          <table:table-cell office:value-type="float" office:value="42.0363121032715">
            <text:p>42.0363121</text:p>
          </table:table-cell>
          <table:table-cell office:value-type="float" office:value="-180.449996948242">
            <text:p>-180.449997</text:p>
          </table:table-cell>
          <table:table-cell office:value-type="float" office:value="50.2467231750488">
            <text:p>50.24672318</text:p>
          </table:table-cell>
          <table:table-cell office:value-type="float" office:value="-180.449996948242">
            <text:p>-180.449997</text:p>
          </table:table-cell>
          <table:table-cell office:value-type="float" office:value="50.2467231750488">
            <text:p>50.24672318</text:p>
          </table:table-cell>
          <table:table-cell office:value-type="float" office:value="-31.3926907878904">
            <text:p>-31.392690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88939699864e+17">
            <text:p>4.82E+17</text:p>
          </table:table-cell>
          <table:table-cell office:value-type="float" office:value="-1.73243010044098">
            <text:p>-1.7324301</text:p>
          </table:table-cell>
          <table:table-cell office:value-type="float" office:value="3.19802737236023">
            <text:p>3.19802737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88939699864e+17">
            <text:p>4.82E+17</text:p>
          </table:table-cell>
          <table:table-cell office:value-type="float" office:value="-3.85696983337402">
            <text:p>-3.85696983</text:p>
          </table:table-cell>
          <table:table-cell office:value-type="float" office:value="7.21401119232178">
            <text:p>7.21401119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88939699864e+17">
            <text:p>4.82E+17</text:p>
          </table:table-cell>
          <table:table-cell office:value-type="float" office:value="-6.14667987823486">
            <text:p>-6.14667988</text:p>
          </table:table-cell>
          <table:table-cell office:value-type="float" office:value="11.5494680404663">
            <text:p>11.54946804</text:p>
          </table:table-cell>
          <table:table-cell office:value-type="float" office:value="-6.14667987823486">
            <text:p>-6.14667988</text:p>
          </table:table-cell>
          <table:table-cell office:value-type="float" office:value="11.5494680404663">
            <text:p>11.54946804</text:p>
          </table:table-cell>
          <table:table-cell office:value-type="float" office:value="-6.14667987823486">
            <text:p>-6.14667988</text:p>
          </table:table-cell>
          <table:table-cell office:value-type="float" office:value="11.5494680404663">
            <text:p>11.5494680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88939699864e+17">
            <text:p>4.82E+17</text:p>
          </table:table-cell>
          <table:table-cell office:value-type="float" office:value="-6.25157022476196">
            <text:p>-6.25157022</text:p>
          </table:table-cell>
          <table:table-cell office:value-type="float" office:value="11.747875213623">
            <text:p>11.74787521</text:p>
          </table:table-cell>
          <table:table-cell office:value-type="float" office:value="-6.25157022476196">
            <text:p>-6.25157022</text:p>
          </table:table-cell>
          <table:table-cell office:value-type="float" office:value="11.747875213623">
            <text:p>11.74787521</text:p>
          </table:table-cell>
          <table:table-cell office:value-type="float" office:value="-6.25157022476196">
            <text:p>-6.25157022</text:p>
          </table:table-cell>
          <table:table-cell office:value-type="float" office:value="11.747875213623">
            <text:p>11.7478752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88939699864e+17">
            <text:p>4.82E+17</text:p>
          </table:table-cell>
          <table:table-cell office:value-type="float" office:value="-9.10075950622559">
            <text:p>-9.10075951</text:p>
          </table:table-cell>
          <table:table-cell office:value-type="float" office:value="17.1123123168945">
            <text:p>17.11231232</text:p>
          </table:table-cell>
          <table:table-cell office:value-type="float" office:value="-9.10075950622559">
            <text:p>-9.10075951</text:p>
          </table:table-cell>
          <table:table-cell office:value-type="float" office:value="17.1123123168945">
            <text:p>17.11231232</text:p>
          </table:table-cell>
          <table:table-cell office:value-type="float" office:value="-9.10075950622559">
            <text:p>-9.10075951</text:p>
          </table:table-cell>
          <table:table-cell office:value-type="float" office:value="17.1123123168945">
            <text:p>17.1123123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88939699864e+17">
            <text:p>4.82E+17</text:p>
          </table:table-cell>
          <table:table-cell office:value-type="float" office:value="-13.7199993133545">
            <text:p>-13.7199993</text:p>
          </table:table-cell>
          <table:table-cell office:value-type="float" office:value="25.6594753265381">
            <text:p>25.65947533</text:p>
          </table:table-cell>
          <table:table-cell office:value-type="float" office:value="-13.8399991989136">
            <text:p>-13.8399992</text:p>
          </table:table-cell>
          <table:table-cell office:value-type="float" office:value="25.9323215484619">
            <text:p>25.93232155</text:p>
          </table:table-cell>
          <table:table-cell office:value-type="float" office:value="-13.8399991989136">
            <text:p>-13.8399992</text:p>
          </table:table-cell>
          <table:table-cell office:value-type="float" office:value="25.9323215484619">
            <text:p>25.93232155</text:p>
          </table:table-cell>
          <table:table-cell office:value-type="float" office:value="-0.298068839955302">
            <text:p>-0.2980688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88939699864e+17">
            <text:p>4.82E+17</text:p>
          </table:table-cell>
          <table:table-cell office:value-type="float" office:value="-19.4600009918213">
            <text:p>-19.460001</text:p>
          </table:table-cell>
          <table:table-cell office:value-type="float" office:value="36.2893524169922">
            <text:p>36.28935242</text:p>
          </table:table-cell>
          <table:table-cell office:value-type="float" office:value="-19.2199993133545">
            <text:p>-19.2199993</text:p>
          </table:table-cell>
          <table:table-cell office:value-type="float" office:value="36.0026512145996">
            <text:p>36.00265121</text:p>
          </table:table-cell>
          <table:table-cell office:value-type="float" office:value="-19.2199993133545">
            <text:p>-19.2199993</text:p>
          </table:table-cell>
          <table:table-cell office:value-type="float" office:value="36.0026512145996">
            <text:p>36.00265121</text:p>
          </table:table-cell>
          <table:table-cell office:value-type="float" office:value="-0.373896222393634">
            <text:p>-0.3738962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88939699864e+17">
            <text:p>4.82E+17</text:p>
          </table:table-cell>
          <table:table-cell office:value-type="float" office:value="-26.8799991607666">
            <text:p>-26.8799992</text:p>
          </table:table-cell>
          <table:table-cell office:value-type="float" office:value="49.6870231628418">
            <text:p>49.68702316</text:p>
          </table:table-cell>
          <table:table-cell office:value-type="float" office:value="-26.5200004577637">
            <text:p>-26.5200005</text:p>
          </table:table-cell>
          <table:table-cell office:value-type="float" office:value="50.0073165893555">
            <text:p>50.00731659</text:p>
          </table:table-cell>
          <table:table-cell office:value-type="float" office:value="-26.5200004577637">
            <text:p>-26.5200005</text:p>
          </table:table-cell>
          <table:table-cell office:value-type="float" office:value="50.0073165893555">
            <text:p>50.00731659</text:p>
          </table:table-cell>
          <table:table-cell office:value-type="float" office:value="-0.481857806029601">
            <text:p>-0.4818578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88939699864e+17">
            <text:p>4.82E+17</text:p>
          </table:table-cell>
          <table:table-cell office:value-type="float" office:value="-35.879997253418">
            <text:p>-35.8799973</text:p>
          </table:table-cell>
          <table:table-cell office:value-type="float" office:value="65.7659606933594">
            <text:p>65.76596069</text:p>
          </table:table-cell>
          <table:table-cell office:value-type="float" office:value="-34.5200004577637">
            <text:p>-34.5200005</text:p>
          </table:table-cell>
          <table:table-cell office:value-type="float" office:value="65.5932769775391">
            <text:p>65.59327698</text:p>
          </table:table-cell>
          <table:table-cell office:value-type="float" office:value="-34.5200004577637">
            <text:p>-34.5200005</text:p>
          </table:table-cell>
          <table:table-cell office:value-type="float" office:value="65.5932769775391">
            <text:p>65.59327698</text:p>
          </table:table-cell>
          <table:table-cell office:value-type="float" office:value="-1.37091609878193">
            <text:p>-1.370916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7384515438772e+17">
            <text:p>4.77E+17</text:p>
          </table:table-cell>
          <table:table-cell office:value-type="float" office:value="-15.6656999588013">
            <text:p>-15.6657</text:p>
          </table:table-cell>
          <table:table-cell office:value-type="float" office:value="3.23390889167786">
            <text:p>3.23390889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7384515438772e+17">
            <text:p>4.77E+17</text:p>
          </table:table-cell>
          <table:table-cell office:value-type="float" office:value="-34.7658004760742">
            <text:p>-34.7658005</text:p>
          </table:table-cell>
          <table:table-cell office:value-type="float" office:value="7.15789699554443">
            <text:p>7.15789699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7384515438772e+17">
            <text:p>4.77E+17</text:p>
          </table:table-cell>
          <table:table-cell office:value-type="float" office:value="-35.4204978942871">
            <text:p>-35.4204979</text:p>
          </table:table-cell>
          <table:table-cell office:value-type="float" office:value="7.29177618026733">
            <text:p>7.29177618</text:p>
          </table:table-cell>
          <table:table-cell office:value-type="float" office:value="-35.4204978942871">
            <text:p>-35.4204979</text:p>
          </table:table-cell>
          <table:table-cell office:value-type="float" office:value="7.29177618026733">
            <text:p>7.29177618</text:p>
          </table:table-cell>
          <table:table-cell office:value-type="float" office:value="-35.4204978942871">
            <text:p>-35.4204979</text:p>
          </table:table-cell>
          <table:table-cell office:value-type="float" office:value="7.29177618026733">
            <text:p>7.29177618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7384515438772e+17">
            <text:p>4.77E+17</text:p>
          </table:table-cell>
          <table:table-cell office:value-type="float" office:value="-59.7999992370605">
            <text:p>-59.7999992</text:p>
          </table:table-cell>
          <table:table-cell office:value-type="float" office:value="12.2858810424805">
            <text:p>12.28588104</text:p>
          </table:table-cell>
          <table:table-cell office:value-type="float" office:value="-59.7999992370605">
            <text:p>-59.7999992</text:p>
          </table:table-cell>
          <table:table-cell office:value-type="float" office:value="12.2858810424805">
            <text:p>12.28588104</text:p>
          </table:table-cell>
          <table:table-cell office:value-type="float" office:value="-59.7999992370605">
            <text:p>-59.7999992</text:p>
          </table:table-cell>
          <table:table-cell office:value-type="float" office:value="12.2858810424805">
            <text:p>12.2858810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7384515438772e+17">
            <text:p>4.77E+17</text:p>
          </table:table-cell>
          <table:table-cell office:value-type="float" office:value="-60.2000007629395">
            <text:p>-60.2000008</text:p>
          </table:table-cell>
          <table:table-cell office:value-type="float" office:value="12.3676815032959">
            <text:p>12.3676815</text:p>
          </table:table-cell>
          <table:table-cell office:value-type="float" office:value="-60.2000007629395">
            <text:p>-60.2000008</text:p>
          </table:table-cell>
          <table:table-cell office:value-type="float" office:value="12.3676815032959">
            <text:p>12.3676815</text:p>
          </table:table-cell>
          <table:table-cell office:value-type="float" office:value="-60.2000007629395">
            <text:p>-60.2000008</text:p>
          </table:table-cell>
          <table:table-cell office:value-type="float" office:value="12.3676815032959">
            <text:p>12.367681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7384515438772e+17">
            <text:p>4.77E+17</text:p>
          </table:table-cell>
          <table:table-cell office:value-type="float" office:value="-69.8000030517578">
            <text:p>-69.8000031</text:p>
          </table:table-cell>
          <table:table-cell office:value-type="float" office:value="14.3340816497803">
            <text:p>14.33408165</text:p>
          </table:table-cell>
          <table:table-cell office:value-type="float" office:value="-69.8000030517578">
            <text:p>-69.8000031</text:p>
          </table:table-cell>
          <table:table-cell office:value-type="float" office:value="14.3340816497803">
            <text:p>14.33408165</text:p>
          </table:table-cell>
          <table:table-cell office:value-type="float" office:value="-69.8000030517578">
            <text:p>-69.8000031</text:p>
          </table:table-cell>
          <table:table-cell office:value-type="float" office:value="14.3340816497803">
            <text:p>14.3340816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7384515438772e+17">
            <text:p>4.77E+17</text:p>
          </table:table-cell>
          <table:table-cell office:value-type="float" office:value="-81.8000030517578">
            <text:p>-81.8000031</text:p>
          </table:table-cell>
          <table:table-cell office:value-type="float" office:value="16.7770729064941">
            <text:p>16.77707291</text:p>
          </table:table-cell>
          <table:table-cell office:value-type="float" office:value="-81.8000030517578">
            <text:p>-81.8000031</text:p>
          </table:table-cell>
          <table:table-cell office:value-type="float" office:value="16.7770729064941">
            <text:p>16.77707291</text:p>
          </table:table-cell>
          <table:table-cell office:value-type="float" office:value="-81.8000030517578">
            <text:p>-81.8000031</text:p>
          </table:table-cell>
          <table:table-cell office:value-type="float" office:value="16.7770729064941">
            <text:p>16.7770729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7384515438772e+17">
            <text:p>4.77E+17</text:p>
          </table:table-cell>
          <table:table-cell office:value-type="float" office:value="-121.550003051758">
            <text:p>-121.550003</text:p>
          </table:table-cell>
          <table:table-cell office:value-type="float" office:value="24.9026908874512">
            <text:p>24.90269089</text:p>
          </table:table-cell>
          <table:table-cell office:value-type="float" office:value="-121.550003051758">
            <text:p>-121.550003</text:p>
          </table:table-cell>
          <table:table-cell office:value-type="float" office:value="24.9026908874512">
            <text:p>24.90269089</text:p>
          </table:table-cell>
          <table:table-cell office:value-type="float" office:value="-121.550003051758">
            <text:p>-121.550003</text:p>
          </table:table-cell>
          <table:table-cell office:value-type="float" office:value="24.9026908874512">
            <text:p>24.90269089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77384515438772e+17">
            <text:p>4.77E+17</text:p>
          </table:table-cell>
          <table:table-cell office:value-type="float" office:value="-149.550003051758">
            <text:p>-149.550003</text:p>
          </table:table-cell>
          <table:table-cell office:value-type="float" office:value="30.5275974273682">
            <text:p>30.52759743</text:p>
          </table:table-cell>
          <table:table-cell office:value-type="float" office:value="-149.850006103516">
            <text:p>-149.850006</text:p>
          </table:table-cell>
          <table:table-cell office:value-type="float" office:value="30.6787166595459">
            <text:p>30.67871666</text:p>
          </table:table-cell>
          <table:table-cell office:value-type="float" office:value="-149.850006103516">
            <text:p>-149.850006</text:p>
          </table:table-cell>
          <table:table-cell office:value-type="float" office:value="30.6787166595459">
            <text:p>30.67871666</text:p>
          </table:table-cell>
          <table:table-cell office:value-type="float" office:value="-0.335914949649444">
            <text:p>-0.3359149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43940103209e+17">
            <text:p>2.93E+17</text:p>
          </table:table-cell>
          <table:table-cell office:value-type="float" office:value="-2.56923007965088">
            <text:p>-2.56923008</text:p>
          </table:table-cell>
          <table:table-cell office:value-type="float" office:value="3.20316123962402">
            <text:p>3.2031612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43940103209e+17">
            <text:p>2.93E+17</text:p>
          </table:table-cell>
          <table:table-cell office:value-type="float" office:value="-2.67108988761902">
            <text:p>-2.67108989</text:p>
          </table:table-cell>
          <table:table-cell office:value-type="float" office:value="3.35833692550659">
            <text:p>3.35833692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43940103209e+17">
            <text:p>2.93E+17</text:p>
          </table:table-cell>
          <table:table-cell office:value-type="float" office:value="-5.26883983612061">
            <text:p>-5.26883984</text:p>
          </table:table-cell>
          <table:table-cell office:value-type="float" office:value="7.29677724838257">
            <text:p>7.296777248</text:p>
          </table:table-cell>
          <table:table-cell office:value-type="float" office:value="-5.26883983612061">
            <text:p>-5.26883984</text:p>
          </table:table-cell>
          <table:table-cell office:value-type="float" office:value="7.29677724838257">
            <text:p>7.296777248</text:p>
          </table:table-cell>
          <table:table-cell office:value-type="float" office:value="-5.26883983612061">
            <text:p>-5.26883984</text:p>
          </table:table-cell>
          <table:table-cell office:value-type="float" office:value="7.29677724838257">
            <text:p>7.296777248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43940103209e+17">
            <text:p>2.93E+17</text:p>
          </table:table-cell>
          <table:table-cell office:value-type="float" office:value="-8.07024002075195">
            <text:p>-8.07024002</text:p>
          </table:table-cell>
          <table:table-cell office:value-type="float" office:value="11.5328960418701">
            <text:p>11.53289604</text:p>
          </table:table-cell>
          <table:table-cell office:value-type="float" office:value="-8.03627014160156">
            <text:p>-8.03627014</text:p>
          </table:table-cell>
          <table:table-cell office:value-type="float" office:value="11.4963331222534">
            <text:p>11.49633312</text:p>
          </table:table-cell>
          <table:table-cell office:value-type="float" office:value="-8.03627014160156">
            <text:p>-8.03627014</text:p>
          </table:table-cell>
          <table:table-cell office:value-type="float" office:value="11.4963331222534">
            <text:p>11.49633312</text:p>
          </table:table-cell>
          <table:table-cell office:value-type="float" office:value="-0.0499079130037447">
            <text:p>-0.0499079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43940103209e+17">
            <text:p>2.93E+17</text:p>
          </table:table-cell>
          <table:table-cell office:value-type="float" office:value="-11.8024997711182">
            <text:p>-11.8024998</text:p>
          </table:table-cell>
          <table:table-cell office:value-type="float" office:value="17.1890163421631">
            <text:p>17.18901634</text:p>
          </table:table-cell>
          <table:table-cell office:value-type="float" office:value="-11.8024997711182">
            <text:p>-11.8024998</text:p>
          </table:table-cell>
          <table:table-cell office:value-type="float" office:value="17.1890163421631">
            <text:p>17.18901634</text:p>
          </table:table-cell>
          <table:table-cell office:value-type="float" office:value="-11.8024997711182">
            <text:p>-11.8024998</text:p>
          </table:table-cell>
          <table:table-cell office:value-type="float" office:value="17.1890163421631">
            <text:p>17.1890163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43940103209e+17">
            <text:p>2.93E+17</text:p>
          </table:table-cell>
          <table:table-cell office:value-type="float" office:value="-17.7000007629395">
            <text:p>-17.7000008</text:p>
          </table:table-cell>
          <table:table-cell office:value-type="float" office:value="26.0413265228271">
            <text:p>26.04132652</text:p>
          </table:table-cell>
          <table:table-cell office:value-type="float" office:value="-17.8999996185303">
            <text:p>-17.8999996</text:p>
          </table:table-cell>
          <table:table-cell office:value-type="float" office:value="26.3469657897949">
            <text:p>26.34696579</text:p>
          </table:table-cell>
          <table:table-cell office:value-type="float" office:value="-17.8999996185303">
            <text:p>-17.8999996</text:p>
          </table:table-cell>
          <table:table-cell office:value-type="float" office:value="26.3469657897949">
            <text:p>26.34696579</text:p>
          </table:table-cell>
          <table:table-cell office:value-type="float" office:value="-0.365260049485617">
            <text:p>-0.3652600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43940103209e+17">
            <text:p>2.93E+17</text:p>
          </table:table-cell>
          <table:table-cell office:value-type="float" office:value="-24.3800010681152">
            <text:p>-24.3800011</text:p>
          </table:table-cell>
          <table:table-cell office:value-type="float" office:value="35.9240341186523">
            <text:p>35.92403412</text:p>
          </table:table-cell>
          <table:table-cell office:value-type="float" office:value="-18.0200004577637">
            <text:p>-18.0200005</text:p>
          </table:table-cell>
          <table:table-cell office:value-type="float" office:value="26.5820255279541">
            <text:p>26.58202553</text:p>
          </table:table-cell>
          <table:table-cell office:value-type="float" office:value="-18.0200004577637">
            <text:p>-18.0200005</text:p>
          </table:table-cell>
          <table:table-cell office:value-type="float" office:value="26.5820255279541">
            <text:p>26.58202553</text:p>
          </table:table-cell>
          <table:table-cell office:value-type="float" office:value="-11.3014482378301">
            <text:p>-11.301448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43940103209e+17">
            <text:p>2.93E+17</text:p>
          </table:table-cell>
          <table:table-cell office:value-type="float" office:value="-33.8400001525879">
            <text:p>-33.8400002</text:p>
          </table:table-cell>
          <table:table-cell office:value-type="float" office:value="49.7914237976074">
            <text:p>49.7914238</text:p>
          </table:table-cell>
          <table:table-cell office:value-type="float" office:value="-22.5200004577637">
            <text:p>-22.5200005</text:p>
          </table:table-cell>
          <table:table-cell office:value-type="float" office:value="36.2688217163086">
            <text:p>36.26882172</text:p>
          </table:table-cell>
          <table:table-cell office:value-type="float" office:value="-22.5200004577637">
            <text:p>-22.5200005</text:p>
          </table:table-cell>
          <table:table-cell office:value-type="float" office:value="36.2688217163086">
            <text:p>36.26882172</text:p>
          </table:table-cell>
          <table:table-cell office:value-type="float" office:value="-17.6352816858696">
            <text:p>-17.635281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92743940103209e+17">
            <text:p>2.93E+17</text:p>
          </table:table-cell>
          <table:table-cell office:value-type="float" office:value="-45.0999984741211">
            <text:p>-45.0999985</text:p>
          </table:table-cell>
          <table:table-cell office:value-type="float" office:value="65.9595489501953">
            <text:p>65.95954895</text:p>
          </table:table-cell>
          <table:table-cell office:value-type="float" office:value="-28.6799983978271">
            <text:p>-28.6799984</text:p>
          </table:table-cell>
          <table:table-cell office:value-type="float" office:value="50.0047073364258">
            <text:p>50.00470734</text:p>
          </table:table-cell>
          <table:table-cell office:value-type="float" office:value="-28.6799983978271">
            <text:p>-28.6799984</text:p>
          </table:table-cell>
          <table:table-cell office:value-type="float" office:value="50.0047073364258">
            <text:p>50.00470734</text:p>
          </table:table-cell>
          <table:table-cell office:value-type="float" office:value="-22.8948328979699">
            <text:p>-22.894832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2256548807e+17">
            <text:p>3.47E+17</text:p>
          </table:table-cell>
          <table:table-cell office:value-type="float" office:value="-6.43909978866577">
            <text:p>-6.43909979</text:p>
          </table:table-cell>
          <table:table-cell office:value-type="float" office:value="3.21588897705078">
            <text:p>3.21588897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2256548807e+17">
            <text:p>3.47E+17</text:p>
          </table:table-cell>
          <table:table-cell office:value-type="float" office:value="-6.63585948944092">
            <text:p>-6.63585949</text:p>
          </table:table-cell>
          <table:table-cell office:value-type="float" office:value="3.31683111190796">
            <text:p>3.31683111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2256548807e+17">
            <text:p>3.47E+17</text:p>
          </table:table-cell>
          <table:table-cell office:value-type="float" office:value="-14.3062000274658">
            <text:p>-14.3062</text:p>
          </table:table-cell>
          <table:table-cell office:value-type="float" office:value="7.24222421646118">
            <text:p>7.242224216</text:p>
          </table:table-cell>
          <table:table-cell office:value-type="float" office:value="-14.4061002731323">
            <text:p>-14.4061003</text:p>
          </table:table-cell>
          <table:table-cell office:value-type="float" office:value="7.29819393157959">
            <text:p>7.298193932</text:p>
          </table:table-cell>
          <table:table-cell office:value-type="float" office:value="-14.4061002731323">
            <text:p>-14.4061003</text:p>
          </table:table-cell>
          <table:table-cell office:value-type="float" office:value="7.29819393157959">
            <text:p>7.298193932</text:p>
          </table:table-cell>
          <table:table-cell office:value-type="float" office:value="-0.114510558878488">
            <text:p>-0.1145105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2256548807e+17">
            <text:p>3.47E+17</text:p>
          </table:table-cell>
          <table:table-cell office:value-type="float" office:value="-22.9748001098633">
            <text:p>-22.9748001</text:p>
          </table:table-cell>
          <table:table-cell office:value-type="float" office:value="11.6642713546753">
            <text:p>11.66427135</text:p>
          </table:table-cell>
          <table:table-cell office:value-type="float" office:value="-22.7927989959717">
            <text:p>-22.792799</text:p>
          </table:table-cell>
          <table:table-cell office:value-type="float" office:value="11.5923252105713">
            <text:p>11.59232521</text:p>
          </table:table-cell>
          <table:table-cell office:value-type="float" office:value="-22.7927989959717">
            <text:p>-22.792799</text:p>
          </table:table-cell>
          <table:table-cell office:value-type="float" office:value="11.5923252105713">
            <text:p>11.59232521</text:p>
          </table:table-cell>
          <table:table-cell office:value-type="float" office:value="-0.1957055265168">
            <text:p>-0.1957055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2256548807e+17">
            <text:p>3.47E+17</text:p>
          </table:table-cell>
          <table:table-cell office:value-type="float" office:value="-33.9039001464844">
            <text:p>-33.9039001</text:p>
          </table:table-cell>
          <table:table-cell office:value-type="float" office:value="17.2213115692139">
            <text:p>17.22131157</text:p>
          </table:table-cell>
          <table:table-cell office:value-type="float" office:value="-50.7799987792969">
            <text:p>-50.7799988</text:p>
          </table:table-cell>
          <table:table-cell office:value-type="float" office:value="25.9064178466797">
            <text:p>25.90641785</text:p>
          </table:table-cell>
          <table:table-cell office:value-type="float" office:value="-50.7799987792969">
            <text:p>-50.7799988</text:p>
          </table:table-cell>
          <table:table-cell office:value-type="float" office:value="25.9064178466797">
            <text:p>25.90641785</text:p>
          </table:table-cell>
          <table:table-cell office:value-type="float" office:value="-18.9798255027619">
            <text:p>-18.979825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2256548807e+17">
            <text:p>3.47E+17</text:p>
          </table:table-cell>
          <table:table-cell office:value-type="float" office:value="-51.1599998474121">
            <text:p>-51.1599998</text:p>
          </table:table-cell>
          <table:table-cell office:value-type="float" office:value="25.9307498931885">
            <text:p>25.93074989</text:p>
          </table:table-cell>
          <table:table-cell office:value-type="float" office:value="-70.4199981689453">
            <text:p>-70.4199982</text:p>
          </table:table-cell>
          <table:table-cell office:value-type="float" office:value="35.8731918334961">
            <text:p>35.87319183</text:p>
          </table:table-cell>
          <table:table-cell office:value-type="float" office:value="-70.4199981689453">
            <text:p>-70.4199982</text:p>
          </table:table-cell>
          <table:table-cell office:value-type="float" office:value="35.8731918334961">
            <text:p>35.87319183</text:p>
          </table:table-cell>
          <table:table-cell office:value-type="float" office:value="-21.6748630233699">
            <text:p>-21.67486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2256548807e+17">
            <text:p>3.47E+17</text:p>
          </table:table-cell>
          <table:table-cell office:value-type="float" office:value="-70.9000015258789">
            <text:p>-70.9000015</text:p>
          </table:table-cell>
          <table:table-cell office:value-type="float" office:value="35.8646545410156">
            <text:p>35.86465454</text:p>
          </table:table-cell>
          <table:table-cell office:value-type="float" office:value="-121.550003051758">
            <text:p>-121.550003</text:p>
          </table:table-cell>
          <table:table-cell office:value-type="float" office:value="61.8096122741699">
            <text:p>61.80961227</text:p>
          </table:table-cell>
          <table:table-cell office:value-type="float" office:value="-121.550003051758">
            <text:p>-121.550003</text:p>
          </table:table-cell>
          <table:table-cell office:value-type="float" office:value="61.8096122741699">
            <text:p>61.80961227</text:p>
          </table:table-cell>
          <table:table-cell office:value-type="float" office:value="-56.9083779978546">
            <text:p>-56.90837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2256548807e+17">
            <text:p>3.47E+17</text:p>
          </table:table-cell>
          <table:table-cell office:value-type="float" office:value="-99.9400024414063">
            <text:p>-99.9400024</text:p>
          </table:table-cell>
          <table:table-cell office:value-type="float" office:value="50.2279205322266">
            <text:p>50.22792053</text:p>
          </table:table-cell>
          <table:table-cell office:value-type="float" office:value="-149.75">
            <text:p>-149.75</text:p>
          </table:table-cell>
          <table:table-cell office:value-type="float" office:value="75.6867752075195">
            <text:p>75.68677521</text:p>
          </table:table-cell>
          <table:table-cell office:value-type="float" office:value="-149.75">
            <text:p>-149.75</text:p>
          </table:table-cell>
          <table:table-cell office:value-type="float" office:value="75.6867752075195">
            <text:p>75.68677521</text:p>
          </table:table-cell>
          <table:table-cell office:value-type="float" office:value="-55.9391556797634">
            <text:p>-55.939155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82256548807e+17">
            <text:p>3.47E+17</text:p>
          </table:table-cell>
          <table:table-cell office:value-type="float" office:value="-121.550003051758">
            <text:p>-121.550003</text:p>
          </table:table-cell>
          <table:table-cell office:value-type="float" office:value="60.7422294616699">
            <text:p>60.74222946</text:p>
          </table:table-cell>
          <table:table-cell office:value-type="float" office:value="-179.449996948242">
            <text:p>-179.449997</text:p>
          </table:table-cell>
          <table:table-cell office:value-type="float" office:value="90.2152633666992">
            <text:p>90.21526337</text:p>
          </table:table-cell>
          <table:table-cell office:value-type="float" office:value="-179.449996948242">
            <text:p>-179.449997</text:p>
          </table:table-cell>
          <table:table-cell office:value-type="float" office:value="90.2152633666992">
            <text:p>90.21526337</text:p>
          </table:table-cell>
          <table:table-cell office:value-type="float" office:value="-64.9697546615341">
            <text:p>-64.969754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004864905e+17">
            <text:p>3.29E+17</text:p>
          </table:table-cell>
          <table:table-cell office:value-type="float" office:value="3.1099100112915">
            <text:p>3.109910011</text:p>
          </table:table-cell>
          <table:table-cell office:value-type="float" office:value="3.2260594367981">
            <text:p>3.22605943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004864905e+17">
            <text:p>3.29E+17</text:p>
          </table:table-cell>
          <table:table-cell office:value-type="float" office:value="7.21584033966064">
            <text:p>7.21584034</text:p>
          </table:table-cell>
          <table:table-cell office:value-type="float" office:value="7.23313426971436">
            <text:p>7.2331342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004864905e+17">
            <text:p>3.29E+17</text:p>
          </table:table-cell>
          <table:table-cell office:value-type="float" office:value="11.7664003372192">
            <text:p>11.76640034</text:p>
          </table:table-cell>
          <table:table-cell office:value-type="float" office:value="11.6635942459106">
            <text:p>11.66359425</text:p>
          </table:table-cell>
          <table:table-cell office:value-type="float" office:value="11.7664003372192">
            <text:p>11.76640034</text:p>
          </table:table-cell>
          <table:table-cell office:value-type="float" office:value="11.6635942459106">
            <text:p>11.66359425</text:p>
          </table:table-cell>
          <table:table-cell office:value-type="float" office:value="11.7664003372192">
            <text:p>11.76640034</text:p>
          </table:table-cell>
          <table:table-cell office:value-type="float" office:value="11.6635942459106">
            <text:p>11.6635942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004864905e+17">
            <text:p>3.29E+17</text:p>
          </table:table-cell>
          <table:table-cell office:value-type="float" office:value="17.4098014831543">
            <text:p>17.40980148</text:p>
          </table:table-cell>
          <table:table-cell office:value-type="float" office:value="17.1462898254395">
            <text:p>17.14628983</text:p>
          </table:table-cell>
          <table:table-cell office:value-type="float" office:value="17.4098014831543">
            <text:p>17.40980148</text:p>
          </table:table-cell>
          <table:table-cell office:value-type="float" office:value="17.1462898254395">
            <text:p>17.14628983</text:p>
          </table:table-cell>
          <table:table-cell office:value-type="float" office:value="17.4098014831543">
            <text:p>17.40980148</text:p>
          </table:table-cell>
          <table:table-cell office:value-type="float" office:value="17.1462898254395">
            <text:p>17.1462898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004864905e+17">
            <text:p>3.29E+17</text:p>
          </table:table-cell>
          <table:table-cell office:value-type="float" office:value="26.3999996185303">
            <text:p>26.39999962</text:p>
          </table:table-cell>
          <table:table-cell office:value-type="float" office:value="25.8549289703369">
            <text:p>25.85492897</text:p>
          </table:table-cell>
          <table:table-cell office:value-type="float" office:value="26.3999996185303">
            <text:p>26.39999962</text:p>
          </table:table-cell>
          <table:table-cell office:value-type="float" office:value="25.8549289703369">
            <text:p>25.85492897</text:p>
          </table:table-cell>
          <table:table-cell office:value-type="float" office:value="26.3999996185303">
            <text:p>26.39999962</text:p>
          </table:table-cell>
          <table:table-cell office:value-type="float" office:value="25.8549289703369">
            <text:p>25.8549289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004864905e+17">
            <text:p>3.29E+17</text:p>
          </table:table-cell>
          <table:table-cell office:value-type="float" office:value="36.8600006103516">
            <text:p>36.86000061</text:p>
          </table:table-cell>
          <table:table-cell office:value-type="float" office:value="35.9385185241699">
            <text:p>35.93851852</text:p>
          </table:table-cell>
          <table:table-cell office:value-type="float" office:value="36.8600006103516">
            <text:p>36.86000061</text:p>
          </table:table-cell>
          <table:table-cell office:value-type="float" office:value="35.9385185241699">
            <text:p>35.93851852</text:p>
          </table:table-cell>
          <table:table-cell office:value-type="float" office:value="36.8600006103516">
            <text:p>36.86000061</text:p>
          </table:table-cell>
          <table:table-cell office:value-type="float" office:value="35.9385185241699">
            <text:p>35.9385185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004864905e+17">
            <text:p>3.29E+17</text:p>
          </table:table-cell>
          <table:table-cell office:value-type="float" office:value="37.5400009155273">
            <text:p>37.54000092</text:p>
          </table:table-cell>
          <table:table-cell office:value-type="float" office:value="36.5731887817383">
            <text:p>36.57318878</text:p>
          </table:table-cell>
          <table:table-cell office:value-type="float" office:value="37.5400009155273">
            <text:p>37.54000092</text:p>
          </table:table-cell>
          <table:table-cell office:value-type="float" office:value="36.5731887817383">
            <text:p>36.57318878</text:p>
          </table:table-cell>
          <table:table-cell office:value-type="float" office:value="37.5400009155273">
            <text:p>37.54000092</text:p>
          </table:table-cell>
          <table:table-cell office:value-type="float" office:value="36.5731887817383">
            <text:p>36.57318878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004864905e+17">
            <text:p>3.29E+17</text:p>
          </table:table-cell>
          <table:table-cell office:value-type="float" office:value="51.5599975585938">
            <text:p>51.55999756</text:p>
          </table:table-cell>
          <table:table-cell office:value-type="float" office:value="50.0060081481934">
            <text:p>50.00600815</text:p>
          </table:table-cell>
          <table:table-cell office:value-type="float" office:value="51.5840034484863">
            <text:p>51.58400345</text:p>
          </table:table-cell>
          <table:table-cell office:value-type="float" office:value="49.6087112426758">
            <text:p>49.60871124</text:p>
          </table:table-cell>
          <table:table-cell office:value-type="float" office:value="51.5840034484863">
            <text:p>51.58400345</text:p>
          </table:table-cell>
          <table:table-cell office:value-type="float" office:value="49.6087112426758">
            <text:p>49.60871124</text:p>
          </table:table-cell>
          <table:table-cell office:value-type="float" office:value="-0.398021499272813">
            <text:p>-0.398021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28775004864905e+17">
            <text:p>3.29E+17</text:p>
          </table:table-cell>
          <table:table-cell office:value-type="float" office:value="68.6500015258789">
            <text:p>68.65000153</text:p>
          </table:table-cell>
          <table:table-cell office:value-type="float" office:value="65.9164276123047">
            <text:p>65.91642761</text:p>
          </table:table-cell>
          <table:table-cell office:value-type="float" office:value="52.2320022583008">
            <text:p>52.23200226</text:p>
          </table:table-cell>
          <table:table-cell office:value-type="float" office:value="50.1694259643555">
            <text:p>50.16942596</text:p>
          </table:table-cell>
          <table:table-cell office:value-type="float" office:value="52.2320022583008">
            <text:p>52.23200226</text:p>
          </table:table-cell>
          <table:table-cell office:value-type="float" office:value="50.1694259643555">
            <text:p>50.16942596</text:p>
          </table:table-cell>
          <table:table-cell office:value-type="float" office:value="-22.7490386797049">
            <text:p>-22.749038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0083674858455e+15">
            <text:p>9.01E+15</text:p>
          </table:table-cell>
          <table:table-cell office:value-type="float" office:value="7.64555978775024">
            <text:p>7.645559788</text:p>
          </table:table-cell>
          <table:table-cell office:value-type="float" office:value="3.22215843200684">
            <text:p>3.22215843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0083674858455e+15">
            <text:p>9.01E+15</text:p>
          </table:table-cell>
          <table:table-cell office:value-type="float" office:value="17.5494003295898">
            <text:p>17.54940033</text:p>
          </table:table-cell>
          <table:table-cell office:value-type="float" office:value="7.27518844604492">
            <text:p>7.27518844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0083674858455e+15">
            <text:p>9.01E+15</text:p>
          </table:table-cell>
          <table:table-cell office:value-type="float" office:value="28.0195007324219">
            <text:p>28.01950073</text:p>
          </table:table-cell>
          <table:table-cell office:value-type="float" office:value="11.5555992126465">
            <text:p>11.55559921</text:p>
          </table:table-cell>
          <table:table-cell office:value-type="float" office:value="28.1372013092041">
            <text:p>28.13720131</text:p>
          </table:table-cell>
          <table:table-cell office:value-type="float" office:value="11.61194896698">
            <text:p>11.61194897</text:p>
          </table:table-cell>
          <table:table-cell office:value-type="float" office:value="28.1372013092041">
            <text:p>28.13720131</text:p>
          </table:table-cell>
          <table:table-cell office:value-type="float" office:value="11.61194896698">
            <text:p>11.61194897</text:p>
          </table:table-cell>
          <table:table-cell office:value-type="float" office:value="-0.130494140053545">
            <text:p>-0.1304941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0083674858455e+15">
            <text:p>9.01E+15</text:p>
          </table:table-cell>
          <table:table-cell office:value-type="float" office:value="28.4071006774902">
            <text:p>28.40710068</text:p>
          </table:table-cell>
          <table:table-cell office:value-type="float" office:value="11.7138652801514">
            <text:p>11.71386528</text:p>
          </table:table-cell>
          <table:table-cell office:value-type="float" office:value="63.2999992370605">
            <text:p>63.29999924</text:p>
          </table:table-cell>
          <table:table-cell office:value-type="float" office:value="26.0141696929932">
            <text:p>26.01416969</text:p>
          </table:table-cell>
          <table:table-cell office:value-type="float" office:value="63.2999992370605">
            <text:p>63.29999924</text:p>
          </table:table-cell>
          <table:table-cell office:value-type="float" office:value="26.0141696929932">
            <text:p>26.01416969</text:p>
          </table:table-cell>
          <table:table-cell office:value-type="float" office:value="-37.70958865048">
            <text:p>-37.709588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0083674858455e+15">
            <text:p>9.01E+15</text:p>
          </table:table-cell>
          <table:table-cell office:value-type="float" office:value="41.8187980651855">
            <text:p>41.81879807</text:p>
          </table:table-cell>
          <table:table-cell office:value-type="float" office:value="17.1928157806396">
            <text:p>17.19281578</text:p>
          </table:table-cell>
          <table:table-cell office:value-type="float" office:value="122.150001525879">
            <text:p>122.1500015</text:p>
          </table:table-cell>
          <table:table-cell office:value-type="float" office:value="50.1808547973633">
            <text:p>50.1808548</text:p>
          </table:table-cell>
          <table:table-cell office:value-type="float" office:value="122.150001525879">
            <text:p>122.1500015</text:p>
          </table:table-cell>
          <table:table-cell office:value-type="float" office:value="50.1808547973633">
            <text:p>50.1808548</text:p>
          </table:table-cell>
          <table:table-cell office:value-type="float" office:value="-86.8407333433579">
            <text:p>-86.840733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0083674858455e+15">
            <text:p>9.01E+15</text:p>
          </table:table-cell>
          <table:table-cell office:value-type="float" office:value="64.4400024414063">
            <text:p>64.44000244</text:p>
          </table:table-cell>
          <table:table-cell office:value-type="float" office:value="26.4086875915527">
            <text:p>26.40868759</text:p>
          </table:table-cell>
          <table:table-cell office:value-type="float" office:value="122.449996948242">
            <text:p>122.4499969</text:p>
          </table:table-cell>
          <table:table-cell office:value-type="float" office:value="50.3301773071289">
            <text:p>50.33017731</text:p>
          </table:table-cell>
          <table:table-cell office:value-type="float" office:value="122.449996948242">
            <text:p>122.4499969</text:p>
          </table:table-cell>
          <table:table-cell office:value-type="float" office:value="50.3301773071289">
            <text:p>50.33017731</text:p>
          </table:table-cell>
          <table:table-cell office:value-type="float" office:value="-62.7486823199942">
            <text:p>-62.748682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0083674858455e+15">
            <text:p>9.01E+15</text:p>
          </table:table-cell>
          <table:table-cell office:value-type="float" office:value="88.4640045166016">
            <text:p>88.46400452</text:p>
          </table:table-cell>
          <table:table-cell office:value-type="float" office:value="36.1453971862793">
            <text:p>36.14539719</text:p>
          </table:table-cell>
          <table:table-cell office:value-type="float" office:value="149.550003051758">
            <text:p>149.5500031</text:p>
          </table:table-cell>
          <table:table-cell office:value-type="float" office:value="63.909008026123">
            <text:p>63.90900803</text:p>
          </table:table-cell>
          <table:table-cell office:value-type="float" office:value="149.550003051758">
            <text:p>149.5500031</text:p>
          </table:table-cell>
          <table:table-cell office:value-type="float" office:value="63.909008026123">
            <text:p>63.90900803</text:p>
          </table:table-cell>
          <table:table-cell office:value-type="float" office:value="-67.0993092654716">
            <text:p>-67.099309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0083674858455e+15">
            <text:p>9.01E+15</text:p>
          </table:table-cell>
          <table:table-cell office:value-type="float" office:value="122.150001525879">
            <text:p>122.1500015</text:p>
          </table:table-cell>
          <table:table-cell office:value-type="float" office:value="49.7047500610352">
            <text:p>49.70475006</text:p>
          </table:table-cell>
          <table:table-cell office:value-type="float" office:value="149.850006103516">
            <text:p>149.8500061</text:p>
          </table:table-cell>
          <table:table-cell office:value-type="float" office:value="64.0214004516602">
            <text:p>64.02140045</text:p>
          </table:table-cell>
          <table:table-cell office:value-type="float" office:value="149.850006103516">
            <text:p>149.8500061</text:p>
          </table:table-cell>
          <table:table-cell office:value-type="float" office:value="64.0214004516602">
            <text:p>64.02140045</text:p>
          </table:table-cell>
          <table:table-cell office:value-type="float" office:value="-31.1810316059055">
            <text:p>-31.181031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9.0083674858455e+15">
            <text:p>9.01E+15</text:p>
          </table:table-cell>
          <table:table-cell office:value-type="float" office:value="149.550003051758">
            <text:p>149.5500031</text:p>
          </table:table-cell>
          <table:table-cell office:value-type="float" office:value="60.7830696105957">
            <text:p>60.78306961</text:p>
          </table:table-cell>
          <table:table-cell office:value-type="float" office:value="214.449996948242">
            <text:p>214.4499969</text:p>
          </table:table-cell>
          <table:table-cell office:value-type="float" office:value="88.0209808349609">
            <text:p>88.02098083</text:p>
          </table:table-cell>
          <table:table-cell office:value-type="float" office:value="214.449996948242">
            <text:p>214.4499969</text:p>
          </table:table-cell>
          <table:table-cell office:value-type="float" office:value="88.0209808349609">
            <text:p>88.02098083</text:p>
          </table:table-cell>
          <table:table-cell office:value-type="float" office:value="-70.3840394949744">
            <text:p>-70.384039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1481368257e+17">
            <text:p>7.52E+17</text:p>
          </table:table-cell>
          <table:table-cell office:value-type="float" office:value="-69.8000030517578">
            <text:p>-69.8000031</text:p>
          </table:table-cell>
          <table:table-cell office:value-type="float" office:value="3.34998750686646">
            <text:p>3.34998750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1481368257e+17">
            <text:p>7.52E+17</text:p>
          </table:table-cell>
          <table:table-cell office:value-type="float" office:value="-70.1999969482422">
            <text:p>-70.1999969</text:p>
          </table:table-cell>
          <table:table-cell office:value-type="float" office:value="3.37090373039246">
            <text:p>3.3709037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1481368257e+17">
            <text:p>7.52E+17</text:p>
          </table:table-cell>
          <table:table-cell office:value-type="float" office:value="-70.25">
            <text:p>-70.25</text:p>
          </table:table-cell>
          <table:table-cell office:value-type="float" office:value="3.37169909477234">
            <text:p>3.371699095</text:p>
          </table:table-cell>
          <table:table-cell office:value-type="float" office:value="-82.25">
            <text:p>-82.25</text:p>
          </table:table-cell>
          <table:table-cell office:value-type="float" office:value="4.00878190994263">
            <text:p>4.00878191</text:p>
          </table:table-cell>
          <table:table-cell office:value-type="float" office:value="-82.25">
            <text:p>-82.25</text:p>
          </table:table-cell>
          <table:table-cell office:value-type="float" office:value="4.00878190994263">
            <text:p>4.00878191</text:p>
          </table:table-cell>
          <table:table-cell office:value-type="float" office:value="-12.0168995382913">
            <text:p>-12.016899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1481368257e+17">
            <text:p>7.52E+17</text:p>
          </table:table-cell>
          <table:table-cell office:value-type="float" office:value="-81.8000030517578">
            <text:p>-81.8000031</text:p>
          </table:table-cell>
          <table:table-cell office:value-type="float" office:value="3.92781066894531">
            <text:p>3.927810669</text:p>
          </table:table-cell>
          <table:table-cell office:value-type="float" office:value="-95.8000030517578">
            <text:p>-95.8000031</text:p>
          </table:table-cell>
          <table:table-cell office:value-type="float" office:value="4.72578430175781">
            <text:p>4.725784302</text:p>
          </table:table-cell>
          <table:table-cell office:value-type="float" office:value="-95.8000030517578">
            <text:p>-95.8000031</text:p>
          </table:table-cell>
          <table:table-cell office:value-type="float" office:value="4.72578430175781">
            <text:p>4.725784302</text:p>
          </table:table-cell>
          <table:table-cell office:value-type="float" office:value="-14.0227230564774">
            <text:p>-14.022723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1481368257e+17">
            <text:p>7.52E+17</text:p>
          </table:table-cell>
          <table:table-cell office:value-type="float" office:value="-82.25">
            <text:p>-82.25</text:p>
          </table:table-cell>
          <table:table-cell office:value-type="float" office:value="3.95260572433472">
            <text:p>3.952605724</text:p>
          </table:table-cell>
          <table:table-cell office:value-type="float" office:value="-96.25">
            <text:p>-96.25</text:p>
          </table:table-cell>
          <table:table-cell office:value-type="float" office:value="4.74814176559448">
            <text:p>4.748141766</text:p>
          </table:table-cell>
          <table:table-cell office:value-type="float" office:value="-96.25">
            <text:p>-96.25</text:p>
          </table:table-cell>
          <table:table-cell office:value-type="float" office:value="4.74814176559448">
            <text:p>4.748141766</text:p>
          </table:table-cell>
          <table:table-cell office:value-type="float" office:value="-14.0225845546726">
            <text:p>-14.022584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1481368257e+17">
            <text:p>7.52E+17</text:p>
          </table:table-cell>
          <table:table-cell office:value-type="float" office:value="-95.8000030517578">
            <text:p>-95.8000031</text:p>
          </table:table-cell>
          <table:table-cell office:value-type="float" office:value="4.60463619232178">
            <text:p>4.604636192</text:p>
          </table:table-cell>
          <table:table-cell office:value-type="float" office:value="-110.199996948242">
            <text:p>-110.199997</text:p>
          </table:table-cell>
          <table:table-cell office:value-type="float" office:value="5.44217395782471">
            <text:p>5.442173958</text:p>
          </table:table-cell>
          <table:table-cell office:value-type="float" office:value="-110.199996948242">
            <text:p>-110.199997</text:p>
          </table:table-cell>
          <table:table-cell office:value-type="float" office:value="5.44217395782471">
            <text:p>5.442173958</text:p>
          </table:table-cell>
          <table:table-cell office:value-type="float" office:value="-14.4243299229958">
            <text:p>-14.424329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52101481368257e+17">
            <text:p>7.52E+17</text:p>
          </table:table-cell>
          <table:table-cell office:value-type="float" office:value="-96.25">
            <text:p>-96.25</text:p>
          </table:table-cell>
          <table:table-cell office:value-type="float" office:value="4.62749147415161">
            <text:p>4.627491474</text:p>
          </table:table-cell>
          <table:table-cell office:value-type="float" office:value="-130.199996948242">
            <text:p>-130.199997</text:p>
          </table:table-cell>
          <table:table-cell office:value-type="float" office:value="6.43683528900146">
            <text:p>6.436835289</text:p>
          </table:table-cell>
          <table:table-cell office:value-type="float" office:value="-130.199996948242">
            <text:p>-130.199997</text:p>
          </table:table-cell>
          <table:table-cell office:value-type="float" office:value="6.43683528900146">
            <text:p>6.436835289</text:p>
          </table:table-cell>
          <table:table-cell office:value-type="float" office:value="-33.9981766838457">
            <text:p>-33.998176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7906420998e+17">
            <text:p>5.90E+17</text:p>
          </table:table-cell>
          <table:table-cell office:value-type="float" office:value="-3.94586992263794">
            <text:p>-3.94586992</text:p>
          </table:table-cell>
          <table:table-cell office:value-type="float" office:value="3.27716708183289">
            <text:p>3.27716708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7906420998e+17">
            <text:p>5.90E+17</text:p>
          </table:table-cell>
          <table:table-cell office:value-type="float" office:value="-9.64888954162598">
            <text:p>-9.64888954</text:p>
          </table:table-cell>
          <table:table-cell office:value-type="float" office:value="7.19243478775024">
            <text:p>7.19243478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7906420998e+17">
            <text:p>5.90E+17</text:p>
          </table:table-cell>
          <table:table-cell office:value-type="float" office:value="-16.1923999786377">
            <text:p>-16.1924</text:p>
          </table:table-cell>
          <table:table-cell office:value-type="float" office:value="11.7083740234375">
            <text:p>11.70837402</text:p>
          </table:table-cell>
          <table:table-cell office:value-type="float" office:value="-16.0984001159668">
            <text:p>-16.0984001</text:p>
          </table:table-cell>
          <table:table-cell office:value-type="float" office:value="11.6276798248291">
            <text:p>11.62767982</text:p>
          </table:table-cell>
          <table:table-cell office:value-type="float" office:value="-16.0984001159668">
            <text:p>-16.0984001</text:p>
          </table:table-cell>
          <table:table-cell office:value-type="float" office:value="11.6276798248291">
            <text:p>11.62767982</text:p>
          </table:table-cell>
          <table:table-cell office:value-type="float" office:value="-0.123885139832021">
            <text:p>-0.1238851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7906420998e+17">
            <text:p>5.90E+17</text:p>
          </table:table-cell>
          <table:table-cell office:value-type="float" office:value="-24.2523002624512">
            <text:p>-24.2523003</text:p>
          </table:table-cell>
          <table:table-cell office:value-type="float" office:value="17.2471961975098">
            <text:p>17.2471962</text:p>
          </table:table-cell>
          <table:table-cell office:value-type="float" office:value="-24.1429996490479">
            <text:p>-24.1429996</text:p>
          </table:table-cell>
          <table:table-cell office:value-type="float" office:value="17.1672821044922">
            <text:p>17.1672821</text:p>
          </table:table-cell>
          <table:table-cell office:value-type="float" office:value="-24.1429996490479">
            <text:p>-24.1429996</text:p>
          </table:table-cell>
          <table:table-cell office:value-type="float" office:value="17.1672821044922">
            <text:p>17.1672821</text:p>
          </table:table-cell>
          <table:table-cell office:value-type="float" office:value="-0.135398989483542">
            <text:p>-0.1353989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7906420998e+17">
            <text:p>5.90E+17</text:p>
          </table:table-cell>
          <table:table-cell office:value-type="float" office:value="-37.1500015258789">
            <text:p>-37.1500015</text:p>
          </table:table-cell>
          <table:table-cell office:value-type="float" office:value="25.9450016021729">
            <text:p>25.9450016</text:p>
          </table:table-cell>
          <table:table-cell office:value-type="float" office:value="-37.060001373291">
            <text:p>-37.0600014</text:p>
          </table:table-cell>
          <table:table-cell office:value-type="float" office:value="25.9346351623535">
            <text:p>25.93463516</text:p>
          </table:table-cell>
          <table:table-cell office:value-type="float" office:value="-37.060001373291">
            <text:p>-37.0600014</text:p>
          </table:table-cell>
          <table:table-cell office:value-type="float" office:value="25.9346351623535">
            <text:p>25.93463516</text:p>
          </table:table-cell>
          <table:table-cell office:value-type="float" office:value="-0.0905952015306082">
            <text:p>-0.090595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7906420998e+17">
            <text:p>5.90E+17</text:p>
          </table:table-cell>
          <table:table-cell office:value-type="float" office:value="-38.0999984741211">
            <text:p>-38.0999985</text:p>
          </table:table-cell>
          <table:table-cell office:value-type="float" office:value="26.5842018127441">
            <text:p>26.58420181</text:p>
          </table:table-cell>
          <table:table-cell office:value-type="float" office:value="-37.9000015258789">
            <text:p>-37.9000015</text:p>
          </table:table-cell>
          <table:table-cell office:value-type="float" office:value="26.24924659729">
            <text:p>26.2492466</text:p>
          </table:table-cell>
          <table:table-cell office:value-type="float" office:value="-37.9000015258789">
            <text:p>-37.9000015</text:p>
          </table:table-cell>
          <table:table-cell office:value-type="float" office:value="26.24924659729">
            <text:p>26.2492466</text:p>
          </table:table-cell>
          <table:table-cell office:value-type="float" office:value="-0.390120206687749">
            <text:p>-0.3901202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7906420998e+17">
            <text:p>5.90E+17</text:p>
          </table:table-cell>
          <table:table-cell office:value-type="float" office:value="-51.8900032043457">
            <text:p>-51.8900032</text:p>
          </table:table-cell>
          <table:table-cell office:value-type="float" office:value="35.6851692199707">
            <text:p>35.68516922</text:p>
          </table:table-cell>
          <table:table-cell office:value-type="float" office:value="-64.0800018310547">
            <text:p>-64.0800018</text:p>
          </table:table-cell>
          <table:table-cell office:value-type="float" office:value="36.0241775512695">
            <text:p>36.02417755</text:p>
          </table:table-cell>
          <table:table-cell office:value-type="float" office:value="-64.0800018310547">
            <text:p>-64.0800018</text:p>
          </table:table-cell>
          <table:table-cell office:value-type="float" office:value="36.0241775512695">
            <text:p>36.02417755</text:p>
          </table:table-cell>
          <table:table-cell office:value-type="float" office:value="-12.194711688591">
            <text:p>-12.194711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7906420998e+17">
            <text:p>5.90E+17</text:p>
          </table:table-cell>
          <table:table-cell office:value-type="float" office:value="-74.3199996948242">
            <text:p>-74.3199997</text:p>
          </table:table-cell>
          <table:table-cell office:value-type="float" office:value="50.0630569458008">
            <text:p>50.06305695</text:p>
          </table:table-cell>
          <table:table-cell office:value-type="float" office:value="-101.770004272461">
            <text:p>-101.770004</text:p>
          </table:table-cell>
          <table:table-cell office:value-type="float" office:value="50.1250839233398">
            <text:p>50.12508392</text:p>
          </table:table-cell>
          <table:table-cell office:value-type="float" office:value="-101.770004272461">
            <text:p>-101.770004</text:p>
          </table:table-cell>
          <table:table-cell office:value-type="float" office:value="50.1250839233398">
            <text:p>50.12508392</text:p>
          </table:table-cell>
          <table:table-cell office:value-type="float" office:value="-27.4500746566966">
            <text:p>-27.450074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5.89987906420998e+17">
            <text:p>5.90E+17</text:p>
          </table:table-cell>
          <table:table-cell office:value-type="float" office:value="-100.620002746582">
            <text:p>-100.620003</text:p>
          </table:table-cell>
          <table:table-cell office:value-type="float" office:value="65.9014129638672">
            <text:p>65.90141296</text:p>
          </table:table-cell>
          <table:table-cell office:value-type="float" office:value="-121.849998474121">
            <text:p>-121.849998</text:p>
          </table:table-cell>
          <table:table-cell office:value-type="float" office:value="57.8212471008301">
            <text:p>57.8212471</text:p>
          </table:table-cell>
          <table:table-cell office:value-type="float" office:value="-121.849998474121">
            <text:p>-121.849998</text:p>
          </table:table-cell>
          <table:table-cell office:value-type="float" office:value="57.8212471008301">
            <text:p>57.8212471</text:p>
          </table:table-cell>
          <table:table-cell office:value-type="float" office:value="-22.7156729806871">
            <text:p>-22.71567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70117872742564e+17">
            <text:p>7.70E+17</text:p>
          </table:table-cell>
          <table:table-cell office:value-type="float" office:value="-5.52818012237549">
            <text:p>-5.52818012</text:p>
          </table:table-cell>
          <table:table-cell office:value-type="float" office:value="3.24333763122559">
            <text:p>3.24333763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70117872742564e+17">
            <text:p>7.70E+17</text:p>
          </table:table-cell>
          <table:table-cell office:value-type="float" office:value="-12.4530000686646">
            <text:p>-12.4530001</text:p>
          </table:table-cell>
          <table:table-cell office:value-type="float" office:value="7.14441299438477">
            <text:p>7.14441299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70117872742564e+17">
            <text:p>7.70E+17</text:p>
          </table:table-cell>
          <table:table-cell office:value-type="float" office:value="-20.312198638916">
            <text:p>-20.3121986</text:p>
          </table:table-cell>
          <table:table-cell office:value-type="float" office:value="11.5670051574707">
            <text:p>11.56700516</text:p>
          </table:table-cell>
          <table:table-cell office:value-type="float" office:value="-20.312198638916">
            <text:p>-20.3121986</text:p>
          </table:table-cell>
          <table:table-cell office:value-type="float" office:value="11.5670051574707">
            <text:p>11.56700516</text:p>
          </table:table-cell>
          <table:table-cell office:value-type="float" office:value="-20.312198638916">
            <text:p>-20.3121986</text:p>
          </table:table-cell>
          <table:table-cell office:value-type="float" office:value="11.5670051574707">
            <text:p>11.5670051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70117872742564e+17">
            <text:p>7.70E+17</text:p>
          </table:table-cell>
          <table:table-cell office:value-type="float" office:value="-30.2917995452881">
            <text:p>-30.2917995</text:p>
          </table:table-cell>
          <table:table-cell office:value-type="float" office:value="17.1724414825439">
            <text:p>17.17244148</text:p>
          </table:table-cell>
          <table:table-cell office:value-type="float" office:value="-30.2917995452881">
            <text:p>-30.2917995</text:p>
          </table:table-cell>
          <table:table-cell office:value-type="float" office:value="17.1724414825439">
            <text:p>17.17244148</text:p>
          </table:table-cell>
          <table:table-cell office:value-type="float" office:value="-30.2917995452881">
            <text:p>-30.2917995</text:p>
          </table:table-cell>
          <table:table-cell office:value-type="float" office:value="17.1724414825439">
            <text:p>17.17244148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70117872742564e+17">
            <text:p>7.70E+17</text:p>
          </table:table-cell>
          <table:table-cell office:value-type="float" office:value="-45.9799995422363">
            <text:p>-45.9799995</text:p>
          </table:table-cell>
          <table:table-cell office:value-type="float" office:value="25.9305267333984">
            <text:p>25.93052673</text:p>
          </table:table-cell>
          <table:table-cell office:value-type="float" office:value="-45.9799995422363">
            <text:p>-45.9799995</text:p>
          </table:table-cell>
          <table:table-cell office:value-type="float" office:value="25.9305267333984">
            <text:p>25.93052673</text:p>
          </table:table-cell>
          <table:table-cell office:value-type="float" office:value="-45.9799995422363">
            <text:p>-45.9799995</text:p>
          </table:table-cell>
          <table:table-cell office:value-type="float" office:value="25.9305267333984">
            <text:p>25.9305267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70117872742564e+17">
            <text:p>7.70E+17</text:p>
          </table:table-cell>
          <table:table-cell office:value-type="float" office:value="-46.5999984741211">
            <text:p>-46.5999985</text:p>
          </table:table-cell>
          <table:table-cell office:value-type="float" office:value="26.2539482116699">
            <text:p>26.25394821</text:p>
          </table:table-cell>
          <table:table-cell office:value-type="float" office:value="-46.5999984741211">
            <text:p>-46.5999985</text:p>
          </table:table-cell>
          <table:table-cell office:value-type="float" office:value="26.2539482116699">
            <text:p>26.25394821</text:p>
          </table:table-cell>
          <table:table-cell office:value-type="float" office:value="-46.5999984741211">
            <text:p>-46.5999985</text:p>
          </table:table-cell>
          <table:table-cell office:value-type="float" office:value="26.2539482116699">
            <text:p>26.2539482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70117872742564e+17">
            <text:p>7.70E+17</text:p>
          </table:table-cell>
          <table:table-cell office:value-type="float" office:value="-64.4400024414063">
            <text:p>-64.4400024</text:p>
          </table:table-cell>
          <table:table-cell office:value-type="float" office:value="36.0903167724609">
            <text:p>36.09031677</text:p>
          </table:table-cell>
          <table:table-cell office:value-type="float" office:value="-65.4599990844727">
            <text:p>-65.4599991</text:p>
          </table:table-cell>
          <table:table-cell office:value-type="float" office:value="36.175666809082">
            <text:p>36.17566681</text:p>
          </table:table-cell>
          <table:table-cell office:value-type="float" office:value="-65.4599990844727">
            <text:p>-65.4599991</text:p>
          </table:table-cell>
          <table:table-cell office:value-type="float" office:value="36.175666809082">
            <text:p>36.17566681</text:p>
          </table:table-cell>
          <table:table-cell office:value-type="float" office:value="-1.02356132235346">
            <text:p>-1.0235613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70117872742564e+17">
            <text:p>7.70E+17</text:p>
          </table:table-cell>
          <table:table-cell office:value-type="float" office:value="-89.4599990844727">
            <text:p>-89.4599991</text:p>
          </table:table-cell>
          <table:table-cell office:value-type="float" office:value="49.5699691772461">
            <text:p>49.56996918</text:p>
          </table:table-cell>
          <table:table-cell office:value-type="float" office:value="-91.379997253418">
            <text:p>-91.3799973</text:p>
          </table:table-cell>
          <table:table-cell office:value-type="float" office:value="49.731575012207">
            <text:p>49.73157501</text:p>
          </table:table-cell>
          <table:table-cell office:value-type="float" office:value="-91.379997253418">
            <text:p>-91.3799973</text:p>
          </table:table-cell>
          <table:table-cell office:value-type="float" office:value="49.731575012207">
            <text:p>49.73157501</text:p>
          </table:table-cell>
          <table:table-cell office:value-type="float" office:value="-1.92678732989574">
            <text:p>-1.9267873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70117872742564e+17">
            <text:p>7.70E+17</text:p>
          </table:table-cell>
          <table:table-cell office:value-type="float" office:value="-90.5099945068359">
            <text:p>-90.5099945</text:p>
          </table:table-cell>
          <table:table-cell office:value-type="float" office:value="50.1255302429199">
            <text:p>50.12553024</text:p>
          </table:table-cell>
          <table:table-cell office:value-type="float" office:value="-121.550003051758">
            <text:p>-121.550003</text:p>
          </table:table-cell>
          <table:table-cell office:value-type="float" office:value="65.2696990966797">
            <text:p>65.2696991</text:p>
          </table:table-cell>
          <table:table-cell office:value-type="float" office:value="-121.550003051758">
            <text:p>-121.550003</text:p>
          </table:table-cell>
          <table:table-cell office:value-type="float" office:value="65.2696990966797">
            <text:p>65.2696991</text:p>
          </table:table-cell>
          <table:table-cell office:value-type="float" office:value="-34.5373418308359">
            <text:p>-34.537341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61405846061e+17">
            <text:p>4.50E+17</text:p>
          </table:table-cell>
          <table:table-cell office:value-type="float" office:value="-10.603099822998">
            <text:p>-10.6030998</text:p>
          </table:table-cell>
          <table:table-cell office:value-type="float" office:value="3.16757488250732">
            <text:p>3.16757488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61405846061e+17">
            <text:p>4.50E+17</text:p>
          </table:table-cell>
          <table:table-cell office:value-type="float" office:value="-10.9573001861572">
            <text:p>-10.9573002</text:p>
          </table:table-cell>
          <table:table-cell office:value-type="float" office:value="3.26378893852234">
            <text:p>3.26378893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61405846061e+17">
            <text:p>4.50E+17</text:p>
          </table:table-cell>
          <table:table-cell office:value-type="float" office:value="-25.2033004760742">
            <text:p>-25.2033005</text:p>
          </table:table-cell>
          <table:table-cell office:value-type="float" office:value="7.10802602767944">
            <text:p>7.108026028</text:p>
          </table:table-cell>
          <table:table-cell office:value-type="float" office:value="-25.3565998077393">
            <text:p>-25.3565998</text:p>
          </table:table-cell>
          <table:table-cell office:value-type="float" office:value="7.16866016387939">
            <text:p>7.168660164</text:p>
          </table:table-cell>
          <table:table-cell office:value-type="float" office:value="-25.3565998077393">
            <text:p>-25.3565998</text:p>
          </table:table-cell>
          <table:table-cell office:value-type="float" office:value="7.16866016387939">
            <text:p>7.168660164</text:p>
          </table:table-cell>
          <table:table-cell office:value-type="float" office:value="-0.164855038023295">
            <text:p>-0.1648550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61405846061e+17">
            <text:p>4.50E+17</text:p>
          </table:table-cell>
          <table:table-cell office:value-type="float" office:value="-25.8976020812988">
            <text:p>-25.8976021</text:p>
          </table:table-cell>
          <table:table-cell office:value-type="float" office:value="7.29527568817139">
            <text:p>7.295275688</text:p>
          </table:table-cell>
          <table:table-cell office:value-type="float" office:value="-42.4709014892578">
            <text:p>-42.4709015</text:p>
          </table:table-cell>
          <table:table-cell office:value-type="float" office:value="11.7283458709717">
            <text:p>11.72834587</text:p>
          </table:table-cell>
          <table:table-cell office:value-type="float" office:value="-42.4709014892578">
            <text:p>-42.4709015</text:p>
          </table:table-cell>
          <table:table-cell office:value-type="float" office:value="11.7283458709717">
            <text:p>11.72834587</text:p>
          </table:table-cell>
          <table:table-cell office:value-type="float" office:value="-17.1559425422064">
            <text:p>-17.155942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61405846061e+17">
            <text:p>4.50E+17</text:p>
          </table:table-cell>
          <table:table-cell office:value-type="float" office:value="-41.9386978149414">
            <text:p>-41.9386978</text:p>
          </table:table-cell>
          <table:table-cell office:value-type="float" office:value="11.5555477142334">
            <text:p>11.55554771</text:p>
          </table:table-cell>
          <table:table-cell office:value-type="float" office:value="-59.7999992370605">
            <text:p>-59.7999992</text:p>
          </table:table-cell>
          <table:table-cell office:value-type="float" office:value="16.4179649353027">
            <text:p>16.41796494</text:p>
          </table:table-cell>
          <table:table-cell office:value-type="float" office:value="-59.7999992370605">
            <text:p>-59.7999992</text:p>
          </table:table-cell>
          <table:table-cell office:value-type="float" office:value="16.4179649353027">
            <text:p>16.41796494</text:p>
          </table:table-cell>
          <table:table-cell office:value-type="float" office:value="-18.5113259850165">
            <text:p>-18.51132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61405846061e+17">
            <text:p>4.50E+17</text:p>
          </table:table-cell>
          <table:table-cell office:value-type="float" office:value="-42.1315994262695">
            <text:p>-42.1315994</text:p>
          </table:table-cell>
          <table:table-cell office:value-type="float" office:value="11.6063776016235">
            <text:p>11.6063776</text:p>
          </table:table-cell>
          <table:table-cell office:value-type="float" office:value="-121.849998474121">
            <text:p>-121.849998</text:p>
          </table:table-cell>
          <table:table-cell office:value-type="float" office:value="33.202449798584">
            <text:p>33.2024498</text:p>
          </table:table-cell>
          <table:table-cell office:value-type="float" office:value="-121.849998474121">
            <text:p>-121.849998</text:p>
          </table:table-cell>
          <table:table-cell office:value-type="float" office:value="33.202449798584">
            <text:p>33.2024498</text:p>
          </table:table-cell>
          <table:table-cell office:value-type="float" office:value="-82.5918487569374">
            <text:p>-82.591848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61405846061e+17">
            <text:p>4.50E+17</text:p>
          </table:table-cell>
          <table:table-cell office:value-type="float" office:value="-59.7999992370605">
            <text:p>-59.7999992</text:p>
          </table:table-cell>
          <table:table-cell office:value-type="float" office:value="16.20703125">
            <text:p>16.20703125</text:p>
          </table:table-cell>
          <table:table-cell office:value-type="float" office:value="-150.449996948242">
            <text:p>-150.449997</text:p>
          </table:table-cell>
          <table:table-cell office:value-type="float" office:value="40.9547958374023">
            <text:p>40.95479584</text:p>
          </table:table-cell>
          <table:table-cell office:value-type="float" office:value="-150.449996948242">
            <text:p>-150.449997</text:p>
          </table:table-cell>
          <table:table-cell office:value-type="float" office:value="40.9547958374023">
            <text:p>40.95479584</text:p>
          </table:table-cell>
          <table:table-cell office:value-type="float" office:value="-93.9674089092102">
            <text:p>-93.967408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61405846061e+17">
            <text:p>4.50E+17</text:p>
          </table:table-cell>
          <table:table-cell office:value-type="float" office:value="-97.5839996337891">
            <text:p>-97.5839996</text:p>
          </table:table-cell>
          <table:table-cell office:value-type="float" office:value="25.8503532409668">
            <text:p>25.85035324</text:p>
          </table:table-cell>
          <table:table-cell office:value-type="float" office:value="-180.449996948242">
            <text:p>-180.449997</text:p>
          </table:table-cell>
          <table:table-cell office:value-type="float" office:value="49.1001167297363">
            <text:p>49.10011673</text:p>
          </table:table-cell>
          <table:table-cell office:value-type="float" office:value="-180.449996948242">
            <text:p>-180.449997</text:p>
          </table:table-cell>
          <table:table-cell office:value-type="float" office:value="49.1001167297363">
            <text:p>49.10011673</text:p>
          </table:table-cell>
          <table:table-cell office:value-type="float" office:value="-86.0658179139818">
            <text:p>-86.065817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61405846061e+17">
            <text:p>4.50E+17</text:p>
          </table:table-cell>
          <table:table-cell office:value-type="float" office:value="-98.6800003051758">
            <text:p>-98.6800003</text:p>
          </table:table-cell>
          <table:table-cell office:value-type="float" office:value="26.1359348297119">
            <text:p>26.13593483</text:p>
          </table:table-cell>
          <table:table-cell office:value-type="float" office:value="-214.550003051758">
            <text:p>-214.550003</text:p>
          </table:table-cell>
          <table:table-cell office:value-type="float" office:value="58.3383712768555">
            <text:p>58.33837128</text:p>
          </table:table-cell>
          <table:table-cell office:value-type="float" office:value="-214.550003051758">
            <text:p>-214.550003</text:p>
          </table:table-cell>
          <table:table-cell office:value-type="float" office:value="58.3383712768555">
            <text:p>58.33837128</text:p>
          </table:table-cell>
          <table:table-cell office:value-type="float" office:value="-120.261608377841">
            <text:p>-120.26160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3062885249e+17">
            <text:p>4.82E+17</text:p>
          </table:table-cell>
          <table:table-cell office:value-type="float" office:value="-53.5999984741211">
            <text:p>-53.5999985</text:p>
          </table:table-cell>
          <table:table-cell office:value-type="float" office:value="25.6732749938965">
            <text:p>25.6732749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3062885249e+17">
            <text:p>4.82E+17</text:p>
          </table:table-cell>
          <table:table-cell office:value-type="float" office:value="-50.120002746582">
            <text:p>-50.1200027</text:p>
          </table:table-cell>
          <table:table-cell office:value-type="float" office:value="35.820198059082">
            <text:p>35.8201980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3062885249e+17">
            <text:p>4.82E+17</text:p>
          </table:table-cell>
          <table:table-cell office:value-type="float" office:value="-45.2200012207031">
            <text:p>-45.2200012</text:p>
          </table:table-cell>
          <table:table-cell office:value-type="float" office:value="49.871826171875">
            <text:p>49.87182617</text:p>
          </table:table-cell>
          <table:table-cell office:value-type="float" office:value="-45.2200012207031">
            <text:p>-45.2200012</text:p>
          </table:table-cell>
          <table:table-cell office:value-type="float" office:value="49.871826171875">
            <text:p>49.87182617</text:p>
          </table:table-cell>
          <table:table-cell office:value-type="float" office:value="-45.2200012207031">
            <text:p>-45.2200012</text:p>
          </table:table-cell>
          <table:table-cell office:value-type="float" office:value="49.871826171875">
            <text:p>49.8718261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3062885249e+17">
            <text:p>4.82E+17</text:p>
          </table:table-cell>
          <table:table-cell office:value-type="float" office:value="-44.9799995422363">
            <text:p>-44.9799995</text:p>
          </table:table-cell>
          <table:table-cell office:value-type="float" office:value="50.4329986572266">
            <text:p>50.43299866</text:p>
          </table:table-cell>
          <table:table-cell office:value-type="float" office:value="-39.4599990844727">
            <text:p>-39.4599991</text:p>
          </table:table-cell>
          <table:table-cell office:value-type="float" office:value="66.387451171875">
            <text:p>66.38745117</text:p>
          </table:table-cell>
          <table:table-cell office:value-type="float" office:value="-39.4599990844727">
            <text:p>-39.4599991</text:p>
          </table:table-cell>
          <table:table-cell office:value-type="float" office:value="66.387451171875">
            <text:p>66.38745117</text:p>
          </table:table-cell>
          <table:table-cell office:value-type="float" office:value="-16.8823860901202">
            <text:p>-16.882386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3062885249e+17">
            <text:p>4.82E+17</text:p>
          </table:table-cell>
          <table:table-cell office:value-type="float" office:value="-39.0999984741211">
            <text:p>-39.0999985</text:p>
          </table:table-cell>
          <table:table-cell office:value-type="float" office:value="66.2417831420898">
            <text:p>66.24178314</text:p>
          </table:table-cell>
          <table:table-cell office:value-type="float" office:value="-33.5999984741211">
            <text:p>-33.5999985</text:p>
          </table:table-cell>
          <table:table-cell office:value-type="float" office:value="82.027702331543">
            <text:p>82.02770233</text:p>
          </table:table-cell>
          <table:table-cell office:value-type="float" office:value="-33.5999984741211">
            <text:p>-33.5999985</text:p>
          </table:table-cell>
          <table:table-cell office:value-type="float" office:value="82.027702331543">
            <text:p>82.02770233</text:p>
          </table:table-cell>
          <table:table-cell office:value-type="float" office:value="-16.7166158254577">
            <text:p>-16.716615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31265602978e+17">
            <text:p>6.49E+17</text:p>
          </table:table-cell>
          <table:table-cell office:value-type="float" office:value="-13.6583995819092">
            <text:p>-13.6583996</text:p>
          </table:table-cell>
          <table:table-cell office:value-type="float" office:value="3.14481997489929">
            <text:p>3.14481997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31265602978e+17">
            <text:p>6.49E+17</text:p>
          </table:table-cell>
          <table:table-cell office:value-type="float" office:value="-32.0181007385254">
            <text:p>-32.0181007</text:p>
          </table:table-cell>
          <table:table-cell office:value-type="float" office:value="7.2612099647522">
            <text:p>7.26120996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31265602978e+17">
            <text:p>6.49E+17</text:p>
          </table:table-cell>
          <table:table-cell office:value-type="float" office:value="-59.7999992370605">
            <text:p>-59.7999992</text:p>
          </table:table-cell>
          <table:table-cell office:value-type="float" office:value="13.4536876678467">
            <text:p>13.45368767</text:p>
          </table:table-cell>
          <table:table-cell office:value-type="float" office:value="-59.7999992370605">
            <text:p>-59.7999992</text:p>
          </table:table-cell>
          <table:table-cell office:value-type="float" office:value="13.4536876678467">
            <text:p>13.45368767</text:p>
          </table:table-cell>
          <table:table-cell office:value-type="float" office:value="-59.7999992370605">
            <text:p>-59.7999992</text:p>
          </table:table-cell>
          <table:table-cell office:value-type="float" office:value="13.4536876678467">
            <text:p>13.4536876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31265602978e+17">
            <text:p>6.49E+17</text:p>
          </table:table-cell>
          <table:table-cell office:value-type="float" office:value="-69.8000030517578">
            <text:p>-69.8000031</text:p>
          </table:table-cell>
          <table:table-cell office:value-type="float" office:value="15.6430950164795">
            <text:p>15.64309502</text:p>
          </table:table-cell>
          <table:table-cell office:value-type="float" office:value="-121.550003051758">
            <text:p>-121.550003</text:p>
          </table:table-cell>
          <table:table-cell office:value-type="float" office:value="27.2274990081787">
            <text:p>27.22749901</text:p>
          </table:table-cell>
          <table:table-cell office:value-type="float" office:value="-121.550003051758">
            <text:p>-121.550003</text:p>
          </table:table-cell>
          <table:table-cell office:value-type="float" office:value="27.2274990081787">
            <text:p>27.22749901</text:p>
          </table:table-cell>
          <table:table-cell office:value-type="float" office:value="-53.0307544340348">
            <text:p>-53.030754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31265602978e+17">
            <text:p>6.49E+17</text:p>
          </table:table-cell>
          <table:table-cell office:value-type="float" office:value="-149.850006103516">
            <text:p>-149.850006</text:p>
          </table:table-cell>
          <table:table-cell office:value-type="float" office:value="32.3409881591797">
            <text:p>32.34098816</text:p>
          </table:table-cell>
          <table:table-cell office:value-type="float" office:value="-149.850006103516">
            <text:p>-149.850006</text:p>
          </table:table-cell>
          <table:table-cell office:value-type="float" office:value="33.5500602722168">
            <text:p>33.55006027</text:p>
          </table:table-cell>
          <table:table-cell office:value-type="float" office:value="-149.850006103516">
            <text:p>-149.850006</text:p>
          </table:table-cell>
          <table:table-cell office:value-type="float" office:value="33.5500602722168">
            <text:p>33.55006027</text:p>
          </table:table-cell>
          <table:table-cell office:value-type="float" office:value="-1.20907211303711">
            <text:p>-1.2090721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31265602978e+17">
            <text:p>6.49E+17</text:p>
          </table:table-cell>
          <table:table-cell office:value-type="float" office:value="-179.550003051758">
            <text:p>-179.550003</text:p>
          </table:table-cell>
          <table:table-cell office:value-type="float" office:value="38.1403999328613">
            <text:p>38.14039993</text:p>
          </table:table-cell>
          <table:table-cell office:value-type="float" office:value="-180.449996948242">
            <text:p>-180.449997</text:p>
          </table:table-cell>
          <table:table-cell office:value-type="float" office:value="40.3784103393555">
            <text:p>40.37841034</text:p>
          </table:table-cell>
          <table:table-cell office:value-type="float" office:value="-180.449996948242">
            <text:p>-180.449997</text:p>
          </table:table-cell>
          <table:table-cell office:value-type="float" office:value="40.3784103393555">
            <text:p>40.37841034</text:p>
          </table:table-cell>
          <table:table-cell office:value-type="float" office:value="-2.41219393774323">
            <text:p>-2.4121939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31265602978e+17">
            <text:p>6.49E+17</text:p>
          </table:table-cell>
          <table:table-cell office:value-type="float" office:value="-215.449996948242">
            <text:p>-215.449997</text:p>
          </table:table-cell>
          <table:table-cell office:value-type="float" office:value="45.048168182373">
            <text:p>45.04816818</text:p>
          </table:table-cell>
          <table:table-cell office:value-type="float" office:value="-215.449996948242">
            <text:p>-215.449997</text:p>
          </table:table-cell>
          <table:table-cell office:value-type="float" office:value="48.2230339050293">
            <text:p>48.22303391</text:p>
          </table:table-cell>
          <table:table-cell office:value-type="float" office:value="-215.449996948242">
            <text:p>-215.449997</text:p>
          </table:table-cell>
          <table:table-cell office:value-type="float" office:value="48.2230339050293">
            <text:p>48.22303391</text:p>
          </table:table-cell>
          <table:table-cell office:value-type="float" office:value="-3.17486572265625">
            <text:p>-3.1748657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48531265602978e+17">
            <text:p>6.49E+17</text:p>
          </table:table-cell>
          <table:table-cell office:value-type="float" office:value="-255.449996948242">
            <text:p>-255.449997</text:p>
          </table:table-cell>
          <table:table-cell office:value-type="float" office:value="52.4012451171875">
            <text:p>52.40124512</text:p>
          </table:table-cell>
          <table:table-cell office:value-type="float" office:value="-254.550003051758">
            <text:p>-254.550003</text:p>
          </table:table-cell>
          <table:table-cell office:value-type="float" office:value="56.9422492980957">
            <text:p>56.9422493</text:p>
          </table:table-cell>
          <table:table-cell office:value-type="float" office:value="-254.550003051758">
            <text:p>-254.550003</text:p>
          </table:table-cell>
          <table:table-cell office:value-type="float" office:value="56.9422492980957">
            <text:p>56.9422493</text:p>
          </table:table-cell>
          <table:table-cell office:value-type="float" office:value="-4.62933126755203">
            <text:p>-4.6293312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699010297528e+17">
            <text:p>2.48E+17</text:p>
          </table:table-cell>
          <table:table-cell office:value-type="float" office:value="-13.9899997711182">
            <text:p>-13.9899998</text:p>
          </table:table-cell>
          <table:table-cell office:value-type="float" office:value="3.25519371032715">
            <text:p>3.2551937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699010297528e+17">
            <text:p>2.48E+17</text:p>
          </table:table-cell>
          <table:table-cell office:value-type="float" office:value="-14.2134990692139">
            <text:p>-14.2134991</text:p>
          </table:table-cell>
          <table:table-cell office:value-type="float" office:value="3.30638456344604">
            <text:p>3.30638456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699010297528e+17">
            <text:p>2.48E+17</text:p>
          </table:table-cell>
          <table:table-cell office:value-type="float" office:value="-31.3717994689941">
            <text:p>-31.3717995</text:p>
          </table:table-cell>
          <table:table-cell office:value-type="float" office:value="7.24641418457031">
            <text:p>7.246414185</text:p>
          </table:table-cell>
          <table:table-cell office:value-type="float" office:value="-14.4064998626709">
            <text:p>-14.4064999</text:p>
          </table:table-cell>
          <table:table-cell office:value-type="float" office:value="3.34633445739746">
            <text:p>3.346334457</text:p>
          </table:table-cell>
          <table:table-cell office:value-type="float" office:value="-14.4064998626709">
            <text:p>-14.4064999</text:p>
          </table:table-cell>
          <table:table-cell office:value-type="float" office:value="3.34633445739746">
            <text:p>3.346334457</text:p>
          </table:table-cell>
          <table:table-cell office:value-type="float" office:value="-17.4078146994566">
            <text:p>-17.407814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699010297528e+17">
            <text:p>2.48E+17</text:p>
          </table:table-cell>
          <table:table-cell office:value-type="float" office:value="-59.7999992370605">
            <text:p>-59.7999992</text:p>
          </table:table-cell>
          <table:table-cell office:value-type="float" office:value="13.7723665237427">
            <text:p>13.77236652</text:p>
          </table:table-cell>
          <table:table-cell office:value-type="float" office:value="-33.0471000671387">
            <text:p>-33.0471001</text:p>
          </table:table-cell>
          <table:table-cell office:value-type="float" office:value="7.19657516479492">
            <text:p>7.196575165</text:p>
          </table:table-cell>
          <table:table-cell office:value-type="float" office:value="-33.0471000671387">
            <text:p>-33.0471001</text:p>
          </table:table-cell>
          <table:table-cell office:value-type="float" office:value="7.19657516479492">
            <text:p>7.196575165</text:p>
          </table:table-cell>
          <table:table-cell office:value-type="float" office:value="-27.549204089999">
            <text:p>-27.549204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699010297528e+17">
            <text:p>2.48E+17</text:p>
          </table:table-cell>
          <table:table-cell office:value-type="float" office:value="-60.2000007629395">
            <text:p>-60.2000008</text:p>
          </table:table-cell>
          <table:table-cell office:value-type="float" office:value="13.8642425537109">
            <text:p>13.86424255</text:p>
          </table:table-cell>
          <table:table-cell office:value-type="float" office:value="-33.7667999267578">
            <text:p>-33.7667999</text:p>
          </table:table-cell>
          <table:table-cell office:value-type="float" office:value="7.3454155921936">
            <text:p>7.345415592</text:p>
          </table:table-cell>
          <table:table-cell office:value-type="float" office:value="-33.7667999267578">
            <text:p>-33.7667999</text:p>
          </table:table-cell>
          <table:table-cell office:value-type="float" office:value="7.3454155921936">
            <text:p>7.345415592</text:p>
          </table:table-cell>
          <table:table-cell office:value-type="float" office:value="-27.2251576928421">
            <text:p>-27.225157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699010297528e+17">
            <text:p>2.48E+17</text:p>
          </table:table-cell>
          <table:table-cell office:value-type="float" office:value="-69.8000030517578">
            <text:p>-69.8000031</text:p>
          </table:table-cell>
          <table:table-cell office:value-type="float" office:value="16.065746307373">
            <text:p>16.06574631</text:p>
          </table:table-cell>
          <table:table-cell office:value-type="float" office:value="-60.2000007629395">
            <text:p>-60.2000008</text:p>
          </table:table-cell>
          <table:table-cell office:value-type="float" office:value="12.7938241958618">
            <text:p>12.7938242</text:p>
          </table:table-cell>
          <table:table-cell office:value-type="float" office:value="-60.2000007629395">
            <text:p>-60.2000008</text:p>
          </table:table-cell>
          <table:table-cell office:value-type="float" office:value="12.7938241958618">
            <text:p>12.7938242</text:p>
          </table:table-cell>
          <table:table-cell office:value-type="float" office:value="-10.1422639607296">
            <text:p>-10.14226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699010297528e+17">
            <text:p>2.48E+17</text:p>
          </table:table-cell>
          <table:table-cell office:value-type="float" office:value="-70.1999969482422">
            <text:p>-70.1999969</text:p>
          </table:table-cell>
          <table:table-cell office:value-type="float" office:value="16.1577014923096">
            <text:p>16.15770149</text:p>
          </table:table-cell>
          <table:table-cell office:value-type="float" office:value="-70.1999969482422">
            <text:p>-70.1999969</text:p>
          </table:table-cell>
          <table:table-cell office:value-type="float" office:value="14.8622741699219">
            <text:p>14.86227417</text:p>
          </table:table-cell>
          <table:table-cell office:value-type="float" office:value="-70.1999969482422">
            <text:p>-70.1999969</text:p>
          </table:table-cell>
          <table:table-cell office:value-type="float" office:value="14.8622741699219">
            <text:p>14.86227417</text:p>
          </table:table-cell>
          <table:table-cell office:value-type="float" office:value="-1.2954273223877">
            <text:p>-1.2954273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699010297528e+17">
            <text:p>2.48E+17</text:p>
          </table:table-cell>
          <table:table-cell office:value-type="float" office:value="-121.849998474121">
            <text:p>-121.849998</text:p>
          </table:table-cell>
          <table:table-cell office:value-type="float" office:value="28.048168182373">
            <text:p>28.04816818</text:p>
          </table:table-cell>
          <table:table-cell office:value-type="float" office:value="-82.1999969482422">
            <text:p>-82.1999969</text:p>
          </table:table-cell>
          <table:table-cell office:value-type="float" office:value="17.3573913574219">
            <text:p>17.35739136</text:p>
          </table:table-cell>
          <table:table-cell office:value-type="float" office:value="-82.1999969482422">
            <text:p>-82.1999969</text:p>
          </table:table-cell>
          <table:table-cell office:value-type="float" office:value="17.3573913574219">
            <text:p>17.35739136</text:p>
          </table:table-cell>
          <table:table-cell office:value-type="float" office:value="-41.0659875094112">
            <text:p>-41.06598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47699010297528e+17">
            <text:p>2.48E+17</text:p>
          </table:table-cell>
          <table:table-cell office:value-type="float" office:value="-149.850006103516">
            <text:p>-149.850006</text:p>
          </table:table-cell>
          <table:table-cell office:value-type="float" office:value="34.4262504577637">
            <text:p>34.42625046</text:p>
          </table:table-cell>
          <table:table-cell office:value-type="float" office:value="-121.550003051758">
            <text:p>-121.550003</text:p>
          </table:table-cell>
          <table:table-cell office:value-type="float" office:value="25.3416481018066">
            <text:p>25.3416481</text:p>
          </table:table-cell>
          <table:table-cell office:value-type="float" office:value="-121.550003051758">
            <text:p>-121.550003</text:p>
          </table:table-cell>
          <table:table-cell office:value-type="float" office:value="25.3416481018066">
            <text:p>25.3416481</text:p>
          </table:table-cell>
          <table:table-cell office:value-type="float" office:value="-29.7223850438581">
            <text:p>-29.72238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514904912e+17">
            <text:p>3.47E+17</text:p>
          </table:table-cell>
          <table:table-cell office:value-type="float" office:value="-1.05244994163513">
            <text:p>-1.05244994</text:p>
          </table:table-cell>
          <table:table-cell office:value-type="float" office:value="3.19532227516174">
            <text:p>3.195322275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514904912e+17">
            <text:p>3.47E+17</text:p>
          </table:table-cell>
          <table:table-cell office:value-type="float" office:value="-2.17259001731873">
            <text:p>-2.17259002</text:p>
          </table:table-cell>
          <table:table-cell office:value-type="float" office:value="7.20535039901733">
            <text:p>7.20535039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514904912e+17">
            <text:p>3.47E+17</text:p>
          </table:table-cell>
          <table:table-cell office:value-type="float" office:value="-3.41352009773254">
            <text:p>-3.4135201</text:p>
          </table:table-cell>
          <table:table-cell office:value-type="float" office:value="11.6864728927612">
            <text:p>11.68647289</text:p>
          </table:table-cell>
          <table:table-cell office:value-type="float" office:value="-3.41352009773254">
            <text:p>-3.4135201</text:p>
          </table:table-cell>
          <table:table-cell office:value-type="float" office:value="11.6864728927612">
            <text:p>11.68647289</text:p>
          </table:table-cell>
          <table:table-cell office:value-type="float" office:value="-3.41352009773254">
            <text:p>-3.4135201</text:p>
          </table:table-cell>
          <table:table-cell office:value-type="float" office:value="11.6864728927612">
            <text:p>11.68647289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514904912e+17">
            <text:p>3.47E+17</text:p>
          </table:table-cell>
          <table:table-cell office:value-type="float" office:value="-4.93955993652344">
            <text:p>-4.93955994</text:p>
          </table:table-cell>
          <table:table-cell office:value-type="float" office:value="17.2159519195557">
            <text:p>17.21595192</text:p>
          </table:table-cell>
          <table:table-cell office:value-type="float" office:value="-4.93955993652344">
            <text:p>-4.93955994</text:p>
          </table:table-cell>
          <table:table-cell office:value-type="float" office:value="17.2159519195557">
            <text:p>17.21595192</text:p>
          </table:table-cell>
          <table:table-cell office:value-type="float" office:value="-4.93955993652344">
            <text:p>-4.93955994</text:p>
          </table:table-cell>
          <table:table-cell office:value-type="float" office:value="17.2159519195557">
            <text:p>17.21595192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514904912e+17">
            <text:p>3.47E+17</text:p>
          </table:table-cell>
          <table:table-cell office:value-type="float" office:value="-7.35999965667725">
            <text:p>-7.35999966</text:p>
          </table:table-cell>
          <table:table-cell office:value-type="float" office:value="25.7780666351318">
            <text:p>25.77806664</text:p>
          </table:table-cell>
          <table:table-cell office:value-type="float" office:value="-7.35999965667725">
            <text:p>-7.35999966</text:p>
          </table:table-cell>
          <table:table-cell office:value-type="float" office:value="25.9570465087891">
            <text:p>25.95704651</text:p>
          </table:table-cell>
          <table:table-cell office:value-type="float" office:value="-7.35999965667725">
            <text:p>-7.35999966</text:p>
          </table:table-cell>
          <table:table-cell office:value-type="float" office:value="25.9570465087891">
            <text:p>25.95704651</text:p>
          </table:table-cell>
          <table:table-cell office:value-type="float" office:value="-0.178979873657227">
            <text:p>-0.1789798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514904912e+17">
            <text:p>3.47E+17</text:p>
          </table:table-cell>
          <table:table-cell office:value-type="float" office:value="-10.1999998092651">
            <text:p>-10.1999998</text:p>
          </table:table-cell>
          <table:table-cell office:value-type="float" office:value="35.9202194213867">
            <text:p>35.92021942</text:p>
          </table:table-cell>
          <table:table-cell office:value-type="float" office:value="-10">
            <text:p>-10</text:p>
          </table:table-cell>
          <table:table-cell office:value-type="float" office:value="35.593936920166">
            <text:p>35.59393692</text:p>
          </table:table-cell>
          <table:table-cell office:value-type="float" office:value="-10">
            <text:p>-10</text:p>
          </table:table-cell>
          <table:table-cell office:value-type="float" office:value="35.593936920166">
            <text:p>35.59393692</text:p>
          </table:table-cell>
          <table:table-cell office:value-type="float" office:value="-0.382701181483582">
            <text:p>-0.3827011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514904912e+17">
            <text:p>3.47E+17</text:p>
          </table:table-cell>
          <table:table-cell office:value-type="float" office:value="-14.0799999237061">
            <text:p>-14.0799999</text:p>
          </table:table-cell>
          <table:table-cell office:value-type="float" office:value="50.0721817016602">
            <text:p>50.0721817</text:p>
          </table:table-cell>
          <table:table-cell office:value-type="float" office:value="-10.1199998855591">
            <text:p>-10.1199999</text:p>
          </table:table-cell>
          <table:table-cell office:value-type="float" office:value="36.2169799804688">
            <text:p>36.21697998</text:p>
          </table:table-cell>
          <table:table-cell office:value-type="float" office:value="-10.1199998855591">
            <text:p>-10.1199999</text:p>
          </table:table-cell>
          <table:table-cell office:value-type="float" office:value="36.2169799804688">
            <text:p>36.21697998</text:p>
          </table:table-cell>
          <table:table-cell office:value-type="float" office:value="-14.4100039915688">
            <text:p>-14.41000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514904912e+17">
            <text:p>3.47E+17</text:p>
          </table:table-cell>
          <table:table-cell office:value-type="float" office:value="-18.6199989318848">
            <text:p>-18.6199989</text:p>
          </table:table-cell>
          <table:table-cell office:value-type="float" office:value="66.071044921875">
            <text:p>66.07104492</text:p>
          </table:table-cell>
          <table:table-cell office:value-type="float" office:value="-12.8800001144409">
            <text:p>-12.8800001</text:p>
          </table:table-cell>
          <table:table-cell office:value-type="float" office:value="50.209228515625">
            <text:p>50.20922852</text:p>
          </table:table-cell>
          <table:table-cell office:value-type="float" office:value="-12.8800001144409">
            <text:p>-12.8800001</text:p>
          </table:table-cell>
          <table:table-cell office:value-type="float" office:value="50.209228515625">
            <text:p>50.20922852</text:p>
          </table:table-cell>
          <table:table-cell office:value-type="float" office:value="-16.868455949785">
            <text:p>-16.868455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46777514904912e+17">
            <text:p>3.47E+17</text:p>
          </table:table-cell>
          <table:table-cell office:value-type="float" office:value="-23.2999992370605">
            <text:p>-23.2999992</text:p>
          </table:table-cell>
          <table:table-cell office:value-type="float" office:value="82.1730270385742">
            <text:p>82.17302704</text:p>
          </table:table-cell>
          <table:table-cell office:value-type="float" office:value="-16.3400001525879">
            <text:p>-16.3400002</text:p>
          </table:table-cell>
          <table:table-cell office:value-type="float" office:value="66.4240951538086">
            <text:p>66.42409515</text:p>
          </table:table-cell>
          <table:table-cell office:value-type="float" office:value="-16.3400001525879">
            <text:p>-16.3400002</text:p>
          </table:table-cell>
          <table:table-cell office:value-type="float" office:value="66.4240951538086">
            <text:p>66.42409515</text:p>
          </table:table-cell>
          <table:table-cell office:value-type="float" office:value="-17.2183170712717">
            <text:p>-17.218317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4206445765e+17">
            <text:p>3.33E+17</text:p>
          </table:table-cell>
          <table:table-cell office:value-type="float" office:value="59.75">
            <text:p>59.75</text:p>
          </table:table-cell>
          <table:table-cell office:value-type="float" office:value="3.39458966255188">
            <text:p>3.39458966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4206445765e+17">
            <text:p>3.33E+17</text:p>
          </table:table-cell>
          <table:table-cell office:value-type="float" office:value="59.7999992370605">
            <text:p>59.79999924</text:p>
          </table:table-cell>
          <table:table-cell office:value-type="float" office:value="3.39761114120483">
            <text:p>3.39761114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4206445765e+17">
            <text:p>3.33E+17</text:p>
          </table:table-cell>
          <table:table-cell office:value-type="float" office:value="60.25">
            <text:p>60.25</text:p>
          </table:table-cell>
          <table:table-cell office:value-type="float" office:value="3.4247989654541">
            <text:p>3.424798965</text:p>
          </table:table-cell>
          <table:table-cell office:value-type="float" office:value="60.25">
            <text:p>60.25</text:p>
          </table:table-cell>
          <table:table-cell office:value-type="float" office:value="3.4247989654541">
            <text:p>3.424798965</text:p>
          </table:table-cell>
          <table:table-cell office:value-type="float" office:value="60.25">
            <text:p>60.25</text:p>
          </table:table-cell>
          <table:table-cell office:value-type="float" office:value="3.4247989654541">
            <text:p>3.42479896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4206445765e+17">
            <text:p>3.33E+17</text:p>
          </table:table-cell>
          <table:table-cell office:value-type="float" office:value="69.75">
            <text:p>69.75</text:p>
          </table:table-cell>
          <table:table-cell office:value-type="float" office:value="3.97052836418152">
            <text:p>3.970528364</text:p>
          </table:table-cell>
          <table:table-cell office:value-type="float" office:value="70.25">
            <text:p>70.25</text:p>
          </table:table-cell>
          <table:table-cell office:value-type="float" office:value="4.03238916397095">
            <text:p>4.032389164</text:p>
          </table:table-cell>
          <table:table-cell office:value-type="float" office:value="70.25">
            <text:p>70.25</text:p>
          </table:table-cell>
          <table:table-cell office:value-type="float" office:value="4.03238916397095">
            <text:p>4.032389164</text:p>
          </table:table-cell>
          <table:table-cell office:value-type="float" office:value="-0.503812225487421">
            <text:p>-0.5038122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4206445765e+17">
            <text:p>3.33E+17</text:p>
          </table:table-cell>
          <table:table-cell office:value-type="float" office:value="69.8000030517578">
            <text:p>69.80000305</text:p>
          </table:table-cell>
          <table:table-cell office:value-type="float" office:value="3.97281384468079">
            <text:p>3.972813845</text:p>
          </table:table-cell>
          <table:table-cell office:value-type="float" office:value="81.8000030517578">
            <text:p>81.80000305</text:p>
          </table:table-cell>
          <table:table-cell office:value-type="float" office:value="4.72830963134766">
            <text:p>4.728309631</text:p>
          </table:table-cell>
          <table:table-cell office:value-type="float" office:value="81.8000030517578">
            <text:p>81.80000305</text:p>
          </table:table-cell>
          <table:table-cell office:value-type="float" office:value="4.72830963134766">
            <text:p>4.728309631</text:p>
          </table:table-cell>
          <table:table-cell office:value-type="float" office:value="-12.0237587252769">
            <text:p>-12.023758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4206445765e+17">
            <text:p>3.33E+17</text:p>
          </table:table-cell>
          <table:table-cell office:value-type="float" office:value="70.25">
            <text:p>70.25</text:p>
          </table:table-cell>
          <table:table-cell office:value-type="float" office:value="3.9985032081604">
            <text:p>3.998503208</text:p>
          </table:table-cell>
          <table:table-cell office:value-type="float" office:value="82.1999969482422">
            <text:p>82.19999695</text:p>
          </table:table-cell>
          <table:table-cell office:value-type="float" office:value="4.7521390914917">
            <text:p>4.752139091</text:p>
          </table:table-cell>
          <table:table-cell office:value-type="float" office:value="82.1999969482422">
            <text:p>82.19999695</text:p>
          </table:table-cell>
          <table:table-cell office:value-type="float" office:value="4.7521390914917">
            <text:p>4.752139091</text:p>
          </table:table-cell>
          <table:table-cell office:value-type="float" office:value="-11.9737376832651">
            <text:p>-11.973737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4206445765e+17">
            <text:p>3.33E+17</text:p>
          </table:table-cell>
          <table:table-cell office:value-type="float" office:value="81.75">
            <text:p>81.75</text:p>
          </table:table-cell>
          <table:table-cell office:value-type="float" office:value="4.65439701080322">
            <text:p>4.654397011</text:p>
          </table:table-cell>
          <table:table-cell office:value-type="float" office:value="95.8000030517578">
            <text:p>95.80000305</text:p>
          </table:table-cell>
          <table:table-cell office:value-type="float" office:value="5.56048440933228">
            <text:p>5.560484409</text:p>
          </table:table-cell>
          <table:table-cell office:value-type="float" office:value="95.8000030517578">
            <text:p>95.80000305</text:p>
          </table:table-cell>
          <table:table-cell office:value-type="float" office:value="5.56048440933228">
            <text:p>5.560484409</text:p>
          </table:table-cell>
          <table:table-cell office:value-type="float" office:value="-14.0791896119122">
            <text:p>-14.079189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4206445765e+17">
            <text:p>3.33E+17</text:p>
          </table:table-cell>
          <table:table-cell office:value-type="float" office:value="81.8000030517578">
            <text:p>81.80000305</text:p>
          </table:table-cell>
          <table:table-cell office:value-type="float" office:value="4.65639066696167">
            <text:p>4.656390667</text:p>
          </table:table-cell>
          <table:table-cell office:value-type="float" office:value="96.1999969482422">
            <text:p>96.19999695</text:p>
          </table:table-cell>
          <table:table-cell office:value-type="float" office:value="5.58205080032349">
            <text:p>5.5820508</text:p>
          </table:table-cell>
          <table:table-cell office:value-type="float" office:value="96.1999969482422">
            <text:p>96.19999695</text:p>
          </table:table-cell>
          <table:table-cell office:value-type="float" office:value="5.58205080032349">
            <text:p>5.5820508</text:p>
          </table:table-cell>
          <table:table-cell office:value-type="float" office:value="-14.4297148586271">
            <text:p>-14.429714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33274206445765e+17">
            <text:p>3.33E+17</text:p>
          </table:table-cell>
          <table:table-cell office:value-type="float" office:value="82.25">
            <text:p>82.25</text:p>
          </table:table-cell>
          <table:table-cell office:value-type="float" office:value="4.68471813201904">
            <text:p>4.684718132</text:p>
          </table:table-cell>
          <table:table-cell office:value-type="float" office:value="109.800003051758">
            <text:p>109.8000031</text:p>
          </table:table-cell>
          <table:table-cell office:value-type="float" office:value="6.31586503982544">
            <text:p>6.31586504</text:p>
          </table:table-cell>
          <table:table-cell office:value-type="float" office:value="109.800003051758">
            <text:p>109.8000031</text:p>
          </table:table-cell>
          <table:table-cell office:value-type="float" office:value="6.31586503982544">
            <text:p>6.31586504</text:p>
          </table:table-cell>
          <table:table-cell office:value-type="float" office:value="-27.5982482847501">
            <text:p>-27.598248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5675323167e+17">
            <text:p>3.20E+17</text:p>
          </table:table-cell>
          <table:table-cell office:value-type="float" office:value="104.860000610352">
            <text:p>104.8600006</text:p>
          </table:table-cell>
          <table:table-cell office:value-type="float" office:value="26.2541160583496">
            <text:p>26.2541160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5675323167e+17">
            <text:p>3.20E+17</text:p>
          </table:table-cell>
          <table:table-cell office:value-type="float" office:value="121.849998474121">
            <text:p>121.8499985</text:p>
          </table:table-cell>
          <table:table-cell office:value-type="float" office:value="32.1203651428223">
            <text:p>32.1203651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5675323167e+17">
            <text:p>3.20E+17</text:p>
          </table:table-cell>
          <table:table-cell office:value-type="float" office:value="150.449996948242">
            <text:p>150.4499969</text:p>
          </table:table-cell>
          <table:table-cell office:value-type="float" office:value="41.9000282287598">
            <text:p>41.90002823</text:p>
          </table:table-cell>
          <table:table-cell office:value-type="float" office:value="150.449996948242">
            <text:p>150.4499969</text:p>
          </table:table-cell>
          <table:table-cell office:value-type="float" office:value="41.9000282287598">
            <text:p>41.90002823</text:p>
          </table:table-cell>
          <table:table-cell office:value-type="float" office:value="150.449996948242">
            <text:p>150.4499969</text:p>
          </table:table-cell>
          <table:table-cell office:value-type="float" office:value="41.9000282287598">
            <text:p>41.9000282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5675323167e+17">
            <text:p>3.20E+17</text:p>
          </table:table-cell>
          <table:table-cell office:value-type="float" office:value="180.449996948242">
            <text:p>180.4499969</text:p>
          </table:table-cell>
          <table:table-cell office:value-type="float" office:value="52.1656112670898">
            <text:p>52.16561127</text:p>
          </table:table-cell>
          <table:table-cell office:value-type="float" office:value="180.449996948242">
            <text:p>180.4499969</text:p>
          </table:table-cell>
          <table:table-cell office:value-type="float" office:value="52.1656112670898">
            <text:p>52.16561127</text:p>
          </table:table-cell>
          <table:table-cell office:value-type="float" office:value="180.449996948242">
            <text:p>180.4499969</text:p>
          </table:table-cell>
          <table:table-cell office:value-type="float" office:value="52.1656112670898">
            <text:p>52.1656112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5675323167e+17">
            <text:p>3.20E+17</text:p>
          </table:table-cell>
          <table:table-cell office:value-type="float" office:value="214.550003051758">
            <text:p>214.5500031</text:p>
          </table:table-cell>
          <table:table-cell office:value-type="float" office:value="63.769458770752">
            <text:p>63.76945877</text:p>
          </table:table-cell>
          <table:table-cell office:value-type="float" office:value="254.75">
            <text:p>254.75</text:p>
          </table:table-cell>
          <table:table-cell office:value-type="float" office:value="77.6017913818359">
            <text:p>77.60179138</text:p>
          </table:table-cell>
          <table:table-cell office:value-type="float" office:value="254.75">
            <text:p>254.75</text:p>
          </table:table-cell>
          <table:table-cell office:value-type="float" office:value="77.6017913818359">
            <text:p>77.60179138</text:p>
          </table:table-cell>
          <table:table-cell office:value-type="float" office:value="-42.5132118299987">
            <text:p>-42.513211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19765675323167e+17">
            <text:p>3.20E+17</text:p>
          </table:table-cell>
          <table:table-cell office:value-type="float" office:value="254.75">
            <text:p>254.75</text:p>
          </table:table-cell>
          <table:table-cell office:value-type="float" office:value="77.6017913818359">
            <text:p>77.60179138</text:p>
          </table:table-cell>
          <table:table-cell office:value-type="float" office:value="295.25">
            <text:p>295.25</text:p>
          </table:table-cell>
          <table:table-cell office:value-type="float" office:value="91.2229614257813">
            <text:p>91.22296143</text:p>
          </table:table-cell>
          <table:table-cell office:value-type="float" office:value="295.25">
            <text:p>295.25</text:p>
          </table:table-cell>
          <table:table-cell office:value-type="float" office:value="91.2229614257813">
            <text:p>91.22296143</text:p>
          </table:table-cell>
          <table:table-cell office:value-type="float" office:value="-3">
            <text:p>-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17017287148e+17">
            <text:p>1.40E+17</text:p>
          </table:table-cell>
          <table:table-cell office:value-type="float" office:value="-4.3604097366333">
            <text:p>-4.36040974</text:p>
          </table:table-cell>
          <table:table-cell office:value-type="float" office:value="3.19379377365112">
            <text:p>3.19379377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17017287148e+17">
            <text:p>1.40E+17</text:p>
          </table:table-cell>
          <table:table-cell office:value-type="float" office:value="-9.83046054840088">
            <text:p>-9.83046055</text:p>
          </table:table-cell>
          <table:table-cell office:value-type="float" office:value="7.16092395782471">
            <text:p>7.160923958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17017287148e+17">
            <text:p>1.40E+17</text:p>
          </table:table-cell>
          <table:table-cell office:value-type="float" office:value="-15.8955993652344">
            <text:p>-15.8955994</text:p>
          </table:table-cell>
          <table:table-cell office:value-type="float" office:value="11.5545444488525">
            <text:p>11.55454445</text:p>
          </table:table-cell>
          <table:table-cell office:value-type="float" office:value="-15.8955993652344">
            <text:p>-15.8955994</text:p>
          </table:table-cell>
          <table:table-cell office:value-type="float" office:value="11.5545444488525">
            <text:p>11.55454445</text:p>
          </table:table-cell>
          <table:table-cell office:value-type="float" office:value="-15.8955993652344">
            <text:p>-15.8955994</text:p>
          </table:table-cell>
          <table:table-cell office:value-type="float" office:value="11.5545444488525">
            <text:p>11.5545444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17017287148e+17">
            <text:p>1.40E+17</text:p>
          </table:table-cell>
          <table:table-cell office:value-type="float" office:value="-16.1870002746582">
            <text:p>-16.1870003</text:p>
          </table:table-cell>
          <table:table-cell office:value-type="float" office:value="11.7652044296265">
            <text:p>11.76520443</text:p>
          </table:table-cell>
          <table:table-cell office:value-type="float" office:value="-16.1870002746582">
            <text:p>-16.1870003</text:p>
          </table:table-cell>
          <table:table-cell office:value-type="float" office:value="11.7652044296265">
            <text:p>11.76520443</text:p>
          </table:table-cell>
          <table:table-cell office:value-type="float" office:value="-16.1870002746582">
            <text:p>-16.1870003</text:p>
          </table:table-cell>
          <table:table-cell office:value-type="float" office:value="11.7652044296265">
            <text:p>11.7652044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17017287148e+17">
            <text:p>1.40E+17</text:p>
          </table:table-cell>
          <table:table-cell office:value-type="float" office:value="-23.6333999633789">
            <text:p>-23.6334</text:p>
          </table:table-cell>
          <table:table-cell office:value-type="float" office:value="17.1417045593262">
            <text:p>17.14170456</text:p>
          </table:table-cell>
          <table:table-cell office:value-type="float" office:value="-23.6333999633789">
            <text:p>-23.6334</text:p>
          </table:table-cell>
          <table:table-cell office:value-type="float" office:value="17.1417045593262">
            <text:p>17.14170456</text:p>
          </table:table-cell>
          <table:table-cell office:value-type="float" office:value="-23.6333999633789">
            <text:p>-23.6334</text:p>
          </table:table-cell>
          <table:table-cell office:value-type="float" office:value="17.1417045593262">
            <text:p>17.14170456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17017287148e+17">
            <text:p>1.40E+17</text:p>
          </table:table-cell>
          <table:table-cell office:value-type="float" office:value="-35.7600021362305">
            <text:p>-35.7600021</text:p>
          </table:table-cell>
          <table:table-cell office:value-type="float" office:value="25.8909244537354">
            <text:p>25.89092445</text:p>
          </table:table-cell>
          <table:table-cell office:value-type="float" office:value="-35.7600021362305">
            <text:p>-35.7600021</text:p>
          </table:table-cell>
          <table:table-cell office:value-type="float" office:value="25.8909244537354">
            <text:p>25.89092445</text:p>
          </table:table-cell>
          <table:table-cell office:value-type="float" office:value="-35.7600021362305">
            <text:p>-35.7600021</text:p>
          </table:table-cell>
          <table:table-cell office:value-type="float" office:value="25.8909244537354">
            <text:p>25.8909244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17017287148e+17">
            <text:p>1.40E+17</text:p>
          </table:table-cell>
          <table:table-cell office:value-type="float" office:value="-36.1800003051758">
            <text:p>-36.1800003</text:p>
          </table:table-cell>
          <table:table-cell office:value-type="float" office:value="26.1866359710693">
            <text:p>26.18663597</text:p>
          </table:table-cell>
          <table:table-cell office:value-type="float" office:value="-36.1800003051758">
            <text:p>-36.1800003</text:p>
          </table:table-cell>
          <table:table-cell office:value-type="float" office:value="26.1866359710693">
            <text:p>26.18663597</text:p>
          </table:table-cell>
          <table:table-cell office:value-type="float" office:value="-36.1800003051758">
            <text:p>-36.1800003</text:p>
          </table:table-cell>
          <table:table-cell office:value-type="float" office:value="26.1866359710693">
            <text:p>26.1866359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17017287148e+17">
            <text:p>1.40E+17</text:p>
          </table:table-cell>
          <table:table-cell office:value-type="float" office:value="-50">
            <text:p>-50</text:p>
          </table:table-cell>
          <table:table-cell office:value-type="float" office:value="36.10400390625">
            <text:p>36.10400391</text:p>
          </table:table-cell>
          <table:table-cell office:value-type="float" office:value="-50">
            <text:p>-50</text:p>
          </table:table-cell>
          <table:table-cell office:value-type="float" office:value="36.10400390625">
            <text:p>36.10400391</text:p>
          </table:table-cell>
          <table:table-cell office:value-type="float" office:value="-50">
            <text:p>-50</text:p>
          </table:table-cell>
          <table:table-cell office:value-type="float" office:value="36.10400390625">
            <text:p>36.1040039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39617017287148e+17">
            <text:p>1.40E+17</text:p>
          </table:table-cell>
          <table:table-cell office:value-type="float" office:value="-68.9599990844727">
            <text:p>-68.9599991</text:p>
          </table:table-cell>
          <table:table-cell office:value-type="float" office:value="49.7077217102051">
            <text:p>49.70772171</text:p>
          </table:table-cell>
          <table:table-cell office:value-type="float" office:value="-68.9599990844727">
            <text:p>-68.9599991</text:p>
          </table:table-cell>
          <table:table-cell office:value-type="float" office:value="49.7077217102051">
            <text:p>49.70772171</text:p>
          </table:table-cell>
          <table:table-cell office:value-type="float" office:value="-68.9599990844727">
            <text:p>-68.9599991</text:p>
          </table:table-cell>
          <table:table-cell office:value-type="float" office:value="49.7077217102051">
            <text:p>49.70772171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07166888529101e+17">
            <text:p>2.07E+17</text:p>
          </table:table-cell>
          <table:table-cell office:value-type="float" office:value="59.75">
            <text:p>59.75</text:p>
          </table:table-cell>
          <table:table-cell office:value-type="float" office:value="4.38496494293213">
            <text:p>4.38496494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07166888529101e+17">
            <text:p>2.07E+17</text:p>
          </table:table-cell>
          <table:table-cell office:value-type="float" office:value="60.25">
            <text:p>60.25</text:p>
          </table:table-cell>
          <table:table-cell office:value-type="float" office:value="4.42413806915283">
            <text:p>4.42413806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07166888529101e+17">
            <text:p>2.07E+17</text:p>
          </table:table-cell>
          <table:table-cell office:value-type="float" office:value="69.75">
            <text:p>69.75</text:p>
          </table:table-cell>
          <table:table-cell office:value-type="float" office:value="5.13015604019165">
            <text:p>5.13015604</text:p>
          </table:table-cell>
          <table:table-cell office:value-type="float" office:value="69.75">
            <text:p>69.75</text:p>
          </table:table-cell>
          <table:table-cell office:value-type="float" office:value="5.16846895217896">
            <text:p>5.168468952</text:p>
          </table:table-cell>
          <table:table-cell office:value-type="float" office:value="69.75">
            <text:p>69.75</text:p>
          </table:table-cell>
          <table:table-cell office:value-type="float" office:value="5.16846895217896">
            <text:p>5.168468952</text:p>
          </table:table-cell>
          <table:table-cell office:value-type="float" office:value="-0.0383129119873047">
            <text:p>-0.0383129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07166888529101e+17">
            <text:p>2.07E+17</text:p>
          </table:table-cell>
          <table:table-cell office:value-type="float" office:value="70.25">
            <text:p>70.25</text:p>
          </table:table-cell>
          <table:table-cell office:value-type="float" office:value="5.16600847244263">
            <text:p>5.166008472</text:p>
          </table:table-cell>
          <table:table-cell office:value-type="float" office:value="82.25">
            <text:p>82.25</text:p>
          </table:table-cell>
          <table:table-cell office:value-type="float" office:value="6.14745998382568">
            <text:p>6.147459984</text:p>
          </table:table-cell>
          <table:table-cell office:value-type="float" office:value="82.25">
            <text:p>82.25</text:p>
          </table:table-cell>
          <table:table-cell office:value-type="float" office:value="6.14745998382568">
            <text:p>6.147459984</text:p>
          </table:table-cell>
          <table:table-cell office:value-type="float" office:value="-12.0400683996893">
            <text:p>-12.040068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07166888529101e+17">
            <text:p>2.07E+17</text:p>
          </table:table-cell>
          <table:table-cell office:value-type="float" office:value="81.75">
            <text:p>81.75</text:p>
          </table:table-cell>
          <table:table-cell office:value-type="float" office:value="6.02565670013428">
            <text:p>6.0256567</text:p>
          </table:table-cell>
          <table:table-cell office:value-type="float" office:value="95.8000030517578">
            <text:p>95.80000305</text:p>
          </table:table-cell>
          <table:table-cell office:value-type="float" office:value="7.25200891494751">
            <text:p>7.252008915</text:p>
          </table:table-cell>
          <table:table-cell office:value-type="float" office:value="95.8000030517578">
            <text:p>95.80000305</text:p>
          </table:table-cell>
          <table:table-cell office:value-type="float" office:value="7.25200891494751">
            <text:p>7.252008915</text:p>
          </table:table-cell>
          <table:table-cell office:value-type="float" office:value="-14.10342247503">
            <text:p>-14.103422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07166888529101e+17">
            <text:p>2.07E+17</text:p>
          </table:table-cell>
          <table:table-cell office:value-type="float" office:value="82.25">
            <text:p>82.25</text:p>
          </table:table-cell>
          <table:table-cell office:value-type="float" office:value="6.06368541717529">
            <text:p>6.063685417</text:p>
          </table:table-cell>
          <table:table-cell office:value-type="float" office:value="96.25">
            <text:p>96.25</text:p>
          </table:table-cell>
          <table:table-cell office:value-type="float" office:value="7.28817272186279">
            <text:p>7.288172722</text:p>
          </table:table-cell>
          <table:table-cell office:value-type="float" office:value="96.25">
            <text:p>96.25</text:p>
          </table:table-cell>
          <table:table-cell office:value-type="float" office:value="7.28817272186279">
            <text:p>7.288172722</text:p>
          </table:table-cell>
          <table:table-cell office:value-type="float" office:value="-14.0534468782339">
            <text:p>-14.053446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07166888529101e+17">
            <text:p>2.07E+17</text:p>
          </table:table-cell>
          <table:table-cell office:value-type="float" office:value="95.75">
            <text:p>95.75</text:p>
          </table:table-cell>
          <table:table-cell office:value-type="float" office:value="7.0696005821228">
            <text:p>7.069600582</text:p>
          </table:table-cell>
          <table:table-cell office:value-type="float" office:value="109.75">
            <text:p>109.75</text:p>
          </table:table-cell>
          <table:table-cell office:value-type="float" office:value="8.4096622467041">
            <text:p>8.409662247</text:p>
          </table:table-cell>
          <table:table-cell office:value-type="float" office:value="109.75">
            <text:p>109.75</text:p>
          </table:table-cell>
          <table:table-cell office:value-type="float" office:value="8.4096622467041">
            <text:p>8.409662247</text:p>
          </table:table-cell>
          <table:table-cell office:value-type="float" office:value="-14.0639882417784">
            <text:p>-14.063988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2.07166888529101e+17">
            <text:p>2.07E+17</text:p>
          </table:table-cell>
          <table:table-cell office:value-type="float" office:value="109.75">
            <text:p>109.75</text:p>
          </table:table-cell>
          <table:table-cell office:value-type="float" office:value="8.1115608215332">
            <text:p>8.111560822</text:p>
          </table:table-cell>
          <table:table-cell office:value-type="float" office:value="129.75">
            <text:p>129.75</text:p>
          </table:table-cell>
          <table:table-cell office:value-type="float" office:value="10.0652256011963">
            <text:p>10.0652256</text:p>
          </table:table-cell>
          <table:table-cell office:value-type="float" office:value="129.75">
            <text:p>129.75</text:p>
          </table:table-cell>
          <table:table-cell office:value-type="float" office:value="10.0652256011963">
            <text:p>10.0652256</text:p>
          </table:table-cell>
          <table:table-cell office:value-type="float" office:value="-20.0951936062158">
            <text:p>-20.095193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5811647537e+17">
            <text:p>4.82E+17</text:p>
          </table:table-cell>
          <table:table-cell office:value-type="float" office:value="-29.0340003967285">
            <text:p>-29.0340004</text:p>
          </table:table-cell>
          <table:table-cell office:value-type="float" office:value="3.21415972709656">
            <text:p>3.21415972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5811647537e+17">
            <text:p>4.82E+17</text:p>
          </table:table-cell>
          <table:table-cell office:value-type="float" office:value="-30.003101348877">
            <text:p>-30.0031013</text:p>
          </table:table-cell>
          <table:table-cell office:value-type="float" office:value="3.32089614868164">
            <text:p>3.32089614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5811647537e+17">
            <text:p>4.82E+17</text:p>
          </table:table-cell>
          <table:table-cell office:value-type="float" office:value="-59.7999992370605">
            <text:p>-59.7999992</text:p>
          </table:table-cell>
          <table:table-cell office:value-type="float" office:value="6.59068965911865">
            <text:p>6.590689659</text:p>
          </table:table-cell>
          <table:table-cell office:value-type="float" office:value="-60.2000007629395">
            <text:p>-60.2000008</text:p>
          </table:table-cell>
          <table:table-cell office:value-type="float" office:value="6.63578033447266">
            <text:p>6.635780334</text:p>
          </table:table-cell>
          <table:table-cell office:value-type="float" office:value="-60.2000007629395">
            <text:p>-60.2000008</text:p>
          </table:table-cell>
          <table:table-cell office:value-type="float" office:value="6.63578033447266">
            <text:p>6.635780334</text:p>
          </table:table-cell>
          <table:table-cell office:value-type="float" office:value="-0.402534954642865">
            <text:p>-0.4025349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5811647537e+17">
            <text:p>4.82E+17</text:p>
          </table:table-cell>
          <table:table-cell office:value-type="float" office:value="-60.2000007629395">
            <text:p>-60.2000008</text:p>
          </table:table-cell>
          <table:table-cell office:value-type="float" office:value="6.63578033447266">
            <text:p>6.635780334</text:p>
          </table:table-cell>
          <table:table-cell office:value-type="float" office:value="-70.25">
            <text:p>-70.25</text:p>
          </table:table-cell>
          <table:table-cell office:value-type="float" office:value="7.73821496963501">
            <text:p>7.73821497</text:p>
          </table:table-cell>
          <table:table-cell office:value-type="float" office:value="-70.25">
            <text:p>-70.25</text:p>
          </table:table-cell>
          <table:table-cell office:value-type="float" office:value="7.73821496963501">
            <text:p>7.73821497</text:p>
          </table:table-cell>
          <table:table-cell office:value-type="float" office:value="-10.1102842091468">
            <text:p>-10.110284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5811647537e+17">
            <text:p>4.82E+17</text:p>
          </table:table-cell>
          <table:table-cell office:value-type="float" office:value="-70.1999969482422">
            <text:p>-70.1999969</text:p>
          </table:table-cell>
          <table:table-cell office:value-type="float" office:value="7.7393479347229">
            <text:p>7.739347935</text:p>
          </table:table-cell>
          <table:table-cell office:value-type="float" office:value="-81.75">
            <text:p>-81.75</text:p>
          </table:table-cell>
          <table:table-cell office:value-type="float" office:value="9.00667858123779">
            <text:p>9.006678581</text:p>
          </table:table-cell>
          <table:table-cell office:value-type="float" office:value="-81.75">
            <text:p>-81.75</text:p>
          </table:table-cell>
          <table:table-cell office:value-type="float" office:value="9.00667858123779">
            <text:p>9.006678581</text:p>
          </table:table-cell>
          <table:table-cell office:value-type="float" office:value="-11.6193243118183">
            <text:p>-11.619324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5811647537e+17">
            <text:p>4.82E+17</text:p>
          </table:table-cell>
          <table:table-cell office:value-type="float" office:value="-82.1999969482422">
            <text:p>-82.1999969</text:p>
          </table:table-cell>
          <table:table-cell office:value-type="float" office:value="9.06569004058838">
            <text:p>9.065690041</text:p>
          </table:table-cell>
          <table:table-cell office:value-type="float" office:value="-82.25">
            <text:p>-82.25</text:p>
          </table:table-cell>
          <table:table-cell office:value-type="float" office:value="9.06410312652588">
            <text:p>9.064103127</text:p>
          </table:table-cell>
          <table:table-cell office:value-type="float" office:value="-82.25">
            <text:p>-82.25</text:p>
          </table:table-cell>
          <table:table-cell office:value-type="float" office:value="9.06410312652588">
            <text:p>9.064103127</text:p>
          </table:table-cell>
          <table:table-cell office:value-type="float" office:value="-0.0500282268458141">
            <text:p>-0.0500282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5811647537e+17">
            <text:p>4.82E+17</text:p>
          </table:table-cell>
          <table:table-cell office:value-type="float" office:value="-95.8000030517578">
            <text:p>-95.8000031</text:p>
          </table:table-cell>
          <table:table-cell office:value-type="float" office:value="10.5477809906006">
            <text:p>10.54778099</text:p>
          </table:table-cell>
          <table:table-cell office:value-type="float" office:value="-96.1999969482422">
            <text:p>-96.1999969</text:p>
          </table:table-cell>
          <table:table-cell office:value-type="float" office:value="10.6535511016846">
            <text:p>10.6535511</text:p>
          </table:table-cell>
          <table:table-cell office:value-type="float" office:value="-96.1999969482422">
            <text:p>-96.1999969</text:p>
          </table:table-cell>
          <table:table-cell office:value-type="float" office:value="10.6535511016846">
            <text:p>10.6535511</text:p>
          </table:table-cell>
          <table:table-cell office:value-type="float" office:value="-0.413741989195527">
            <text:p>-0.4137419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5811647537e+17">
            <text:p>4.82E+17</text:p>
          </table:table-cell>
          <table:table-cell office:value-type="float" office:value="-109.800003051758">
            <text:p>-109.800003</text:p>
          </table:table-cell>
          <table:table-cell office:value-type="float" office:value="12.0583248138428">
            <text:p>12.05832481</text:p>
          </table:table-cell>
          <table:table-cell office:value-type="float" office:value="-110.199996948242">
            <text:p>-110.199997</text:p>
          </table:table-cell>
          <table:table-cell office:value-type="float" office:value="12.324330329895">
            <text:p>12.32433033</text:p>
          </table:table-cell>
          <table:table-cell office:value-type="float" office:value="-110.199996948242">
            <text:p>-110.199997</text:p>
          </table:table-cell>
          <table:table-cell office:value-type="float" office:value="12.324330329895">
            <text:p>12.32433033</text:p>
          </table:table-cell>
          <table:table-cell office:value-type="float" office:value="-0.480368662378152">
            <text:p>-0.4803686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81895811647537e+17">
            <text:p>4.82E+17</text:p>
          </table:table-cell>
          <table:table-cell office:value-type="float" office:value="-129.800003051758">
            <text:p>-129.800003</text:p>
          </table:table-cell>
          <table:table-cell office:value-type="float" office:value="14.2167634963989">
            <text:p>14.2167635</text:p>
          </table:table-cell>
          <table:table-cell office:value-type="float" office:value="-129.800003051758">
            <text:p>-129.800003</text:p>
          </table:table-cell>
          <table:table-cell office:value-type="float" office:value="14.6644916534424">
            <text:p>14.66449165</text:p>
          </table:table-cell>
          <table:table-cell office:value-type="float" office:value="-129.800003051758">
            <text:p>-129.800003</text:p>
          </table:table-cell>
          <table:table-cell office:value-type="float" office:value="14.6644916534424">
            <text:p>14.66449165</text:p>
          </table:table-cell>
          <table:table-cell office:value-type="float" office:value="-0.447728157043457">
            <text:p>-0.4477281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8269112828e+17">
            <text:p>3.83E+17</text:p>
          </table:table-cell>
          <table:table-cell office:value-type="float" office:value="28.4256019592285">
            <text:p>28.42560196</text:p>
          </table:table-cell>
          <table:table-cell office:value-type="float" office:value="3.15396356582642">
            <text:p>3.153963566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8269112828e+17">
            <text:p>3.83E+17</text:p>
          </table:table-cell>
          <table:table-cell office:value-type="float" office:value="29.7787990570068">
            <text:p>29.77879906</text:p>
          </table:table-cell>
          <table:table-cell office:value-type="float" office:value="3.30237889289856">
            <text:p>3.30237889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8269112828e+17">
            <text:p>3.83E+17</text:p>
          </table:table-cell>
          <table:table-cell office:value-type="float" office:value="60.2000007629395">
            <text:p>60.20000076</text:p>
          </table:table-cell>
          <table:table-cell office:value-type="float" office:value="6.62272548675537">
            <text:p>6.622725487</text:p>
          </table:table-cell>
          <table:table-cell office:value-type="float" office:value="60.2000007629395">
            <text:p>60.20000076</text:p>
          </table:table-cell>
          <table:table-cell office:value-type="float" office:value="6.62461614608765">
            <text:p>6.624616146</text:p>
          </table:table-cell>
          <table:table-cell office:value-type="float" office:value="60.2000007629395">
            <text:p>60.20000076</text:p>
          </table:table-cell>
          <table:table-cell office:value-type="float" office:value="6.62461614608765">
            <text:p>6.624616146</text:p>
          </table:table-cell>
          <table:table-cell office:value-type="float" office:value="-0.00189065933227539">
            <text:p>-0.0018906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8269112828e+17">
            <text:p>3.83E+17</text:p>
          </table:table-cell>
          <table:table-cell office:value-type="float" office:value="70.1999969482422">
            <text:p>70.19999695</text:p>
          </table:table-cell>
          <table:table-cell office:value-type="float" office:value="7.71096801757813">
            <text:p>7.710968018</text:p>
          </table:table-cell>
          <table:table-cell office:value-type="float" office:value="70.1999969482422">
            <text:p>70.19999695</text:p>
          </table:table-cell>
          <table:table-cell office:value-type="float" office:value="7.71515512466431">
            <text:p>7.715155125</text:p>
          </table:table-cell>
          <table:table-cell office:value-type="float" office:value="70.1999969482422">
            <text:p>70.19999695</text:p>
          </table:table-cell>
          <table:table-cell office:value-type="float" office:value="7.71515512466431">
            <text:p>7.715155125</text:p>
          </table:table-cell>
          <table:table-cell office:value-type="float" office:value="-0.00418710708618164">
            <text:p>-0.0041871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8269112828e+17">
            <text:p>3.83E+17</text:p>
          </table:table-cell>
          <table:table-cell office:value-type="float" office:value="82.1999969482422">
            <text:p>82.19999695</text:p>
          </table:table-cell>
          <table:table-cell office:value-type="float" office:value="9.01312637329102">
            <text:p>9.013126373</text:p>
          </table:table-cell>
          <table:table-cell office:value-type="float" office:value="82.1999969482422">
            <text:p>82.19999695</text:p>
          </table:table-cell>
          <table:table-cell office:value-type="float" office:value="9.02337074279785">
            <text:p>9.023370743</text:p>
          </table:table-cell>
          <table:table-cell office:value-type="float" office:value="82.1999969482422">
            <text:p>82.19999695</text:p>
          </table:table-cell>
          <table:table-cell office:value-type="float" office:value="9.02337074279785">
            <text:p>9.023370743</text:p>
          </table:table-cell>
          <table:table-cell office:value-type="float" office:value="-0.0102443695068359">
            <text:p>-0.0102443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8269112828e+17">
            <text:p>3.83E+17</text:p>
          </table:table-cell>
          <table:table-cell office:value-type="float" office:value="95.8000030517578">
            <text:p>95.80000305</text:p>
          </table:table-cell>
          <table:table-cell office:value-type="float" office:value="10.4651613235474">
            <text:p>10.46516132</text:p>
          </table:table-cell>
          <table:table-cell office:value-type="float" office:value="96.1999969482422">
            <text:p>96.19999695</text:p>
          </table:table-cell>
          <table:table-cell office:value-type="float" office:value="10.543249130249">
            <text:p>10.54324913</text:p>
          </table:table-cell>
          <table:table-cell office:value-type="float" office:value="96.1999969482422">
            <text:p>96.19999695</text:p>
          </table:table-cell>
          <table:table-cell office:value-type="float" office:value="10.543249130249">
            <text:p>10.54324913</text:p>
          </table:table-cell>
          <table:table-cell office:value-type="float" office:value="-0.407544872106408">
            <text:p>-0.4075448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8269112828e+17">
            <text:p>3.83E+17</text:p>
          </table:table-cell>
          <table:table-cell office:value-type="float" office:value="96.1999969482422">
            <text:p>96.19999695</text:p>
          </table:table-cell>
          <table:table-cell office:value-type="float" office:value="10.5076160430908">
            <text:p>10.50761604</text:p>
          </table:table-cell>
          <table:table-cell office:value-type="float" office:value="109.800003051758">
            <text:p>109.8000031</text:p>
          </table:table-cell>
          <table:table-cell office:value-type="float" office:value="12.0346574783325">
            <text:p>12.03465748</text:p>
          </table:table-cell>
          <table:table-cell office:value-type="float" office:value="109.800003051758">
            <text:p>109.8000031</text:p>
          </table:table-cell>
          <table:table-cell office:value-type="float" office:value="12.0346574783325">
            <text:p>12.03465748</text:p>
          </table:table-cell>
          <table:table-cell office:value-type="float" office:value="-13.6854675316778">
            <text:p>-13.68546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8269112828e+17">
            <text:p>3.83E+17</text:p>
          </table:table-cell>
          <table:table-cell office:value-type="float" office:value="110.199996948242">
            <text:p>110.1999969</text:p>
          </table:table-cell>
          <table:table-cell office:value-type="float" office:value="12.0006084442139">
            <text:p>12.00060844</text:p>
          </table:table-cell>
          <table:table-cell office:value-type="float" office:value="110.199996948242">
            <text:p>110.1999969</text:p>
          </table:table-cell>
          <table:table-cell office:value-type="float" office:value="12.0784025192261">
            <text:p>12.07840252</text:p>
          </table:table-cell>
          <table:table-cell office:value-type="float" office:value="110.199996948242">
            <text:p>110.1999969</text:p>
          </table:table-cell>
          <table:table-cell office:value-type="float" office:value="12.0784025192261">
            <text:p>12.07840252</text:p>
          </table:table-cell>
          <table:table-cell office:value-type="float" office:value="-0.077794075012207">
            <text:p>-0.0777940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3.82818269112828e+17">
            <text:p>3.83E+17</text:p>
          </table:table-cell>
          <table:table-cell office:value-type="float" office:value="130.199996948242">
            <text:p>130.1999969</text:p>
          </table:table-cell>
          <table:table-cell office:value-type="float" office:value="14.1059541702271">
            <text:p>14.10595417</text:p>
          </table:table-cell>
          <table:table-cell office:value-type="float" office:value="130.199996948242">
            <text:p>130.1999969</text:p>
          </table:table-cell>
          <table:table-cell office:value-type="float" office:value="14.2574510574341">
            <text:p>14.25745106</text:p>
          </table:table-cell>
          <table:table-cell office:value-type="float" office:value="130.199996948242">
            <text:p>130.1999969</text:p>
          </table:table-cell>
          <table:table-cell office:value-type="float" office:value="14.2574510574341">
            <text:p>14.25745106</text:p>
          </table:table-cell>
          <table:table-cell office:value-type="float" office:value="-0.151496887207031">
            <text:p>-0.1514968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40425141912e+17">
            <text:p>6.76E+17</text:p>
          </table:table-cell>
          <table:table-cell office:value-type="float" office:value="-59.7999992370605">
            <text:p>-59.7999992</text:p>
          </table:table-cell>
          <table:table-cell office:value-type="float" office:value="5.30898380279541">
            <text:p>5.30898380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40425141912e+17">
            <text:p>6.76E+17</text:p>
          </table:table-cell>
          <table:table-cell office:value-type="float" office:value="-60.2000007629395">
            <text:p>-60.2000008</text:p>
          </table:table-cell>
          <table:table-cell office:value-type="float" office:value="5.34210872650146">
            <text:p>5.34210872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40425141912e+17">
            <text:p>6.76E+17</text:p>
          </table:table-cell>
          <table:table-cell office:value-type="float" office:value="-69.8000030517578">
            <text:p>-69.8000031</text:p>
          </table:table-cell>
          <table:table-cell office:value-type="float" office:value="6.20787191390991">
            <text:p>6.207871914</text:p>
          </table:table-cell>
          <table:table-cell office:value-type="float" office:value="-69.75">
            <text:p>-69.75</text:p>
          </table:table-cell>
          <table:table-cell office:value-type="float" office:value="6.09487104415894">
            <text:p>6.094871044</text:p>
          </table:table-cell>
          <table:table-cell office:value-type="float" office:value="-69.75">
            <text:p>-69.75</text:p>
          </table:table-cell>
          <table:table-cell office:value-type="float" office:value="6.09487104415894">
            <text:p>6.094871044</text:p>
          </table:table-cell>
          <table:table-cell office:value-type="float" office:value="-0.123569825400749">
            <text:p>-0.1235698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40425141912e+17">
            <text:p>6.76E+17</text:p>
          </table:table-cell>
          <table:table-cell office:value-type="float" office:value="-70.1999969482422">
            <text:p>-70.1999969</text:p>
          </table:table-cell>
          <table:table-cell office:value-type="float" office:value="6.24364805221558">
            <text:p>6.243648052</text:p>
          </table:table-cell>
          <table:table-cell office:value-type="float" office:value="-70.25">
            <text:p>-70.25</text:p>
          </table:table-cell>
          <table:table-cell office:value-type="float" office:value="6.13397312164307">
            <text:p>6.133973122</text:p>
          </table:table-cell>
          <table:table-cell office:value-type="float" office:value="-70.25">
            <text:p>-70.25</text:p>
          </table:table-cell>
          <table:table-cell office:value-type="float" office:value="6.13397312164307">
            <text:p>6.133973122</text:p>
          </table:table-cell>
          <table:table-cell office:value-type="float" office:value="-0.120535868442465">
            <text:p>-0.1205358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40425141912e+17">
            <text:p>6.76E+17</text:p>
          </table:table-cell>
          <table:table-cell office:value-type="float" office:value="-81.8000030517578">
            <text:p>-81.8000031</text:p>
          </table:table-cell>
          <table:table-cell office:value-type="float" office:value="7.28730916976929">
            <text:p>7.28730917</text:p>
          </table:table-cell>
          <table:table-cell office:value-type="float" office:value="-81.75">
            <text:p>-81.75</text:p>
          </table:table-cell>
          <table:table-cell office:value-type="float" office:value="7.03294467926025">
            <text:p>7.032944679</text:p>
          </table:table-cell>
          <table:table-cell office:value-type="float" office:value="-81.75">
            <text:p>-81.75</text:p>
          </table:table-cell>
          <table:table-cell office:value-type="float" office:value="7.03294467926025">
            <text:p>7.032944679</text:p>
          </table:table-cell>
          <table:table-cell office:value-type="float" office:value="-0.259232712474746">
            <text:p>-0.2592327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40425141912e+17">
            <text:p>6.76E+17</text:p>
          </table:table-cell>
          <table:table-cell office:value-type="float" office:value="-95.8000030517578">
            <text:p>-95.8000031</text:p>
          </table:table-cell>
          <table:table-cell office:value-type="float" office:value="8.54677772521973">
            <text:p>8.546777725</text:p>
          </table:table-cell>
          <table:table-cell office:value-type="float" office:value="-95.75">
            <text:p>-95.75</text:p>
          </table:table-cell>
          <table:table-cell office:value-type="float" office:value="8.13338375091553">
            <text:p>8.133383751</text:p>
          </table:table-cell>
          <table:table-cell office:value-type="float" office:value="-95.75">
            <text:p>-95.75</text:p>
          </table:table-cell>
          <table:table-cell office:value-type="float" office:value="8.13338375091553">
            <text:p>8.133383751</text:p>
          </table:table-cell>
          <table:table-cell office:value-type="float" office:value="-0.41640711230251">
            <text:p>-0.4164071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40425141912e+17">
            <text:p>6.76E+17</text:p>
          </table:table-cell>
          <table:table-cell office:value-type="float" office:value="-109.800003051758">
            <text:p>-109.800003</text:p>
          </table:table-cell>
          <table:table-cell office:value-type="float" office:value="9.80361652374268">
            <text:p>9.803616524</text:p>
          </table:table-cell>
          <table:table-cell office:value-type="float" office:value="-109.75">
            <text:p>-109.75</text:p>
          </table:table-cell>
          <table:table-cell office:value-type="float" office:value="9.23075103759766">
            <text:p>9.230751038</text:p>
          </table:table-cell>
          <table:table-cell office:value-type="float" office:value="-109.75">
            <text:p>-109.75</text:p>
          </table:table-cell>
          <table:table-cell office:value-type="float" office:value="9.23075103759766">
            <text:p>9.230751038</text:p>
          </table:table-cell>
          <table:table-cell office:value-type="float" office:value="-0.575043624780993">
            <text:p>-0.57504362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40425141912e+17">
            <text:p>6.76E+17</text:p>
          </table:table-cell>
          <table:table-cell office:value-type="float" office:value="-130.199996948242">
            <text:p>-130.199997</text:p>
          </table:table-cell>
          <table:table-cell office:value-type="float" office:value="11.6448173522949">
            <text:p>11.64481735</text:p>
          </table:table-cell>
          <table:table-cell office:value-type="float" office:value="-130.199996948242">
            <text:p>-130.199997</text:p>
          </table:table-cell>
          <table:table-cell office:value-type="float" office:value="10.8335094451904">
            <text:p>10.83350945</text:p>
          </table:table-cell>
          <table:table-cell office:value-type="float" office:value="-130.199996948242">
            <text:p>-130.199997</text:p>
          </table:table-cell>
          <table:table-cell office:value-type="float" office:value="10.8335094451904">
            <text:p>10.83350945</text:p>
          </table:table-cell>
          <table:table-cell office:value-type="float" office:value="-0.811307907104492">
            <text:p>-0.81130791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6.75540425141912e+17">
            <text:p>6.76E+17</text:p>
          </table:table-cell>
          <table:table-cell office:value-type="float" office:value="-150.199996948242">
            <text:p>-150.199997</text:p>
          </table:table-cell>
          <table:table-cell office:value-type="float" office:value="13.4518766403198">
            <text:p>13.45187664</text:p>
          </table:table-cell>
          <table:table-cell office:value-type="float" office:value="-149.800003051758">
            <text:p>-149.800003</text:p>
          </table:table-cell>
          <table:table-cell office:value-type="float" office:value="12.3808631896973">
            <text:p>12.38086319</text:p>
          </table:table-cell>
          <table:table-cell office:value-type="float" office:value="-149.800003051758">
            <text:p>-149.800003</text:p>
          </table:table-cell>
          <table:table-cell office:value-type="float" office:value="12.3808631896973">
            <text:p>12.38086319</text:p>
          </table:table-cell>
          <table:table-cell office:value-type="float" office:value="-1.14326940335128">
            <text:p>-1.143269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94322475418e+15">
            <text:p>4.50E+15</text:p>
          </table:table-cell>
          <table:table-cell office:value-type="float" office:value="1.44966006278992">
            <text:p>1.449660063</text:p>
          </table:table-cell>
          <table:table-cell office:value-type="float" office:value="3.19886159896851">
            <text:p>3.198861599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94322475418e+15">
            <text:p>4.50E+15</text:p>
          </table:table-cell>
          <table:table-cell office:value-type="float" office:value="3.99441981315613">
            <text:p>3.994419813</text:p>
          </table:table-cell>
          <table:table-cell office:value-type="float" office:value="7.13123226165771">
            <text:p>7.131232262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94322475418e+15">
            <text:p>4.50E+15</text:p>
          </table:table-cell>
          <table:table-cell office:value-type="float" office:value="6.81913995742798">
            <text:p>6.819139957</text:p>
          </table:table-cell>
          <table:table-cell office:value-type="float" office:value="11.4964046478271">
            <text:p>11.49640465</text:p>
          </table:table-cell>
          <table:table-cell office:value-type="float" office:value="6.94542026519775">
            <text:p>6.945420265</text:p>
          </table:table-cell>
          <table:table-cell office:value-type="float" office:value="11.6912937164307">
            <text:p>11.69129372</text:p>
          </table:table-cell>
          <table:table-cell office:value-type="float" office:value="6.94542026519775">
            <text:p>6.945420265</text:p>
          </table:table-cell>
          <table:table-cell office:value-type="float" office:value="11.6912937164307">
            <text:p>11.69129372</text:p>
          </table:table-cell>
          <table:table-cell office:value-type="float" office:value="-0.232225031363062">
            <text:p>-0.2322250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94322475418e+15">
            <text:p>4.50E+15</text:p>
          </table:table-cell>
          <table:table-cell office:value-type="float" office:value="6.94542026519775">
            <text:p>6.945420265</text:p>
          </table:table-cell>
          <table:table-cell office:value-type="float" office:value="11.6912937164307">
            <text:p>11.69129372</text:p>
          </table:table-cell>
          <table:table-cell office:value-type="float" office:value="10.522500038147">
            <text:p>10.52250004</text:p>
          </table:table-cell>
          <table:table-cell office:value-type="float" office:value="17.2179012298584">
            <text:p>17.21790123</text:p>
          </table:table-cell>
          <table:table-cell office:value-type="float" office:value="10.522500038147">
            <text:p>10.52250004</text:p>
          </table:table-cell>
          <table:table-cell office:value-type="float" office:value="17.2179012298584">
            <text:p>17.21790123</text:p>
          </table:table-cell>
          <table:table-cell office:value-type="float" office:value="-6.58322795515379">
            <text:p>-6.5832279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94322475418e+15">
            <text:p>4.50E+15</text:p>
          </table:table-cell>
          <table:table-cell office:value-type="float" office:value="6.9778299331665">
            <text:p>6.977829933</text:p>
          </table:table-cell>
          <table:table-cell office:value-type="float" office:value="11.7417125701904">
            <text:p>11.74171257</text:p>
          </table:table-cell>
          <table:table-cell office:value-type="float" office:value="16.1399993896484">
            <text:p>16.13999939</text:p>
          </table:table-cell>
          <table:table-cell office:value-type="float" office:value="25.9245357513428">
            <text:p>25.92453575</text:p>
          </table:table-cell>
          <table:table-cell office:value-type="float" office:value="16.1399993896484">
            <text:p>16.13999939</text:p>
          </table:table-cell>
          <table:table-cell office:value-type="float" office:value="25.9245357513428">
            <text:p>25.92453575</text:p>
          </table:table-cell>
          <table:table-cell office:value-type="float" office:value="-16.8848400210699">
            <text:p>-16.8848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94322475418e+15">
            <text:p>4.50E+15</text:p>
          </table:table-cell>
          <table:table-cell office:value-type="float" office:value="10.522500038147">
            <text:p>10.52250004</text:p>
          </table:table-cell>
          <table:table-cell office:value-type="float" office:value="17.2179012298584">
            <text:p>17.21790123</text:p>
          </table:table-cell>
          <table:table-cell office:value-type="float" office:value="22.8199996948242">
            <text:p>22.81999969</text:p>
          </table:table-cell>
          <table:table-cell office:value-type="float" office:value="36.2660903930664">
            <text:p>36.26609039</text:p>
          </table:table-cell>
          <table:table-cell office:value-type="float" office:value="22.8199996948242">
            <text:p>22.81999969</text:p>
          </table:table-cell>
          <table:table-cell office:value-type="float" office:value="36.2660903930664">
            <text:p>36.26609039</text:p>
          </table:table-cell>
          <table:table-cell office:value-type="float" office:value="-22.6729355885675">
            <text:p>-22.672935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94322475418e+15">
            <text:p>4.50E+15</text:p>
          </table:table-cell>
          <table:table-cell office:value-type="float" office:value="16.3400001525879">
            <text:p>16.34000015</text:p>
          </table:table-cell>
          <table:table-cell office:value-type="float" office:value="26.1442012786865">
            <text:p>26.14420128</text:p>
          </table:table-cell>
          <table:table-cell office:value-type="float" office:value="31.6319999694824">
            <text:p>31.63199997</text:p>
          </table:table-cell>
          <table:table-cell office:value-type="float" office:value="49.7655906677246">
            <text:p>49.76559067</text:p>
          </table:table-cell>
          <table:table-cell office:value-type="float" office:value="31.6319999694824">
            <text:p>31.63199997</text:p>
          </table:table-cell>
          <table:table-cell office:value-type="float" office:value="49.7655906677246">
            <text:p>49.76559067</text:p>
          </table:table-cell>
          <table:table-cell office:value-type="float" office:value="-28.1392127656135">
            <text:p>-28.1392128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94322475418e+15">
            <text:p>4.50E+15</text:p>
          </table:table-cell>
          <table:table-cell office:value-type="float" office:value="22.939998626709">
            <text:p>22.93999863</text:p>
          </table:table-cell>
          <table:table-cell office:value-type="float" office:value="36.4345092773438">
            <text:p>36.43450928</text:p>
          </table:table-cell>
          <table:table-cell office:value-type="float" office:value="41.620002746582">
            <text:p>41.62000275</text:p>
          </table:table-cell>
          <table:table-cell office:value-type="float" office:value="65.8890533447266">
            <text:p>65.88905334</text:p>
          </table:table-cell>
          <table:table-cell office:value-type="float" office:value="41.620002746582">
            <text:p>41.62000275</text:p>
          </table:table-cell>
          <table:table-cell office:value-type="float" office:value="65.8890533447266">
            <text:p>65.88905334</text:p>
          </table:table-cell>
          <table:table-cell office:value-type="float" office:value="-34.8785424026846">
            <text:p>-34.878542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4.50394322475418e+15">
            <text:p>4.50E+15</text:p>
          </table:table-cell>
          <table:table-cell office:value-type="float" office:value="31.6799983978271">
            <text:p>31.6799984</text:p>
          </table:table-cell>
          <table:table-cell office:value-type="float" office:value="49.9139976501465">
            <text:p>49.91399765</text:p>
          </table:table-cell>
          <table:table-cell office:value-type="float" office:value="52.0400009155273">
            <text:p>52.04000092</text:p>
          </table:table-cell>
          <table:table-cell office:value-type="float" office:value="81.9255218505859">
            <text:p>81.92552185</text:p>
          </table:table-cell>
          <table:table-cell office:value-type="float" office:value="52.0400009155273">
            <text:p>52.04000092</text:p>
          </table:table-cell>
          <table:table-cell office:value-type="float" office:value="81.9255218505859">
            <text:p>81.92552185</text:p>
          </table:table-cell>
          <table:table-cell office:value-type="float" office:value="-37.9376776326132">
            <text:p>-37.937677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6098182341e+17">
            <text:p>1.53E+17</text:p>
          </table:table-cell>
          <table:table-cell office:value-type="float" office:value="14.4126005172729">
            <text:p>14.41260052</text:p>
          </table:table-cell>
          <table:table-cell office:value-type="float" office:value="3.16085386276245">
            <text:p>3.160853863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6098182341e+17">
            <text:p>1.53E+17</text:p>
          </table:table-cell>
          <table:table-cell office:value-type="float" office:value="32.878101348877">
            <text:p>32.87810135</text:p>
          </table:table-cell>
          <table:table-cell office:value-type="float" office:value="7.23845291137695">
            <text:p>7.238452911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6098182341e+17">
            <text:p>1.53E+17</text:p>
          </table:table-cell>
          <table:table-cell office:value-type="float" office:value="59.7999992370605">
            <text:p>59.79999924</text:p>
          </table:table-cell>
          <table:table-cell office:value-type="float" office:value="13.1814451217651">
            <text:p>13.18144512</text:p>
          </table:table-cell>
          <table:table-cell office:value-type="float" office:value="60.2000007629395">
            <text:p>60.20000076</text:p>
          </table:table-cell>
          <table:table-cell office:value-type="float" office:value="13.2698421478271">
            <text:p>13.26984215</text:p>
          </table:table-cell>
          <table:table-cell office:value-type="float" office:value="60.2000007629395">
            <text:p>60.20000076</text:p>
          </table:table-cell>
          <table:table-cell office:value-type="float" office:value="13.2698421478271">
            <text:p>13.26984215</text:p>
          </table:table-cell>
          <table:table-cell office:value-type="float" office:value="-0.409652602728289">
            <text:p>-0.409652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6098182341e+17">
            <text:p>1.53E+17</text:p>
          </table:table-cell>
          <table:table-cell office:value-type="float" office:value="60.2000007629395">
            <text:p>60.20000076</text:p>
          </table:table-cell>
          <table:table-cell office:value-type="float" office:value="13.2698421478271">
            <text:p>13.26984215</text:p>
          </table:table-cell>
          <table:table-cell office:value-type="float" office:value="121.849998474121">
            <text:p>121.8499985</text:p>
          </table:table-cell>
          <table:table-cell office:value-type="float" office:value="26.876651763916">
            <text:p>26.87665176</text:p>
          </table:table-cell>
          <table:table-cell office:value-type="float" office:value="121.849998474121">
            <text:p>121.8499985</text:p>
          </table:table-cell>
          <table:table-cell office:value-type="float" office:value="26.876651763916">
            <text:p>26.87665176</text:p>
          </table:table-cell>
          <table:table-cell office:value-type="float" office:value="-63.1337270063885">
            <text:p>-63.13372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6098182341e+17">
            <text:p>1.53E+17</text:p>
          </table:table-cell>
          <table:table-cell office:value-type="float" office:value="69.8000030517578">
            <text:p>69.80000305</text:p>
          </table:table-cell>
          <table:table-cell office:value-type="float" office:value="15.3810176849365">
            <text:p>15.38101768</text:p>
          </table:table-cell>
          <table:table-cell office:value-type="float" office:value="149.550003051758">
            <text:p>149.5500031</text:p>
          </table:table-cell>
          <table:table-cell office:value-type="float" office:value="32.9470138549805">
            <text:p>32.94701385</text:p>
          </table:table-cell>
          <table:table-cell office:value-type="float" office:value="149.550003051758">
            <text:p>149.5500031</text:p>
          </table:table-cell>
          <table:table-cell office:value-type="float" office:value="32.9470138549805">
            <text:p>32.94701385</text:p>
          </table:table-cell>
          <table:table-cell office:value-type="float" office:value="-81.6616600458624">
            <text:p>-81.6616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6098182341e+17">
            <text:p>1.53E+17</text:p>
          </table:table-cell>
          <table:table-cell office:value-type="float" office:value="121.849998474121">
            <text:p>121.8499985</text:p>
          </table:table-cell>
          <table:table-cell office:value-type="float" office:value="26.844066619873">
            <text:p>26.84406662</text:p>
          </table:table-cell>
          <table:table-cell office:value-type="float" office:value="180.449996948242">
            <text:p>180.4499969</text:p>
          </table:table-cell>
          <table:table-cell office:value-type="float" office:value="39.7406044006348">
            <text:p>39.7406044</text:p>
          </table:table-cell>
          <table:table-cell office:value-type="float" office:value="180.449996948242">
            <text:p>180.4499969</text:p>
          </table:table-cell>
          <table:table-cell office:value-type="float" office:value="39.7406044006348">
            <text:p>39.7406044</text:p>
          </table:table-cell>
          <table:table-cell office:value-type="float" office:value="-60.0023375202801">
            <text:p>-60.002337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6098182341e+17">
            <text:p>1.53E+17</text:p>
          </table:table-cell>
          <table:table-cell office:value-type="float" office:value="149.550003051758">
            <text:p>149.5500031</text:p>
          </table:table-cell>
          <table:table-cell office:value-type="float" office:value="32.8823547363281">
            <text:p>32.88235474</text:p>
          </table:table-cell>
          <table:table-cell office:value-type="float" office:value="215.149993896484">
            <text:p>215.1499939</text:p>
          </table:table-cell>
          <table:table-cell office:value-type="float" office:value="47.2579078674316">
            <text:p>47.25790787</text:p>
          </table:table-cell>
          <table:table-cell office:value-type="float" office:value="215.149993896484">
            <text:p>215.1499939</text:p>
          </table:table-cell>
          <table:table-cell office:value-type="float" office:value="47.2579078674316">
            <text:p>47.25790787</text:p>
          </table:table-cell>
          <table:table-cell office:value-type="float" office:value="-67.1566476728357">
            <text:p>-67.1566477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6098182341e+17">
            <text:p>1.53E+17</text:p>
          </table:table-cell>
          <table:table-cell office:value-type="float" office:value="149.850006103516">
            <text:p>149.8500061</text:p>
          </table:table-cell>
          <table:table-cell office:value-type="float" office:value="32.9895706176758">
            <text:p>32.98957062</text:p>
          </table:table-cell>
          <table:table-cell office:value-type="float" office:value="215.449996948242">
            <text:p>215.4499969</text:p>
          </table:table-cell>
          <table:table-cell office:value-type="float" office:value="47.3119316101074">
            <text:p>47.31193161</text:p>
          </table:table-cell>
          <table:table-cell office:value-type="float" office:value="215.449996948242">
            <text:p>215.4499969</text:p>
          </table:table-cell>
          <table:table-cell office:value-type="float" office:value="47.3119316101074">
            <text:p>47.31193161</text:p>
          </table:table-cell>
          <table:table-cell office:value-type="float" office:value="-67.1452814665762">
            <text:p>-67.145281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1.53126098182341e+17">
            <text:p>1.53E+17</text:p>
          </table:table-cell>
          <table:table-cell office:value-type="float" office:value="179.550003051758">
            <text:p>179.5500031</text:p>
          </table:table-cell>
          <table:table-cell office:value-type="float" office:value="39.4678726196289">
            <text:p>39.46787262</text:p>
          </table:table-cell>
          <table:table-cell office:value-type="float" office:value="255.149993896484">
            <text:p>255.1499939</text:p>
          </table:table-cell>
          <table:table-cell office:value-type="float" office:value="54.2633247375488">
            <text:p>54.26332474</text:p>
          </table:table-cell>
          <table:table-cell office:value-type="float" office:value="255.149993896484">
            <text:p>255.1499939</text:p>
          </table:table-cell>
          <table:table-cell office:value-type="float" office:value="54.2633247375488">
            <text:p>54.26332474</text:p>
          </table:table-cell>
          <table:table-cell office:value-type="float" office:value="-77.034174358504">
            <text:p>-77.034174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1110398609916e+17">
            <text:p>7.61E+17</text:p>
          </table:table-cell>
          <table:table-cell office:value-type="float" office:value="-6.35815000534058">
            <text:p>-6.35815001</text:p>
          </table:table-cell>
          <table:table-cell office:value-type="float" office:value="3.21472811698914">
            <text:p>3.214728117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1110398609916e+17">
            <text:p>7.61E+17</text:p>
          </table:table-cell>
          <table:table-cell office:value-type="float" office:value="-6.56169986724854">
            <text:p>-6.56169987</text:p>
          </table:table-cell>
          <table:table-cell office:value-type="float" office:value="3.31933641433716">
            <text:p>3.319336414</text:p>
          </table:table-cell>
          <table:table-cell office:value-type="string" office:string-value="" table:number-columns-repeated="2"/>
          <table:table-cell office:value-type="float" office:value="0">
            <text:p>0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1110398609916e+17">
            <text:p>7.61E+17</text:p>
          </table:table-cell>
          <table:table-cell office:value-type="float" office:value="-14.0841999053955">
            <text:p>-14.0841999</text:p>
          </table:table-cell>
          <table:table-cell office:value-type="float" office:value="7.1730170249939">
            <text:p>7.173017025</text:p>
          </table:table-cell>
          <table:table-cell office:value-type="float" office:value="-14.2179002761841">
            <text:p>-14.2179003</text:p>
          </table:table-cell>
          <table:table-cell office:value-type="float" office:value="7.25745248794556">
            <text:p>7.257452488</text:p>
          </table:table-cell>
          <table:table-cell office:value-type="float" office:value="-14.2179002761841">
            <text:p>-14.2179003</text:p>
          </table:table-cell>
          <table:table-cell office:value-type="float" office:value="7.25745248794556">
            <text:p>7.257452488</text:p>
          </table:table-cell>
          <table:table-cell office:value-type="float" office:value="-0.158130125380534">
            <text:p>-0.15813013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1110398609916e+17">
            <text:p>7.61E+17</text:p>
          </table:table-cell>
          <table:table-cell office:value-type="float" office:value="-14.1949996948242">
            <text:p>-14.1949997</text:p>
          </table:table-cell>
          <table:table-cell office:value-type="float" office:value="7.22260141372681">
            <text:p>7.222601414</text:p>
          </table:table-cell>
          <table:table-cell office:value-type="float" office:value="-22.5701999664307">
            <text:p>-22.5702</text:p>
          </table:table-cell>
          <table:table-cell office:value-type="float" office:value="11.5001382827759">
            <text:p>11.50013828</text:p>
          </table:table-cell>
          <table:table-cell office:value-type="float" office:value="-22.5701999664307">
            <text:p>-22.5702</text:p>
          </table:table-cell>
          <table:table-cell office:value-type="float" office:value="11.5001382827759">
            <text:p>11.50013828</text:p>
          </table:table-cell>
          <table:table-cell office:value-type="float" office:value="-9.40432354056318">
            <text:p>-9.4043235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1110398609916e+17">
            <text:p>7.61E+17</text:p>
          </table:table-cell>
          <table:table-cell office:value-type="float" office:value="-22.5701999664307">
            <text:p>-22.5702</text:p>
          </table:table-cell>
          <table:table-cell office:value-type="float" office:value="11.5001382827759">
            <text:p>11.50013828</text:p>
          </table:table-cell>
          <table:table-cell office:value-type="float" office:value="-22.9552001953125">
            <text:p>-22.9552002</text:p>
          </table:table-cell>
          <table:table-cell office:value-type="float" office:value="11.6956872940063">
            <text:p>11.69568729</text:p>
          </table:table-cell>
          <table:table-cell office:value-type="float" office:value="-22.9552001953125">
            <text:p>-22.9552002</text:p>
          </table:table-cell>
          <table:table-cell office:value-type="float" office:value="11.6956872940063">
            <text:p>11.69568729</text:p>
          </table:table-cell>
          <table:table-cell office:value-type="float" office:value="-0.431815460622104">
            <text:p>-0.43181546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1110398609916e+17">
            <text:p>7.61E+17</text:p>
          </table:table-cell>
          <table:table-cell office:value-type="float" office:value="-22.9552001953125">
            <text:p>-22.9552002</text:p>
          </table:table-cell>
          <table:table-cell office:value-type="float" office:value="11.6956872940063">
            <text:p>11.69568729</text:p>
          </table:table-cell>
          <table:table-cell office:value-type="float" office:value="-33.9424018859863">
            <text:p>-33.9424019</text:p>
          </table:table-cell>
          <table:table-cell office:value-type="float" office:value="17.2802047729492">
            <text:p>17.28020477</text:p>
          </table:table-cell>
          <table:table-cell office:value-type="float" office:value="-33.9424018859863">
            <text:p>-33.9424019</text:p>
          </table:table-cell>
          <table:table-cell office:value-type="float" office:value="17.2802047729492">
            <text:p>17.28020477</text:p>
          </table:table-cell>
          <table:table-cell office:value-type="float" office:value="-12.324992351485">
            <text:p>-12.3249924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1110398609916e+17">
            <text:p>7.61E+17</text:p>
          </table:table-cell>
          <table:table-cell office:value-type="float" office:value="-33.9424018859863">
            <text:p>-33.9424019</text:p>
          </table:table-cell>
          <table:table-cell office:value-type="float" office:value="17.2802047729492">
            <text:p>17.28020477</text:p>
          </table:table-cell>
          <table:table-cell office:value-type="float" office:value="-50.7799987792969">
            <text:p>-50.7799988</text:p>
          </table:table-cell>
          <table:table-cell office:value-type="float" office:value="25.9064178466797">
            <text:p>25.90641785</text:p>
          </table:table-cell>
          <table:table-cell office:value-type="float" office:value="-50.7799987792969">
            <text:p>-50.7799988</text:p>
          </table:table-cell>
          <table:table-cell office:value-type="float" office:value="25.9064178466797">
            <text:p>25.90641785</text:p>
          </table:table-cell>
          <table:table-cell office:value-type="float" office:value="-18.9186738735837">
            <text:p>-18.9186739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1110398609916e+17">
            <text:p>7.61E+17</text:p>
          </table:table-cell>
          <table:table-cell office:value-type="float" office:value="-50.870002746582">
            <text:p>-50.8700027</text:p>
          </table:table-cell>
          <table:table-cell office:value-type="float" office:value="25.8078098297119">
            <text:p>25.80780983</text:p>
          </table:table-cell>
          <table:table-cell office:value-type="float" office:value="-70.1999969482422">
            <text:p>-70.1999969</text:p>
          </table:table-cell>
          <table:table-cell office:value-type="float" office:value="35.9377136230469">
            <text:p>35.93771362</text:p>
          </table:table-cell>
          <table:table-cell office:value-type="float" office:value="-70.1999969482422">
            <text:p>-70.1999969</text:p>
          </table:table-cell>
          <table:table-cell office:value-type="float" office:value="35.9377136230469">
            <text:p>35.93771362</text:p>
          </table:table-cell>
          <table:table-cell office:value-type="float" office:value="-21.8234650479349">
            <text:p>-21.823465</text:p>
          </table:table-cell>
        </table:table-row>
        <table:table-row>
          <table:table-cell office:value-type="float" office:value="0">
            <text:p>0</text:p>
          </table:table-cell>
          <table:table-cell office:value-type="float" office:value="7.61110398609916e+17">
            <text:p>7.61E+17</text:p>
          </table:table-cell>
          <table:table-cell office:value-type="float" office:value="-71.0080032348633">
            <text:p>-71.0080032</text:p>
          </table:table-cell>
          <table:table-cell office:value-type="float" office:value="35.677303314209">
            <text:p>35.67730331</text:p>
          </table:table-cell>
          <table:table-cell office:value-type="float" office:value="-98.0200042724609">
            <text:p>-98.0200043</text:p>
          </table:table-cell>
          <table:table-cell office:value-type="float" office:value="50.3642997741699">
            <text:p>50.36429977</text:p>
          </table:table-cell>
          <table:table-cell office:value-type="float" office:value="-98.0200042724609">
            <text:p>-98.0200043</text:p>
          </table:table-cell>
          <table:table-cell office:value-type="float" office:value="50.3642997741699">
            <text:p>50.36429977</text:p>
          </table:table-cell>
          <table:table-cell office:value-type="float" office:value="-30.7466431512463">
            <text:p>-30.74664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1</meta:editing-cycles>
    <dc:date>2022-08-30T11:49:26</dc:date>
    <meta:creation-date>2022-08-30T11:48:47</meta:creation-date>
  </office:meta>
</office:document-meta>
</file>